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5327in" svg:height="8.689in" svg:x="23.1213in" svg:y="2.711in">
            <draw:object draw:notify-on-update-of-ranges="Sheet1.A1:Sheet1.A90 Sheet1.B1:Sheet1.B90 Sheet1.A1:Sheet1.A90 Sheet1.C1:Sheet1.C90 Sheet1.A1:Sheet1.A90 Sheet1.D1:Sheet1.D90 Sheet1.A1:Sheet1.A90 Sheet1.E1:Sheet1.E90 Sheet1.A1:Sheet1.A90 Sheet1.F1:Sheet1.F90 Sheet1.A1:Sheet1.A90 Sheet1.G1:Sheet1.G90 Sheet1.A1:Sheet1.A90 Sheet1.H1:Sheet1.H90 Sheet1.A1:Sheet1.A90 Sheet1.I1:Sheet1.I90 Sheet1.A1:Sheet1.A90 Sheet1.J1:Sheet1.J90 Sheet1.A1:Sheet1.A90 Sheet1.K1:Sheet1.K90 Sheet1.A1:Sheet1.A90 Sheet1.L1:Sheet1.L90 Sheet1.A1:Sheet1.A90 Sheet1.M1:Sheet1.M90 Sheet1.A1:Sheet1.A90 Sheet1.N1:Sheet1.N90 Sheet1.A1:Sheet1.A90 Sheet1.O1:Sheet1.O90 Sheet1.A1:Sheet1.A90 Sheet1.P1:Sheet1.P90 Sheet1.A1:Sheet1.A90 Sheet1.Q1:Sheet1.Q90 Sheet1.A1:Sheet1.A90 Sheet1.R1:Sheet1.R90 Sheet1.A1:Sheet1.A90 Sheet1.S1:Sheet1.S90 Sheet1.A1:Sheet1.A90 Sheet1.T1:Sheet1.T90 Sheet1.A1:Sheet1.A90 Sheet1.U1:Sheet1.U90 Sheet1.A1:Sheet1.A90 Sheet1.V1:Sheet1.V90 Sheet1.A1:Sheet1.A90 Sheet1.W1:Sheet1.W90 Sheet1.A1:Sheet1.A90 Sheet1.X1:Sheet1.X90 Sheet1.A1:Sheet1.A90 Sheet1.Y1:Sheet1.Y90 Sheet1.A1:Sheet1.A90 Sheet1.Z1:Sheet1.Z90 Sheet1.A1:Sheet1.A90 Sheet1.AA1:Sheet1.AA90 Sheet1.A1:Sheet1.A90 Sheet1.AB1:Sheet1.AB90 Sheet1.A1:Sheet1.A90 Sheet1.AC1:Sheet1.AC90 Sheet1.A1:Sheet1.A90 Sheet1.AD1:Sheet1.AD90 Sheet1.A1:Sheet1.A90 Sheet1.AE1:Sheet1.AE90 Sheet1.A1:Sheet1.A90 Sheet1.AF1:Sheet1.AF90 Sheet1.A1:Sheet1.A90 Sheet1.AG1:Sheet1.AG90 Sheet1.A1:Sheet1.A90 Sheet1.AH1:Sheet1.AH90 Sheet1.A1:Sheet1.A90 Sheet1.AI1:Sheet1.AI90 Sheet1.A1:Sheet1.A90 Sheet1.AJ1:Sheet1.AJ90 Sheet1.A1:Sheet1.A90 Sheet1.AK1:Sheet1.AK90 Sheet1.A1:Sheet1.A90 Sheet1.AL1:Sheet1.AL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-0.108983" calcext:value-type="float">
            <text:p>-0.108983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507344" calcext:value-type="float">
            <text:p>0.507344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331987" calcext:value-type="float">
            <text:p>0.331987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0175211" calcext:value-type="float">
            <text:p>0.0175211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46653" calcext:value-type="float">
            <text:p>0.46653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333346" calcext:value-type="float">
            <text:p>0.333346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448759" calcext:value-type="float">
            <text:p>0.448759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582097" calcext:value-type="float">
            <text:p>0.582097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436685" calcext:value-type="float">
            <text:p>0.436685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39677" calcext:value-type="float">
            <text:p>0.39677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599346" calcext:value-type="float">
            <text:p>0.599346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443248" calcext:value-type="float">
            <text:p>0.443248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-0.418624" calcext:value-type="float">
            <text:p>-0.418624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329855" calcext:value-type="float">
            <text:p>0.329855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347879" calcext:value-type="float">
            <text:p>0.347879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-0.435917" calcext:value-type="float">
            <text:p>-0.435917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371892" calcext:value-type="float">
            <text:p>0.371892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380132" calcext:value-type="float">
            <text:p>0.380132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-0.211714" calcext:value-type="float">
            <text:p>-0.211714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470451" calcext:value-type="float">
            <text:p>0.470451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425196" calcext:value-type="float">
            <text:p>0.425196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-0.538551" calcext:value-type="float">
            <text:p>-0.538551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477847" calcext:value-type="float">
            <text:p>0.477847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500119" calcext:value-type="float">
            <text:p>0.500119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385228" calcext:value-type="float">
            <text:p>0.385228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332805" calcext:value-type="float">
            <text:p>0.332805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494907" calcext:value-type="float">
            <text:p>0.494907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112386" calcext:value-type="float">
            <text:p>0.112386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292333" calcext:value-type="float">
            <text:p>0.292333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463812" calcext:value-type="float">
            <text:p>0.463812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-0.42379" calcext:value-type="float">
            <text:p>-0.42379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311699" calcext:value-type="float">
            <text:p>0.311699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422955" calcext:value-type="float">
            <text:p>0.422955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896812" calcext:value-type="float">
            <text:p>0.896812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313921" calcext:value-type="float">
            <text:p>0.313921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.426276" calcext:value-type="float">
            <text:p>0.426276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0291405" calcext:value-type="float">
            <text:p>0.0291405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455883" calcext:value-type="float">
            <text:p>0.455883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54742" calcext:value-type="float">
            <text:p>0.554742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0154178" calcext:value-type="float">
            <text:p>0.0154178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7396" calcext:value-type="float">
            <text:p>0.57396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407108" calcext:value-type="float">
            <text:p>0.407108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404206" calcext:value-type="float">
            <text:p>0.404206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50608" calcext:value-type="float">
            <text:p>0.550608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392557" calcext:value-type="float">
            <text:p>0.392557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406043" calcext:value-type="float">
            <text:p>0.406043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47994" calcext:value-type="float">
            <text:p>0.547994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818304" calcext:value-type="float">
            <text:p>0.818304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41794" calcext:value-type="float">
            <text:p>0.541794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17297" calcext:value-type="float">
            <text:p>0.517297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25807" calcext:value-type="float">
            <text:p>0.525807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485224" calcext:value-type="float">
            <text:p>0.485224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1567" calcext:value-type="float">
            <text:p>0.51567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00159535" calcext:value-type="float">
            <text:p>0.00159535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568118" calcext:value-type="float">
            <text:p>0.568118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495784" calcext:value-type="float">
            <text:p>0.495784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000576803" calcext:value-type="float">
            <text:p>0.000576803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596892" calcext:value-type="float">
            <text:p>0.596892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491665" calcext:value-type="float">
            <text:p>0.491665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471408" calcext:value-type="float">
            <text:p>0.471408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589682" calcext:value-type="float">
            <text:p>0.589682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524177" calcext:value-type="float">
            <text:p>0.524177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606866" calcext:value-type="float">
            <text:p>0.606866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518414" calcext:value-type="float">
            <text:p>0.518414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856947" calcext:value-type="float">
            <text:p>0.856947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646094" calcext:value-type="float">
            <text:p>0.646094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593312" calcext:value-type="float">
            <text:p>0.593312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921904" calcext:value-type="float">
            <text:p>0.921904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658079" calcext:value-type="float">
            <text:p>0.658079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591765" calcext:value-type="float">
            <text:p>0.591765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0127735" calcext:value-type="float">
            <text:p>0.0127735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783886" calcext:value-type="float">
            <text:p>0.783886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715819" calcext:value-type="float">
            <text:p>0.715819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0143276" calcext:value-type="float">
            <text:p>0.0143276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49516" calcext:value-type="float">
            <text:p>0.949516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850416" calcext:value-type="float">
            <text:p>0.850416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64541" calcext:value-type="float">
            <text:p>0.964541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844616" calcext:value-type="float">
            <text:p>0.844616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552437" calcext:value-type="float">
            <text:p>0.552437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73862" calcext:value-type="float">
            <text:p>0.973862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26099" calcext:value-type="float">
            <text:p>0.926099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892249" calcext:value-type="float">
            <text:p>0.892249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87124" calcext:value-type="float">
            <text:p>0.987124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46265" calcext:value-type="float">
            <text:p>0.946265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97725" calcext:value-type="float">
            <text:p>0.997725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2374" calcext:value-type="float">
            <text:p>0.92374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880155" calcext:value-type="float">
            <text:p>0.880155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00156124" calcext:value-type="float">
            <text:p>0.00156124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787295" calcext:value-type="float">
            <text:p>0.787295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858765" calcext:value-type="float">
            <text:p>0.858765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00164759" calcext:value-type="float">
            <text:p>0.00164759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50899" calcext:value-type="float">
            <text:p>0.950899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93795" calcext:value-type="float">
            <text:p>0.993795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542412" calcext:value-type="float">
            <text:p>0.542412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75677" calcext:value-type="float">
            <text:p>0.975677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98083" calcext:value-type="float">
            <text:p>0.998083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542784" calcext:value-type="float">
            <text:p>0.542784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88342" calcext:value-type="float">
            <text:p>0.988342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7532" calcext:value-type="float">
            <text:p>0.97532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1" calcext:value-type="float">
            <text:p>1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1" calcext:value-type="float">
            <text:p>1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1" calcext:value-type="float">
            <text:p>1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1" calcext:value-type="float">
            <text:p>1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88309" calcext:value-type="float">
            <text:p>0.988309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1" calcext:value-type="float">
            <text:p>1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012792" calcext:value-type="float">
            <text:p>0.012792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833798" calcext:value-type="float">
            <text:p>0.833798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864078" calcext:value-type="float">
            <text:p>0.864078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000823373" calcext:value-type="float">
            <text:p>0.000823373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1.00065" calcext:value-type="float">
            <text:p>1.00065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1.00022" calcext:value-type="float">
            <text:p>1.00022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544552" calcext:value-type="float">
            <text:p>0.544552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1" calcext:value-type="float">
            <text:p>1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545647" calcext:value-type="float">
            <text:p>0.545647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85636" calcext:value-type="float">
            <text:p>0.985636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87608" calcext:value-type="float">
            <text:p>0.987608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65746" calcext:value-type="float">
            <text:p>0.965746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78433" calcext:value-type="float">
            <text:p>0.978433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74011" calcext:value-type="float">
            <text:p>0.974011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73537" calcext:value-type="float">
            <text:p>0.973537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81825" calcext:value-type="float">
            <text:p>0.981825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0120872" calcext:value-type="float">
            <text:p>0.0120872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846545" calcext:value-type="float">
            <text:p>0.846545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854237" calcext:value-type="float">
            <text:p>0.854237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0120178" calcext:value-type="float">
            <text:p>0.0120178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9293" calcext:value-type="float">
            <text:p>0.99293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76292" calcext:value-type="float">
            <text:p>0.976292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547781" calcext:value-type="float">
            <text:p>0.547781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5575" calcext:value-type="float">
            <text:p>0.95575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58155" calcext:value-type="float">
            <text:p>0.958155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551326" calcext:value-type="float">
            <text:p>0.551326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43419" calcext:value-type="float">
            <text:p>0.943419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32545" calcext:value-type="float">
            <text:p>0.932545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17577" calcext:value-type="float">
            <text:p>0.917577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23804" calcext:value-type="float">
            <text:p>0.923804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33489" calcext:value-type="float">
            <text:p>0.933489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02439" calcext:value-type="float">
            <text:p>0.902439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41751" calcext:value-type="float">
            <text:p>0.941751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.950958" calcext:value-type="float">
            <text:p>0.950958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0134384" calcext:value-type="float">
            <text:p>0.0134384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741903" calcext:value-type="float">
            <text:p>0.741903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767857" calcext:value-type="float">
            <text:p>0.767857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0126443" calcext:value-type="float">
            <text:p>0.0126443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881436" calcext:value-type="float">
            <text:p>0.881436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868099" calcext:value-type="float">
            <text:p>0.868099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551635" calcext:value-type="float">
            <text:p>0.551635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794406" calcext:value-type="float">
            <text:p>0.794406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886464" calcext:value-type="float">
            <text:p>0.886464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559198" calcext:value-type="float">
            <text:p>0.559198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846583" calcext:value-type="float">
            <text:p>0.846583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851167" calcext:value-type="float">
            <text:p>0.851167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792864" calcext:value-type="float">
            <text:p>0.792864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867481" calcext:value-type="float">
            <text:p>0.867481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821739" calcext:value-type="float">
            <text:p>0.821739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776179" calcext:value-type="float">
            <text:p>0.776179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787407" calcext:value-type="float">
            <text:p>0.787407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.792473" calcext:value-type="float">
            <text:p>0.792473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00736644" calcext:value-type="float">
            <text:p>0.00736644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748106" calcext:value-type="float">
            <text:p>0.748106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76426" calcext:value-type="float">
            <text:p>0.76426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00125538" calcext:value-type="float">
            <text:p>0.00125538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812964" calcext:value-type="float">
            <text:p>0.812964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812538" calcext:value-type="float">
            <text:p>0.812538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560829" calcext:value-type="float">
            <text:p>0.560829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733842" calcext:value-type="float">
            <text:p>0.733842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737287" calcext:value-type="float">
            <text:p>0.737287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563545" calcext:value-type="float">
            <text:p>0.563545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819082" calcext:value-type="float">
            <text:p>0.819082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662564" calcext:value-type="float">
            <text:p>0.662564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696232" calcext:value-type="float">
            <text:p>0.696232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672316" calcext:value-type="float">
            <text:p>0.672316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694928" calcext:value-type="float">
            <text:p>0.694928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698503" calcext:value-type="float">
            <text:p>0.698503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755986" calcext:value-type="float">
            <text:p>0.755986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701825" calcext:value-type="float">
            <text:p>0.701825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00830732" calcext:value-type="float">
            <text:p>0.00830732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506301" calcext:value-type="float">
            <text:p>0.506301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361287" calcext:value-type="float">
            <text:p>0.361287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00828082" calcext:value-type="float">
            <text:p>0.00828082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569583" calcext:value-type="float">
            <text:p>0.569583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355352" calcext:value-type="float">
            <text:p>0.355352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566271" calcext:value-type="float">
            <text:p>0.566271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621651" calcext:value-type="float">
            <text:p>0.621651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446493" calcext:value-type="float">
            <text:p>0.446493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567397" calcext:value-type="float">
            <text:p>0.567397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707506" calcext:value-type="float">
            <text:p>0.707506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402116" calcext:value-type="float">
            <text:p>0.402116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507887" calcext:value-type="float">
            <text:p>0.507887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529044" calcext:value-type="float">
            <text:p>0.529044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474509" calcext:value-type="float">
            <text:p>0.474509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490793" calcext:value-type="float">
            <text:p>0.490793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446745" calcext:value-type="float">
            <text:p>0.446745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.469639" calcext:value-type="float">
            <text:p>0.469639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00850111" calcext:value-type="float">
            <text:p>0.00850111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551431" calcext:value-type="float">
            <text:p>0.551431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446965" calcext:value-type="float">
            <text:p>0.446965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-0.00262568" calcext:value-type="float">
            <text:p>-0.00262568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490229" calcext:value-type="float">
            <text:p>0.490229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505425" calcext:value-type="float">
            <text:p>0.505425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514488" calcext:value-type="float">
            <text:p>0.514488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631377" calcext:value-type="float">
            <text:p>0.631377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541169" calcext:value-type="float">
            <text:p>0.541169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508282" calcext:value-type="float">
            <text:p>0.508282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718786" calcext:value-type="float">
            <text:p>0.718786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600687" calcext:value-type="float">
            <text:p>0.600687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322851" calcext:value-type="float">
            <text:p>0.322851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37513" calcext:value-type="float">
            <text:p>0.37513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275629" calcext:value-type="float">
            <text:p>0.275629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329976" calcext:value-type="float">
            <text:p>0.329976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360705" calcext:value-type="float">
            <text:p>0.360705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.356599" calcext:value-type="float">
            <text:p>0.356599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-0.248215" calcext:value-type="float">
            <text:p>-0.248215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-0.0251864" calcext:value-type="float">
            <text:p>-0.0251864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109706" calcext:value-type="float">
            <text:p>0.109706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-0.211002" calcext:value-type="float">
            <text:p>-0.211002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111548" calcext:value-type="float">
            <text:p>0.111548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0742278" calcext:value-type="float">
            <text:p>0.0742278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-0.535095" calcext:value-type="float">
            <text:p>-0.535095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0283209" calcext:value-type="float">
            <text:p>0.0283209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201785" calcext:value-type="float">
            <text:p>0.201785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-0.409115" calcext:value-type="float">
            <text:p>-0.409115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130207" calcext:value-type="float">
            <text:p>0.130207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216909" calcext:value-type="float">
            <text:p>0.216909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-0.457434" calcext:value-type="float">
            <text:p>-0.457434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333111" calcext:value-type="float">
            <text:p>0.333111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369608" calcext:value-type="float">
            <text:p>0.369608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-0.459644" calcext:value-type="float">
            <text:p>-0.459644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18088" calcext:value-type="float">
            <text:p>0.18088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.298668" calcext:value-type="float">
            <text:p>0.298668</text:p>
          </table:table-cell>
          <table:table-cell office:value-type="float" office:value="-0.0583741" calcext:value-type="float">
            <text:p>-0.05837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-0.659031" calcext:value-type="float">
            <text:p>-0.659031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0283715" calcext:value-type="float">
            <text:p>0.0283715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0738284" calcext:value-type="float">
            <text:p>0.0738284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-0.508939" calcext:value-type="float">
            <text:p>-0.508939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187978" calcext:value-type="float">
            <text:p>0.187978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0485934" calcext:value-type="float">
            <text:p>0.0485934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-0.574657" calcext:value-type="float">
            <text:p>-0.574657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0391558" calcext:value-type="float">
            <text:p>0.0391558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184633" calcext:value-type="float">
            <text:p>0.184633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-0.613665" calcext:value-type="float">
            <text:p>-0.613665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-0.050262" calcext:value-type="float">
            <text:p>-0.050262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21414" calcext:value-type="float">
            <text:p>0.21414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-0.355996" calcext:value-type="float">
            <text:p>-0.355996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-0.0729127" calcext:value-type="float">
            <text:p>-0.0729127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24279" calcext:value-type="float">
            <text:p>0.24279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-0.511631" calcext:value-type="float">
            <text:p>-0.511631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0422708" calcext:value-type="float">
            <text:p>0.0422708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.141969" calcext:value-type="float">
            <text:p>0.141969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653232" calcext:value-type="float">
            <text:p>-0.653232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0281266" calcext:value-type="float">
            <text:p>-0.0281266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115599" calcext:value-type="float">
            <text:p>-0.115599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694009" calcext:value-type="float">
            <text:p>-0.694009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00789369" calcext:value-type="float">
            <text:p>-0.00789369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0364498" calcext:value-type="float">
            <text:p>-0.0364498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237696" calcext:value-type="float">
            <text:p>-0.237696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0.0393529" calcext:value-type="float">
            <text:p>0.0393529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335178" calcext:value-type="float">
            <text:p>-0.335178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0.0465505" calcext:value-type="float">
            <text:p>0.0465505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0.291305" calcext:value-type="float">
            <text:p>0.291305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49356" calcext:value-type="float">
            <text:p>-0.49356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413438" calcext:value-type="float">
            <text:p>-0.413438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0.331686" calcext:value-type="float">
            <text:p>0.331686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486826" calcext:value-type="float">
            <text:p>-0.486826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470053" calcext:value-type="float">
            <text:p>-0.470053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0.152961" calcext:value-type="float">
            <text:p>0.152961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683563" calcext:value-type="float">
            <text:p>-0.683563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0125895" calcext:value-type="float">
            <text:p>-0.0125895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100041" calcext:value-type="float">
            <text:p>-0.100041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74499" calcext:value-type="float">
            <text:p>-0.74499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0156717" calcext:value-type="float">
            <text:p>-0.0156717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160334" calcext:value-type="float">
            <text:p>-0.160334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442405" calcext:value-type="float">
            <text:p>-0.442405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0.00485893" calcext:value-type="float">
            <text:p>0.00485893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0.087358" calcext:value-type="float">
            <text:p>0.087358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648978" calcext:value-type="float">
            <text:p>-0.648978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0.0255912" calcext:value-type="float">
            <text:p>0.0255912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709984" calcext:value-type="float">
            <text:p>-0.709984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740432" calcext:value-type="float">
            <text:p>-0.740432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660432" calcext:value-type="float">
            <text:p>-0.660432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425483" calcext:value-type="float">
            <text:p>-0.425483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737607" calcext:value-type="float">
            <text:p>-0.737607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565285" calcext:value-type="float">
            <text:p>-0.565285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827229" calcext:value-type="float">
            <text:p>-0.827229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0478228" calcext:value-type="float">
            <text:p>-0.0478228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184179" calcext:value-type="float">
            <text:p>-0.184179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586303" calcext:value-type="float">
            <text:p>-0.586303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41436" calcext:value-type="float">
            <text:p>-0.41436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145585" calcext:value-type="float">
            <text:p>-0.145585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977797" calcext:value-type="float">
            <text:p>-0.977797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.0425944" calcext:value-type="float">
            <text:p>0.0425944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.170302" calcext:value-type="float">
            <text:p>0.170302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878577" calcext:value-type="float">
            <text:p>-0.878577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.375779" calcext:value-type="float">
            <text:p>0.375779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.123488" calcext:value-type="float">
            <text:p>0.123488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933316" calcext:value-type="float">
            <text:p>-0.933316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627076" calcext:value-type="float">
            <text:p>-0.627076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52453" calcext:value-type="float">
            <text:p>-0.52453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838235" calcext:value-type="float">
            <text:p>-0.838235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685822" calcext:value-type="float">
            <text:p>-0.685822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550678" calcext:value-type="float">
            <text:p>-0.550678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827229" calcext:value-type="float">
            <text:p>-0.827229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0478228" calcext:value-type="float">
            <text:p>-0.0478228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184179" calcext:value-type="float">
            <text:p>-0.184179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586303" calcext:value-type="float">
            <text:p>-0.586303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41436" calcext:value-type="float">
            <text:p>-0.41436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145585" calcext:value-type="float">
            <text:p>-0.145585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977797" calcext:value-type="float">
            <text:p>-0.977797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.0425944" calcext:value-type="float">
            <text:p>0.0425944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.170302" calcext:value-type="float">
            <text:p>0.170302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878577" calcext:value-type="float">
            <text:p>-0.878577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.375779" calcext:value-type="float">
            <text:p>0.375779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.123488" calcext:value-type="float">
            <text:p>0.123488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933316" calcext:value-type="float">
            <text:p>-0.933316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627076" calcext:value-type="float">
            <text:p>-0.627076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52453" calcext:value-type="float">
            <text:p>-0.52453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838235" calcext:value-type="float">
            <text:p>-0.838235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685822" calcext:value-type="float">
            <text:p>-0.685822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-0.550678" calcext:value-type="float">
            <text:p>-0.550678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835695" calcext:value-type="float">
            <text:p>-0.835695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259634" calcext:value-type="float">
            <text:p>-0.259634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283791" calcext:value-type="float">
            <text:p>-0.283791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839403" calcext:value-type="float">
            <text:p>-0.839403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0563242" calcext:value-type="float">
            <text:p>-0.0563242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417652" calcext:value-type="float">
            <text:p>-0.417652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753841" calcext:value-type="float">
            <text:p>-0.753841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0.186017" calcext:value-type="float">
            <text:p>0.186017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0.276526" calcext:value-type="float">
            <text:p>0.276526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707687" calcext:value-type="float">
            <text:p>-0.707687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0.0465025" calcext:value-type="float">
            <text:p>0.0465025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0.369349" calcext:value-type="float">
            <text:p>0.369349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824213" calcext:value-type="float">
            <text:p>-0.824213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723246" calcext:value-type="float">
            <text:p>-0.723246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1.00739" calcext:value-type="float">
            <text:p>-1.00739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843958" calcext:value-type="float">
            <text:p>-0.843958</text:p>
          </table:table-cell>
          <table:table-cell office:value-type="float" office:value="-0.871085" calcext:value-type="float">
            <text:p>-0.871085</text:p>
          </table:table-cell>
          <table:table-cell office:value-type="float" office:value="-0.917839" calcext:value-type="float">
            <text:p>-0.917839</text:p>
          </table:table-cell>
          <table:table-cell office:value-type="float" office:value="-0.871576" calcext:value-type="float">
            <text:p>-0.871576</text:p>
          </table:table-cell>
          <table:table-cell office:value-type="float" office:value="-1.03041" calcext:value-type="float">
            <text:p>-1.03041</text:p>
          </table:table-cell>
          <table:table-cell office:value-type="float" office:value="-0.871576" calcext:value-type="float">
            <text:p>-0.87157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981163" calcext:value-type="float">
            <text:p>-0.981163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391851" calcext:value-type="float">
            <text:p>-0.391851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265014" calcext:value-type="float">
            <text:p>-0.265014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998068" calcext:value-type="float">
            <text:p>-0.998068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0461269" calcext:value-type="float">
            <text:p>-0.0461269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0548233" calcext:value-type="float">
            <text:p>-0.0548233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930874" calcext:value-type="float">
            <text:p>-0.930874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0.341922" calcext:value-type="float">
            <text:p>0.341922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0.267367" calcext:value-type="float">
            <text:p>0.267367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848211" calcext:value-type="float">
            <text:p>-0.848211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0.0392977" calcext:value-type="float">
            <text:p>0.0392977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0.0411995" calcext:value-type="float">
            <text:p>0.0411995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991952" calcext:value-type="float">
            <text:p>-0.991952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995659" calcext:value-type="float">
            <text:p>-0.995659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0.99202" calcext:value-type="float">
            <text:p>-0.99202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1" calcext:value-type="float">
            <text:p>-1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1.00395" calcext:value-type="float">
            <text:p>-1.00395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-1.00237" calcext:value-type="float">
            <text:p>-1.00237</text:p>
          </table:table-cell>
          <table:table-cell office:value-type="float" office:value="-0.993691" calcext:value-type="float">
            <text:p>-0.9936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1" calcext:value-type="float">
            <text:p>-1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0.0429912" calcext:value-type="float">
            <text:p>-0.0429912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0.273955" calcext:value-type="float">
            <text:p>-0.273955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1" calcext:value-type="float">
            <text:p>-1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0.0454874" calcext:value-type="float">
            <text:p>-0.0454874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0.292998" calcext:value-type="float">
            <text:p>-0.292998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1" calcext:value-type="float">
            <text:p>-1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0.0393862" calcext:value-type="float">
            <text:p>0.0393862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0.27447" calcext:value-type="float">
            <text:p>0.27447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0.880348" calcext:value-type="float">
            <text:p>-0.880348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0.040127" calcext:value-type="float">
            <text:p>0.040127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0.289978" calcext:value-type="float">
            <text:p>0.289978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1" calcext:value-type="float">
            <text:p>-1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1.00051" calcext:value-type="float">
            <text:p>-1.00051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1.00012" calcext:value-type="float">
            <text:p>-1.00012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1" calcext:value-type="float">
            <text:p>-1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1.00348" calcext:value-type="float">
            <text:p>-1.00348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-0.995902" calcext:value-type="float">
            <text:p>-0.995902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962717" calcext:value-type="float">
            <text:p>-0.962717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0741758" calcext:value-type="float">
            <text:p>-0.0741758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291818" calcext:value-type="float">
            <text:p>-0.291818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1" calcext:value-type="float">
            <text:p>-1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0474035" calcext:value-type="float">
            <text:p>-0.0474035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19728" calcext:value-type="float">
            <text:p>-0.19728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1" calcext:value-type="float">
            <text:p>-1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0.0631178" calcext:value-type="float">
            <text:p>0.0631178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0.293851" calcext:value-type="float">
            <text:p>0.293851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92874" calcext:value-type="float">
            <text:p>-0.92874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0.0403444" calcext:value-type="float">
            <text:p>0.0403444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0.193002" calcext:value-type="float">
            <text:p>0.193002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974981" calcext:value-type="float">
            <text:p>-0.974981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967107" calcext:value-type="float">
            <text:p>-0.967107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959275" calcext:value-type="float">
            <text:p>-0.959275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978664" calcext:value-type="float">
            <text:p>-0.978664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941411" calcext:value-type="float">
            <text:p>-0.941411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-0.983768" calcext:value-type="float">
            <text:p>-0.983768</text:p>
          </table:table-cell>
          <table:table-cell office:value-type="float" office:value="-0.958924" calcext:value-type="float">
            <text:p>-0.9589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948144" calcext:value-type="float">
            <text:p>-0.948144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0437844" calcext:value-type="float">
            <text:p>-0.0437844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259898" calcext:value-type="float">
            <text:p>-0.259898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1.00014" calcext:value-type="float">
            <text:p>-1.00014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0477102" calcext:value-type="float">
            <text:p>-0.0477102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237405" calcext:value-type="float">
            <text:p>-0.237405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916562" calcext:value-type="float">
            <text:p>-0.916562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0.0399455" calcext:value-type="float">
            <text:p>0.0399455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0.256801" calcext:value-type="float">
            <text:p>0.256801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866054" calcext:value-type="float">
            <text:p>-0.866054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0.0410262" calcext:value-type="float">
            <text:p>0.0410262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0.234448" calcext:value-type="float">
            <text:p>0.234448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925802" calcext:value-type="float">
            <text:p>-0.925802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836391" calcext:value-type="float">
            <text:p>-0.836391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883651" calcext:value-type="float">
            <text:p>-0.883651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886683" calcext:value-type="float">
            <text:p>-0.886683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88642" calcext:value-type="float">
            <text:p>-0.88642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-0.932359" calcext:value-type="float">
            <text:p>-0.932359</text:p>
          </table:table-cell>
          <table:table-cell office:value-type="float" office:value="-0.883455" calcext:value-type="float">
            <text:p>-0.8834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811013" calcext:value-type="float">
            <text:p>-0.811013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0462693" calcext:value-type="float">
            <text:p>-0.0462693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188824" calcext:value-type="float">
            <text:p>-0.188824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815572" calcext:value-type="float">
            <text:p>-0.815572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0450232" calcext:value-type="float">
            <text:p>-0.0450232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195513" calcext:value-type="float">
            <text:p>-0.195513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564037" calcext:value-type="float">
            <text:p>-0.564037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0.0408082" calcext:value-type="float">
            <text:p>0.0408082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0.178969" calcext:value-type="float">
            <text:p>0.178969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598631" calcext:value-type="float">
            <text:p>-0.598631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0.0362546" calcext:value-type="float">
            <text:p>0.0362546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0.185209" calcext:value-type="float">
            <text:p>0.185209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680612" calcext:value-type="float">
            <text:p>-0.680612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740376" calcext:value-type="float">
            <text:p>-0.740376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745277" calcext:value-type="float">
            <text:p>-0.745277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638631" calcext:value-type="float">
            <text:p>-0.638631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725876" calcext:value-type="float">
            <text:p>-0.725876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-0.668712" calcext:value-type="float">
            <text:p>-0.668712</text:p>
          </table:table-cell>
          <table:table-cell office:value-type="float" office:value="-0.772764" calcext:value-type="float">
            <text:p>-0.7727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81606" calcext:value-type="float">
            <text:p>-0.81606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0117111" calcext:value-type="float">
            <text:p>-0.0117111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126026" calcext:value-type="float">
            <text:p>-0.126026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713902" calcext:value-type="float">
            <text:p>-0.713902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0154812" calcext:value-type="float">
            <text:p>-0.0154812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12153" calcext:value-type="float">
            <text:p>-0.12153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345687" calcext:value-type="float">
            <text:p>-0.345687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0.00671943" calcext:value-type="float">
            <text:p>0.00671943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0.0999027" calcext:value-type="float">
            <text:p>0.0999027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276227" calcext:value-type="float">
            <text:p>-0.276227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0.0221345" calcext:value-type="float">
            <text:p>0.0221345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0.0883984" calcext:value-type="float">
            <text:p>0.0883984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473169" calcext:value-type="float">
            <text:p>-0.473169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645294" calcext:value-type="float">
            <text:p>-0.645294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617322" calcext:value-type="float">
            <text:p>-0.617322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632381" calcext:value-type="float">
            <text:p>-0.632381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377631" calcext:value-type="float">
            <text:p>-0.377631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-0.385334" calcext:value-type="float">
            <text:p>-0.385334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80185" calcext:value-type="float">
            <text:p>-0.80185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0.0656305" calcext:value-type="float">
            <text:p>0.0656305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0.0973712" calcext:value-type="float">
            <text:p>0.0973712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736162" calcext:value-type="float">
            <text:p>-0.736162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0.0511017" calcext:value-type="float">
            <text:p>0.0511017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0.0800977" calcext:value-type="float">
            <text:p>0.0800977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340188" calcext:value-type="float">
            <text:p>-0.340188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0129566" calcext:value-type="float">
            <text:p>-0.0129566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122463" calcext:value-type="float">
            <text:p>-0.122463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175155" calcext:value-type="float">
            <text:p>-0.175155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0.0708456" calcext:value-type="float">
            <text:p>0.0708456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0663659" calcext:value-type="float">
            <text:p>-0.0663659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37629" calcext:value-type="float">
            <text:p>-0.37629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591531" calcext:value-type="float">
            <text:p>-0.591531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163304" calcext:value-type="float">
            <text:p>-0.163304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510191" calcext:value-type="float">
            <text:p>-0.510191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262415" calcext:value-type="float">
            <text:p>-0.262415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-0.328509" calcext:value-type="float">
            <text:p>-0.328509</text:p>
          </table:table-cell>
          <table:table-cell office:value-type="float" office:value="-0.464602" calcext:value-type="float">
            <text:p>-0.4646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583198" calcext:value-type="float">
            <text:p>-0.583198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0.186708" calcext:value-type="float">
            <text:p>0.186708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0.254487" calcext:value-type="float">
            <text:p>0.254487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617154" calcext:value-type="float">
            <text:p>-0.617154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0.0976678" calcext:value-type="float">
            <text:p>0.0976678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0.194393" calcext:value-type="float">
            <text:p>0.194393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533756" calcext:value-type="float">
            <text:p>-0.533756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0.0868619" calcext:value-type="float">
            <text:p>0.0868619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016612" calcext:value-type="float">
            <text:p>-0.016612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370003" calcext:value-type="float">
            <text:p>-0.370003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0.0312374" calcext:value-type="float">
            <text:p>0.0312374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0.0800428" calcext:value-type="float">
            <text:p>0.0800428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490344" calcext:value-type="float">
            <text:p>-0.490344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388836" calcext:value-type="float">
            <text:p>-0.388836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286345" calcext:value-type="float">
            <text:p>-0.286345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481329" calcext:value-type="float">
            <text:p>-0.481329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396538" calcext:value-type="float">
            <text:p>-0.396538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-0.178729" calcext:value-type="float">
            <text:p>-0.178729</text:p>
          </table:table-cell>
          <table:table-cell office:value-type="float" office:value="-0.279415" calcext:value-type="float">
            <text:p>-0.2794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-0.499059" calcext:value-type="float">
            <text:p>-0.499059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180709" calcext:value-type="float">
            <text:p>0.180709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288998" calcext:value-type="float">
            <text:p>0.288998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-0.384705" calcext:value-type="float">
            <text:p>-0.384705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0712726" calcext:value-type="float">
            <text:p>0.0712726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185148" calcext:value-type="float">
            <text:p>0.185148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-0.677395" calcext:value-type="float">
            <text:p>-0.677395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166119" calcext:value-type="float">
            <text:p>0.166119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454391" calcext:value-type="float">
            <text:p>0.454391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-0.668813" calcext:value-type="float">
            <text:p>-0.668813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-0.0185268" calcext:value-type="float">
            <text:p>-0.0185268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301502" calcext:value-type="float">
            <text:p>0.301502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-0.397037" calcext:value-type="float">
            <text:p>-0.397037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311665" calcext:value-type="float">
            <text:p>0.311665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-0.212083" calcext:value-type="float">
            <text:p>-0.212083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-0.466595" calcext:value-type="float">
            <text:p>-0.466595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309777" calcext:value-type="float">
            <text:p>0.309777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.363655" calcext:value-type="float">
            <text:p>0.363655</text:p>
          </table:table-cell>
          <table:table-cell office:value-type="float" office:value="-0.0830894" calcext:value-type="float">
            <text:p>-0.08308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-0.179542" calcext:value-type="float">
            <text:p>-0.179542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157699" calcext:value-type="float">
            <text:p>0.157699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148528" calcext:value-type="float">
            <text:p>0.148528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-0.00274217" calcext:value-type="float">
            <text:p>-0.00274217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307795" calcext:value-type="float">
            <text:p>0.307795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12544" calcext:value-type="float">
            <text:p>0.12544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-0.0300788" calcext:value-type="float">
            <text:p>-0.0300788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0935743" calcext:value-type="float">
            <text:p>0.0935743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267651" calcext:value-type="float">
            <text:p>0.267651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-0.0860397" calcext:value-type="float">
            <text:p>-0.0860397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155001" calcext:value-type="float">
            <text:p>0.155001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-0.362811" calcext:value-type="float">
            <text:p>-0.362811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357814" calcext:value-type="float">
            <text:p>0.357814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345349" calcext:value-type="float">
            <text:p>0.345349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-0.296408" calcext:value-type="float">
            <text:p>-0.296408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35487" calcext:value-type="float">
            <text:p>0.35487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27879" calcext:value-type="float">
            <text:p>0.27879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0221604" calcext:value-type="float">
            <text:p>0.0221604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372401" calcext:value-type="float">
            <text:p>0.372401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314757" calcext:value-type="float">
            <text:p>0.314757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000282759" calcext:value-type="float">
            <text:p>0.000282759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302391" calcext:value-type="float">
            <text:p>0.302391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289855" calcext:value-type="float">
            <text:p>0.289855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418028" calcext:value-type="float">
            <text:p>0.418028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37337" calcext:value-type="float">
            <text:p>0.37337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375906" calcext:value-type="float">
            <text:p>0.375906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388857" calcext:value-type="float">
            <text:p>0.388857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314994" calcext:value-type="float">
            <text:p>0.314994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380189" calcext:value-type="float">
            <text:p>0.380189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-0.108486" calcext:value-type="float">
            <text:p>-0.108486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281217" calcext:value-type="float">
            <text:p>0.281217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418756" calcext:value-type="float">
            <text:p>0.418756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132491" calcext:value-type="float">
            <text:p>0.132491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28259" calcext:value-type="float">
            <text:p>0.28259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.413982" calcext:value-type="float">
            <text:p>0.413982</text:p>
          </table:table-cell>
          <table:table-cell office:value-type="float" office:value="0.311541" calcext:value-type="float">
            <text:p>0.31154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0149396" calcext:value-type="float">
            <text:p>0.0149396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88992" calcext:value-type="float">
            <text:p>0.488992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7554" calcext:value-type="float">
            <text:p>0.47554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00273877" calcext:value-type="float">
            <text:p>0.00273877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42985" calcext:value-type="float">
            <text:p>0.442985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75372" calcext:value-type="float">
            <text:p>0.475372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382055" calcext:value-type="float">
            <text:p>0.382055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86584" calcext:value-type="float">
            <text:p>0.486584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507318" calcext:value-type="float">
            <text:p>0.507318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195354" calcext:value-type="float">
            <text:p>0.195354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43845" calcext:value-type="float">
            <text:p>0.443845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8974" calcext:value-type="float">
            <text:p>0.48974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44261" calcext:value-type="float">
            <text:p>0.444261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41204" calcext:value-type="float">
            <text:p>0.441204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96897" calcext:value-type="float">
            <text:p>0.496897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563442" calcext:value-type="float">
            <text:p>0.563442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395604" calcext:value-type="float">
            <text:p>0.395604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.487982" calcext:value-type="float">
            <text:p>0.487982</text:p>
          </table:table-cell>
          <table:table-cell office:value-type="float" office:value="0.494113" calcext:value-type="float">
            <text:p>0.4941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005351" calcext:value-type="float">
            <text:p>0.005351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97418" calcext:value-type="float">
            <text:p>0.697418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566769" calcext:value-type="float">
            <text:p>0.566769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00913982" calcext:value-type="float">
            <text:p>0.00913982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2965" calcext:value-type="float">
            <text:p>0.62965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05906" calcext:value-type="float">
            <text:p>0.605906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44015" calcext:value-type="float">
            <text:p>0.44015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65691" calcext:value-type="float">
            <text:p>0.665691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21336" calcext:value-type="float">
            <text:p>0.621336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434043" calcext:value-type="float">
            <text:p>0.434043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590099" calcext:value-type="float">
            <text:p>0.590099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21629" calcext:value-type="float">
            <text:p>0.621629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767266" calcext:value-type="float">
            <text:p>0.767266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53831" calcext:value-type="float">
            <text:p>0.653831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16408" calcext:value-type="float">
            <text:p>0.616408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26456" calcext:value-type="float">
            <text:p>0.626456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.629494" calcext:value-type="float">
            <text:p>0.629494</text:p>
          </table:table-cell>
          <table:table-cell office:value-type="float" office:value="0.656987" calcext:value-type="float">
            <text:p>0.6569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00640468" calcext:value-type="float">
            <text:p>0.00640468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798557" calcext:value-type="float">
            <text:p>0.798557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715321" calcext:value-type="float">
            <text:p>0.715321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00135126" calcext:value-type="float">
            <text:p>0.00135126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885514" calcext:value-type="float">
            <text:p>0.885514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940002" calcext:value-type="float">
            <text:p>0.940002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527901" calcext:value-type="float">
            <text:p>0.527901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976814" calcext:value-type="float">
            <text:p>0.976814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583534" calcext:value-type="float">
            <text:p>0.583534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521762" calcext:value-type="float">
            <text:p>0.521762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771333" calcext:value-type="float">
            <text:p>0.771333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752048" calcext:value-type="float">
            <text:p>0.752048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963295" calcext:value-type="float">
            <text:p>0.963295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796113" calcext:value-type="float">
            <text:p>0.796113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748152" calcext:value-type="float">
            <text:p>0.748152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553774" calcext:value-type="float">
            <text:p>0.553774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757578" calcext:value-type="float">
            <text:p>0.757578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762608" calcext:value-type="float">
            <text:p>0.762608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0049537" calcext:value-type="float">
            <text:p>0.0049537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687989" calcext:value-type="float">
            <text:p>0.687989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864545" calcext:value-type="float">
            <text:p>0.864545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00413322" calcext:value-type="float">
            <text:p>0.00413322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713223" calcext:value-type="float">
            <text:p>0.713223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546098" calcext:value-type="float">
            <text:p>0.546098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838777" calcext:value-type="float">
            <text:p>0.838777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858779" calcext:value-type="float">
            <text:p>0.858779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546006" calcext:value-type="float">
            <text:p>0.546006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783834" calcext:value-type="float">
            <text:p>0.783834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910566" calcext:value-type="float">
            <text:p>0.910566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914119" calcext:value-type="float">
            <text:p>0.914119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769391" calcext:value-type="float">
            <text:p>0.769391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999458" calcext:value-type="float">
            <text:p>0.999458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.900644" calcext:value-type="float">
            <text:p>0.900644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1.00175" calcext:value-type="float">
            <text:p>1.00175</text:p>
          </table:table-cell>
          <table:table-cell office:value-type="float" office:value="0.898708" calcext:value-type="float">
            <text:p>0.8987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00674587" calcext:value-type="float">
            <text:p>0.00674587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843725" calcext:value-type="float">
            <text:p>0.843725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842747" calcext:value-type="float">
            <text:p>0.842747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0174048" calcext:value-type="float">
            <text:p>0.0174048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72846" calcext:value-type="float">
            <text:p>0.972846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545836" calcext:value-type="float">
            <text:p>0.545836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88095" calcext:value-type="float">
            <text:p>0.988095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54848" calcext:value-type="float">
            <text:p>0.954848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545764" calcext:value-type="float">
            <text:p>0.545764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60173" calcext:value-type="float">
            <text:p>0.960173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42204" calcext:value-type="float">
            <text:p>0.942204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46729" calcext:value-type="float">
            <text:p>0.946729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55245" calcext:value-type="float">
            <text:p>0.955245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99439" calcext:value-type="float">
            <text:p>0.999439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4467" calcext:value-type="float">
            <text:p>0.94467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55115" calcext:value-type="float">
            <text:p>0.955115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.984325" calcext:value-type="float">
            <text:p>0.984325</text:p>
          </table:table-cell>
          <table:table-cell office:value-type="float" office:value="0.96792" calcext:value-type="float">
            <text:p>0.967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00166848" calcext:value-type="float">
            <text:p>0.00166848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815896" calcext:value-type="float">
            <text:p>0.815896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820883" calcext:value-type="float">
            <text:p>0.820883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0017116" calcext:value-type="float">
            <text:p>0.0017116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79699" calcext:value-type="float">
            <text:p>0.979699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53526" calcext:value-type="float">
            <text:p>0.953526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541992" calcext:value-type="float">
            <text:p>0.541992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93212" calcext:value-type="float">
            <text:p>0.993212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67743" calcext:value-type="float">
            <text:p>0.967743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543063" calcext:value-type="float">
            <text:p>0.543063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77258" calcext:value-type="float">
            <text:p>0.977258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6611" calcext:value-type="float">
            <text:p>0.96611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95036" calcext:value-type="float">
            <text:p>0.995036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1" calcext:value-type="float">
            <text:p>1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93336" calcext:value-type="float">
            <text:p>0.993336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1.00005" calcext:value-type="float">
            <text:p>1.00005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95909" calcext:value-type="float">
            <text:p>0.995909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0013406" calcext:value-type="float">
            <text:p>0.0013406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821853" calcext:value-type="float">
            <text:p>0.821853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863883" calcext:value-type="float">
            <text:p>0.863883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00115035" calcext:value-type="float">
            <text:p>0.00115035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88428" calcext:value-type="float">
            <text:p>0.988428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542641" calcext:value-type="float">
            <text:p>0.542641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98054" calcext:value-type="float">
            <text:p>0.998054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99799" calcext:value-type="float">
            <text:p>0.999799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542898" calcext:value-type="float">
            <text:p>0.542898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79454" calcext:value-type="float">
            <text:p>0.979454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77639" calcext:value-type="float">
            <text:p>0.977639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93946" calcext:value-type="float">
            <text:p>0.993946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92403" calcext:value-type="float">
            <text:p>0.992403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90736" calcext:value-type="float">
            <text:p>0.990736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8982" calcext:value-type="float">
            <text:p>0.98982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989901" calcext:value-type="float">
            <text:p>0.989901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00207137" calcext:value-type="float">
            <text:p>0.00207137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831354" calcext:value-type="float">
            <text:p>0.831354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852229" calcext:value-type="float">
            <text:p>0.852229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00180159" calcext:value-type="float">
            <text:p>0.00180159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91849" calcext:value-type="float">
            <text:p>0.991849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87127" calcext:value-type="float">
            <text:p>0.987127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545015" calcext:value-type="float">
            <text:p>0.545015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91537" calcext:value-type="float">
            <text:p>0.991537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93541" calcext:value-type="float">
            <text:p>0.993541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545058" calcext:value-type="float">
            <text:p>0.545058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8171" calcext:value-type="float">
            <text:p>0.98171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88637" calcext:value-type="float">
            <text:p>0.988637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43366" calcext:value-type="float">
            <text:p>0.943366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43124" calcext:value-type="float">
            <text:p>0.943124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34621" calcext:value-type="float">
            <text:p>0.934621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36015" calcext:value-type="float">
            <text:p>0.936015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32405" calcext:value-type="float">
            <text:p>0.932405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.936994" calcext:value-type="float">
            <text:p>0.936994</text:p>
          </table:table-cell>
          <table:table-cell office:value-type="float" office:value="0.940731" calcext:value-type="float">
            <text:p>0.9407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00376802" calcext:value-type="float">
            <text:p>0.00376802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53688" calcext:value-type="float">
            <text:p>0.853688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0306" calcext:value-type="float">
            <text:p>0.80306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017343" calcext:value-type="float">
            <text:p>0.017343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964645" calcext:value-type="float">
            <text:p>0.964645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911027" calcext:value-type="float">
            <text:p>0.911027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550394" calcext:value-type="float">
            <text:p>0.550394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22303" calcext:value-type="float">
            <text:p>0.822303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48826" calcext:value-type="float">
            <text:p>0.848826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548731" calcext:value-type="float">
            <text:p>0.548731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45641" calcext:value-type="float">
            <text:p>0.845641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57346" calcext:value-type="float">
            <text:p>0.857346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62383" calcext:value-type="float">
            <text:p>0.862383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6581" calcext:value-type="float">
            <text:p>0.86581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45053" calcext:value-type="float">
            <text:p>0.845053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920764" calcext:value-type="float">
            <text:p>0.920764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.896473" calcext:value-type="float">
            <text:p>0.896473</text:p>
          </table:table-cell>
          <table:table-cell office:value-type="float" office:value="0.854599" calcext:value-type="float">
            <text:p>0.854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00846302" calcext:value-type="float">
            <text:p>0.00846302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606508" calcext:value-type="float">
            <text:p>0.606508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667375" calcext:value-type="float">
            <text:p>0.667375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-0.00039906" calcext:value-type="float">
            <text:p>-0.00039906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744256" calcext:value-type="float">
            <text:p>0.744256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562562" calcext:value-type="float">
            <text:p>0.562562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837395" calcext:value-type="float">
            <text:p>0.837395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762292" calcext:value-type="float">
            <text:p>0.762292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564771" calcext:value-type="float">
            <text:p>0.564771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959128" calcext:value-type="float">
            <text:p>0.959128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620859" calcext:value-type="float">
            <text:p>0.620859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58928" calcext:value-type="float">
            <text:p>0.58928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639146" calcext:value-type="float">
            <text:p>0.639146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567816" calcext:value-type="float">
            <text:p>0.567816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615675" calcext:value-type="float">
            <text:p>0.615675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551185" calcext:value-type="float">
            <text:p>0.551185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598069" calcext:value-type="float">
            <text:p>0.598069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-0.0231133" calcext:value-type="float">
            <text:p>-0.0231133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484668" calcext:value-type="float">
            <text:p>0.484668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410314" calcext:value-type="float">
            <text:p>0.410314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-0.801615" calcext:value-type="float">
            <text:p>-0.801615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416937" calcext:value-type="float">
            <text:p>0.416937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425626" calcext:value-type="float">
            <text:p>0.425626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143454" calcext:value-type="float">
            <text:p>0.143454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673674" calcext:value-type="float">
            <text:p>0.673674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563268" calcext:value-type="float">
            <text:p>0.563268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-0.294273" calcext:value-type="float">
            <text:p>-0.294273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721263" calcext:value-type="float">
            <text:p>0.721263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55364" calcext:value-type="float">
            <text:p>0.55364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-0.507357" calcext:value-type="float">
            <text:p>-0.507357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42489" calcext:value-type="float">
            <text:p>0.42489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378431" calcext:value-type="float">
            <text:p>0.378431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943274" calcext:value-type="float">
            <text:p>0.943274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334264" calcext:value-type="float">
            <text:p>0.334264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.406048" calcext:value-type="float">
            <text:p>0.406048</text:p>
          </table:table-cell>
          <table:table-cell office:value-type="float" office:value="0.22289" calcext:value-type="float">
            <text:p>0.222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257751" calcext:value-type="float">
            <text:p>0.0257751</text:p>
          </table:table-cell>
          <table:table-cell office:value-type="float" office:value="0.0596691" calcext:value-type="float">
            <text:p>0.0596691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04393" calcext:value-type="float">
            <text:p>0.304393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283616" calcext:value-type="float">
            <text:p>0.0283616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0418137" calcext:value-type="float">
            <text:p>0.00418137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212562" calcext:value-type="float">
            <text:p>0.21256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699126" calcext:value-type="float">
            <text:p>0.0699126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07428" calcext:value-type="float">
            <text:p>0.307428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988887" calcext:value-type="float">
            <text:p>0.0988887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128482" calcext:value-type="float">
            <text:p>0.12848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154311" calcext:value-type="float">
            <text:p>0.154311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365452" calcext:value-type="float">
            <text:p>0.036545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143292" calcext:value-type="float">
            <text:p>0.14329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-0.495743" calcext:value-type="float">
            <text:p>-0.495743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218523" calcext:value-type="float">
            <text:p>0.218523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09297" calcext:value-type="float">
            <text:p>0.309297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-0.32914" calcext:value-type="float">
            <text:p>-0.32914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41674" calcext:value-type="float">
            <text:p>0.341674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289279" calcext:value-type="float">
            <text:p>0.289279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257751" calcext:value-type="float">
            <text:p>0.0257751</text:p>
          </table:table-cell>
          <table:table-cell office:value-type="float" office:value="0.0596691" calcext:value-type="float">
            <text:p>0.0596691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04393" calcext:value-type="float">
            <text:p>0.304393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283616" calcext:value-type="float">
            <text:p>0.0283616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0418137" calcext:value-type="float">
            <text:p>0.00418137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212562" calcext:value-type="float">
            <text:p>0.21256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699126" calcext:value-type="float">
            <text:p>0.0699126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07428" calcext:value-type="float">
            <text:p>0.307428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988887" calcext:value-type="float">
            <text:p>0.0988887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128482" calcext:value-type="float">
            <text:p>0.12848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154311" calcext:value-type="float">
            <text:p>0.154311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365452" calcext:value-type="float">
            <text:p>0.036545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143292" calcext:value-type="float">
            <text:p>0.14329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-0.495743" calcext:value-type="float">
            <text:p>-0.495743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218523" calcext:value-type="float">
            <text:p>0.218523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09297" calcext:value-type="float">
            <text:p>0.309297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-0.32914" calcext:value-type="float">
            <text:p>-0.32914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41674" calcext:value-type="float">
            <text:p>0.341674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289279" calcext:value-type="float">
            <text:p>0.289279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257751" calcext:value-type="float">
            <text:p>0.0257751</text:p>
          </table:table-cell>
          <table:table-cell office:value-type="float" office:value="0.0596691" calcext:value-type="float">
            <text:p>0.0596691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04393" calcext:value-type="float">
            <text:p>0.304393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283616" calcext:value-type="float">
            <text:p>0.0283616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0418137" calcext:value-type="float">
            <text:p>0.00418137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212562" calcext:value-type="float">
            <text:p>0.21256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699126" calcext:value-type="float">
            <text:p>0.0699126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07428" calcext:value-type="float">
            <text:p>0.307428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988887" calcext:value-type="float">
            <text:p>0.0988887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128482" calcext:value-type="float">
            <text:p>0.12848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154311" calcext:value-type="float">
            <text:p>0.154311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365452" calcext:value-type="float">
            <text:p>0.036545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143292" calcext:value-type="float">
            <text:p>0.143292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-0.495743" calcext:value-type="float">
            <text:p>-0.495743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218523" calcext:value-type="float">
            <text:p>0.218523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09297" calcext:value-type="float">
            <text:p>0.309297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-0.32914" calcext:value-type="float">
            <text:p>-0.32914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341674" calcext:value-type="float">
            <text:p>0.341674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289279" calcext:value-type="float">
            <text:p>0.289279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470109" calcext:value-type="float">
            <text:p>-0.470109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0108109" calcext:value-type="float">
            <text:p>-0.0108109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0823838" calcext:value-type="float">
            <text:p>-0.0823838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214966" calcext:value-type="float">
            <text:p>-0.214966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0783818" calcext:value-type="float">
            <text:p>-0.0783818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00218455" calcext:value-type="float">
            <text:p>-0.00218455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0685289" calcext:value-type="float">
            <text:p>-0.0685289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0215872" calcext:value-type="float">
            <text:p>-0.0215872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.0705509" calcext:value-type="float">
            <text:p>0.0705509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.273781" calcext:value-type="float">
            <text:p>0.273781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.0633194" calcext:value-type="float">
            <text:p>0.0633194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.269719" calcext:value-type="float">
            <text:p>0.269719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490258" calcext:value-type="float">
            <text:p>-0.490258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.232195" calcext:value-type="float">
            <text:p>0.232195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.334713" calcext:value-type="float">
            <text:p>0.334713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-0.639336" calcext:value-type="float">
            <text:p>-0.639336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.234337" calcext:value-type="float">
            <text:p>0.234337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.230923" calcext:value-type="float">
            <text:p>0.230923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614775" calcext:value-type="float">
            <text:p>-0.614775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0.0851157" calcext:value-type="float">
            <text:p>0.0851157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0233312" calcext:value-type="float">
            <text:p>-0.0233312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709769" calcext:value-type="float">
            <text:p>-0.709769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0.0529352" calcext:value-type="float">
            <text:p>0.0529352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0084589" calcext:value-type="float">
            <text:p>-0.0084589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492041" calcext:value-type="float">
            <text:p>-0.492041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0.0162138" calcext:value-type="float">
            <text:p>0.0162138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0.145897" calcext:value-type="float">
            <text:p>0.145897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151283" calcext:value-type="float">
            <text:p>-0.151283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0.024975" calcext:value-type="float">
            <text:p>0.024975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0.203882" calcext:value-type="float">
            <text:p>0.203882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382887" calcext:value-type="float">
            <text:p>-0.382887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482595" calcext:value-type="float">
            <text:p>-0.482595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0.235724" calcext:value-type="float">
            <text:p>0.235724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29748" calcext:value-type="float">
            <text:p>-0.29748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-0.37019" calcext:value-type="float">
            <text:p>-0.37019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0.0519751" calcext:value-type="float">
            <text:p>0.0519751</text:p>
          </table:table-cell>
          <table:table-cell office:value-type="float" office:value="-0.366479" calcext:value-type="float">
            <text:p>-0.36647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566531" calcext:value-type="float">
            <text:p>-0.566531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0903861" calcext:value-type="float">
            <text:p>-0.0903861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0685787" calcext:value-type="float">
            <text:p>-0.0685787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690657" calcext:value-type="float">
            <text:p>-0.690657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0428269" calcext:value-type="float">
            <text:p>-0.0428269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0.095308" calcext:value-type="float">
            <text:p>0.095308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903419" calcext:value-type="float">
            <text:p>-0.903419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0.0478929" calcext:value-type="float">
            <text:p>0.0478929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0.0895786" calcext:value-type="float">
            <text:p>0.0895786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531342" calcext:value-type="float">
            <text:p>-0.531342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0.0398266" calcext:value-type="float">
            <text:p>0.0398266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0.254386" calcext:value-type="float">
            <text:p>0.254386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480583" calcext:value-type="float">
            <text:p>-0.480583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567997" calcext:value-type="float">
            <text:p>-0.567997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0.129376" calcext:value-type="float">
            <text:p>0.129376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510026" calcext:value-type="float">
            <text:p>-0.510026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637624" calcext:value-type="float">
            <text:p>-0.637624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-0.173793" calcext:value-type="float">
            <text:p>-0.173793</text:p>
          </table:table-cell>
          <table:table-cell office:value-type="float" office:value="-0.544021" calcext:value-type="float">
            <text:p>-0.5440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771591" calcext:value-type="float">
            <text:p>-0.771591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00525101" calcext:value-type="float">
            <text:p>-0.00525101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242094" calcext:value-type="float">
            <text:p>-0.242094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1.0124" calcext:value-type="float">
            <text:p>-1.0124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0458893" calcext:value-type="float">
            <text:p>-0.0458893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271702" calcext:value-type="float">
            <text:p>-0.271702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810777" calcext:value-type="float">
            <text:p>-0.810777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0.00245273" calcext:value-type="float">
            <text:p>0.00245273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0.239956" calcext:value-type="float">
            <text:p>0.239956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756231" calcext:value-type="float">
            <text:p>-0.756231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0.0398019" calcext:value-type="float">
            <text:p>0.0398019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0.273014" calcext:value-type="float">
            <text:p>0.273014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811248" calcext:value-type="float">
            <text:p>-0.811248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935061" calcext:value-type="float">
            <text:p>-0.935061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1.00128" calcext:value-type="float">
            <text:p>-1.00128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1.04374" calcext:value-type="float">
            <text:p>-1.04374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988551" calcext:value-type="float">
            <text:p>-0.988551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-0.996496" calcext:value-type="float">
            <text:p>-0.996496</text:p>
          </table:table-cell>
          <table:table-cell office:value-type="float" office:value="-0.922775" calcext:value-type="float">
            <text:p>-0.9227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" calcext:value-type="float">
            <text:p>-1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215451" calcext:value-type="float">
            <text:p>-0.215451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319633" calcext:value-type="float">
            <text:p>-0.319633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" calcext:value-type="float">
            <text:p>-1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192083" calcext:value-type="float">
            <text:p>-0.192083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305515" calcext:value-type="float">
            <text:p>-0.305515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880398" calcext:value-type="float">
            <text:p>-0.880398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0.478037" calcext:value-type="float">
            <text:p>0.478037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0.331019" calcext:value-type="float">
            <text:p>0.331019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" calcext:value-type="float">
            <text:p>-1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0.417823" calcext:value-type="float">
            <text:p>0.417823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0.306577" calcext:value-type="float">
            <text:p>0.306577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" calcext:value-type="float">
            <text:p>-1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903384" calcext:value-type="float">
            <text:p>-0.903384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00217" calcext:value-type="float">
            <text:p>-1.00217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" calcext:value-type="float">
            <text:p>-1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1.00142" calcext:value-type="float">
            <text:p>-1.00142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-0.998215" calcext:value-type="float">
            <text:p>-0.998215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1" calcext:value-type="float">
            <text:p>-1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0.0736843" calcext:value-type="float">
            <text:p>-0.0736843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0.256906" calcext:value-type="float">
            <text:p>-0.256906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0.998255" calcext:value-type="float">
            <text:p>-0.998255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0.0455965" calcext:value-type="float">
            <text:p>-0.0455965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0.209755" calcext:value-type="float">
            <text:p>-0.209755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0.882486" calcext:value-type="float">
            <text:p>-0.882486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0.265484" calcext:value-type="float">
            <text:p>0.265484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0.255397" calcext:value-type="float">
            <text:p>0.255397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1" calcext:value-type="float">
            <text:p>-1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0.0410731" calcext:value-type="float">
            <text:p>0.0410731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0.200247" calcext:value-type="float">
            <text:p>0.200247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1" calcext:value-type="float">
            <text:p>-1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1.00153" calcext:value-type="float">
            <text:p>-1.00153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0.997853" calcext:value-type="float">
            <text:p>-0.997853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1" calcext:value-type="float">
            <text:p>-1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0.997865" calcext:value-type="float">
            <text:p>-0.997865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-0.976305" calcext:value-type="float">
            <text:p>-0.976305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1.00099" calcext:value-type="float">
            <text:p>-1.00099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0271678" calcext:value-type="float">
            <text:p>-0.0271678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218875" calcext:value-type="float">
            <text:p>-0.218875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1.00006" calcext:value-type="float">
            <text:p>-1.00006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0432051" calcext:value-type="float">
            <text:p>-0.0432051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201054" calcext:value-type="float">
            <text:p>-0.201054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802679" calcext:value-type="float">
            <text:p>-0.802679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0.0185275" calcext:value-type="float">
            <text:p>0.0185275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0.216542" calcext:value-type="float">
            <text:p>0.216542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876729" calcext:value-type="float">
            <text:p>-0.876729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0.0398268" calcext:value-type="float">
            <text:p>0.0398268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0.182628" calcext:value-type="float">
            <text:p>0.182628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909949" calcext:value-type="float">
            <text:p>-0.909949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854215" calcext:value-type="float">
            <text:p>-0.854215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874638" calcext:value-type="float">
            <text:p>-0.874638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883529" calcext:value-type="float">
            <text:p>-0.883529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899129" calcext:value-type="float">
            <text:p>-0.899129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-0.722898" calcext:value-type="float">
            <text:p>-0.722898</text:p>
          </table:table-cell>
          <table:table-cell office:value-type="float" office:value="-0.822829" calcext:value-type="float">
            <text:p>-0.8228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01" calcext:value-type="float">
            <text:p>11801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998216" calcext:value-type="float">
            <text:p>-0.998216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502639" calcext:value-type="float">
            <text:p>-0.502639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304044" calcext:value-type="float">
            <text:p>-0.304044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897003" calcext:value-type="float">
            <text:p>-0.897003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0347931" calcext:value-type="float">
            <text:p>-0.0347931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181317" calcext:value-type="float">
            <text:p>-0.181317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772055" calcext:value-type="float">
            <text:p>-0.772055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0.497499" calcext:value-type="float">
            <text:p>0.497499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0.314524" calcext:value-type="float">
            <text:p>0.314524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591188" calcext:value-type="float">
            <text:p>-0.591188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0.0313311" calcext:value-type="float">
            <text:p>0.0313311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0.170816" calcext:value-type="float">
            <text:p>0.170816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769141" calcext:value-type="float">
            <text:p>-0.769141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602255" calcext:value-type="float">
            <text:p>-0.602255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721498" calcext:value-type="float">
            <text:p>-0.721498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609281" calcext:value-type="float">
            <text:p>-0.609281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56968" calcext:value-type="float">
            <text:p>-0.56968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-0.566137" calcext:value-type="float">
            <text:p>-0.566137</text:p>
          </table:table-cell>
          <table:table-cell office:value-type="float" office:value="-0.693525" calcext:value-type="float">
            <text:p>-0.6935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774899" calcext:value-type="float">
            <text:p>-0.774899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196647" calcext:value-type="float">
            <text:p>-0.196647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124666" calcext:value-type="float">
            <text:p>-0.124666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911903" calcext:value-type="float">
            <text:p>-0.911903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0506779" calcext:value-type="float">
            <text:p>-0.0506779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0.256725" calcext:value-type="float">
            <text:p>0.256725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757523" calcext:value-type="float">
            <text:p>-0.757523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0.143481" calcext:value-type="float">
            <text:p>0.143481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0.0886027" calcext:value-type="float">
            <text:p>0.0886027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534782" calcext:value-type="float">
            <text:p>-0.534782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0.0248837" calcext:value-type="float">
            <text:p>0.0248837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129845" calcext:value-type="float">
            <text:p>-0.129845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603495" calcext:value-type="float">
            <text:p>-0.603495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541582" calcext:value-type="float">
            <text:p>-0.541582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538709" calcext:value-type="float">
            <text:p>-0.538709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507833" calcext:value-type="float">
            <text:p>-0.507833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539884" calcext:value-type="float">
            <text:p>-0.539884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-0.28725" calcext:value-type="float">
            <text:p>-0.28725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532053" calcext:value-type="float">
            <text:p>-0.532053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073267" calcext:value-type="float">
            <text:p>-0.073267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0.0929009" calcext:value-type="float">
            <text:p>0.0929009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686135" calcext:value-type="float">
            <text:p>-0.686135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0.0257814" calcext:value-type="float">
            <text:p>0.0257814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0.0774672" calcext:value-type="float">
            <text:p>0.0774672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799716" calcext:value-type="float">
            <text:p>-0.799716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0.0372518" calcext:value-type="float">
            <text:p>0.0372518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061338" calcext:value-type="float">
            <text:p>-0.061338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570456" calcext:value-type="float">
            <text:p>-0.570456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0.0574901" calcext:value-type="float">
            <text:p>0.0574901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0813897" calcext:value-type="float">
            <text:p>-0.0813897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545505" calcext:value-type="float">
            <text:p>-0.545505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347758" calcext:value-type="float">
            <text:p>-0.347758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194505" calcext:value-type="float">
            <text:p>-0.194505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369218" calcext:value-type="float">
            <text:p>-0.369218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440939" calcext:value-type="float">
            <text:p>-0.440939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-0.231304" calcext:value-type="float">
            <text:p>-0.231304</text:p>
          </table:table-cell>
          <table:table-cell office:value-type="float" office:value="-0.358229" calcext:value-type="float">
            <text:p>-0.3582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562076" calcext:value-type="float">
            <text:p>-0.562076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0.565681" calcext:value-type="float">
            <text:p>0.565681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0.179429" calcext:value-type="float">
            <text:p>0.179429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479171" calcext:value-type="float">
            <text:p>-0.479171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0.403192" calcext:value-type="float">
            <text:p>0.403192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0.270163" calcext:value-type="float">
            <text:p>0.270163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505923" calcext:value-type="float">
            <text:p>-0.505923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0.109192" calcext:value-type="float">
            <text:p>0.109192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0.116555" calcext:value-type="float">
            <text:p>0.116555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744452" calcext:value-type="float">
            <text:p>-0.744452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0.0901882" calcext:value-type="float">
            <text:p>0.0901882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0.264806" calcext:value-type="float">
            <text:p>0.264806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313519" calcext:value-type="float">
            <text:p>-0.313519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512803" calcext:value-type="float">
            <text:p>-0.512803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149688" calcext:value-type="float">
            <text:p>-0.149688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527905" calcext:value-type="float">
            <text:p>-0.527905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160879" calcext:value-type="float">
            <text:p>-0.160879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-0.297651" calcext:value-type="float">
            <text:p>-0.297651</text:p>
          </table:table-cell>
          <table:table-cell office:value-type="float" office:value="-0.165604" calcext:value-type="float">
            <text:p>-0.1656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01" calcext:value-type="float">
            <text:p>12801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-0.394483" calcext:value-type="float">
            <text:p>-0.394483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498115" calcext:value-type="float">
            <text:p>0.498115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27174" calcext:value-type="float">
            <text:p>0.27174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-0.0861405" calcext:value-type="float">
            <text:p>-0.0861405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475602" calcext:value-type="float">
            <text:p>0.475602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307955" calcext:value-type="float">
            <text:p>0.307955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535713" calcext:value-type="float">
            <text:p>0.535713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288174" calcext:value-type="float">
            <text:p>0.288174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329522" calcext:value-type="float">
            <text:p>0.329522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483002" calcext:value-type="float">
            <text:p>0.483002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263171" calcext:value-type="float">
            <text:p>0.263171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347363" calcext:value-type="float">
            <text:p>0.347363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-0.407182" calcext:value-type="float">
            <text:p>-0.407182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387957" calcext:value-type="float">
            <text:p>0.387957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426449" calcext:value-type="float">
            <text:p>0.426449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-0.281965" calcext:value-type="float">
            <text:p>-0.281965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380846" calcext:value-type="float">
            <text:p>0.380846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382092" calcext:value-type="float">
            <text:p>0.382092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-0.249291" calcext:value-type="float">
            <text:p>-0.249291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495046" calcext:value-type="float">
            <text:p>0.495046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404054" calcext:value-type="float">
            <text:p>0.404054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-0.19442" calcext:value-type="float">
            <text:p>-0.19442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442015" calcext:value-type="float">
            <text:p>0.442015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376509" calcext:value-type="float">
            <text:p>0.376509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-0.38432" calcext:value-type="float">
            <text:p>-0.38432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355387" calcext:value-type="float">
            <text:p>0.355387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369288" calcext:value-type="float">
            <text:p>0.369288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092086" calcext:value-type="float">
            <text:p>0.092086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427784" calcext:value-type="float">
            <text:p>0.427784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377014" calcext:value-type="float">
            <text:p>0.377014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494315" calcext:value-type="float">
            <text:p>0.494315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371646" calcext:value-type="float">
            <text:p>0.371646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427151" calcext:value-type="float">
            <text:p>0.427151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-0.229108" calcext:value-type="float">
            <text:p>-0.229108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368747" calcext:value-type="float">
            <text:p>0.368747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.420682" calcext:value-type="float">
            <text:p>0.420682</text:p>
          </table:table-cell>
          <table:table-cell office:value-type="float" office:value="0.420167" calcext:value-type="float">
            <text:p>0.4201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00235545" calcext:value-type="float">
            <text:p>0.00235545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53135" calcext:value-type="float">
            <text:p>0.553135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23397" calcext:value-type="float">
            <text:p>0.523397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0199691" calcext:value-type="float">
            <text:p>0.0199691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51603" calcext:value-type="float">
            <text:p>0.551603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23883" calcext:value-type="float">
            <text:p>0.523883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428348" calcext:value-type="float">
            <text:p>0.428348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91703" calcext:value-type="float">
            <text:p>0.591703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0814" calcext:value-type="float">
            <text:p>0.50814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416479" calcext:value-type="float">
            <text:p>0.416479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656988" calcext:value-type="float">
            <text:p>0.656988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49847" calcext:value-type="float">
            <text:p>0.549847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211046" calcext:value-type="float">
            <text:p>0.211046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42267" calcext:value-type="float">
            <text:p>0.542267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2748" calcext:value-type="float">
            <text:p>0.52748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346091" calcext:value-type="float">
            <text:p>0.346091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5343" calcext:value-type="float">
            <text:p>0.55343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.54789" calcext:value-type="float">
            <text:p>0.54789</text:p>
          </table:table-cell>
          <table:table-cell office:value-type="float" office:value="0.592074" calcext:value-type="float">
            <text:p>0.5920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00313876" calcext:value-type="float">
            <text:p>0.00313876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820662" calcext:value-type="float">
            <text:p>0.820662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672246" calcext:value-type="float">
            <text:p>0.672246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00191352" calcext:value-type="float">
            <text:p>0.00191352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898833" calcext:value-type="float">
            <text:p>0.898833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625729" calcext:value-type="float">
            <text:p>0.625729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544804" calcext:value-type="float">
            <text:p>0.544804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745819" calcext:value-type="float">
            <text:p>0.745819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741379" calcext:value-type="float">
            <text:p>0.741379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546907" calcext:value-type="float">
            <text:p>0.546907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796896" calcext:value-type="float">
            <text:p>0.796896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795134" calcext:value-type="float">
            <text:p>0.795134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995177" calcext:value-type="float">
            <text:p>0.995177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814562" calcext:value-type="float">
            <text:p>0.814562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841178" calcext:value-type="float">
            <text:p>0.841178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901773" calcext:value-type="float">
            <text:p>0.901773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91678" calcext:value-type="float">
            <text:p>0.91678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766985" calcext:value-type="float">
            <text:p>0.766985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01" calcext:value-type="float">
            <text:p>13801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00707711" calcext:value-type="float">
            <text:p>0.00707711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857144" calcext:value-type="float">
            <text:p>0.857144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00743938" calcext:value-type="float">
            <text:p>0.00743938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1.00064" calcext:value-type="float">
            <text:p>1.00064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792786" calcext:value-type="float">
            <text:p>0.792786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548087" calcext:value-type="float">
            <text:p>0.548087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999378" calcext:value-type="float">
            <text:p>0.999378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883632" calcext:value-type="float">
            <text:p>0.883632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550484" calcext:value-type="float">
            <text:p>0.550484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902957" calcext:value-type="float">
            <text:p>0.902957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858106" calcext:value-type="float">
            <text:p>0.858106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901308" calcext:value-type="float">
            <text:p>0.901308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970652" calcext:value-type="float">
            <text:p>0.970652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1.00014" calcext:value-type="float">
            <text:p>1.00014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898855" calcext:value-type="float">
            <text:p>0.898855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1.00344" calcext:value-type="float">
            <text:p>1.00344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.974029" calcext:value-type="float">
            <text:p>0.974029</text:p>
          </table:table-cell>
          <table:table-cell office:value-type="float" office:value="0.943696" calcext:value-type="float">
            <text:p>0.9436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00207991" calcext:value-type="float">
            <text:p>0.00207991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1" calcext:value-type="float">
            <text:p>1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00125775" calcext:value-type="float">
            <text:p>0.00125775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54042" calcext:value-type="float">
            <text:p>0.954042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875956" calcext:value-type="float">
            <text:p>0.875956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54352" calcext:value-type="float">
            <text:p>0.54352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1.00003" calcext:value-type="float">
            <text:p>1.00003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17628" calcext:value-type="float">
            <text:p>0.917628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545754" calcext:value-type="float">
            <text:p>0.545754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8777" calcext:value-type="float">
            <text:p>0.998777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2616" calcext:value-type="float">
            <text:p>0.992616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8999" calcext:value-type="float">
            <text:p>0.998999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1.00014" calcext:value-type="float">
            <text:p>1.00014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82955" calcext:value-type="float">
            <text:p>0.982955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60813" calcext:value-type="float">
            <text:p>0.960813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4635" calcext:value-type="float">
            <text:p>0.994635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00207991" calcext:value-type="float">
            <text:p>0.00207991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1" calcext:value-type="float">
            <text:p>1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00125775" calcext:value-type="float">
            <text:p>0.00125775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54042" calcext:value-type="float">
            <text:p>0.954042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875956" calcext:value-type="float">
            <text:p>0.875956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54352" calcext:value-type="float">
            <text:p>0.54352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1.00003" calcext:value-type="float">
            <text:p>1.00003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17628" calcext:value-type="float">
            <text:p>0.917628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545754" calcext:value-type="float">
            <text:p>0.545754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8777" calcext:value-type="float">
            <text:p>0.998777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2616" calcext:value-type="float">
            <text:p>0.992616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8999" calcext:value-type="float">
            <text:p>0.998999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1.00014" calcext:value-type="float">
            <text:p>1.00014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82955" calcext:value-type="float">
            <text:p>0.982955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60813" calcext:value-type="float">
            <text:p>0.960813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4635" calcext:value-type="float">
            <text:p>0.994635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00207991" calcext:value-type="float">
            <text:p>0.00207991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1" calcext:value-type="float">
            <text:p>1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00125775" calcext:value-type="float">
            <text:p>0.00125775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54042" calcext:value-type="float">
            <text:p>0.954042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875956" calcext:value-type="float">
            <text:p>0.875956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54352" calcext:value-type="float">
            <text:p>0.54352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1.00003" calcext:value-type="float">
            <text:p>1.00003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17628" calcext:value-type="float">
            <text:p>0.917628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545754" calcext:value-type="float">
            <text:p>0.545754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8777" calcext:value-type="float">
            <text:p>0.998777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2616" calcext:value-type="float">
            <text:p>0.992616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8999" calcext:value-type="float">
            <text:p>0.998999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4054" calcext:value-type="float">
            <text:p>0.994054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1.00014" calcext:value-type="float">
            <text:p>1.00014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82955" calcext:value-type="float">
            <text:p>0.982955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60813" calcext:value-type="float">
            <text:p>0.960813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.994635" calcext:value-type="float">
            <text:p>0.994635</text:p>
          </table:table-cell>
          <table:table-cell office:value-type="float" office:value="0.990607" calcext:value-type="float">
            <text:p>0.9906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00179063" calcext:value-type="float">
            <text:p>0.00179063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824377" calcext:value-type="float">
            <text:p>0.824377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1" calcext:value-type="float">
            <text:p>1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00172585" calcext:value-type="float">
            <text:p>0.00172585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94575" calcext:value-type="float">
            <text:p>0.994575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867025" calcext:value-type="float">
            <text:p>0.867025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541813" calcext:value-type="float">
            <text:p>0.541813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96315" calcext:value-type="float">
            <text:p>0.996315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63932" calcext:value-type="float">
            <text:p>0.963932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541915" calcext:value-type="float">
            <text:p>0.541915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89369" calcext:value-type="float">
            <text:p>0.989369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1" calcext:value-type="float">
            <text:p>1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1" calcext:value-type="float">
            <text:p>1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1" calcext:value-type="float">
            <text:p>1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95028" calcext:value-type="float">
            <text:p>0.995028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1" calcext:value-type="float">
            <text:p>1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94955" calcext:value-type="float">
            <text:p>0.994955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996521" calcext:value-type="float">
            <text:p>0.996521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00113195" calcext:value-type="float">
            <text:p>0.00113195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826443" calcext:value-type="float">
            <text:p>0.826443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88835" calcext:value-type="float">
            <text:p>0.988835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000840784" calcext:value-type="float">
            <text:p>0.000840784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849884" calcext:value-type="float">
            <text:p>0.849884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54331" calcext:value-type="float">
            <text:p>0.54331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99005" calcext:value-type="float">
            <text:p>0.999005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98217" calcext:value-type="float">
            <text:p>0.998217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545292" calcext:value-type="float">
            <text:p>0.545292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99788" calcext:value-type="float">
            <text:p>0.999788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8841" calcext:value-type="float">
            <text:p>0.98841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60334" calcext:value-type="float">
            <text:p>0.960334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55451" calcext:value-type="float">
            <text:p>0.955451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35027" calcext:value-type="float">
            <text:p>0.935027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61562" calcext:value-type="float">
            <text:p>0.961562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59074" calcext:value-type="float">
            <text:p>0.959074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40264" calcext:value-type="float">
            <text:p>0.940264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00103384" calcext:value-type="float">
            <text:p>0.00103384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846629" calcext:value-type="float">
            <text:p>0.846629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960788" calcext:value-type="float">
            <text:p>0.960788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00117773" calcext:value-type="float">
            <text:p>0.00117773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1.00017" calcext:value-type="float">
            <text:p>1.00017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836892" calcext:value-type="float">
            <text:p>0.836892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547848" calcext:value-type="float">
            <text:p>0.547848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964434" calcext:value-type="float">
            <text:p>0.964434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930109" calcext:value-type="float">
            <text:p>0.930109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548058" calcext:value-type="float">
            <text:p>0.548058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959743" calcext:value-type="float">
            <text:p>0.959743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944331" calcext:value-type="float">
            <text:p>0.944331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889673" calcext:value-type="float">
            <text:p>0.889673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920754" calcext:value-type="float">
            <text:p>0.920754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923826" calcext:value-type="float">
            <text:p>0.923826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899709" calcext:value-type="float">
            <text:p>0.899709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918676" calcext:value-type="float">
            <text:p>0.918676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.923893" calcext:value-type="float">
            <text:p>0.923893</text:p>
          </table:table-cell>
          <table:table-cell office:value-type="float" office:value="0.894791" calcext:value-type="float">
            <text:p>0.8947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00157483" calcext:value-type="float">
            <text:p>0.00157483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22015" calcext:value-type="float">
            <text:p>0.722015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96523" calcext:value-type="float">
            <text:p>0.896523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00093811" calcext:value-type="float">
            <text:p>0.00093811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41083" calcext:value-type="float">
            <text:p>0.841083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01175" calcext:value-type="float">
            <text:p>0.801175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553771" calcext:value-type="float">
            <text:p>0.553771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2203" calcext:value-type="float">
            <text:p>0.82203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94588" calcext:value-type="float">
            <text:p>0.794588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562972" calcext:value-type="float">
            <text:p>0.562972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13352" calcext:value-type="float">
            <text:p>0.813352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01206" calcext:value-type="float">
            <text:p>0.801206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94355" calcext:value-type="float">
            <text:p>0.794355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36774" calcext:value-type="float">
            <text:p>0.836774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94072" calcext:value-type="float">
            <text:p>0.794072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69086" calcext:value-type="float">
            <text:p>0.769086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67381" calcext:value-type="float">
            <text:p>0.767381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95225" calcext:value-type="float">
            <text:p>0.795225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00157483" calcext:value-type="float">
            <text:p>0.00157483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22015" calcext:value-type="float">
            <text:p>0.722015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96523" calcext:value-type="float">
            <text:p>0.896523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00093811" calcext:value-type="float">
            <text:p>0.00093811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41083" calcext:value-type="float">
            <text:p>0.841083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01175" calcext:value-type="float">
            <text:p>0.801175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553771" calcext:value-type="float">
            <text:p>0.553771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2203" calcext:value-type="float">
            <text:p>0.82203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94588" calcext:value-type="float">
            <text:p>0.794588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562972" calcext:value-type="float">
            <text:p>0.562972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13352" calcext:value-type="float">
            <text:p>0.813352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01206" calcext:value-type="float">
            <text:p>0.801206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94355" calcext:value-type="float">
            <text:p>0.794355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836774" calcext:value-type="float">
            <text:p>0.836774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94072" calcext:value-type="float">
            <text:p>0.794072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69086" calcext:value-type="float">
            <text:p>0.769086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67381" calcext:value-type="float">
            <text:p>0.767381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.795225" calcext:value-type="float">
            <text:p>0.795225</text:p>
          </table:table-cell>
          <table:table-cell office:value-type="float" office:value="0.788252" calcext:value-type="float">
            <text:p>0.7882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00842936" calcext:value-type="float">
            <text:p>0.00842936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285803" calcext:value-type="float">
            <text:p>0.285803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485928" calcext:value-type="float">
            <text:p>0.485928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00895279" calcext:value-type="float">
            <text:p>0.00895279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454255" calcext:value-type="float">
            <text:p>0.454255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565599" calcext:value-type="float">
            <text:p>0.565599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356651" calcext:value-type="float">
            <text:p>0.356651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292393" calcext:value-type="float">
            <text:p>0.292393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564963" calcext:value-type="float">
            <text:p>0.564963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353546" calcext:value-type="float">
            <text:p>0.353546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372961" calcext:value-type="float">
            <text:p>0.372961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48974" calcext:value-type="float">
            <text:p>0.48974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410191" calcext:value-type="float">
            <text:p>0.410191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446048" calcext:value-type="float">
            <text:p>0.446048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442223" calcext:value-type="float">
            <text:p>0.442223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470741" calcext:value-type="float">
            <text:p>0.470741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-0.852959" calcext:value-type="float">
            <text:p>-0.852959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355142" calcext:value-type="float">
            <text:p>0.355142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193119" calcext:value-type="float">
            <text:p>0.193119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0078269" calcext:value-type="float">
            <text:p>0.0078269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296989" calcext:value-type="float">
            <text:p>0.296989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181547" calcext:value-type="float">
            <text:p>0.181547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312202" calcext:value-type="float">
            <text:p>0.312202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366276" calcext:value-type="float">
            <text:p>0.366276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280246" calcext:value-type="float">
            <text:p>0.280246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454241" calcext:value-type="float">
            <text:p>0.454241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394494" calcext:value-type="float">
            <text:p>0.394494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277497" calcext:value-type="float">
            <text:p>0.277497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877011" calcext:value-type="float">
            <text:p>0.877011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241695" calcext:value-type="float">
            <text:p>0.241695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236608" calcext:value-type="float">
            <text:p>0.236608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335558" calcext:value-type="float">
            <text:p>0.335558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221717" calcext:value-type="float">
            <text:p>0.221717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357346" calcext:value-type="float">
            <text:p>0.357346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-0.472163" calcext:value-type="float">
            <text:p>-0.472163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367754" calcext:value-type="float">
            <text:p>0.367754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259112" calcext:value-type="float">
            <text:p>0.259112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-0.465284" calcext:value-type="float">
            <text:p>-0.465284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45922" calcext:value-type="float">
            <text:p>0.45922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215308" calcext:value-type="float">
            <text:p>0.215308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417284" calcext:value-type="float">
            <text:p>0.417284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273113" calcext:value-type="float">
            <text:p>0.273113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428967" calcext:value-type="float">
            <text:p>0.428967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179311" calcext:value-type="float">
            <text:p>0.179311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344297" calcext:value-type="float">
            <text:p>0.344297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368254" calcext:value-type="float">
            <text:p>0.368254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-0.486475" calcext:value-type="float">
            <text:p>-0.486475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407733" calcext:value-type="float">
            <text:p>0.407733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366942" calcext:value-type="float">
            <text:p>0.366942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-0.440725" calcext:value-type="float">
            <text:p>-0.440725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215912" calcext:value-type="float">
            <text:p>0.215912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.373731" calcext:value-type="float">
            <text:p>0.373731</text:p>
          </table:table-cell>
          <table:table-cell office:value-type="float" office:value="0.107754" calcext:value-type="float">
            <text:p>0.1077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-0.582651" calcext:value-type="float">
            <text:p>-0.582651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20641" calcext:value-type="float">
            <text:p>0.20641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103584" calcext:value-type="float">
            <text:p>0.103584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-0.384858" calcext:value-type="float">
            <text:p>-0.384858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0905548" calcext:value-type="float">
            <text:p>0.0905548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0556145" calcext:value-type="float">
            <text:p>0.0556145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-0.123415" calcext:value-type="float">
            <text:p>-0.123415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0735044" calcext:value-type="float">
            <text:p>0.0735044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186949" calcext:value-type="float">
            <text:p>0.186949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-0.449033" calcext:value-type="float">
            <text:p>-0.449033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0438359" calcext:value-type="float">
            <text:p>0.0438359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254846" calcext:value-type="float">
            <text:p>0.254846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-0.259483" calcext:value-type="float">
            <text:p>-0.259483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13011" calcext:value-type="float">
            <text:p>0.13011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312007" calcext:value-type="float">
            <text:p>0.312007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-0.473867" calcext:value-type="float">
            <text:p>-0.473867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303517" calcext:value-type="float">
            <text:p>0.303517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.249877" calcext:value-type="float">
            <text:p>0.249877</text:p>
          </table:table-cell>
          <table:table-cell office:value-type="float" office:value="-0.0919069" calcext:value-type="float">
            <text:p>-0.09190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639536" calcext:value-type="float">
            <text:p>-0.639536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0.0390309" calcext:value-type="float">
            <text:p>0.0390309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0264197" calcext:value-type="float">
            <text:p>-0.0264197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471625" calcext:value-type="float">
            <text:p>-0.471625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0510013" calcext:value-type="float">
            <text:p>-0.0510013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0.0412139" calcext:value-type="float">
            <text:p>0.0412139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102104" calcext:value-type="float">
            <text:p>-0.102104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0366914" calcext:value-type="float">
            <text:p>-0.0366914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0.14277" calcext:value-type="float">
            <text:p>0.14277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641538" calcext:value-type="float">
            <text:p>-0.641538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0.0469529" calcext:value-type="float">
            <text:p>0.0469529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0.255028" calcext:value-type="float">
            <text:p>0.255028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511513" calcext:value-type="float">
            <text:p>-0.511513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0.113225" calcext:value-type="float">
            <text:p>0.113225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0.247197" calcext:value-type="float">
            <text:p>0.247197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591101" calcext:value-type="float">
            <text:p>-0.591101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-0.107943" calcext:value-type="float">
            <text:p>-0.107943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0.033854" calcext:value-type="float">
            <text:p>0.033854</text:p>
          </table:table-cell>
          <table:table-cell office:value-type="float" office:value="-0.287903" calcext:value-type="float">
            <text:p>-0.2879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631683" calcext:value-type="float">
            <text:p>-0.631683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052304" calcext:value-type="float">
            <text:p>-0.052304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0.0324233" calcext:value-type="float">
            <text:p>0.0324233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549069" calcext:value-type="float">
            <text:p>-0.549069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0.0864378" calcext:value-type="float">
            <text:p>0.0864378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0.00465657" calcext:value-type="float">
            <text:p>0.00465657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328448" calcext:value-type="float">
            <text:p>-0.328448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0.045591" calcext:value-type="float">
            <text:p>0.045591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0275517" calcext:value-type="float">
            <text:p>-0.0275517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0414818" calcext:value-type="float">
            <text:p>-0.0414818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0.0151581" calcext:value-type="float">
            <text:p>0.0151581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0.443214" calcext:value-type="float">
            <text:p>0.443214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496428" calcext:value-type="float">
            <text:p>-0.496428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44333" calcext:value-type="float">
            <text:p>-0.44333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484434" calcext:value-type="float">
            <text:p>-0.484434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56112" calcext:value-type="float">
            <text:p>-0.56112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546495" calcext:value-type="float">
            <text:p>-0.546495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-0.205618" calcext:value-type="float">
            <text:p>-0.205618</text:p>
          </table:table-cell>
          <table:table-cell office:value-type="float" office:value="-0.472422" calcext:value-type="float">
            <text:p>-0.4724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662276" calcext:value-type="float">
            <text:p>-0.662276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0334203" calcext:value-type="float">
            <text:p>-0.0334203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134158" calcext:value-type="float">
            <text:p>-0.134158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738631" calcext:value-type="float">
            <text:p>-0.738631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102209" calcext:value-type="float">
            <text:p>-0.102209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0685277" calcext:value-type="float">
            <text:p>-0.0685277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984639" calcext:value-type="float">
            <text:p>-0.984639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0.0239148" calcext:value-type="float">
            <text:p>0.0239148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0.141319" calcext:value-type="float">
            <text:p>0.141319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708332" calcext:value-type="float">
            <text:p>-0.708332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0.302545" calcext:value-type="float">
            <text:p>0.302545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0.0584265" calcext:value-type="float">
            <text:p>0.0584265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7473" calcext:value-type="float">
            <text:p>-0.7473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531387" calcext:value-type="float">
            <text:p>-0.531387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543084" calcext:value-type="float">
            <text:p>-0.543084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64697" calcext:value-type="float">
            <text:p>-0.64697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616026" calcext:value-type="float">
            <text:p>-0.616026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-0.50473" calcext:value-type="float">
            <text:p>-0.50473</text:p>
          </table:table-cell>
          <table:table-cell office:value-type="float" office:value="-0.638107" calcext:value-type="float">
            <text:p>-0.63810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821759" calcext:value-type="float">
            <text:p>-0.821759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00579753" calcext:value-type="float">
            <text:p>-0.00579753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198066" calcext:value-type="float">
            <text:p>-0.198066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73018" calcext:value-type="float">
            <text:p>-0.73018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043204" calcext:value-type="float">
            <text:p>-0.043204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109043" calcext:value-type="float">
            <text:p>-0.109043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856624" calcext:value-type="float">
            <text:p>-0.856624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0.00533428" calcext:value-type="float">
            <text:p>0.00533428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0.187079" calcext:value-type="float">
            <text:p>0.187079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991411" calcext:value-type="float">
            <text:p>-0.991411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0.0391977" calcext:value-type="float">
            <text:p>0.0391977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0.0772688" calcext:value-type="float">
            <text:p>0.0772688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817942" calcext:value-type="float">
            <text:p>-0.817942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928368" calcext:value-type="float">
            <text:p>-0.928368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739386" calcext:value-type="float">
            <text:p>-0.739386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883774" calcext:value-type="float">
            <text:p>-0.883774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672222" calcext:value-type="float">
            <text:p>-0.672222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-0.785011" calcext:value-type="float">
            <text:p>-0.785011</text:p>
          </table:table-cell>
          <table:table-cell office:value-type="float" office:value="-0.778352" calcext:value-type="float">
            <text:p>-0.7783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01" calcext:value-type="float">
            <text:p>16801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929697" calcext:value-type="float">
            <text:p>-0.929697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0442223" calcext:value-type="float">
            <text:p>-0.0442223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244302" calcext:value-type="float">
            <text:p>-0.244302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999082" calcext:value-type="float">
            <text:p>-0.999082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0451417" calcext:value-type="float">
            <text:p>-0.0451417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262221" calcext:value-type="float">
            <text:p>-0.262221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997962" calcext:value-type="float">
            <text:p>-0.997962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0.0398664" calcext:value-type="float">
            <text:p>0.0398664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0.240949" calcext:value-type="float">
            <text:p>0.240949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977522" calcext:value-type="float">
            <text:p>-0.977522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0.0398311" calcext:value-type="float">
            <text:p>0.0398311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0.258817" calcext:value-type="float">
            <text:p>0.258817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867311" calcext:value-type="float">
            <text:p>-0.867311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94264" calcext:value-type="float">
            <text:p>-0.94264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939466" calcext:value-type="float">
            <text:p>-0.939466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876011" calcext:value-type="float">
            <text:p>-0.876011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0.900152" calcext:value-type="float">
            <text:p>-0.900152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-1.00441" calcext:value-type="float">
            <text:p>-1.00441</text:p>
          </table:table-cell>
          <table:table-cell office:value-type="float" office:value="-0.887567" calcext:value-type="float">
            <text:p>-0.8875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876998" calcext:value-type="float">
            <text:p>-0.876998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0435001" calcext:value-type="float">
            <text:p>-0.0435001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263654" calcext:value-type="float">
            <text:p>-0.263654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906183" calcext:value-type="float">
            <text:p>-0.906183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0430434" calcext:value-type="float">
            <text:p>-0.0430434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255395" calcext:value-type="float">
            <text:p>-0.255395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947788" calcext:value-type="float">
            <text:p>-0.947788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0.0396376" calcext:value-type="float">
            <text:p>0.0396376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0.266078" calcext:value-type="float">
            <text:p>0.266078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914185" calcext:value-type="float">
            <text:p>-0.914185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0.0391984" calcext:value-type="float">
            <text:p>0.0391984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0.256791" calcext:value-type="float">
            <text:p>0.256791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909909" calcext:value-type="float">
            <text:p>-0.909909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949304" calcext:value-type="float">
            <text:p>-0.949304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967695" calcext:value-type="float">
            <text:p>-0.967695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950598" calcext:value-type="float">
            <text:p>-0.950598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995124" calcext:value-type="float">
            <text:p>-0.995124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-0.998358" calcext:value-type="float">
            <text:p>-0.998358</text:p>
          </table:table-cell>
          <table:table-cell office:value-type="float" office:value="-0.961397" calcext:value-type="float">
            <text:p>-0.9613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989067" calcext:value-type="float">
            <text:p>-0.989067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0478708" calcext:value-type="float">
            <text:p>-0.0478708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290242" calcext:value-type="float">
            <text:p>-0.290242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987787" calcext:value-type="float">
            <text:p>-0.987787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0443548" calcext:value-type="float">
            <text:p>-0.0443548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288512" calcext:value-type="float">
            <text:p>-0.288512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1" calcext:value-type="float">
            <text:p>-1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0.0413414" calcext:value-type="float">
            <text:p>0.0413414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0.293878" calcext:value-type="float">
            <text:p>0.293878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862959" calcext:value-type="float">
            <text:p>-0.862959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0.0397315" calcext:value-type="float">
            <text:p>0.0397315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0.291782" calcext:value-type="float">
            <text:p>0.291782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1" calcext:value-type="float">
            <text:p>-1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994763" calcext:value-type="float">
            <text:p>-0.994763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1.00111" calcext:value-type="float">
            <text:p>-1.00111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965118" calcext:value-type="float">
            <text:p>-0.965118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994349" calcext:value-type="float">
            <text:p>-0.994349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-0.98913" calcext:value-type="float">
            <text:p>-0.98913</text:p>
          </table:table-cell>
          <table:table-cell office:value-type="float" office:value="-0.9969" calcext:value-type="float">
            <text:p>-0.99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0.991176" calcext:value-type="float">
            <text:p>-0.991176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0.0527451" calcext:value-type="float">
            <text:p>-0.0527451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0.164772" calcext:value-type="float">
            <text:p>-0.164772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1" calcext:value-type="float">
            <text:p>-1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0.0126562" calcext:value-type="float">
            <text:p>0.0126562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0.301931" calcext:value-type="float">
            <text:p>-0.301931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1" calcext:value-type="float">
            <text:p>-1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0.0469545" calcext:value-type="float">
            <text:p>0.0469545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0.143698" calcext:value-type="float">
            <text:p>0.143698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0.890684" calcext:value-type="float">
            <text:p>-0.890684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0.0967986" calcext:value-type="float">
            <text:p>0.0967986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0.30854" calcext:value-type="float">
            <text:p>0.30854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1.00005" calcext:value-type="float">
            <text:p>-1.00005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0.999891" calcext:value-type="float">
            <text:p>-0.999891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0.986944" calcext:value-type="float">
            <text:p>-0.986944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1" calcext:value-type="float">
            <text:p>-1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0.89493" calcext:value-type="float">
            <text:p>-0.89493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-1.00433" calcext:value-type="float">
            <text:p>-1.00433</text:p>
          </table:table-cell>
          <table:table-cell office:value-type="float" office:value="-0.992659" calcext:value-type="float">
            <text:p>-0.9926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966353" calcext:value-type="float">
            <text:p>-0.966353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0432757" calcext:value-type="float">
            <text:p>-0.0432757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275474" calcext:value-type="float">
            <text:p>-0.275474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1.00005" calcext:value-type="float">
            <text:p>-1.00005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0324481" calcext:value-type="float">
            <text:p>-0.0324481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241327" calcext:value-type="float">
            <text:p>-0.241327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1.00014" calcext:value-type="float">
            <text:p>-1.00014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0.0402878" calcext:value-type="float">
            <text:p>0.0402878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0.263761" calcext:value-type="float">
            <text:p>0.263761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925417" calcext:value-type="float">
            <text:p>-0.925417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0.0296639" calcext:value-type="float">
            <text:p>0.0296639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0.239583" calcext:value-type="float">
            <text:p>0.239583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966226" calcext:value-type="float">
            <text:p>-0.966226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966866" calcext:value-type="float">
            <text:p>-0.966866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935034" calcext:value-type="float">
            <text:p>-0.935034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968254" calcext:value-type="float">
            <text:p>-0.968254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972905" calcext:value-type="float">
            <text:p>-0.972905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-0.984356" calcext:value-type="float">
            <text:p>-0.984356</text:p>
          </table:table-cell>
          <table:table-cell office:value-type="float" office:value="-0.948844" calcext:value-type="float">
            <text:p>-0.9488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926499" calcext:value-type="float">
            <text:p>-0.926499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0524306" calcext:value-type="float">
            <text:p>-0.0524306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264568" calcext:value-type="float">
            <text:p>-0.264568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1.00453" calcext:value-type="float">
            <text:p>-1.00453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0448175" calcext:value-type="float">
            <text:p>-0.0448175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274052" calcext:value-type="float">
            <text:p>-0.274052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913033" calcext:value-type="float">
            <text:p>-0.913033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0.0467187" calcext:value-type="float">
            <text:p>0.0467187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0.238079" calcext:value-type="float">
            <text:p>0.238079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889429" calcext:value-type="float">
            <text:p>-0.889429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0.0415935" calcext:value-type="float">
            <text:p>0.0415935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0.258002" calcext:value-type="float">
            <text:p>0.258002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894888" calcext:value-type="float">
            <text:p>-0.894888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843682" calcext:value-type="float">
            <text:p>-0.843682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833195" calcext:value-type="float">
            <text:p>-0.833195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844546" calcext:value-type="float">
            <text:p>-0.844546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889532" calcext:value-type="float">
            <text:p>-0.889532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-0.957266" calcext:value-type="float">
            <text:p>-0.957266</text:p>
          </table:table-cell>
          <table:table-cell office:value-type="float" office:value="-0.867202" calcext:value-type="float">
            <text:p>-0.8672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977079" calcext:value-type="float">
            <text:p>-0.977079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0482315" calcext:value-type="float">
            <text:p>-0.0482315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201416" calcext:value-type="float">
            <text:p>-0.201416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1.00305" calcext:value-type="float">
            <text:p>-1.00305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0116523" calcext:value-type="float">
            <text:p>-0.0116523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213547" calcext:value-type="float">
            <text:p>-0.213547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796289" calcext:value-type="float">
            <text:p>-0.796289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0.0409517" calcext:value-type="float">
            <text:p>0.0409517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0.190082" calcext:value-type="float">
            <text:p>0.190082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786049" calcext:value-type="float">
            <text:p>-0.786049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0.0117196" calcext:value-type="float">
            <text:p>0.0117196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0.206709" calcext:value-type="float">
            <text:p>0.206709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71285" calcext:value-type="float">
            <text:p>-0.71285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746532" calcext:value-type="float">
            <text:p>-0.746532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796392" calcext:value-type="float">
            <text:p>-0.796392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893672" calcext:value-type="float">
            <text:p>-0.893672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735697" calcext:value-type="float">
            <text:p>-0.735697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-0.831622" calcext:value-type="float">
            <text:p>-0.831622</text:p>
          </table:table-cell>
          <table:table-cell office:value-type="float" office:value="-0.750987" calcext:value-type="float">
            <text:p>-0.7509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893963" calcext:value-type="float">
            <text:p>-0.893963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0053981" calcext:value-type="float">
            <text:p>-0.0053981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0995001" calcext:value-type="float">
            <text:p>-0.0995001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994842" calcext:value-type="float">
            <text:p>-0.994842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0.0178884" calcext:value-type="float">
            <text:p>0.0178884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117993" calcext:value-type="float">
            <text:p>-0.117993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785781" calcext:value-type="float">
            <text:p>-0.785781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0.0509253" calcext:value-type="float">
            <text:p>0.0509253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0.0817596" calcext:value-type="float">
            <text:p>0.0817596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616776" calcext:value-type="float">
            <text:p>-0.616776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00681821" calcext:value-type="float">
            <text:p>-0.00681821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0.106014" calcext:value-type="float">
            <text:p>0.106014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58357" calcext:value-type="float">
            <text:p>-0.58357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615762" calcext:value-type="float">
            <text:p>-0.615762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722375" calcext:value-type="float">
            <text:p>-0.722375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972589" calcext:value-type="float">
            <text:p>-0.972589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597404" calcext:value-type="float">
            <text:p>-0.597404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-0.475352" calcext:value-type="float">
            <text:p>-0.475352</text:p>
          </table:table-cell>
          <table:table-cell office:value-type="float" office:value="-0.604833" calcext:value-type="float">
            <text:p>-0.6048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48169" calcext:value-type="float">
            <text:p>-0.48169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0.153503" calcext:value-type="float">
            <text:p>0.153503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0.120034" calcext:value-type="float">
            <text:p>0.120034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355294" calcext:value-type="float">
            <text:p>-0.355294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0.183064" calcext:value-type="float">
            <text:p>0.183064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0.120308" calcext:value-type="float">
            <text:p>0.120308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756591" calcext:value-type="float">
            <text:p>-0.756591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0.0884085" calcext:value-type="float">
            <text:p>0.0884085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0.115751" calcext:value-type="float">
            <text:p>0.115751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712552" calcext:value-type="float">
            <text:p>-0.712552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0.135617" calcext:value-type="float">
            <text:p>0.135617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0.0811137" calcext:value-type="float">
            <text:p>0.0811137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49012" calcext:value-type="float">
            <text:p>-0.49012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238368" calcext:value-type="float">
            <text:p>-0.238368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321276" calcext:value-type="float">
            <text:p>-0.321276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549294" calcext:value-type="float">
            <text:p>-0.549294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513459" calcext:value-type="float">
            <text:p>-0.513459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-0.0949836" calcext:value-type="float">
            <text:p>-0.0949836</text:p>
          </table:table-cell>
          <table:table-cell office:value-type="float" office:value="-0.246974" calcext:value-type="float">
            <text:p>-0.2469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-0.0293491" calcext:value-type="float">
            <text:p>-0.0293491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351972" calcext:value-type="float">
            <text:p>0.351972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234077" calcext:value-type="float">
            <text:p>0.234077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0414285" calcext:value-type="float">
            <text:p>0.0414285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124529" calcext:value-type="float">
            <text:p>0.124529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221572" calcext:value-type="float">
            <text:p>0.221572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254214" calcext:value-type="float">
            <text:p>0.254214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666966" calcext:value-type="float">
            <text:p>0.666966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464681" calcext:value-type="float">
            <text:p>0.464681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265174" calcext:value-type="float">
            <text:p>0.265174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671845" calcext:value-type="float">
            <text:p>0.671845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485979" calcext:value-type="float">
            <text:p>0.485979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-0.316402" calcext:value-type="float">
            <text:p>-0.316402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417949" calcext:value-type="float">
            <text:p>0.417949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274819" calcext:value-type="float">
            <text:p>0.274819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-0.317248" calcext:value-type="float">
            <text:p>-0.317248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443978" calcext:value-type="float">
            <text:p>0.443978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327796" calcext:value-type="float">
            <text:p>0.327796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-0.209632" calcext:value-type="float">
            <text:p>-0.209632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62662" calcext:value-type="float">
            <text:p>0.62662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0154563" calcext:value-type="float">
            <text:p>0.0154563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616929" calcext:value-type="float">
            <text:p>0.616929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62182" calcext:value-type="float">
            <text:p>0.62182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307215" calcext:value-type="float">
            <text:p>0.307215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711662" calcext:value-type="float">
            <text:p>0.711662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679076" calcext:value-type="float">
            <text:p>0.679076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300728" calcext:value-type="float">
            <text:p>0.300728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608537" calcext:value-type="float">
            <text:p>0.608537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716025" calcext:value-type="float">
            <text:p>0.716025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339884" calcext:value-type="float">
            <text:p>0.339884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31441" calcext:value-type="float">
            <text:p>0.531441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5901" calcext:value-type="float">
            <text:p>0.55901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43544" calcext:value-type="float">
            <text:p>0.43544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.587243" calcext:value-type="float">
            <text:p>0.587243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00935694" calcext:value-type="float">
            <text:p>0.00935694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822047" calcext:value-type="float">
            <text:p>0.822047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654583" calcext:value-type="float">
            <text:p>0.654583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00584485" calcext:value-type="float">
            <text:p>0.00584485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755672" calcext:value-type="float">
            <text:p>0.755672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813755" calcext:value-type="float">
            <text:p>0.813755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507246" calcext:value-type="float">
            <text:p>0.507246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727689" calcext:value-type="float">
            <text:p>0.727689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721302" calcext:value-type="float">
            <text:p>0.721302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435821" calcext:value-type="float">
            <text:p>0.435821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749083" calcext:value-type="float">
            <text:p>0.749083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808209" calcext:value-type="float">
            <text:p>0.808209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944512" calcext:value-type="float">
            <text:p>0.944512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699841" calcext:value-type="float">
            <text:p>0.699841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576548" calcext:value-type="float">
            <text:p>0.576548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705748" calcext:value-type="float">
            <text:p>0.705748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724444" calcext:value-type="float">
            <text:p>0.724444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019446" calcext:value-type="float">
            <text:p>0.019446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847059" calcext:value-type="float">
            <text:p>0.847059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756442" calcext:value-type="float">
            <text:p>0.756442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0131961" calcext:value-type="float">
            <text:p>0.0131961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747627" calcext:value-type="float">
            <text:p>0.747627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527225" calcext:value-type="float">
            <text:p>0.527225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42933" calcext:value-type="float">
            <text:p>0.42933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769309" calcext:value-type="float">
            <text:p>0.769309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558003" calcext:value-type="float">
            <text:p>0.558003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531448" calcext:value-type="float">
            <text:p>0.531448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688396" calcext:value-type="float">
            <text:p>0.688396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983716" calcext:value-type="float">
            <text:p>0.983716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817961" calcext:value-type="float">
            <text:p>0.817961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757094" calcext:value-type="float">
            <text:p>0.757094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813196" calcext:value-type="float">
            <text:p>0.813196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753803" calcext:value-type="float">
            <text:p>0.753803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31676" calcext:value-type="float">
            <text:p>0.931676</text:p>
          </table:table-cell>
          <table:table-cell office:value-type="float" office:value="0.00258752" calcext:value-type="float">
            <text:p>0.00258752</text:p>
          </table:table-cell>
          <table:table-cell office:value-type="float" office:value="0.931676" calcext:value-type="float">
            <text:p>0.931676</text:p>
          </table:table-cell>
          <table:table-cell office:value-type="float" office:value="1.00005" calcext:value-type="float">
            <text:p>1.00005</text:p>
          </table:table-cell>
          <table:table-cell office:value-type="float" office:value="0.931676" calcext:value-type="float">
            <text:p>0.931676</text:p>
          </table:table-cell>
          <table:table-cell office:value-type="float" office:value="0.935694" calcext:value-type="float">
            <text:p>0.935694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0011437" calcext:value-type="float">
            <text:p>0.0011437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827373" calcext:value-type="float">
            <text:p>0.827373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827848" calcext:value-type="float">
            <text:p>0.827848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538725" calcext:value-type="float">
            <text:p>0.538725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1.00095" calcext:value-type="float">
            <text:p>1.00095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867903" calcext:value-type="float">
            <text:p>0.867903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545554" calcext:value-type="float">
            <text:p>0.545554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75705" calcext:value-type="float">
            <text:p>0.975705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26419" calcext:value-type="float">
            <text:p>0.926419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75185" calcext:value-type="float">
            <text:p>0.975185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46504" calcext:value-type="float">
            <text:p>0.946504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85716" calcext:value-type="float">
            <text:p>0.985716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89855" calcext:value-type="float">
            <text:p>0.989855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.924554" calcext:value-type="float">
            <text:p>0.924554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6T11:36:28.298525625</dc:date>
    <meta:document-statistic meta:table-count="1" meta:cell-count="351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43" style:family="chart">
      <style:graphic-properties draw:stroke="solid" svg:stroke-color="#b3b3b3" draw:fill="none" draw:fill-color="#e6e6e6"/>
    </style:style>
    <style:style style:name="ch44" style:family="chart">
      <style:graphic-properties svg:stroke-color="#b3b3b3" draw:fill-color="#cccccc"/>
    </style:style>
  </office:automatic-styles>
  <office:body>
    <office:chart>
      <chart:chart svg:width="62.314cm" svg:height="22.071cm" xlink:href=".." xlink:type="simple" chart:class="chart:scatter" chart:style-name="ch1">
        <chart:legend chart:legend-position="end" svg:x="59.813cm" svg:y="1.772cm" style:legend-expansion="high" chart:style-name="ch2"/>
        <chart:plot-area chart:style-name="ch3" table:cell-range-address="Sheet1.A1:Sheet1.AL90" svg:x="1.246cm" svg:y="0.441cm" svg:width="57.321cm" svg:height="21.189cm">
          <chartooo:coordinate-region svg:x="2.079cm" svg:y="0.64cm" svg:width="56.024cm" svg:height="20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0" chart:class="chart:scatter">
            <chart:domain table:cell-range-address="Sheet1.A1:Sheet1.A90"/>
            <chart:data-point chart:repeated="90"/>
          </chart:series>
          <chart:series chart:style-name="ch7" chart:values-cell-range-address="Sheet1.C1:Sheet1.C90" chart:class="chart:scatter">
            <chart:data-point chart:repeated="90"/>
          </chart:series>
          <chart:series chart:style-name="ch8" chart:values-cell-range-address="Sheet1.D1:Sheet1.D90" chart:class="chart:scatter">
            <chart:data-point chart:repeated="90"/>
          </chart:series>
          <chart:series chart:style-name="ch9" chart:values-cell-range-address="Sheet1.E1:Sheet1.E90" chart:class="chart:scatter">
            <chart:data-point chart:repeated="90"/>
          </chart:series>
          <chart:series chart:style-name="ch10" chart:values-cell-range-address="Sheet1.F1:Sheet1.F90" chart:class="chart:scatter">
            <chart:data-point chart:repeated="90"/>
          </chart:series>
          <chart:series chart:style-name="ch11" chart:values-cell-range-address="Sheet1.G1:Sheet1.G90" chart:class="chart:scatter">
            <chart:data-point chart:repeated="90"/>
          </chart:series>
          <chart:series chart:style-name="ch12" chart:values-cell-range-address="Sheet1.H1:Sheet1.H90" chart:class="chart:scatter">
            <chart:data-point chart:repeated="90"/>
          </chart:series>
          <chart:series chart:style-name="ch13" chart:values-cell-range-address="Sheet1.I1:Sheet1.I90" chart:class="chart:scatter">
            <chart:data-point chart:repeated="90"/>
          </chart:series>
          <chart:series chart:style-name="ch14" chart:values-cell-range-address="Sheet1.J1:Sheet1.J90" chart:class="chart:scatter">
            <chart:data-point chart:repeated="90"/>
          </chart:series>
          <chart:series chart:style-name="ch15" chart:values-cell-range-address="Sheet1.K1:Sheet1.K90" chart:class="chart:scatter">
            <chart:data-point chart:repeated="90"/>
          </chart:series>
          <chart:series chart:style-name="ch16" chart:values-cell-range-address="Sheet1.L1:Sheet1.L90" chart:class="chart:scatter">
            <chart:data-point chart:repeated="90"/>
          </chart:series>
          <chart:series chart:style-name="ch17" chart:values-cell-range-address="Sheet1.M1:Sheet1.M90" chart:class="chart:scatter">
            <chart:data-point chart:repeated="90"/>
          </chart:series>
          <chart:series chart:style-name="ch18" chart:values-cell-range-address="Sheet1.N1:Sheet1.N90" chart:class="chart:scatter">
            <chart:data-point chart:repeated="90"/>
          </chart:series>
          <chart:series chart:style-name="ch19" chart:values-cell-range-address="Sheet1.O1:Sheet1.O90" chart:class="chart:scatter">
            <chart:data-point chart:repeated="90"/>
          </chart:series>
          <chart:series chart:style-name="ch20" chart:values-cell-range-address="Sheet1.P1:Sheet1.P90" chart:class="chart:scatter">
            <chart:data-point chart:repeated="90"/>
          </chart:series>
          <chart:series chart:style-name="ch21" chart:values-cell-range-address="Sheet1.Q1:Sheet1.Q90" chart:class="chart:scatter">
            <chart:data-point chart:repeated="90"/>
          </chart:series>
          <chart:series chart:style-name="ch22" chart:values-cell-range-address="Sheet1.R1:Sheet1.R90" chart:class="chart:scatter">
            <chart:data-point chart:repeated="90"/>
          </chart:series>
          <chart:series chart:style-name="ch23" chart:values-cell-range-address="Sheet1.S1:Sheet1.S90" chart:class="chart:scatter">
            <chart:data-point chart:repeated="90"/>
          </chart:series>
          <chart:series chart:style-name="ch24" chart:values-cell-range-address="Sheet1.T1:Sheet1.T90" chart:class="chart:scatter">
            <chart:data-point chart:repeated="90"/>
          </chart:series>
          <chart:series chart:style-name="ch25" chart:values-cell-range-address="Sheet1.U1:Sheet1.U90" chart:class="chart:scatter">
            <chart:data-point chart:repeated="90"/>
          </chart:series>
          <chart:series chart:style-name="ch26" chart:values-cell-range-address="Sheet1.V1:Sheet1.V90" chart:class="chart:scatter">
            <chart:data-point chart:repeated="90"/>
          </chart:series>
          <chart:series chart:style-name="ch27" chart:values-cell-range-address="Sheet1.W1:Sheet1.W90" chart:class="chart:scatter">
            <chart:data-point chart:repeated="90"/>
          </chart:series>
          <chart:series chart:style-name="ch28" chart:values-cell-range-address="Sheet1.X1:Sheet1.X90" chart:class="chart:scatter">
            <chart:data-point chart:repeated="90"/>
          </chart:series>
          <chart:series chart:style-name="ch29" chart:values-cell-range-address="Sheet1.Y1:Sheet1.Y90" chart:class="chart:scatter">
            <chart:data-point chart:repeated="90"/>
          </chart:series>
          <chart:series chart:style-name="ch30" chart:values-cell-range-address="Sheet1.Z1:Sheet1.Z90" chart:class="chart:scatter">
            <chart:data-point chart:repeated="90"/>
          </chart:series>
          <chart:series chart:style-name="ch31" chart:values-cell-range-address="Sheet1.AA1:Sheet1.AA90" chart:class="chart:scatter">
            <chart:data-point chart:repeated="90"/>
          </chart:series>
          <chart:series chart:style-name="ch32" chart:values-cell-range-address="Sheet1.AB1:Sheet1.AB90" chart:class="chart:scatter">
            <chart:data-point chart:repeated="90"/>
          </chart:series>
          <chart:series chart:style-name="ch33" chart:values-cell-range-address="Sheet1.AC1:Sheet1.AC90" chart:class="chart:scatter">
            <chart:data-point chart:repeated="90"/>
          </chart:series>
          <chart:series chart:style-name="ch34" chart:values-cell-range-address="Sheet1.AD1:Sheet1.AD90" chart:class="chart:scatter">
            <chart:data-point chart:repeated="90"/>
          </chart:series>
          <chart:series chart:style-name="ch35" chart:values-cell-range-address="Sheet1.AE1:Sheet1.AE90" chart:class="chart:scatter">
            <chart:data-point chart:repeated="90"/>
          </chart:series>
          <chart:series chart:style-name="ch36" chart:values-cell-range-address="Sheet1.AF1:Sheet1.AF90" chart:class="chart:scatter">
            <chart:data-point chart:repeated="90"/>
          </chart:series>
          <chart:series chart:style-name="ch37" chart:values-cell-range-address="Sheet1.AG1:Sheet1.AG90" chart:class="chart:scatter">
            <chart:data-point chart:repeated="90"/>
          </chart:series>
          <chart:series chart:style-name="ch38" chart:values-cell-range-address="Sheet1.AH1:Sheet1.AH90" chart:class="chart:scatter">
            <chart:data-point chart:repeated="90"/>
          </chart:series>
          <chart:series chart:style-name="ch39" chart:values-cell-range-address="Sheet1.AI1:Sheet1.AI90" chart:class="chart:scatter">
            <chart:data-point chart:repeated="90"/>
          </chart:series>
          <chart:series chart:style-name="ch40" chart:values-cell-range-address="Sheet1.AJ1:Sheet1.AJ90" chart:class="chart:scatter">
            <chart:data-point chart:repeated="90"/>
          </chart:series>
          <chart:series chart:style-name="ch41" chart:values-cell-range-address="Sheet1.AK1:Sheet1.AK90" chart:class="chart:scatter">
            <chart:data-point chart:repeated="90"/>
          </chart:series>
          <chart:series chart:style-name="ch42" chart:values-cell-range-address="Sheet1.AL1:Sheet1.AL90" chart:class="chart:scatter">
            <chart:data-point chart:repeated="90"/>
          </chart:series>
          <chart:wall chart:style-name="ch43"/>
          <chart:floor chart:style-name="ch4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Sheet1.A1:Sheet1.A90</svg:desc>
                </draw:g>
              </table:table-cell>
              <table:table-cell office:value-type="float" office:value="0.198669">
                <text:p>0.198669</text:p>
                <draw:g>
                  <svg:desc>Sheet1.B1:Sheet1.B90</svg:desc>
                </draw:g>
              </table:table-cell>
              <table:table-cell office:value-type="float" office:value="-0.108983">
                <text:p>-0.108983</text:p>
                <draw:g>
                  <svg:desc>Sheet1.C1:Sheet1.C90</svg:desc>
                </draw:g>
              </table:table-cell>
              <table:table-cell office:value-type="float" office:value="0.198669">
                <text:p>0.198669</text:p>
                <draw:g>
                  <svg:desc>Sheet1.D1:Sheet1.D90</svg:desc>
                </draw:g>
              </table:table-cell>
              <table:table-cell office:value-type="float" office:value="0.507344">
                <text:p>0.507344</text:p>
                <draw:g>
                  <svg:desc>Sheet1.E1:Sheet1.E90</svg:desc>
                </draw:g>
              </table:table-cell>
              <table:table-cell office:value-type="float" office:value="0.198669">
                <text:p>0.198669</text:p>
                <draw:g>
                  <svg:desc>Sheet1.F1:Sheet1.F90</svg:desc>
                </draw:g>
              </table:table-cell>
              <table:table-cell office:value-type="float" office:value="0.331987">
                <text:p>0.331987</text:p>
                <draw:g>
                  <svg:desc>Sheet1.G1:Sheet1.G90</svg:desc>
                </draw:g>
              </table:table-cell>
              <table:table-cell office:value-type="float" office:value="0.198669">
                <text:p>0.198669</text:p>
                <draw:g>
                  <svg:desc>Sheet1.H1:Sheet1.H90</svg:desc>
                </draw:g>
              </table:table-cell>
              <table:table-cell office:value-type="float" office:value="0.0175211">
                <text:p>0.0175211</text:p>
                <draw:g>
                  <svg:desc>Sheet1.I1:Sheet1.I90</svg:desc>
                </draw:g>
              </table:table-cell>
              <table:table-cell office:value-type="float" office:value="0.198669">
                <text:p>0.198669</text:p>
                <draw:g>
                  <svg:desc>Sheet1.J1:Sheet1.J90</svg:desc>
                </draw:g>
              </table:table-cell>
              <table:table-cell office:value-type="float" office:value="0.46653">
                <text:p>0.46653</text:p>
                <draw:g>
                  <svg:desc>Sheet1.K1:Sheet1.K90</svg:desc>
                </draw:g>
              </table:table-cell>
              <table:table-cell office:value-type="float" office:value="0.198669">
                <text:p>0.198669</text:p>
                <draw:g>
                  <svg:desc>Sheet1.L1:Sheet1.L90</svg:desc>
                </draw:g>
              </table:table-cell>
              <table:table-cell office:value-type="float" office:value="0.333346">
                <text:p>0.333346</text:p>
                <draw:g>
                  <svg:desc>Sheet1.M1:Sheet1.M90</svg:desc>
                </draw:g>
              </table:table-cell>
              <table:table-cell office:value-type="float" office:value="0.198669">
                <text:p>0.198669</text:p>
                <draw:g>
                  <svg:desc>Sheet1.N1:Sheet1.N90</svg:desc>
                </draw:g>
              </table:table-cell>
              <table:table-cell office:value-type="float" office:value="0.448759">
                <text:p>0.448759</text:p>
                <draw:g>
                  <svg:desc>Sheet1.O1:Sheet1.O90</svg:desc>
                </draw:g>
              </table:table-cell>
              <table:table-cell office:value-type="float" office:value="0.198669">
                <text:p>0.198669</text:p>
                <draw:g>
                  <svg:desc>Sheet1.P1:Sheet1.P90</svg:desc>
                </draw:g>
              </table:table-cell>
              <table:table-cell office:value-type="float" office:value="0.582097">
                <text:p>0.582097</text:p>
                <draw:g>
                  <svg:desc>Sheet1.Q1:Sheet1.Q90</svg:desc>
                </draw:g>
              </table:table-cell>
              <table:table-cell office:value-type="float" office:value="0.198669">
                <text:p>0.198669</text:p>
                <draw:g>
                  <svg:desc>Sheet1.R1:Sheet1.R90</svg:desc>
                </draw:g>
              </table:table-cell>
              <table:table-cell office:value-type="float" office:value="0.436685">
                <text:p>0.436685</text:p>
                <draw:g>
                  <svg:desc>Sheet1.S1:Sheet1.S90</svg:desc>
                </draw:g>
              </table:table-cell>
              <table:table-cell office:value-type="float" office:value="0.198669">
                <text:p>0.198669</text:p>
                <draw:g>
                  <svg:desc>Sheet1.T1:Sheet1.T90</svg:desc>
                </draw:g>
              </table:table-cell>
              <table:table-cell office:value-type="float" office:value="0.39677">
                <text:p>0.39677</text:p>
                <draw:g>
                  <svg:desc>Sheet1.U1:Sheet1.U90</svg:desc>
                </draw:g>
              </table:table-cell>
              <table:table-cell office:value-type="float" office:value="0.198669">
                <text:p>0.198669</text:p>
                <draw:g>
                  <svg:desc>Sheet1.V1:Sheet1.V90</svg:desc>
                </draw:g>
              </table:table-cell>
              <table:table-cell office:value-type="float" office:value="0.599346">
                <text:p>0.599346</text:p>
                <draw:g>
                  <svg:desc>Sheet1.W1:Sheet1.W90</svg:desc>
                </draw:g>
              </table:table-cell>
              <table:table-cell office:value-type="float" office:value="0.198669">
                <text:p>0.198669</text:p>
                <draw:g>
                  <svg:desc>Sheet1.X1:Sheet1.X90</svg:desc>
                </draw:g>
              </table:table-cell>
              <table:table-cell office:value-type="float" office:value="0.443248">
                <text:p>0.443248</text:p>
                <draw:g>
                  <svg:desc>Sheet1.Y1:Sheet1.Y90</svg:desc>
                </draw:g>
              </table:table-cell>
              <table:table-cell office:value-type="float" office:value="0.198669">
                <text:p>0.198669</text:p>
                <draw:g>
                  <svg:desc>Sheet1.Z1:Sheet1.Z90</svg:desc>
                </draw:g>
              </table:table-cell>
              <table:table-cell office:value-type="float" office:value="-0.418624">
                <text:p>-0.418624</text:p>
                <draw:g>
                  <svg:desc>Sheet1.AA1:Sheet1.AA90</svg:desc>
                </draw:g>
              </table:table-cell>
              <table:table-cell office:value-type="float" office:value="0.198669">
                <text:p>0.198669</text:p>
                <draw:g>
                  <svg:desc>Sheet1.AB1:Sheet1.AB90</svg:desc>
                </draw:g>
              </table:table-cell>
              <table:table-cell office:value-type="float" office:value="0.329855">
                <text:p>0.329855</text:p>
                <draw:g>
                  <svg:desc>Sheet1.AC1:Sheet1.AC90</svg:desc>
                </draw:g>
              </table:table-cell>
              <table:table-cell office:value-type="float" office:value="0.198669">
                <text:p>0.198669</text:p>
                <draw:g>
                  <svg:desc>Sheet1.AD1:Sheet1.AD90</svg:desc>
                </draw:g>
              </table:table-cell>
              <table:table-cell office:value-type="float" office:value="0.347879">
                <text:p>0.347879</text:p>
                <draw:g>
                  <svg:desc>Sheet1.AE1:Sheet1.AE90</svg:desc>
                </draw:g>
              </table:table-cell>
              <table:table-cell office:value-type="float" office:value="0.198669">
                <text:p>0.198669</text:p>
                <draw:g>
                  <svg:desc>Sheet1.AF1:Sheet1.AF90</svg:desc>
                </draw:g>
              </table:table-cell>
              <table:table-cell office:value-type="float" office:value="-0.435917">
                <text:p>-0.435917</text:p>
                <draw:g>
                  <svg:desc>Sheet1.AG1:Sheet1.AG90</svg:desc>
                </draw:g>
              </table:table-cell>
              <table:table-cell office:value-type="float" office:value="0.198669">
                <text:p>0.198669</text:p>
                <draw:g>
                  <svg:desc>Sheet1.AH1:Sheet1.AH90</svg:desc>
                </draw:g>
              </table:table-cell>
              <table:table-cell office:value-type="float" office:value="0.371892">
                <text:p>0.371892</text:p>
                <draw:g>
                  <svg:desc>Sheet1.AI1:Sheet1.AI90</svg:desc>
                </draw:g>
              </table:table-cell>
              <table:table-cell office:value-type="float" office:value="0.198669">
                <text:p>0.198669</text:p>
                <draw:g>
                  <svg:desc>Sheet1.AJ1:Sheet1.AJ90</svg:desc>
                </draw:g>
              </table:table-cell>
              <table:table-cell office:value-type="float" office:value="0.380132">
                <text:p>0.380132</text:p>
                <draw:g>
                  <svg:desc>Sheet1.AK1:Sheet1.AK90</svg:desc>
                </draw:g>
              </table:table-cell>
              <table:table-cell office:value-type="float" office:value="0.198669">
                <text:p>0.198669</text:p>
                <draw:g>
                  <svg:desc>Sheet1.AL1:Sheet1.AL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1">
                <text:p>401</text:p>
              </table:table-cell>
              <table:table-cell office:value-type="float" office:value="0.389418">
                <text:p>0.389418</text:p>
              </table:table-cell>
              <table:table-cell office:value-type="float" office:value="-0.211714">
                <text:p>-0.211714</text:p>
              </table:table-cell>
              <table:table-cell office:value-type="float" office:value="0.389418">
                <text:p>0.389418</text:p>
              </table:table-cell>
              <table:table-cell office:value-type="float" office:value="0.470451">
                <text:p>0.470451</text:p>
              </table:table-cell>
              <table:table-cell office:value-type="float" office:value="0.389418">
                <text:p>0.389418</text:p>
              </table:table-cell>
              <table:table-cell office:value-type="float" office:value="0.425196">
                <text:p>0.425196</text:p>
              </table:table-cell>
              <table:table-cell office:value-type="float" office:value="0.389418">
                <text:p>0.389418</text:p>
              </table:table-cell>
              <table:table-cell office:value-type="float" office:value="-0.538551">
                <text:p>-0.538551</text:p>
              </table:table-cell>
              <table:table-cell office:value-type="float" office:value="0.389418">
                <text:p>0.389418</text:p>
              </table:table-cell>
              <table:table-cell office:value-type="float" office:value="0.477847">
                <text:p>0.477847</text:p>
              </table:table-cell>
              <table:table-cell office:value-type="float" office:value="0.389418">
                <text:p>0.389418</text:p>
              </table:table-cell>
              <table:table-cell office:value-type="float" office:value="0.500119">
                <text:p>0.500119</text:p>
              </table:table-cell>
              <table:table-cell office:value-type="float" office:value="0.389418">
                <text:p>0.389418</text:p>
              </table:table-cell>
              <table:table-cell office:value-type="float" office:value="0.385228">
                <text:p>0.385228</text:p>
              </table:table-cell>
              <table:table-cell office:value-type="float" office:value="0.389418">
                <text:p>0.389418</text:p>
              </table:table-cell>
              <table:table-cell office:value-type="float" office:value="0.332805">
                <text:p>0.332805</text:p>
              </table:table-cell>
              <table:table-cell office:value-type="float" office:value="0.389418">
                <text:p>0.389418</text:p>
              </table:table-cell>
              <table:table-cell office:value-type="float" office:value="0.494907">
                <text:p>0.494907</text:p>
              </table:table-cell>
              <table:table-cell office:value-type="float" office:value="0.389418">
                <text:p>0.389418</text:p>
              </table:table-cell>
              <table:table-cell office:value-type="float" office:value="0.112386">
                <text:p>0.112386</text:p>
              </table:table-cell>
              <table:table-cell office:value-type="float" office:value="0.389418">
                <text:p>0.389418</text:p>
              </table:table-cell>
              <table:table-cell office:value-type="float" office:value="0.292333">
                <text:p>0.292333</text:p>
              </table:table-cell>
              <table:table-cell office:value-type="float" office:value="0.389418">
                <text:p>0.389418</text:p>
              </table:table-cell>
              <table:table-cell office:value-type="float" office:value="0.463812">
                <text:p>0.463812</text:p>
              </table:table-cell>
              <table:table-cell office:value-type="float" office:value="0.389418">
                <text:p>0.389418</text:p>
              </table:table-cell>
              <table:table-cell office:value-type="float" office:value="-0.42379">
                <text:p>-0.42379</text:p>
              </table:table-cell>
              <table:table-cell office:value-type="float" office:value="0.389418">
                <text:p>0.389418</text:p>
              </table:table-cell>
              <table:table-cell office:value-type="float" office:value="0.311699">
                <text:p>0.311699</text:p>
              </table:table-cell>
              <table:table-cell office:value-type="float" office:value="0.389418">
                <text:p>0.389418</text:p>
              </table:table-cell>
              <table:table-cell office:value-type="float" office:value="0.422955">
                <text:p>0.422955</text:p>
              </table:table-cell>
              <table:table-cell office:value-type="float" office:value="0.389418">
                <text:p>0.389418</text:p>
              </table:table-cell>
              <table:table-cell office:value-type="float" office:value="0.896812">
                <text:p>0.896812</text:p>
              </table:table-cell>
              <table:table-cell office:value-type="float" office:value="0.389418">
                <text:p>0.389418</text:p>
              </table:table-cell>
              <table:table-cell office:value-type="float" office:value="0.313921">
                <text:p>0.313921</text:p>
              </table:table-cell>
              <table:table-cell office:value-type="float" office:value="0.389418">
                <text:p>0.389418</text:p>
              </table:table-cell>
              <table:table-cell office:value-type="float" office:value="0.426276">
                <text:p>0.426276</text:p>
              </table:table-cell>
              <table:table-cell office:value-type="float" office:value="0.389418">
                <text:p>0.389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0.564642">
                <text:p>0.564642</text:p>
              </table:table-cell>
              <table:table-cell office:value-type="float" office:value="0.0291405">
                <text:p>0.0291405</text:p>
              </table:table-cell>
              <table:table-cell office:value-type="float" office:value="0.564642">
                <text:p>0.564642</text:p>
              </table:table-cell>
              <table:table-cell office:value-type="float" office:value="0.455883">
                <text:p>0.455883</text:p>
              </table:table-cell>
              <table:table-cell office:value-type="float" office:value="0.564642">
                <text:p>0.564642</text:p>
              </table:table-cell>
              <table:table-cell office:value-type="float" office:value="0.554742">
                <text:p>0.554742</text:p>
              </table:table-cell>
              <table:table-cell office:value-type="float" office:value="0.564642">
                <text:p>0.564642</text:p>
              </table:table-cell>
              <table:table-cell office:value-type="float" office:value="0.0154178">
                <text:p>0.0154178</text:p>
              </table:table-cell>
              <table:table-cell office:value-type="float" office:value="0.564642">
                <text:p>0.564642</text:p>
              </table:table-cell>
              <table:table-cell office:value-type="float" office:value="0.5291">
                <text:p>0.5291</text:p>
              </table:table-cell>
              <table:table-cell office:value-type="float" office:value="0.564642">
                <text:p>0.564642</text:p>
              </table:table-cell>
              <table:table-cell office:value-type="float" office:value="0.57396">
                <text:p>0.57396</text:p>
              </table:table-cell>
              <table:table-cell office:value-type="float" office:value="0.564642">
                <text:p>0.564642</text:p>
              </table:table-cell>
              <table:table-cell office:value-type="float" office:value="0.407108">
                <text:p>0.407108</text:p>
              </table:table-cell>
              <table:table-cell office:value-type="float" office:value="0.564642">
                <text:p>0.564642</text:p>
              </table:table-cell>
              <table:table-cell office:value-type="float" office:value="0.404206">
                <text:p>0.404206</text:p>
              </table:table-cell>
              <table:table-cell office:value-type="float" office:value="0.564642">
                <text:p>0.564642</text:p>
              </table:table-cell>
              <table:table-cell office:value-type="float" office:value="0.550608">
                <text:p>0.550608</text:p>
              </table:table-cell>
              <table:table-cell office:value-type="float" office:value="0.564642">
                <text:p>0.564642</text:p>
              </table:table-cell>
              <table:table-cell office:value-type="float" office:value="0.392557">
                <text:p>0.392557</text:p>
              </table:table-cell>
              <table:table-cell office:value-type="float" office:value="0.564642">
                <text:p>0.564642</text:p>
              </table:table-cell>
              <table:table-cell office:value-type="float" office:value="0.406043">
                <text:p>0.406043</text:p>
              </table:table-cell>
              <table:table-cell office:value-type="float" office:value="0.564642">
                <text:p>0.564642</text:p>
              </table:table-cell>
              <table:table-cell office:value-type="float" office:value="0.547994">
                <text:p>0.547994</text:p>
              </table:table-cell>
              <table:table-cell office:value-type="float" office:value="0.564642">
                <text:p>0.564642</text:p>
              </table:table-cell>
              <table:table-cell office:value-type="float" office:value="0.818304">
                <text:p>0.818304</text:p>
              </table:table-cell>
              <table:table-cell office:value-type="float" office:value="0.564642">
                <text:p>0.564642</text:p>
              </table:table-cell>
              <table:table-cell office:value-type="float" office:value="0.541794">
                <text:p>0.541794</text:p>
              </table:table-cell>
              <table:table-cell office:value-type="float" office:value="0.564642">
                <text:p>0.564642</text:p>
              </table:table-cell>
              <table:table-cell office:value-type="float" office:value="0.517297">
                <text:p>0.517297</text:p>
              </table:table-cell>
              <table:table-cell office:value-type="float" office:value="0.564642">
                <text:p>0.564642</text:p>
              </table:table-cell>
              <table:table-cell office:value-type="float" office:value="0.525807">
                <text:p>0.525807</text:p>
              </table:table-cell>
              <table:table-cell office:value-type="float" office:value="0.564642">
                <text:p>0.564642</text:p>
              </table:table-cell>
              <table:table-cell office:value-type="float" office:value="0.485224">
                <text:p>0.485224</text:p>
              </table:table-cell>
              <table:table-cell office:value-type="float" office:value="0.564642">
                <text:p>0.564642</text:p>
              </table:table-cell>
              <table:table-cell office:value-type="float" office:value="0.51567">
                <text:p>0.51567</text:p>
              </table:table-cell>
              <table:table-cell office:value-type="float" office:value="0.564642">
                <text:p>0.564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0.717356">
                <text:p>0.717356</text:p>
              </table:table-cell>
              <table:table-cell office:value-type="float" office:value="0.00159535">
                <text:p>0.00159535</text:p>
              </table:table-cell>
              <table:table-cell office:value-type="float" office:value="0.717356">
                <text:p>0.717356</text:p>
              </table:table-cell>
              <table:table-cell office:value-type="float" office:value="0.568118">
                <text:p>0.568118</text:p>
              </table:table-cell>
              <table:table-cell office:value-type="float" office:value="0.717356">
                <text:p>0.717356</text:p>
              </table:table-cell>
              <table:table-cell office:value-type="float" office:value="0.495784">
                <text:p>0.495784</text:p>
              </table:table-cell>
              <table:table-cell office:value-type="float" office:value="0.717356">
                <text:p>0.717356</text:p>
              </table:table-cell>
              <table:table-cell office:value-type="float" office:value="0.000576803">
                <text:p>0.000576803</text:p>
              </table:table-cell>
              <table:table-cell office:value-type="float" office:value="0.717356">
                <text:p>0.717356</text:p>
              </table:table-cell>
              <table:table-cell office:value-type="float" office:value="0.596892">
                <text:p>0.596892</text:p>
              </table:table-cell>
              <table:table-cell office:value-type="float" office:value="0.717356">
                <text:p>0.717356</text:p>
              </table:table-cell>
              <table:table-cell office:value-type="float" office:value="0.491665">
                <text:p>0.491665</text:p>
              </table:table-cell>
              <table:table-cell office:value-type="float" office:value="0.717356">
                <text:p>0.717356</text:p>
              </table:table-cell>
              <table:table-cell office:value-type="float" office:value="0.471408">
                <text:p>0.471408</text:p>
              </table:table-cell>
              <table:table-cell office:value-type="float" office:value="0.717356">
                <text:p>0.717356</text:p>
              </table:table-cell>
              <table:table-cell office:value-type="float" office:value="0.589682">
                <text:p>0.589682</text:p>
              </table:table-cell>
              <table:table-cell office:value-type="float" office:value="0.717356">
                <text:p>0.717356</text:p>
              </table:table-cell>
              <table:table-cell office:value-type="float" office:value="0.524177">
                <text:p>0.524177</text:p>
              </table:table-cell>
              <table:table-cell office:value-type="float" office:value="0.717356">
                <text:p>0.717356</text:p>
              </table:table-cell>
              <table:table-cell office:value-type="float" office:value="0.4598">
                <text:p>0.4598</text:p>
              </table:table-cell>
              <table:table-cell office:value-type="float" office:value="0.717356">
                <text:p>0.717356</text:p>
              </table:table-cell>
              <table:table-cell office:value-type="float" office:value="0.606866">
                <text:p>0.606866</text:p>
              </table:table-cell>
              <table:table-cell office:value-type="float" office:value="0.717356">
                <text:p>0.717356</text:p>
              </table:table-cell>
              <table:table-cell office:value-type="float" office:value="0.518414">
                <text:p>0.518414</text:p>
              </table:table-cell>
              <table:table-cell office:value-type="float" office:value="0.717356">
                <text:p>0.717356</text:p>
              </table:table-cell>
              <table:table-cell office:value-type="float" office:value="0.856947">
                <text:p>0.856947</text:p>
              </table:table-cell>
              <table:table-cell office:value-type="float" office:value="0.717356">
                <text:p>0.717356</text:p>
              </table:table-cell>
              <table:table-cell office:value-type="float" office:value="0.646094">
                <text:p>0.646094</text:p>
              </table:table-cell>
              <table:table-cell office:value-type="float" office:value="0.717356">
                <text:p>0.717356</text:p>
              </table:table-cell>
              <table:table-cell office:value-type="float" office:value="0.593312">
                <text:p>0.593312</text:p>
              </table:table-cell>
              <table:table-cell office:value-type="float" office:value="0.717356">
                <text:p>0.717356</text:p>
              </table:table-cell>
              <table:table-cell office:value-type="float" office:value="0.921904">
                <text:p>0.921904</text:p>
              </table:table-cell>
              <table:table-cell office:value-type="float" office:value="0.717356">
                <text:p>0.717356</text:p>
              </table:table-cell>
              <table:table-cell office:value-type="float" office:value="0.658079">
                <text:p>0.658079</text:p>
              </table:table-cell>
              <table:table-cell office:value-type="float" office:value="0.717356">
                <text:p>0.717356</text:p>
              </table:table-cell>
              <table:table-cell office:value-type="float" office:value="0.591765">
                <text:p>0.591765</text:p>
              </table:table-cell>
              <table:table-cell office:value-type="float" office:value="0.717356">
                <text:p>0.717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1">
                <text:p>1201</text:p>
              </table:table-cell>
              <table:table-cell office:value-type="float" office:value="0.932039">
                <text:p>0.932039</text:p>
              </table:table-cell>
              <table:table-cell office:value-type="float" office:value="0.0127735">
                <text:p>0.0127735</text:p>
              </table:table-cell>
              <table:table-cell office:value-type="float" office:value="0.932039">
                <text:p>0.932039</text:p>
              </table:table-cell>
              <table:table-cell office:value-type="float" office:value="0.783886">
                <text:p>0.783886</text:p>
              </table:table-cell>
              <table:table-cell office:value-type="float" office:value="0.932039">
                <text:p>0.932039</text:p>
              </table:table-cell>
              <table:table-cell office:value-type="float" office:value="0.715819">
                <text:p>0.715819</text:p>
              </table:table-cell>
              <table:table-cell office:value-type="float" office:value="0.932039">
                <text:p>0.932039</text:p>
              </table:table-cell>
              <table:table-cell office:value-type="float" office:value="0.0143276">
                <text:p>0.0143276</text:p>
              </table:table-cell>
              <table:table-cell office:value-type="float" office:value="0.932039">
                <text:p>0.932039</text:p>
              </table:table-cell>
              <table:table-cell office:value-type="float" office:value="0.949516">
                <text:p>0.949516</text:p>
              </table:table-cell>
              <table:table-cell office:value-type="float" office:value="0.932039">
                <text:p>0.932039</text:p>
              </table:table-cell>
              <table:table-cell office:value-type="float" office:value="0.850416">
                <text:p>0.850416</text:p>
              </table:table-cell>
              <table:table-cell office:value-type="float" office:value="0.932039">
                <text:p>0.932039</text:p>
              </table:table-cell>
              <table:table-cell office:value-type="float" office:value="0.5471">
                <text:p>0.5471</text:p>
              </table:table-cell>
              <table:table-cell office:value-type="float" office:value="0.932039">
                <text:p>0.932039</text:p>
              </table:table-cell>
              <table:table-cell office:value-type="float" office:value="0.964541">
                <text:p>0.964541</text:p>
              </table:table-cell>
              <table:table-cell office:value-type="float" office:value="0.932039">
                <text:p>0.932039</text:p>
              </table:table-cell>
              <table:table-cell office:value-type="float" office:value="0.844616">
                <text:p>0.844616</text:p>
              </table:table-cell>
              <table:table-cell office:value-type="float" office:value="0.932039">
                <text:p>0.932039</text:p>
              </table:table-cell>
              <table:table-cell office:value-type="float" office:value="0.552437">
                <text:p>0.552437</text:p>
              </table:table-cell>
              <table:table-cell office:value-type="float" office:value="0.932039">
                <text:p>0.932039</text:p>
              </table:table-cell>
              <table:table-cell office:value-type="float" office:value="0.973862">
                <text:p>0.973862</text:p>
              </table:table-cell>
              <table:table-cell office:value-type="float" office:value="0.932039">
                <text:p>0.932039</text:p>
              </table:table-cell>
              <table:table-cell office:value-type="float" office:value="0.926099">
                <text:p>0.926099</text:p>
              </table:table-cell>
              <table:table-cell office:value-type="float" office:value="0.932039">
                <text:p>0.932039</text:p>
              </table:table-cell>
              <table:table-cell office:value-type="float" office:value="0.892249">
                <text:p>0.892249</text:p>
              </table:table-cell>
              <table:table-cell office:value-type="float" office:value="0.932039">
                <text:p>0.932039</text:p>
              </table:table-cell>
              <table:table-cell office:value-type="float" office:value="0.987124">
                <text:p>0.987124</text:p>
              </table:table-cell>
              <table:table-cell office:value-type="float" office:value="0.932039">
                <text:p>0.932039</text:p>
              </table:table-cell>
              <table:table-cell office:value-type="float" office:value="0.946265">
                <text:p>0.946265</text:p>
              </table:table-cell>
              <table:table-cell office:value-type="float" office:value="0.932039">
                <text:p>0.932039</text:p>
              </table:table-cell>
              <table:table-cell office:value-type="float" office:value="0.997725">
                <text:p>0.997725</text:p>
              </table:table-cell>
              <table:table-cell office:value-type="float" office:value="0.932039">
                <text:p>0.932039</text:p>
              </table:table-cell>
              <table:table-cell office:value-type="float" office:value="0.92374">
                <text:p>0.92374</text:p>
              </table:table-cell>
              <table:table-cell office:value-type="float" office:value="0.932039">
                <text:p>0.932039</text:p>
              </table:table-cell>
              <table:table-cell office:value-type="float" office:value="0.880155">
                <text:p>0.880155</text:p>
              </table:table-cell>
              <table:table-cell office:value-type="float" office:value="0.932039">
                <text:p>0.932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1">
                <text:p>1601</text:p>
              </table:table-cell>
              <table:table-cell office:value-type="float" office:value="0.999574">
                <text:p>0.999574</text:p>
              </table:table-cell>
              <table:table-cell office:value-type="float" office:value="0.00156124">
                <text:p>0.00156124</text:p>
              </table:table-cell>
              <table:table-cell office:value-type="float" office:value="0.999574">
                <text:p>0.999574</text:p>
              </table:table-cell>
              <table:table-cell office:value-type="float" office:value="0.787295">
                <text:p>0.787295</text:p>
              </table:table-cell>
              <table:table-cell office:value-type="float" office:value="0.999574">
                <text:p>0.999574</text:p>
              </table:table-cell>
              <table:table-cell office:value-type="float" office:value="0.858765">
                <text:p>0.858765</text:p>
              </table:table-cell>
              <table:table-cell office:value-type="float" office:value="0.999574">
                <text:p>0.999574</text:p>
              </table:table-cell>
              <table:table-cell office:value-type="float" office:value="0.00164759">
                <text:p>0.00164759</text:p>
              </table:table-cell>
              <table:table-cell office:value-type="float" office:value="0.999574">
                <text:p>0.999574</text:p>
              </table:table-cell>
              <table:table-cell office:value-type="float" office:value="0.950899">
                <text:p>0.950899</text:p>
              </table:table-cell>
              <table:table-cell office:value-type="float" office:value="0.999574">
                <text:p>0.999574</text:p>
              </table:table-cell>
              <table:table-cell office:value-type="float" office:value="0.993795">
                <text:p>0.993795</text:p>
              </table:table-cell>
              <table:table-cell office:value-type="float" office:value="0.999574">
                <text:p>0.999574</text:p>
              </table:table-cell>
              <table:table-cell office:value-type="float" office:value="0.542412">
                <text:p>0.542412</text:p>
              </table:table-cell>
              <table:table-cell office:value-type="float" office:value="0.999574">
                <text:p>0.999574</text:p>
              </table:table-cell>
              <table:table-cell office:value-type="float" office:value="0.975677">
                <text:p>0.975677</text:p>
              </table:table-cell>
              <table:table-cell office:value-type="float" office:value="0.999574">
                <text:p>0.999574</text:p>
              </table:table-cell>
              <table:table-cell office:value-type="float" office:value="0.998083">
                <text:p>0.998083</text:p>
              </table:table-cell>
              <table:table-cell office:value-type="float" office:value="0.999574">
                <text:p>0.999574</text:p>
              </table:table-cell>
              <table:table-cell office:value-type="float" office:value="0.542784">
                <text:p>0.542784</text:p>
              </table:table-cell>
              <table:table-cell office:value-type="float" office:value="0.999574">
                <text:p>0.999574</text:p>
              </table:table-cell>
              <table:table-cell office:value-type="float" office:value="0.988342">
                <text:p>0.988342</text:p>
              </table:table-cell>
              <table:table-cell office:value-type="float" office:value="0.999574">
                <text:p>0.999574</text:p>
              </table:table-cell>
              <table:table-cell office:value-type="float" office:value="0.97532">
                <text:p>0.97532</text:p>
              </table:table-cell>
              <table:table-cell office:value-type="float" office:value="0.999574">
                <text:p>0.999574</text:p>
              </table:table-cell>
              <table:table-cell office:value-type="float" office:value="1">
                <text:p>1</text:p>
              </table:table-cell>
              <table:table-cell office:value-type="float" office:value="0.999574">
                <text:p>0.999574</text:p>
              </table:table-cell>
              <table:table-cell office:value-type="float" office:value="1">
                <text:p>1</text:p>
              </table:table-cell>
              <table:table-cell office:value-type="float" office:value="0.999574">
                <text:p>0.999574</text:p>
              </table:table-cell>
              <table:table-cell office:value-type="float" office:value="1">
                <text:p>1</text:p>
              </table:table-cell>
              <table:table-cell office:value-type="float" office:value="0.999574">
                <text:p>0.999574</text:p>
              </table:table-cell>
              <table:table-cell office:value-type="float" office:value="1">
                <text:p>1</text:p>
              </table:table-cell>
              <table:table-cell office:value-type="float" office:value="0.999574">
                <text:p>0.999574</text:p>
              </table:table-cell>
              <table:table-cell office:value-type="float" office:value="0.988309">
                <text:p>0.988309</text:p>
              </table:table-cell>
              <table:table-cell office:value-type="float" office:value="0.999574">
                <text:p>0.999574</text:p>
              </table:table-cell>
              <table:table-cell office:value-type="float" office:value="1">
                <text:p>1</text:p>
              </table:table-cell>
              <table:table-cell office:value-type="float" office:value="0.999574">
                <text:p>0.999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1">
                <text:p>1801</text:p>
              </table:table-cell>
              <table:table-cell office:value-type="float" office:value="0.973848">
                <text:p>0.973848</text:p>
              </table:table-cell>
              <table:table-cell office:value-type="float" office:value="0.012792">
                <text:p>0.012792</text:p>
              </table:table-cell>
              <table:table-cell office:value-type="float" office:value="0.973848">
                <text:p>0.973848</text:p>
              </table:table-cell>
              <table:table-cell office:value-type="float" office:value="0.833798">
                <text:p>0.833798</text:p>
              </table:table-cell>
              <table:table-cell office:value-type="float" office:value="0.973848">
                <text:p>0.973848</text:p>
              </table:table-cell>
              <table:table-cell office:value-type="float" office:value="0.864078">
                <text:p>0.864078</text:p>
              </table:table-cell>
              <table:table-cell office:value-type="float" office:value="0.973848">
                <text:p>0.973848</text:p>
              </table:table-cell>
              <table:table-cell office:value-type="float" office:value="0.000823373">
                <text:p>0.000823373</text:p>
              </table:table-cell>
              <table:table-cell office:value-type="float" office:value="0.973848">
                <text:p>0.973848</text:p>
              </table:table-cell>
              <table:table-cell office:value-type="float" office:value="1.00065">
                <text:p>1.00065</text:p>
              </table:table-cell>
              <table:table-cell office:value-type="float" office:value="0.973848">
                <text:p>0.973848</text:p>
              </table:table-cell>
              <table:table-cell office:value-type="float" office:value="1.00022">
                <text:p>1.00022</text:p>
              </table:table-cell>
              <table:table-cell office:value-type="float" office:value="0.973848">
                <text:p>0.973848</text:p>
              </table:table-cell>
              <table:table-cell office:value-type="float" office:value="0.544552">
                <text:p>0.544552</text:p>
              </table:table-cell>
              <table:table-cell office:value-type="float" office:value="0.973848">
                <text:p>0.973848</text:p>
              </table:table-cell>
              <table:table-cell office:value-type="float" office:value="1">
                <text:p>1</text:p>
              </table:table-cell>
              <table:table-cell office:value-type="float" office:value="0.973848">
                <text:p>0.973848</text:p>
              </table:table-cell>
              <table:table-cell office:value-type="float" office:value="0.99308">
                <text:p>0.99308</text:p>
              </table:table-cell>
              <table:table-cell office:value-type="float" office:value="0.973848">
                <text:p>0.973848</text:p>
              </table:table-cell>
              <table:table-cell office:value-type="float" office:value="0.545647">
                <text:p>0.545647</text:p>
              </table:table-cell>
              <table:table-cell office:value-type="float" office:value="0.973848">
                <text:p>0.973848</text:p>
              </table:table-cell>
              <table:table-cell office:value-type="float" office:value="0.985636">
                <text:p>0.985636</text:p>
              </table:table-cell>
              <table:table-cell office:value-type="float" office:value="0.973848">
                <text:p>0.973848</text:p>
              </table:table-cell>
              <table:table-cell office:value-type="float" office:value="0.987608">
                <text:p>0.987608</text:p>
              </table:table-cell>
              <table:table-cell office:value-type="float" office:value="0.973848">
                <text:p>0.973848</text:p>
              </table:table-cell>
              <table:table-cell office:value-type="float" office:value="0.965746">
                <text:p>0.965746</text:p>
              </table:table-cell>
              <table:table-cell office:value-type="float" office:value="0.973848">
                <text:p>0.973848</text:p>
              </table:table-cell>
              <table:table-cell office:value-type="float" office:value="0.978433">
                <text:p>0.978433</text:p>
              </table:table-cell>
              <table:table-cell office:value-type="float" office:value="0.973848">
                <text:p>0.973848</text:p>
              </table:table-cell>
              <table:table-cell office:value-type="float" office:value="0.974011">
                <text:p>0.974011</text:p>
              </table:table-cell>
              <table:table-cell office:value-type="float" office:value="0.973848">
                <text:p>0.973848</text:p>
              </table:table-cell>
              <table:table-cell office:value-type="float" office:value="0.973537">
                <text:p>0.973537</text:p>
              </table:table-cell>
              <table:table-cell office:value-type="float" office:value="0.973848">
                <text:p>0.973848</text:p>
              </table:table-cell>
              <table:table-cell office:value-type="float" office:value="0.981825">
                <text:p>0.981825</text:p>
              </table:table-cell>
              <table:table-cell office:value-type="float" office:value="0.973848">
                <text:p>0.973848</text:p>
              </table:table-cell>
              <table:table-cell office:value-type="float" office:value="0.999877">
                <text:p>0.999877</text:p>
              </table:table-cell>
              <table:table-cell office:value-type="float" office:value="0.973848">
                <text:p>0.973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0.909297">
                <text:p>0.909297</text:p>
              </table:table-cell>
              <table:table-cell office:value-type="float" office:value="0.0120872">
                <text:p>0.0120872</text:p>
              </table:table-cell>
              <table:table-cell office:value-type="float" office:value="0.909297">
                <text:p>0.909297</text:p>
              </table:table-cell>
              <table:table-cell office:value-type="float" office:value="0.846545">
                <text:p>0.846545</text:p>
              </table:table-cell>
              <table:table-cell office:value-type="float" office:value="0.909297">
                <text:p>0.909297</text:p>
              </table:table-cell>
              <table:table-cell office:value-type="float" office:value="0.854237">
                <text:p>0.854237</text:p>
              </table:table-cell>
              <table:table-cell office:value-type="float" office:value="0.909297">
                <text:p>0.909297</text:p>
              </table:table-cell>
              <table:table-cell office:value-type="float" office:value="0.0120178">
                <text:p>0.0120178</text:p>
              </table:table-cell>
              <table:table-cell office:value-type="float" office:value="0.909297">
                <text:p>0.909297</text:p>
              </table:table-cell>
              <table:table-cell office:value-type="float" office:value="0.99293">
                <text:p>0.99293</text:p>
              </table:table-cell>
              <table:table-cell office:value-type="float" office:value="0.909297">
                <text:p>0.909297</text:p>
              </table:table-cell>
              <table:table-cell office:value-type="float" office:value="0.976292">
                <text:p>0.976292</text:p>
              </table:table-cell>
              <table:table-cell office:value-type="float" office:value="0.909297">
                <text:p>0.909297</text:p>
              </table:table-cell>
              <table:table-cell office:value-type="float" office:value="0.547781">
                <text:p>0.547781</text:p>
              </table:table-cell>
              <table:table-cell office:value-type="float" office:value="0.909297">
                <text:p>0.909297</text:p>
              </table:table-cell>
              <table:table-cell office:value-type="float" office:value="0.95575">
                <text:p>0.95575</text:p>
              </table:table-cell>
              <table:table-cell office:value-type="float" office:value="0.909297">
                <text:p>0.909297</text:p>
              </table:table-cell>
              <table:table-cell office:value-type="float" office:value="0.958155">
                <text:p>0.958155</text:p>
              </table:table-cell>
              <table:table-cell office:value-type="float" office:value="0.909297">
                <text:p>0.909297</text:p>
              </table:table-cell>
              <table:table-cell office:value-type="float" office:value="0.551326">
                <text:p>0.551326</text:p>
              </table:table-cell>
              <table:table-cell office:value-type="float" office:value="0.909297">
                <text:p>0.909297</text:p>
              </table:table-cell>
              <table:table-cell office:value-type="float" office:value="0.943419">
                <text:p>0.943419</text:p>
              </table:table-cell>
              <table:table-cell office:value-type="float" office:value="0.909297">
                <text:p>0.909297</text:p>
              </table:table-cell>
              <table:table-cell office:value-type="float" office:value="0.932545">
                <text:p>0.932545</text:p>
              </table:table-cell>
              <table:table-cell office:value-type="float" office:value="0.909297">
                <text:p>0.909297</text:p>
              </table:table-cell>
              <table:table-cell office:value-type="float" office:value="0.917577">
                <text:p>0.917577</text:p>
              </table:table-cell>
              <table:table-cell office:value-type="float" office:value="0.909297">
                <text:p>0.909297</text:p>
              </table:table-cell>
              <table:table-cell office:value-type="float" office:value="0.923804">
                <text:p>0.923804</text:p>
              </table:table-cell>
              <table:table-cell office:value-type="float" office:value="0.909297">
                <text:p>0.909297</text:p>
              </table:table-cell>
              <table:table-cell office:value-type="float" office:value="0.933489">
                <text:p>0.933489</text:p>
              </table:table-cell>
              <table:table-cell office:value-type="float" office:value="0.909297">
                <text:p>0.909297</text:p>
              </table:table-cell>
              <table:table-cell office:value-type="float" office:value="0.902439">
                <text:p>0.902439</text:p>
              </table:table-cell>
              <table:table-cell office:value-type="float" office:value="0.909297">
                <text:p>0.909297</text:p>
              </table:table-cell>
              <table:table-cell office:value-type="float" office:value="0.941751">
                <text:p>0.941751</text:p>
              </table:table-cell>
              <table:table-cell office:value-type="float" office:value="0.909297">
                <text:p>0.909297</text:p>
              </table:table-cell>
              <table:table-cell office:value-type="float" office:value="0.950958">
                <text:p>0.950958</text:p>
              </table:table-cell>
              <table:table-cell office:value-type="float" office:value="0.909297">
                <text:p>0.909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1">
                <text:p>2201</text:p>
              </table:table-cell>
              <table:table-cell office:value-type="float" office:value="0.808496">
                <text:p>0.808496</text:p>
              </table:table-cell>
              <table:table-cell office:value-type="float" office:value="0.0134384">
                <text:p>0.0134384</text:p>
              </table:table-cell>
              <table:table-cell office:value-type="float" office:value="0.808496">
                <text:p>0.808496</text:p>
              </table:table-cell>
              <table:table-cell office:value-type="float" office:value="0.741903">
                <text:p>0.741903</text:p>
              </table:table-cell>
              <table:table-cell office:value-type="float" office:value="0.808496">
                <text:p>0.808496</text:p>
              </table:table-cell>
              <table:table-cell office:value-type="float" office:value="0.767857">
                <text:p>0.767857</text:p>
              </table:table-cell>
              <table:table-cell office:value-type="float" office:value="0.808496">
                <text:p>0.808496</text:p>
              </table:table-cell>
              <table:table-cell office:value-type="float" office:value="0.0126443">
                <text:p>0.0126443</text:p>
              </table:table-cell>
              <table:table-cell office:value-type="float" office:value="0.808496">
                <text:p>0.808496</text:p>
              </table:table-cell>
              <table:table-cell office:value-type="float" office:value="0.881436">
                <text:p>0.881436</text:p>
              </table:table-cell>
              <table:table-cell office:value-type="float" office:value="0.808496">
                <text:p>0.808496</text:p>
              </table:table-cell>
              <table:table-cell office:value-type="float" office:value="0.868099">
                <text:p>0.868099</text:p>
              </table:table-cell>
              <table:table-cell office:value-type="float" office:value="0.808496">
                <text:p>0.808496</text:p>
              </table:table-cell>
              <table:table-cell office:value-type="float" office:value="0.551635">
                <text:p>0.551635</text:p>
              </table:table-cell>
              <table:table-cell office:value-type="float" office:value="0.808496">
                <text:p>0.808496</text:p>
              </table:table-cell>
              <table:table-cell office:value-type="float" office:value="0.794406">
                <text:p>0.794406</text:p>
              </table:table-cell>
              <table:table-cell office:value-type="float" office:value="0.808496">
                <text:p>0.808496</text:p>
              </table:table-cell>
              <table:table-cell office:value-type="float" office:value="0.886464">
                <text:p>0.886464</text:p>
              </table:table-cell>
              <table:table-cell office:value-type="float" office:value="0.808496">
                <text:p>0.808496</text:p>
              </table:table-cell>
              <table:table-cell office:value-type="float" office:value="0.559198">
                <text:p>0.559198</text:p>
              </table:table-cell>
              <table:table-cell office:value-type="float" office:value="0.808496">
                <text:p>0.808496</text:p>
              </table:table-cell>
              <table:table-cell office:value-type="float" office:value="0.846583">
                <text:p>0.846583</text:p>
              </table:table-cell>
              <table:table-cell office:value-type="float" office:value="0.808496">
                <text:p>0.808496</text:p>
              </table:table-cell>
              <table:table-cell office:value-type="float" office:value="0.851167">
                <text:p>0.851167</text:p>
              </table:table-cell>
              <table:table-cell office:value-type="float" office:value="0.808496">
                <text:p>0.808496</text:p>
              </table:table-cell>
              <table:table-cell office:value-type="float" office:value="0.792864">
                <text:p>0.792864</text:p>
              </table:table-cell>
              <table:table-cell office:value-type="float" office:value="0.808496">
                <text:p>0.808496</text:p>
              </table:table-cell>
              <table:table-cell office:value-type="float" office:value="0.867481">
                <text:p>0.867481</text:p>
              </table:table-cell>
              <table:table-cell office:value-type="float" office:value="0.808496">
                <text:p>0.808496</text:p>
              </table:table-cell>
              <table:table-cell office:value-type="float" office:value="0.821739">
                <text:p>0.821739</text:p>
              </table:table-cell>
              <table:table-cell office:value-type="float" office:value="0.808496">
                <text:p>0.808496</text:p>
              </table:table-cell>
              <table:table-cell office:value-type="float" office:value="0.776179">
                <text:p>0.776179</text:p>
              </table:table-cell>
              <table:table-cell office:value-type="float" office:value="0.808496">
                <text:p>0.808496</text:p>
              </table:table-cell>
              <table:table-cell office:value-type="float" office:value="0.787407">
                <text:p>0.787407</text:p>
              </table:table-cell>
              <table:table-cell office:value-type="float" office:value="0.808496">
                <text:p>0.808496</text:p>
              </table:table-cell>
              <table:table-cell office:value-type="float" office:value="0.792473">
                <text:p>0.792473</text:p>
              </table:table-cell>
              <table:table-cell office:value-type="float" office:value="0.808496">
                <text:p>0.808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0.675463">
                <text:p>0.675463</text:p>
              </table:table-cell>
              <table:table-cell office:value-type="float" office:value="0.00736644">
                <text:p>0.00736644</text:p>
              </table:table-cell>
              <table:table-cell office:value-type="float" office:value="0.675463">
                <text:p>0.675463</text:p>
              </table:table-cell>
              <table:table-cell office:value-type="float" office:value="0.748106">
                <text:p>0.748106</text:p>
              </table:table-cell>
              <table:table-cell office:value-type="float" office:value="0.675463">
                <text:p>0.675463</text:p>
              </table:table-cell>
              <table:table-cell office:value-type="float" office:value="0.76426">
                <text:p>0.76426</text:p>
              </table:table-cell>
              <table:table-cell office:value-type="float" office:value="0.675463">
                <text:p>0.675463</text:p>
              </table:table-cell>
              <table:table-cell office:value-type="float" office:value="0.00125538">
                <text:p>0.00125538</text:p>
              </table:table-cell>
              <table:table-cell office:value-type="float" office:value="0.675463">
                <text:p>0.675463</text:p>
              </table:table-cell>
              <table:table-cell office:value-type="float" office:value="0.812964">
                <text:p>0.812964</text:p>
              </table:table-cell>
              <table:table-cell office:value-type="float" office:value="0.675463">
                <text:p>0.675463</text:p>
              </table:table-cell>
              <table:table-cell office:value-type="float" office:value="0.812538">
                <text:p>0.812538</text:p>
              </table:table-cell>
              <table:table-cell office:value-type="float" office:value="0.675463">
                <text:p>0.675463</text:p>
              </table:table-cell>
              <table:table-cell office:value-type="float" office:value="0.560829">
                <text:p>0.560829</text:p>
              </table:table-cell>
              <table:table-cell office:value-type="float" office:value="0.675463">
                <text:p>0.675463</text:p>
              </table:table-cell>
              <table:table-cell office:value-type="float" office:value="0.733842">
                <text:p>0.733842</text:p>
              </table:table-cell>
              <table:table-cell office:value-type="float" office:value="0.675463">
                <text:p>0.675463</text:p>
              </table:table-cell>
              <table:table-cell office:value-type="float" office:value="0.737287">
                <text:p>0.737287</text:p>
              </table:table-cell>
              <table:table-cell office:value-type="float" office:value="0.675463">
                <text:p>0.675463</text:p>
              </table:table-cell>
              <table:table-cell office:value-type="float" office:value="0.563545">
                <text:p>0.563545</text:p>
              </table:table-cell>
              <table:table-cell office:value-type="float" office:value="0.675463">
                <text:p>0.675463</text:p>
              </table:table-cell>
              <table:table-cell office:value-type="float" office:value="0.819082">
                <text:p>0.819082</text:p>
              </table:table-cell>
              <table:table-cell office:value-type="float" office:value="0.675463">
                <text:p>0.675463</text:p>
              </table:table-cell>
              <table:table-cell office:value-type="float" office:value="0.662564">
                <text:p>0.662564</text:p>
              </table:table-cell>
              <table:table-cell office:value-type="float" office:value="0.675463">
                <text:p>0.675463</text:p>
              </table:table-cell>
              <table:table-cell office:value-type="float" office:value="0.696232">
                <text:p>0.696232</text:p>
              </table:table-cell>
              <table:table-cell office:value-type="float" office:value="0.675463">
                <text:p>0.675463</text:p>
              </table:table-cell>
              <table:table-cell office:value-type="float" office:value="0.672316">
                <text:p>0.672316</text:p>
              </table:table-cell>
              <table:table-cell office:value-type="float" office:value="0.675463">
                <text:p>0.675463</text:p>
              </table:table-cell>
              <table:table-cell office:value-type="float" office:value="0.694928">
                <text:p>0.694928</text:p>
              </table:table-cell>
              <table:table-cell office:value-type="float" office:value="0.675463">
                <text:p>0.675463</text:p>
              </table:table-cell>
              <table:table-cell office:value-type="float" office:value="0.698503">
                <text:p>0.698503</text:p>
              </table:table-cell>
              <table:table-cell office:value-type="float" office:value="0.675463">
                <text:p>0.675463</text:p>
              </table:table-cell>
              <table:table-cell office:value-type="float" office:value="0.755986">
                <text:p>0.755986</text:p>
              </table:table-cell>
              <table:table-cell office:value-type="float" office:value="0.675463">
                <text:p>0.675463</text:p>
              </table:table-cell>
              <table:table-cell office:value-type="float" office:value="0.701825">
                <text:p>0.701825</text:p>
              </table:table-cell>
              <table:table-cell office:value-type="float" office:value="0.675463">
                <text:p>0.675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0">
                <text:p>2600</text:p>
              </table:table-cell>
              <table:table-cell office:value-type="float" office:value="0.515501">
                <text:p>0.515501</text:p>
              </table:table-cell>
              <table:table-cell office:value-type="float" office:value="0.00830732">
                <text:p>0.00830732</text:p>
              </table:table-cell>
              <table:table-cell office:value-type="float" office:value="0.515501">
                <text:p>0.515501</text:p>
              </table:table-cell>
              <table:table-cell office:value-type="float" office:value="0.506301">
                <text:p>0.506301</text:p>
              </table:table-cell>
              <table:table-cell office:value-type="float" office:value="0.515501">
                <text:p>0.515501</text:p>
              </table:table-cell>
              <table:table-cell office:value-type="float" office:value="0.361287">
                <text:p>0.361287</text:p>
              </table:table-cell>
              <table:table-cell office:value-type="float" office:value="0.515501">
                <text:p>0.515501</text:p>
              </table:table-cell>
              <table:table-cell office:value-type="float" office:value="0.00828082">
                <text:p>0.00828082</text:p>
              </table:table-cell>
              <table:table-cell office:value-type="float" office:value="0.515501">
                <text:p>0.515501</text:p>
              </table:table-cell>
              <table:table-cell office:value-type="float" office:value="0.569583">
                <text:p>0.569583</text:p>
              </table:table-cell>
              <table:table-cell office:value-type="float" office:value="0.515501">
                <text:p>0.515501</text:p>
              </table:table-cell>
              <table:table-cell office:value-type="float" office:value="0.355352">
                <text:p>0.355352</text:p>
              </table:table-cell>
              <table:table-cell office:value-type="float" office:value="0.515501">
                <text:p>0.515501</text:p>
              </table:table-cell>
              <table:table-cell office:value-type="float" office:value="0.566271">
                <text:p>0.566271</text:p>
              </table:table-cell>
              <table:table-cell office:value-type="float" office:value="0.515501">
                <text:p>0.515501</text:p>
              </table:table-cell>
              <table:table-cell office:value-type="float" office:value="0.621651">
                <text:p>0.621651</text:p>
              </table:table-cell>
              <table:table-cell office:value-type="float" office:value="0.515501">
                <text:p>0.515501</text:p>
              </table:table-cell>
              <table:table-cell office:value-type="float" office:value="0.446493">
                <text:p>0.446493</text:p>
              </table:table-cell>
              <table:table-cell office:value-type="float" office:value="0.515501">
                <text:p>0.515501</text:p>
              </table:table-cell>
              <table:table-cell office:value-type="float" office:value="0.567397">
                <text:p>0.567397</text:p>
              </table:table-cell>
              <table:table-cell office:value-type="float" office:value="0.515501">
                <text:p>0.515501</text:p>
              </table:table-cell>
              <table:table-cell office:value-type="float" office:value="0.707506">
                <text:p>0.707506</text:p>
              </table:table-cell>
              <table:table-cell office:value-type="float" office:value="0.515501">
                <text:p>0.515501</text:p>
              </table:table-cell>
              <table:table-cell office:value-type="float" office:value="0.402116">
                <text:p>0.402116</text:p>
              </table:table-cell>
              <table:table-cell office:value-type="float" office:value="0.515501">
                <text:p>0.515501</text:p>
              </table:table-cell>
              <table:table-cell office:value-type="float" office:value="0.507887">
                <text:p>0.507887</text:p>
              </table:table-cell>
              <table:table-cell office:value-type="float" office:value="0.515501">
                <text:p>0.515501</text:p>
              </table:table-cell>
              <table:table-cell office:value-type="float" office:value="0.529044">
                <text:p>0.529044</text:p>
              </table:table-cell>
              <table:table-cell office:value-type="float" office:value="0.515501">
                <text:p>0.515501</text:p>
              </table:table-cell>
              <table:table-cell office:value-type="float" office:value="0.474509">
                <text:p>0.474509</text:p>
              </table:table-cell>
              <table:table-cell office:value-type="float" office:value="0.515501">
                <text:p>0.515501</text:p>
              </table:table-cell>
              <table:table-cell office:value-type="float" office:value="0.490793">
                <text:p>0.490793</text:p>
              </table:table-cell>
              <table:table-cell office:value-type="float" office:value="0.515501">
                <text:p>0.515501</text:p>
              </table:table-cell>
              <table:table-cell office:value-type="float" office:value="0.446745">
                <text:p>0.446745</text:p>
              </table:table-cell>
              <table:table-cell office:value-type="float" office:value="0.515501">
                <text:p>0.515501</text:p>
              </table:table-cell>
              <table:table-cell office:value-type="float" office:value="0.469639">
                <text:p>0.469639</text:p>
              </table:table-cell>
              <table:table-cell office:value-type="float" office:value="0.515501">
                <text:p>0.515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1">
                <text:p>2801</text:p>
              </table:table-cell>
              <table:table-cell office:value-type="float" office:value="0.334988">
                <text:p>0.334988</text:p>
              </table:table-cell>
              <table:table-cell office:value-type="float" office:value="0.00850111">
                <text:p>0.00850111</text:p>
              </table:table-cell>
              <table:table-cell office:value-type="float" office:value="0.334988">
                <text:p>0.334988</text:p>
              </table:table-cell>
              <table:table-cell office:value-type="float" office:value="0.551431">
                <text:p>0.551431</text:p>
              </table:table-cell>
              <table:table-cell office:value-type="float" office:value="0.334988">
                <text:p>0.334988</text:p>
              </table:table-cell>
              <table:table-cell office:value-type="float" office:value="0.446965">
                <text:p>0.446965</text:p>
              </table:table-cell>
              <table:table-cell office:value-type="float" office:value="0.334988">
                <text:p>0.334988</text:p>
              </table:table-cell>
              <table:table-cell office:value-type="float" office:value="-0.00262568">
                <text:p>-0.00262568</text:p>
              </table:table-cell>
              <table:table-cell office:value-type="float" office:value="0.334988">
                <text:p>0.334988</text:p>
              </table:table-cell>
              <table:table-cell office:value-type="float" office:value="0.490229">
                <text:p>0.490229</text:p>
              </table:table-cell>
              <table:table-cell office:value-type="float" office:value="0.334988">
                <text:p>0.334988</text:p>
              </table:table-cell>
              <table:table-cell office:value-type="float" office:value="0.505425">
                <text:p>0.505425</text:p>
              </table:table-cell>
              <table:table-cell office:value-type="float" office:value="0.334988">
                <text:p>0.334988</text:p>
              </table:table-cell>
              <table:table-cell office:value-type="float" office:value="0.514488">
                <text:p>0.514488</text:p>
              </table:table-cell>
              <table:table-cell office:value-type="float" office:value="0.334988">
                <text:p>0.334988</text:p>
              </table:table-cell>
              <table:table-cell office:value-type="float" office:value="0.631377">
                <text:p>0.631377</text:p>
              </table:table-cell>
              <table:table-cell office:value-type="float" office:value="0.334988">
                <text:p>0.334988</text:p>
              </table:table-cell>
              <table:table-cell office:value-type="float" office:value="0.541169">
                <text:p>0.541169</text:p>
              </table:table-cell>
              <table:table-cell office:value-type="float" office:value="0.334988">
                <text:p>0.334988</text:p>
              </table:table-cell>
              <table:table-cell office:value-type="float" office:value="0.508282">
                <text:p>0.508282</text:p>
              </table:table-cell>
              <table:table-cell office:value-type="float" office:value="0.334988">
                <text:p>0.334988</text:p>
              </table:table-cell>
              <table:table-cell office:value-type="float" office:value="0.718786">
                <text:p>0.718786</text:p>
              </table:table-cell>
              <table:table-cell office:value-type="float" office:value="0.334988">
                <text:p>0.334988</text:p>
              </table:table-cell>
              <table:table-cell office:value-type="float" office:value="0.600687">
                <text:p>0.600687</text:p>
              </table:table-cell>
              <table:table-cell office:value-type="float" office:value="0.334988">
                <text:p>0.334988</text:p>
              </table:table-cell>
              <table:table-cell office:value-type="float" office:value="0.322851">
                <text:p>0.322851</text:p>
              </table:table-cell>
              <table:table-cell office:value-type="float" office:value="0.334988">
                <text:p>0.334988</text:p>
              </table:table-cell>
              <table:table-cell office:value-type="float" office:value="0.37513">
                <text:p>0.37513</text:p>
              </table:table-cell>
              <table:table-cell office:value-type="float" office:value="0.334988">
                <text:p>0.334988</text:p>
              </table:table-cell>
              <table:table-cell office:value-type="float" office:value="0.275629">
                <text:p>0.275629</text:p>
              </table:table-cell>
              <table:table-cell office:value-type="float" office:value="0.334988">
                <text:p>0.334988</text:p>
              </table:table-cell>
              <table:table-cell office:value-type="float" office:value="0.329976">
                <text:p>0.329976</text:p>
              </table:table-cell>
              <table:table-cell office:value-type="float" office:value="0.334988">
                <text:p>0.334988</text:p>
              </table:table-cell>
              <table:table-cell office:value-type="float" office:value="0.360705">
                <text:p>0.360705</text:p>
              </table:table-cell>
              <table:table-cell office:value-type="float" office:value="0.334988">
                <text:p>0.334988</text:p>
              </table:table-cell>
              <table:table-cell office:value-type="float" office:value="0.356599">
                <text:p>0.356599</text:p>
              </table:table-cell>
              <table:table-cell office:value-type="float" office:value="0.334988">
                <text:p>0.334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0">
                <text:p>3200</text:p>
              </table:table-cell>
              <table:table-cell office:value-type="float" office:value="-0.0583741">
                <text:p>-0.0583741</text:p>
              </table:table-cell>
              <table:table-cell office:value-type="float" office:value="-0.248215">
                <text:p>-0.248215</text:p>
              </table:table-cell>
              <table:table-cell office:value-type="float" office:value="-0.0583741">
                <text:p>-0.0583741</text:p>
              </table:table-cell>
              <table:table-cell office:value-type="float" office:value="-0.0251864">
                <text:p>-0.0251864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109706">
                <text:p>0.109706</text:p>
              </table:table-cell>
              <table:table-cell office:value-type="float" office:value="-0.0583741">
                <text:p>-0.0583741</text:p>
              </table:table-cell>
              <table:table-cell office:value-type="float" office:value="-0.211002">
                <text:p>-0.211002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111548">
                <text:p>0.111548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0742278">
                <text:p>0.0742278</text:p>
              </table:table-cell>
              <table:table-cell office:value-type="float" office:value="-0.0583741">
                <text:p>-0.0583741</text:p>
              </table:table-cell>
              <table:table-cell office:value-type="float" office:value="-0.535095">
                <text:p>-0.535095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0283209">
                <text:p>0.0283209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201785">
                <text:p>0.201785</text:p>
              </table:table-cell>
              <table:table-cell office:value-type="float" office:value="-0.0583741">
                <text:p>-0.0583741</text:p>
              </table:table-cell>
              <table:table-cell office:value-type="float" office:value="-0.409115">
                <text:p>-0.409115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130207">
                <text:p>0.130207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216909">
                <text:p>0.216909</text:p>
              </table:table-cell>
              <table:table-cell office:value-type="float" office:value="-0.0583741">
                <text:p>-0.0583741</text:p>
              </table:table-cell>
              <table:table-cell office:value-type="float" office:value="-0.457434">
                <text:p>-0.457434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333111">
                <text:p>0.333111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369608">
                <text:p>0.369608</text:p>
              </table:table-cell>
              <table:table-cell office:value-type="float" office:value="-0.0583741">
                <text:p>-0.0583741</text:p>
              </table:table-cell>
              <table:table-cell office:value-type="float" office:value="-0.459644">
                <text:p>-0.459644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18088">
                <text:p>0.18088</text:p>
              </table:table-cell>
              <table:table-cell office:value-type="float" office:value="-0.0583741">
                <text:p>-0.0583741</text:p>
              </table:table-cell>
              <table:table-cell office:value-type="float" office:value="0.298668">
                <text:p>0.298668</text:p>
              </table:table-cell>
              <table:table-cell office:value-type="float" office:value="-0.0583741">
                <text:p>-0.0583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1">
                <text:p>3401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659031">
                <text:p>-0.659031</text:p>
              </table:table-cell>
              <table:table-cell office:value-type="float" office:value="-0.255541">
                <text:p>-0.255541</text:p>
              </table:table-cell>
              <table:table-cell office:value-type="float" office:value="0.0283715">
                <text:p>0.0283715</text:p>
              </table:table-cell>
              <table:table-cell office:value-type="float" office:value="-0.255541">
                <text:p>-0.255541</text:p>
              </table:table-cell>
              <table:table-cell office:value-type="float" office:value="0.0738284">
                <text:p>0.0738284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508939">
                <text:p>-0.508939</text:p>
              </table:table-cell>
              <table:table-cell office:value-type="float" office:value="-0.255541">
                <text:p>-0.255541</text:p>
              </table:table-cell>
              <table:table-cell office:value-type="float" office:value="0.187978">
                <text:p>0.187978</text:p>
              </table:table-cell>
              <table:table-cell office:value-type="float" office:value="-0.255541">
                <text:p>-0.255541</text:p>
              </table:table-cell>
              <table:table-cell office:value-type="float" office:value="0.0485934">
                <text:p>0.0485934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574657">
                <text:p>-0.574657</text:p>
              </table:table-cell>
              <table:table-cell office:value-type="float" office:value="-0.255541">
                <text:p>-0.255541</text:p>
              </table:table-cell>
              <table:table-cell office:value-type="float" office:value="0.0391558">
                <text:p>0.0391558</text:p>
              </table:table-cell>
              <table:table-cell office:value-type="float" office:value="-0.255541">
                <text:p>-0.255541</text:p>
              </table:table-cell>
              <table:table-cell office:value-type="float" office:value="0.184633">
                <text:p>0.184633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613665">
                <text:p>-0.613665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050262">
                <text:p>-0.050262</text:p>
              </table:table-cell>
              <table:table-cell office:value-type="float" office:value="-0.255541">
                <text:p>-0.255541</text:p>
              </table:table-cell>
              <table:table-cell office:value-type="float" office:value="0.21414">
                <text:p>0.21414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355996">
                <text:p>-0.355996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0729127">
                <text:p>-0.0729127</text:p>
              </table:table-cell>
              <table:table-cell office:value-type="float" office:value="-0.255541">
                <text:p>-0.255541</text:p>
              </table:table-cell>
              <table:table-cell office:value-type="float" office:value="0.24279">
                <text:p>0.24279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511631">
                <text:p>-0.511631</text:p>
              </table:table-cell>
              <table:table-cell office:value-type="float" office:value="-0.255541">
                <text:p>-0.255541</text:p>
              </table:table-cell>
              <table:table-cell office:value-type="float" office:value="0.0422708">
                <text:p>0.0422708</text:p>
              </table:table-cell>
              <table:table-cell office:value-type="float" office:value="-0.255541">
                <text:p>-0.255541</text:p>
              </table:table-cell>
              <table:table-cell office:value-type="float" office:value="0.141969">
                <text:p>0.141969</text:p>
              </table:table-cell>
              <table:table-cell office:value-type="float" office:value="-0.255541">
                <text:p>-0.2555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1">
                <text:p>3601</text:p>
              </table:table-cell>
              <table:table-cell office:value-type="float" office:value="-0.44252">
                <text:p>-0.44252</text:p>
              </table:table-cell>
              <table:table-cell office:value-type="float" office:value="-0.653232">
                <text:p>-0.653232</text:p>
              </table:table-cell>
              <table:table-cell office:value-type="float" office:value="-0.44252">
                <text:p>-0.44252</text:p>
              </table:table-cell>
              <table:table-cell office:value-type="float" office:value="-0.0281266">
                <text:p>-0.0281266</text:p>
              </table:table-cell>
              <table:table-cell office:value-type="float" office:value="-0.44252">
                <text:p>-0.44252</text:p>
              </table:table-cell>
              <table:table-cell office:value-type="float" office:value="-0.115599">
                <text:p>-0.115599</text:p>
              </table:table-cell>
              <table:table-cell office:value-type="float" office:value="-0.44252">
                <text:p>-0.44252</text:p>
              </table:table-cell>
              <table:table-cell office:value-type="float" office:value="-0.694009">
                <text:p>-0.694009</text:p>
              </table:table-cell>
              <table:table-cell office:value-type="float" office:value="-0.44252">
                <text:p>-0.44252</text:p>
              </table:table-cell>
              <table:table-cell office:value-type="float" office:value="-0.00789369">
                <text:p>-0.00789369</text:p>
              </table:table-cell>
              <table:table-cell office:value-type="float" office:value="-0.44252">
                <text:p>-0.44252</text:p>
              </table:table-cell>
              <table:table-cell office:value-type="float" office:value="-0.0364498">
                <text:p>-0.0364498</text:p>
              </table:table-cell>
              <table:table-cell office:value-type="float" office:value="-0.44252">
                <text:p>-0.44252</text:p>
              </table:table-cell>
              <table:table-cell office:value-type="float" office:value="-0.237696">
                <text:p>-0.237696</text:p>
              </table:table-cell>
              <table:table-cell office:value-type="float" office:value="-0.44252">
                <text:p>-0.44252</text:p>
              </table:table-cell>
              <table:table-cell office:value-type="float" office:value="0.0393529">
                <text:p>0.0393529</text:p>
              </table:table-cell>
              <table:table-cell office:value-type="float" office:value="-0.44252">
                <text:p>-0.44252</text:p>
              </table:table-cell>
              <table:table-cell office:value-type="float" office:value="0.14956">
                <text:p>0.14956</text:p>
              </table:table-cell>
              <table:table-cell office:value-type="float" office:value="-0.44252">
                <text:p>-0.44252</text:p>
              </table:table-cell>
              <table:table-cell office:value-type="float" office:value="-0.335178">
                <text:p>-0.335178</text:p>
              </table:table-cell>
              <table:table-cell office:value-type="float" office:value="-0.44252">
                <text:p>-0.44252</text:p>
              </table:table-cell>
              <table:table-cell office:value-type="float" office:value="0.0465505">
                <text:p>0.0465505</text:p>
              </table:table-cell>
              <table:table-cell office:value-type="float" office:value="-0.44252">
                <text:p>-0.44252</text:p>
              </table:table-cell>
              <table:table-cell office:value-type="float" office:value="0.291305">
                <text:p>0.291305</text:p>
              </table:table-cell>
              <table:table-cell office:value-type="float" office:value="-0.44252">
                <text:p>-0.44252</text:p>
              </table:table-cell>
              <table:table-cell office:value-type="float" office:value="-0.49356">
                <text:p>-0.49356</text:p>
              </table:table-cell>
              <table:table-cell office:value-type="float" office:value="-0.44252">
                <text:p>-0.44252</text:p>
              </table:table-cell>
              <table:table-cell office:value-type="float" office:value="-0.413438">
                <text:p>-0.413438</text:p>
              </table:table-cell>
              <table:table-cell office:value-type="float" office:value="-0.44252">
                <text:p>-0.44252</text:p>
              </table:table-cell>
              <table:table-cell office:value-type="float" office:value="0.331686">
                <text:p>0.331686</text:p>
              </table:table-cell>
              <table:table-cell office:value-type="float" office:value="-0.44252">
                <text:p>-0.44252</text:p>
              </table:table-cell>
              <table:table-cell office:value-type="float" office:value="-0.486826">
                <text:p>-0.486826</text:p>
              </table:table-cell>
              <table:table-cell office:value-type="float" office:value="-0.44252">
                <text:p>-0.44252</text:p>
              </table:table-cell>
              <table:table-cell office:value-type="float" office:value="-0.470053">
                <text:p>-0.470053</text:p>
              </table:table-cell>
              <table:table-cell office:value-type="float" office:value="-0.44252">
                <text:p>-0.44252</text:p>
              </table:table-cell>
              <table:table-cell office:value-type="float" office:value="0.152961">
                <text:p>0.152961</text:p>
              </table:table-cell>
              <table:table-cell office:value-type="float" office:value="-0.44252">
                <text:p>-0.44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01">
                <text:p>3801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683563">
                <text:p>-0.683563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0125895">
                <text:p>-0.0125895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100041">
                <text:p>-0.100041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74499">
                <text:p>-0.74499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0156717">
                <text:p>-0.0156717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160334">
                <text:p>-0.160334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442405">
                <text:p>-0.442405</text:p>
              </table:table-cell>
              <table:table-cell office:value-type="float" office:value="-0.611858">
                <text:p>-0.611858</text:p>
              </table:table-cell>
              <table:table-cell office:value-type="float" office:value="0.00485893">
                <text:p>0.00485893</text:p>
              </table:table-cell>
              <table:table-cell office:value-type="float" office:value="-0.611858">
                <text:p>-0.611858</text:p>
              </table:table-cell>
              <table:table-cell office:value-type="float" office:value="0.087358">
                <text:p>0.087358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648978">
                <text:p>-0.648978</text:p>
              </table:table-cell>
              <table:table-cell office:value-type="float" office:value="-0.611858">
                <text:p>-0.611858</text:p>
              </table:table-cell>
              <table:table-cell office:value-type="float" office:value="0.0255912">
                <text:p>0.0255912</text:p>
              </table:table-cell>
              <table:table-cell office:value-type="float" office:value="-0.611858">
                <text:p>-0.611858</text:p>
              </table:table-cell>
              <table:table-cell office:value-type="float" office:value="0.137978">
                <text:p>0.137978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709984">
                <text:p>-0.709984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740432">
                <text:p>-0.740432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660432">
                <text:p>-0.660432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425483">
                <text:p>-0.425483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737607">
                <text:p>-0.737607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565285">
                <text:p>-0.565285</text:p>
              </table:table-cell>
              <table:table-cell office:value-type="float" office:value="-0.611858">
                <text:p>-0.611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827229">
                <text:p>-0.827229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0478228">
                <text:p>-0.0478228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184179">
                <text:p>-0.184179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586303">
                <text:p>-0.586303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41436">
                <text:p>-0.41436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145585">
                <text:p>-0.145585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977797">
                <text:p>-0.977797</text:p>
              </table:table-cell>
              <table:table-cell office:value-type="float" office:value="-0.756802">
                <text:p>-0.756802</text:p>
              </table:table-cell>
              <table:table-cell office:value-type="float" office:value="0.0425944">
                <text:p>0.0425944</text:p>
              </table:table-cell>
              <table:table-cell office:value-type="float" office:value="-0.756802">
                <text:p>-0.756802</text:p>
              </table:table-cell>
              <table:table-cell office:value-type="float" office:value="0.170302">
                <text:p>0.170302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878577">
                <text:p>-0.878577</text:p>
              </table:table-cell>
              <table:table-cell office:value-type="float" office:value="-0.756802">
                <text:p>-0.756802</text:p>
              </table:table-cell>
              <table:table-cell office:value-type="float" office:value="0.375779">
                <text:p>0.375779</text:p>
              </table:table-cell>
              <table:table-cell office:value-type="float" office:value="-0.756802">
                <text:p>-0.756802</text:p>
              </table:table-cell>
              <table:table-cell office:value-type="float" office:value="0.123488">
                <text:p>0.123488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933316">
                <text:p>-0.933316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627076">
                <text:p>-0.627076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52453">
                <text:p>-0.52453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838235">
                <text:p>-0.838235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685822">
                <text:p>-0.685822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550678">
                <text:p>-0.550678</text:p>
              </table:table-cell>
              <table:table-cell office:value-type="float" office:value="-0.756802">
                <text:p>-0.756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827229">
                <text:p>-0.827229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0478228">
                <text:p>-0.0478228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184179">
                <text:p>-0.184179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586303">
                <text:p>-0.586303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41436">
                <text:p>-0.41436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145585">
                <text:p>-0.145585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977797">
                <text:p>-0.977797</text:p>
              </table:table-cell>
              <table:table-cell office:value-type="float" office:value="-0.756802">
                <text:p>-0.756802</text:p>
              </table:table-cell>
              <table:table-cell office:value-type="float" office:value="0.0425944">
                <text:p>0.0425944</text:p>
              </table:table-cell>
              <table:table-cell office:value-type="float" office:value="-0.756802">
                <text:p>-0.756802</text:p>
              </table:table-cell>
              <table:table-cell office:value-type="float" office:value="0.170302">
                <text:p>0.170302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878577">
                <text:p>-0.878577</text:p>
              </table:table-cell>
              <table:table-cell office:value-type="float" office:value="-0.756802">
                <text:p>-0.756802</text:p>
              </table:table-cell>
              <table:table-cell office:value-type="float" office:value="0.375779">
                <text:p>0.375779</text:p>
              </table:table-cell>
              <table:table-cell office:value-type="float" office:value="-0.756802">
                <text:p>-0.756802</text:p>
              </table:table-cell>
              <table:table-cell office:value-type="float" office:value="0.123488">
                <text:p>0.123488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933316">
                <text:p>-0.933316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627076">
                <text:p>-0.627076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52453">
                <text:p>-0.52453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838235">
                <text:p>-0.838235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685822">
                <text:p>-0.685822</text:p>
              </table:table-cell>
              <table:table-cell office:value-type="float" office:value="-0.756802">
                <text:p>-0.756802</text:p>
              </table:table-cell>
              <table:table-cell office:value-type="float" office:value="-0.550678">
                <text:p>-0.550678</text:p>
              </table:table-cell>
              <table:table-cell office:value-type="float" office:value="-0.756802">
                <text:p>-0.756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00">
                <text:p>4200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835695">
                <text:p>-0.835695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259634">
                <text:p>-0.259634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283791">
                <text:p>-0.283791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839403">
                <text:p>-0.839403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0563242">
                <text:p>-0.0563242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417652">
                <text:p>-0.417652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753841">
                <text:p>-0.753841</text:p>
              </table:table-cell>
              <table:table-cell office:value-type="float" office:value="-0.871085">
                <text:p>-0.871085</text:p>
              </table:table-cell>
              <table:table-cell office:value-type="float" office:value="0.186017">
                <text:p>0.186017</text:p>
              </table:table-cell>
              <table:table-cell office:value-type="float" office:value="-0.871085">
                <text:p>-0.871085</text:p>
              </table:table-cell>
              <table:table-cell office:value-type="float" office:value="0.276526">
                <text:p>0.276526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707687">
                <text:p>-0.707687</text:p>
              </table:table-cell>
              <table:table-cell office:value-type="float" office:value="-0.871085">
                <text:p>-0.871085</text:p>
              </table:table-cell>
              <table:table-cell office:value-type="float" office:value="0.0465025">
                <text:p>0.0465025</text:p>
              </table:table-cell>
              <table:table-cell office:value-type="float" office:value="-0.871085">
                <text:p>-0.871085</text:p>
              </table:table-cell>
              <table:table-cell office:value-type="float" office:value="0.369349">
                <text:p>0.369349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824213">
                <text:p>-0.824213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723246">
                <text:p>-0.723246</text:p>
              </table:table-cell>
              <table:table-cell office:value-type="float" office:value="-0.871085">
                <text:p>-0.871085</text:p>
              </table:table-cell>
              <table:table-cell office:value-type="float" office:value="-1.00739">
                <text:p>-1.00739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843958">
                <text:p>-0.843958</text:p>
              </table:table-cell>
              <table:table-cell office:value-type="float" office:value="-0.871085">
                <text:p>-0.871085</text:p>
              </table:table-cell>
              <table:table-cell office:value-type="float" office:value="-0.917839">
                <text:p>-0.917839</text:p>
              </table:table-cell>
              <table:table-cell office:value-type="float" office:value="-0.871576">
                <text:p>-0.871576</text:p>
              </table:table-cell>
              <table:table-cell office:value-type="float" office:value="-1.03041">
                <text:p>-1.03041</text:p>
              </table:table-cell>
              <table:table-cell office:value-type="float" office:value="-0.871576">
                <text:p>-0.871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0">
                <text:p>4600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981163">
                <text:p>-0.981163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391851">
                <text:p>-0.391851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265014">
                <text:p>-0.265014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998068">
                <text:p>-0.998068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0461269">
                <text:p>-0.0461269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0548233">
                <text:p>-0.0548233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930874">
                <text:p>-0.930874</text:p>
              </table:table-cell>
              <table:table-cell office:value-type="float" office:value="-0.993691">
                <text:p>-0.993691</text:p>
              </table:table-cell>
              <table:table-cell office:value-type="float" office:value="0.341922">
                <text:p>0.341922</text:p>
              </table:table-cell>
              <table:table-cell office:value-type="float" office:value="-0.993691">
                <text:p>-0.993691</text:p>
              </table:table-cell>
              <table:table-cell office:value-type="float" office:value="0.267367">
                <text:p>0.267367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848211">
                <text:p>-0.848211</text:p>
              </table:table-cell>
              <table:table-cell office:value-type="float" office:value="-0.993691">
                <text:p>-0.993691</text:p>
              </table:table-cell>
              <table:table-cell office:value-type="float" office:value="0.0392977">
                <text:p>0.0392977</text:p>
              </table:table-cell>
              <table:table-cell office:value-type="float" office:value="-0.993691">
                <text:p>-0.993691</text:p>
              </table:table-cell>
              <table:table-cell office:value-type="float" office:value="0.0411995">
                <text:p>0.0411995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991952">
                <text:p>-0.991952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995659">
                <text:p>-0.995659</text:p>
              </table:table-cell>
              <table:table-cell office:value-type="float" office:value="-0.993691">
                <text:p>-0.993691</text:p>
              </table:table-cell>
              <table:table-cell office:value-type="float" office:value="-0.99202">
                <text:p>-0.99202</text:p>
              </table:table-cell>
              <table:table-cell office:value-type="float" office:value="-0.993691">
                <text:p>-0.993691</text:p>
              </table:table-cell>
              <table:table-cell office:value-type="float" office:value="-1">
                <text:p>-1</text:p>
              </table:table-cell>
              <table:table-cell office:value-type="float" office:value="-0.993691">
                <text:p>-0.993691</text:p>
              </table:table-cell>
              <table:table-cell office:value-type="float" office:value="-1.00395">
                <text:p>-1.00395</text:p>
              </table:table-cell>
              <table:table-cell office:value-type="float" office:value="-0.993691">
                <text:p>-0.993691</text:p>
              </table:table-cell>
              <table:table-cell office:value-type="float" office:value="-1.00237">
                <text:p>-1.00237</text:p>
              </table:table-cell>
              <table:table-cell office:value-type="float" office:value="-0.993691">
                <text:p>-0.9936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0">
                <text:p>4800</text:p>
              </table:table-cell>
              <table:table-cell office:value-type="float" office:value="-0.996165">
                <text:p>-0.996165</text:p>
              </table:table-cell>
              <table:table-cell office:value-type="float" office:value="-1">
                <text:p>-1</text:p>
              </table:table-cell>
              <table:table-cell office:value-type="float" office:value="-0.996165">
                <text:p>-0.996165</text:p>
              </table:table-cell>
              <table:table-cell office:value-type="float" office:value="-0.0429912">
                <text:p>-0.0429912</text:p>
              </table:table-cell>
              <table:table-cell office:value-type="float" office:value="-0.996165">
                <text:p>-0.996165</text:p>
              </table:table-cell>
              <table:table-cell office:value-type="float" office:value="-0.273955">
                <text:p>-0.273955</text:p>
              </table:table-cell>
              <table:table-cell office:value-type="float" office:value="-0.996165">
                <text:p>-0.996165</text:p>
              </table:table-cell>
              <table:table-cell office:value-type="float" office:value="-1">
                <text:p>-1</text:p>
              </table:table-cell>
              <table:table-cell office:value-type="float" office:value="-0.996165">
                <text:p>-0.996165</text:p>
              </table:table-cell>
              <table:table-cell office:value-type="float" office:value="-0.0454874">
                <text:p>-0.0454874</text:p>
              </table:table-cell>
              <table:table-cell office:value-type="float" office:value="-0.996165">
                <text:p>-0.996165</text:p>
              </table:table-cell>
              <table:table-cell office:value-type="float" office:value="-0.292998">
                <text:p>-0.292998</text:p>
              </table:table-cell>
              <table:table-cell office:value-type="float" office:value="-0.996165">
                <text:p>-0.996165</text:p>
              </table:table-cell>
              <table:table-cell office:value-type="float" office:value="-1">
                <text:p>-1</text:p>
              </table:table-cell>
              <table:table-cell office:value-type="float" office:value="-0.996165">
                <text:p>-0.996165</text:p>
              </table:table-cell>
              <table:table-cell office:value-type="float" office:value="0.0393862">
                <text:p>0.0393862</text:p>
              </table:table-cell>
              <table:table-cell office:value-type="float" office:value="-0.996165">
                <text:p>-0.996165</text:p>
              </table:table-cell>
              <table:table-cell office:value-type="float" office:value="0.27447">
                <text:p>0.27447</text:p>
              </table:table-cell>
              <table:table-cell office:value-type="float" office:value="-0.996165">
                <text:p>-0.996165</text:p>
              </table:table-cell>
              <table:table-cell office:value-type="float" office:value="-0.880348">
                <text:p>-0.880348</text:p>
              </table:table-cell>
              <table:table-cell office:value-type="float" office:value="-0.996165">
                <text:p>-0.996165</text:p>
              </table:table-cell>
              <table:table-cell office:value-type="float" office:value="0.040127">
                <text:p>0.040127</text:p>
              </table:table-cell>
              <table:table-cell office:value-type="float" office:value="-0.996165">
                <text:p>-0.996165</text:p>
              </table:table-cell>
              <table:table-cell office:value-type="float" office:value="0.289978">
                <text:p>0.289978</text:p>
              </table:table-cell>
              <table:table-cell office:value-type="float" office:value="-0.996165">
                <text:p>-0.996165</text:p>
              </table:table-cell>
              <table:table-cell office:value-type="float" office:value="-1">
                <text:p>-1</text:p>
              </table:table-cell>
              <table:table-cell office:value-type="float" office:value="-0.996165">
                <text:p>-0.996165</text:p>
              </table:table-cell>
              <table:table-cell office:value-type="float" office:value="-1.00051">
                <text:p>-1.00051</text:p>
              </table:table-cell>
              <table:table-cell office:value-type="float" office:value="-0.996165">
                <text:p>-0.996165</text:p>
              </table:table-cell>
              <table:table-cell office:value-type="float" office:value="-1.00012">
                <text:p>-1.00012</text:p>
              </table:table-cell>
              <table:table-cell office:value-type="float" office:value="-0.996165">
                <text:p>-0.996165</text:p>
              </table:table-cell>
              <table:table-cell office:value-type="float" office:value="-1">
                <text:p>-1</text:p>
              </table:table-cell>
              <table:table-cell office:value-type="float" office:value="-0.996165">
                <text:p>-0.996165</text:p>
              </table:table-cell>
              <table:table-cell office:value-type="float" office:value="-1.00348">
                <text:p>-1.00348</text:p>
              </table:table-cell>
              <table:table-cell office:value-type="float" office:value="-0.996165">
                <text:p>-0.996165</text:p>
              </table:table-cell>
              <table:table-cell office:value-type="float" office:value="-0.995902">
                <text:p>-0.995902</text:p>
              </table:table-cell>
              <table:table-cell office:value-type="float" office:value="-0.996165">
                <text:p>-0.996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1">
                <text:p>5001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962717">
                <text:p>-0.962717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0741758">
                <text:p>-0.0741758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291818">
                <text:p>-0.291818</text:p>
              </table:table-cell>
              <table:table-cell office:value-type="float" office:value="-0.958924">
                <text:p>-0.958924</text:p>
              </table:table-cell>
              <table:table-cell office:value-type="float" office:value="-1">
                <text:p>-1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0474035">
                <text:p>-0.0474035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19728">
                <text:p>-0.19728</text:p>
              </table:table-cell>
              <table:table-cell office:value-type="float" office:value="-0.958924">
                <text:p>-0.958924</text:p>
              </table:table-cell>
              <table:table-cell office:value-type="float" office:value="-1">
                <text:p>-1</text:p>
              </table:table-cell>
              <table:table-cell office:value-type="float" office:value="-0.958924">
                <text:p>-0.958924</text:p>
              </table:table-cell>
              <table:table-cell office:value-type="float" office:value="0.0631178">
                <text:p>0.0631178</text:p>
              </table:table-cell>
              <table:table-cell office:value-type="float" office:value="-0.958924">
                <text:p>-0.958924</text:p>
              </table:table-cell>
              <table:table-cell office:value-type="float" office:value="0.293851">
                <text:p>0.293851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92874">
                <text:p>-0.92874</text:p>
              </table:table-cell>
              <table:table-cell office:value-type="float" office:value="-0.958924">
                <text:p>-0.958924</text:p>
              </table:table-cell>
              <table:table-cell office:value-type="float" office:value="0.0403444">
                <text:p>0.0403444</text:p>
              </table:table-cell>
              <table:table-cell office:value-type="float" office:value="-0.958924">
                <text:p>-0.958924</text:p>
              </table:table-cell>
              <table:table-cell office:value-type="float" office:value="0.193002">
                <text:p>0.193002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974981">
                <text:p>-0.974981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967107">
                <text:p>-0.967107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959275">
                <text:p>-0.959275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978664">
                <text:p>-0.978664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941411">
                <text:p>-0.941411</text:p>
              </table:table-cell>
              <table:table-cell office:value-type="float" office:value="-0.958924">
                <text:p>-0.958924</text:p>
              </table:table-cell>
              <table:table-cell office:value-type="float" office:value="-0.983768">
                <text:p>-0.983768</text:p>
              </table:table-cell>
              <table:table-cell office:value-type="float" office:value="-0.958924">
                <text:p>-0.958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00">
                <text:p>5200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948144">
                <text:p>-0.948144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0437844">
                <text:p>-0.0437844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259898">
                <text:p>-0.259898</text:p>
              </table:table-cell>
              <table:table-cell office:value-type="float" office:value="-0.883455">
                <text:p>-0.883455</text:p>
              </table:table-cell>
              <table:table-cell office:value-type="float" office:value="-1.00014">
                <text:p>-1.00014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0477102">
                <text:p>-0.0477102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237405">
                <text:p>-0.237405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916562">
                <text:p>-0.916562</text:p>
              </table:table-cell>
              <table:table-cell office:value-type="float" office:value="-0.883455">
                <text:p>-0.883455</text:p>
              </table:table-cell>
              <table:table-cell office:value-type="float" office:value="0.0399455">
                <text:p>0.0399455</text:p>
              </table:table-cell>
              <table:table-cell office:value-type="float" office:value="-0.883455">
                <text:p>-0.883455</text:p>
              </table:table-cell>
              <table:table-cell office:value-type="float" office:value="0.256801">
                <text:p>0.256801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866054">
                <text:p>-0.866054</text:p>
              </table:table-cell>
              <table:table-cell office:value-type="float" office:value="-0.883455">
                <text:p>-0.883455</text:p>
              </table:table-cell>
              <table:table-cell office:value-type="float" office:value="0.0410262">
                <text:p>0.0410262</text:p>
              </table:table-cell>
              <table:table-cell office:value-type="float" office:value="-0.883455">
                <text:p>-0.883455</text:p>
              </table:table-cell>
              <table:table-cell office:value-type="float" office:value="0.234448">
                <text:p>0.234448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925802">
                <text:p>-0.925802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836391">
                <text:p>-0.836391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883651">
                <text:p>-0.883651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886683">
                <text:p>-0.886683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88642">
                <text:p>-0.88642</text:p>
              </table:table-cell>
              <table:table-cell office:value-type="float" office:value="-0.883455">
                <text:p>-0.883455</text:p>
              </table:table-cell>
              <table:table-cell office:value-type="float" office:value="-0.932359">
                <text:p>-0.932359</text:p>
              </table:table-cell>
              <table:table-cell office:value-type="float" office:value="-0.883455">
                <text:p>-0.8834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00">
                <text:p>5400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811013">
                <text:p>-0.811013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0462693">
                <text:p>-0.0462693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188824">
                <text:p>-0.188824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815572">
                <text:p>-0.815572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0450232">
                <text:p>-0.0450232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195513">
                <text:p>-0.195513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564037">
                <text:p>-0.564037</text:p>
              </table:table-cell>
              <table:table-cell office:value-type="float" office:value="-0.772764">
                <text:p>-0.772764</text:p>
              </table:table-cell>
              <table:table-cell office:value-type="float" office:value="0.0408082">
                <text:p>0.0408082</text:p>
              </table:table-cell>
              <table:table-cell office:value-type="float" office:value="-0.772764">
                <text:p>-0.772764</text:p>
              </table:table-cell>
              <table:table-cell office:value-type="float" office:value="0.178969">
                <text:p>0.178969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598631">
                <text:p>-0.598631</text:p>
              </table:table-cell>
              <table:table-cell office:value-type="float" office:value="-0.772764">
                <text:p>-0.772764</text:p>
              </table:table-cell>
              <table:table-cell office:value-type="float" office:value="0.0362546">
                <text:p>0.0362546</text:p>
              </table:table-cell>
              <table:table-cell office:value-type="float" office:value="-0.772764">
                <text:p>-0.772764</text:p>
              </table:table-cell>
              <table:table-cell office:value-type="float" office:value="0.185209">
                <text:p>0.185209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680612">
                <text:p>-0.680612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740376">
                <text:p>-0.740376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745277">
                <text:p>-0.745277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638631">
                <text:p>-0.638631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725876">
                <text:p>-0.725876</text:p>
              </table:table-cell>
              <table:table-cell office:value-type="float" office:value="-0.772764">
                <text:p>-0.772764</text:p>
              </table:table-cell>
              <table:table-cell office:value-type="float" office:value="-0.668712">
                <text:p>-0.668712</text:p>
              </table:table-cell>
              <table:table-cell office:value-type="float" office:value="-0.772764">
                <text:p>-0.7727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01">
                <text:p>5601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81606">
                <text:p>-0.81606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0117111">
                <text:p>-0.0117111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126026">
                <text:p>-0.126026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713902">
                <text:p>-0.713902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0154812">
                <text:p>-0.0154812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12153">
                <text:p>-0.12153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345687">
                <text:p>-0.345687</text:p>
              </table:table-cell>
              <table:table-cell office:value-type="float" office:value="-0.631267">
                <text:p>-0.631267</text:p>
              </table:table-cell>
              <table:table-cell office:value-type="float" office:value="0.00671943">
                <text:p>0.00671943</text:p>
              </table:table-cell>
              <table:table-cell office:value-type="float" office:value="-0.631267">
                <text:p>-0.631267</text:p>
              </table:table-cell>
              <table:table-cell office:value-type="float" office:value="0.0999027">
                <text:p>0.0999027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276227">
                <text:p>-0.276227</text:p>
              </table:table-cell>
              <table:table-cell office:value-type="float" office:value="-0.631267">
                <text:p>-0.631267</text:p>
              </table:table-cell>
              <table:table-cell office:value-type="float" office:value="0.0221345">
                <text:p>0.0221345</text:p>
              </table:table-cell>
              <table:table-cell office:value-type="float" office:value="-0.631267">
                <text:p>-0.631267</text:p>
              </table:table-cell>
              <table:table-cell office:value-type="float" office:value="0.0883984">
                <text:p>0.0883984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473169">
                <text:p>-0.473169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645294">
                <text:p>-0.645294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617322">
                <text:p>-0.617322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632381">
                <text:p>-0.632381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377631">
                <text:p>-0.377631</text:p>
              </table:table-cell>
              <table:table-cell office:value-type="float" office:value="-0.631267">
                <text:p>-0.631267</text:p>
              </table:table-cell>
              <table:table-cell office:value-type="float" office:value="-0.385334">
                <text:p>-0.385334</text:p>
              </table:table-cell>
              <table:table-cell office:value-type="float" office:value="-0.631267">
                <text:p>-0.631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00">
                <text:p>5800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80185">
                <text:p>-0.80185</text:p>
              </table:table-cell>
              <table:table-cell office:value-type="float" office:value="-0.464602">
                <text:p>-0.464602</text:p>
              </table:table-cell>
              <table:table-cell office:value-type="float" office:value="0.0656305">
                <text:p>0.0656305</text:p>
              </table:table-cell>
              <table:table-cell office:value-type="float" office:value="-0.464602">
                <text:p>-0.464602</text:p>
              </table:table-cell>
              <table:table-cell office:value-type="float" office:value="0.0973712">
                <text:p>0.0973712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736162">
                <text:p>-0.736162</text:p>
              </table:table-cell>
              <table:table-cell office:value-type="float" office:value="-0.464602">
                <text:p>-0.464602</text:p>
              </table:table-cell>
              <table:table-cell office:value-type="float" office:value="0.0511017">
                <text:p>0.0511017</text:p>
              </table:table-cell>
              <table:table-cell office:value-type="float" office:value="-0.464602">
                <text:p>-0.464602</text:p>
              </table:table-cell>
              <table:table-cell office:value-type="float" office:value="0.0800977">
                <text:p>0.0800977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340188">
                <text:p>-0.340188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0129566">
                <text:p>-0.0129566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122463">
                <text:p>-0.122463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175155">
                <text:p>-0.175155</text:p>
              </table:table-cell>
              <table:table-cell office:value-type="float" office:value="-0.464602">
                <text:p>-0.464602</text:p>
              </table:table-cell>
              <table:table-cell office:value-type="float" office:value="0.0708456">
                <text:p>0.0708456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0663659">
                <text:p>-0.0663659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37629">
                <text:p>-0.37629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591531">
                <text:p>-0.591531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163304">
                <text:p>-0.163304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510191">
                <text:p>-0.510191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262415">
                <text:p>-0.262415</text:p>
              </table:table-cell>
              <table:table-cell office:value-type="float" office:value="-0.464602">
                <text:p>-0.464602</text:p>
              </table:table-cell>
              <table:table-cell office:value-type="float" office:value="-0.328509">
                <text:p>-0.328509</text:p>
              </table:table-cell>
              <table:table-cell office:value-type="float" office:value="-0.464602">
                <text:p>-0.464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">
                <text:p>6000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583198">
                <text:p>-0.583198</text:p>
              </table:table-cell>
              <table:table-cell office:value-type="float" office:value="-0.279415">
                <text:p>-0.279415</text:p>
              </table:table-cell>
              <table:table-cell office:value-type="float" office:value="0.186708">
                <text:p>0.186708</text:p>
              </table:table-cell>
              <table:table-cell office:value-type="float" office:value="-0.279415">
                <text:p>-0.279415</text:p>
              </table:table-cell>
              <table:table-cell office:value-type="float" office:value="0.254487">
                <text:p>0.254487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617154">
                <text:p>-0.617154</text:p>
              </table:table-cell>
              <table:table-cell office:value-type="float" office:value="-0.279415">
                <text:p>-0.279415</text:p>
              </table:table-cell>
              <table:table-cell office:value-type="float" office:value="0.0976678">
                <text:p>0.0976678</text:p>
              </table:table-cell>
              <table:table-cell office:value-type="float" office:value="-0.279415">
                <text:p>-0.279415</text:p>
              </table:table-cell>
              <table:table-cell office:value-type="float" office:value="0.194393">
                <text:p>0.194393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533756">
                <text:p>-0.533756</text:p>
              </table:table-cell>
              <table:table-cell office:value-type="float" office:value="-0.279415">
                <text:p>-0.279415</text:p>
              </table:table-cell>
              <table:table-cell office:value-type="float" office:value="0.0868619">
                <text:p>0.0868619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016612">
                <text:p>-0.016612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370003">
                <text:p>-0.370003</text:p>
              </table:table-cell>
              <table:table-cell office:value-type="float" office:value="-0.279415">
                <text:p>-0.279415</text:p>
              </table:table-cell>
              <table:table-cell office:value-type="float" office:value="0.0312374">
                <text:p>0.0312374</text:p>
              </table:table-cell>
              <table:table-cell office:value-type="float" office:value="-0.279415">
                <text:p>-0.279415</text:p>
              </table:table-cell>
              <table:table-cell office:value-type="float" office:value="0.0800428">
                <text:p>0.0800428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490344">
                <text:p>-0.490344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388836">
                <text:p>-0.388836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286345">
                <text:p>-0.286345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481329">
                <text:p>-0.481329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396538">
                <text:p>-0.396538</text:p>
              </table:table-cell>
              <table:table-cell office:value-type="float" office:value="-0.279415">
                <text:p>-0.279415</text:p>
              </table:table-cell>
              <table:table-cell office:value-type="float" office:value="-0.178729">
                <text:p>-0.178729</text:p>
              </table:table-cell>
              <table:table-cell office:value-type="float" office:value="-0.279415">
                <text:p>-0.279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00">
                <text:p>6200</text:p>
              </table:table-cell>
              <table:table-cell office:value-type="float" office:value="-0.0830894">
                <text:p>-0.0830894</text:p>
              </table:table-cell>
              <table:table-cell office:value-type="float" office:value="-0.499059">
                <text:p>-0.499059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180709">
                <text:p>0.180709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288998">
                <text:p>0.288998</text:p>
              </table:table-cell>
              <table:table-cell office:value-type="float" office:value="-0.0830894">
                <text:p>-0.0830894</text:p>
              </table:table-cell>
              <table:table-cell office:value-type="float" office:value="-0.384705">
                <text:p>-0.384705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0712726">
                <text:p>0.0712726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185148">
                <text:p>0.185148</text:p>
              </table:table-cell>
              <table:table-cell office:value-type="float" office:value="-0.0830894">
                <text:p>-0.0830894</text:p>
              </table:table-cell>
              <table:table-cell office:value-type="float" office:value="-0.677395">
                <text:p>-0.677395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166119">
                <text:p>0.166119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454391">
                <text:p>0.454391</text:p>
              </table:table-cell>
              <table:table-cell office:value-type="float" office:value="-0.0830894">
                <text:p>-0.0830894</text:p>
              </table:table-cell>
              <table:table-cell office:value-type="float" office:value="-0.668813">
                <text:p>-0.668813</text:p>
              </table:table-cell>
              <table:table-cell office:value-type="float" office:value="-0.0830894">
                <text:p>-0.0830894</text:p>
              </table:table-cell>
              <table:table-cell office:value-type="float" office:value="-0.0185268">
                <text:p>-0.0185268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301502">
                <text:p>0.301502</text:p>
              </table:table-cell>
              <table:table-cell office:value-type="float" office:value="-0.0830894">
                <text:p>-0.0830894</text:p>
              </table:table-cell>
              <table:table-cell office:value-type="float" office:value="-0.397037">
                <text:p>-0.397037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311665">
                <text:p>0.311665</text:p>
              </table:table-cell>
              <table:table-cell office:value-type="float" office:value="-0.0830894">
                <text:p>-0.0830894</text:p>
              </table:table-cell>
              <table:table-cell office:value-type="float" office:value="-0.212083">
                <text:p>-0.212083</text:p>
              </table:table-cell>
              <table:table-cell office:value-type="float" office:value="-0.0830894">
                <text:p>-0.0830894</text:p>
              </table:table-cell>
              <table:table-cell office:value-type="float" office:value="-0.466595">
                <text:p>-0.466595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309777">
                <text:p>0.309777</text:p>
              </table:table-cell>
              <table:table-cell office:value-type="float" office:value="-0.0830894">
                <text:p>-0.0830894</text:p>
              </table:table-cell>
              <table:table-cell office:value-type="float" office:value="0.363655">
                <text:p>0.363655</text:p>
              </table:table-cell>
              <table:table-cell office:value-type="float" office:value="-0.0830894">
                <text:p>-0.0830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00">
                <text:p>6400</text:p>
              </table:table-cell>
              <table:table-cell office:value-type="float" office:value="0.116549">
                <text:p>0.116549</text:p>
              </table:table-cell>
              <table:table-cell office:value-type="float" office:value="-0.179542">
                <text:p>-0.179542</text:p>
              </table:table-cell>
              <table:table-cell office:value-type="float" office:value="0.116549">
                <text:p>0.116549</text:p>
              </table:table-cell>
              <table:table-cell office:value-type="float" office:value="0.157699">
                <text:p>0.157699</text:p>
              </table:table-cell>
              <table:table-cell office:value-type="float" office:value="0.116549">
                <text:p>0.116549</text:p>
              </table:table-cell>
              <table:table-cell office:value-type="float" office:value="0.148528">
                <text:p>0.148528</text:p>
              </table:table-cell>
              <table:table-cell office:value-type="float" office:value="0.116549">
                <text:p>0.116549</text:p>
              </table:table-cell>
              <table:table-cell office:value-type="float" office:value="-0.00274217">
                <text:p>-0.00274217</text:p>
              </table:table-cell>
              <table:table-cell office:value-type="float" office:value="0.116549">
                <text:p>0.116549</text:p>
              </table:table-cell>
              <table:table-cell office:value-type="float" office:value="0.307795">
                <text:p>0.307795</text:p>
              </table:table-cell>
              <table:table-cell office:value-type="float" office:value="0.116549">
                <text:p>0.116549</text:p>
              </table:table-cell>
              <table:table-cell office:value-type="float" office:value="0.12544">
                <text:p>0.12544</text:p>
              </table:table-cell>
              <table:table-cell office:value-type="float" office:value="0.116549">
                <text:p>0.116549</text:p>
              </table:table-cell>
              <table:table-cell office:value-type="float" office:value="-0.0300788">
                <text:p>-0.0300788</text:p>
              </table:table-cell>
              <table:table-cell office:value-type="float" office:value="0.116549">
                <text:p>0.116549</text:p>
              </table:table-cell>
              <table:table-cell office:value-type="float" office:value="0.0935743">
                <text:p>0.0935743</text:p>
              </table:table-cell>
              <table:table-cell office:value-type="float" office:value="0.116549">
                <text:p>0.116549</text:p>
              </table:table-cell>
              <table:table-cell office:value-type="float" office:value="0.267651">
                <text:p>0.267651</text:p>
              </table:table-cell>
              <table:table-cell office:value-type="float" office:value="0.116549">
                <text:p>0.116549</text:p>
              </table:table-cell>
              <table:table-cell office:value-type="float" office:value="-0.0860397">
                <text:p>-0.0860397</text:p>
              </table:table-cell>
              <table:table-cell office:value-type="float" office:value="0.116549">
                <text:p>0.116549</text:p>
              </table:table-cell>
              <table:table-cell office:value-type="float" office:value="0.155001">
                <text:p>0.155001</text:p>
              </table:table-cell>
              <table:table-cell office:value-type="float" office:value="0.116549">
                <text:p>0.116549</text:p>
              </table:table-cell>
              <table:table-cell office:value-type="float" office:value="0.2982">
                <text:p>0.2982</text:p>
              </table:table-cell>
              <table:table-cell office:value-type="float" office:value="0.116549">
                <text:p>0.116549</text:p>
              </table:table-cell>
              <table:table-cell office:value-type="float" office:value="-0.362811">
                <text:p>-0.362811</text:p>
              </table:table-cell>
              <table:table-cell office:value-type="float" office:value="0.116549">
                <text:p>0.116549</text:p>
              </table:table-cell>
              <table:table-cell office:value-type="float" office:value="0.357814">
                <text:p>0.357814</text:p>
              </table:table-cell>
              <table:table-cell office:value-type="float" office:value="0.116549">
                <text:p>0.116549</text:p>
              </table:table-cell>
              <table:table-cell office:value-type="float" office:value="0.345349">
                <text:p>0.345349</text:p>
              </table:table-cell>
              <table:table-cell office:value-type="float" office:value="0.116549">
                <text:p>0.116549</text:p>
              </table:table-cell>
              <table:table-cell office:value-type="float" office:value="-0.296408">
                <text:p>-0.296408</text:p>
              </table:table-cell>
              <table:table-cell office:value-type="float" office:value="0.116549">
                <text:p>0.116549</text:p>
              </table:table-cell>
              <table:table-cell office:value-type="float" office:value="0.35487">
                <text:p>0.35487</text:p>
              </table:table-cell>
              <table:table-cell office:value-type="float" office:value="0.116549">
                <text:p>0.116549</text:p>
              </table:table-cell>
              <table:table-cell office:value-type="float" office:value="0.27879">
                <text:p>0.27879</text:p>
              </table:table-cell>
              <table:table-cell office:value-type="float" office:value="0.116549">
                <text:p>0.116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01">
                <text:p>6601</text:p>
              </table:table-cell>
              <table:table-cell office:value-type="float" office:value="0.311541">
                <text:p>0.311541</text:p>
              </table:table-cell>
              <table:table-cell office:value-type="float" office:value="0.0221604">
                <text:p>0.0221604</text:p>
              </table:table-cell>
              <table:table-cell office:value-type="float" office:value="0.311541">
                <text:p>0.311541</text:p>
              </table:table-cell>
              <table:table-cell office:value-type="float" office:value="0.372401">
                <text:p>0.372401</text:p>
              </table:table-cell>
              <table:table-cell office:value-type="float" office:value="0.311541">
                <text:p>0.311541</text:p>
              </table:table-cell>
              <table:table-cell office:value-type="float" office:value="0.314757">
                <text:p>0.314757</text:p>
              </table:table-cell>
              <table:table-cell office:value-type="float" office:value="0.311541">
                <text:p>0.311541</text:p>
              </table:table-cell>
              <table:table-cell office:value-type="float" office:value="0.000282759">
                <text:p>0.000282759</text:p>
              </table:table-cell>
              <table:table-cell office:value-type="float" office:value="0.311541">
                <text:p>0.311541</text:p>
              </table:table-cell>
              <table:table-cell office:value-type="float" office:value="0.302391">
                <text:p>0.302391</text:p>
              </table:table-cell>
              <table:table-cell office:value-type="float" office:value="0.311541">
                <text:p>0.311541</text:p>
              </table:table-cell>
              <table:table-cell office:value-type="float" office:value="0.289855">
                <text:p>0.289855</text:p>
              </table:table-cell>
              <table:table-cell office:value-type="float" office:value="0.311541">
                <text:p>0.311541</text:p>
              </table:table-cell>
              <table:table-cell office:value-type="float" office:value="0.418028">
                <text:p>0.418028</text:p>
              </table:table-cell>
              <table:table-cell office:value-type="float" office:value="0.311541">
                <text:p>0.311541</text:p>
              </table:table-cell>
              <table:table-cell office:value-type="float" office:value="0.37337">
                <text:p>0.37337</text:p>
              </table:table-cell>
              <table:table-cell office:value-type="float" office:value="0.311541">
                <text:p>0.311541</text:p>
              </table:table-cell>
              <table:table-cell office:value-type="float" office:value="0.375906">
                <text:p>0.375906</text:p>
              </table:table-cell>
              <table:table-cell office:value-type="float" office:value="0.311541">
                <text:p>0.311541</text:p>
              </table:table-cell>
              <table:table-cell office:value-type="float" office:value="0.388857">
                <text:p>0.388857</text:p>
              </table:table-cell>
              <table:table-cell office:value-type="float" office:value="0.311541">
                <text:p>0.311541</text:p>
              </table:table-cell>
              <table:table-cell office:value-type="float" office:value="0.314994">
                <text:p>0.314994</text:p>
              </table:table-cell>
              <table:table-cell office:value-type="float" office:value="0.311541">
                <text:p>0.311541</text:p>
              </table:table-cell>
              <table:table-cell office:value-type="float" office:value="0.380189">
                <text:p>0.380189</text:p>
              </table:table-cell>
              <table:table-cell office:value-type="float" office:value="0.311541">
                <text:p>0.311541</text:p>
              </table:table-cell>
              <table:table-cell office:value-type="float" office:value="-0.108486">
                <text:p>-0.108486</text:p>
              </table:table-cell>
              <table:table-cell office:value-type="float" office:value="0.311541">
                <text:p>0.311541</text:p>
              </table:table-cell>
              <table:table-cell office:value-type="float" office:value="0.281217">
                <text:p>0.281217</text:p>
              </table:table-cell>
              <table:table-cell office:value-type="float" office:value="0.311541">
                <text:p>0.311541</text:p>
              </table:table-cell>
              <table:table-cell office:value-type="float" office:value="0.418756">
                <text:p>0.418756</text:p>
              </table:table-cell>
              <table:table-cell office:value-type="float" office:value="0.311541">
                <text:p>0.311541</text:p>
              </table:table-cell>
              <table:table-cell office:value-type="float" office:value="0.132491">
                <text:p>0.132491</text:p>
              </table:table-cell>
              <table:table-cell office:value-type="float" office:value="0.311541">
                <text:p>0.311541</text:p>
              </table:table-cell>
              <table:table-cell office:value-type="float" office:value="0.28259">
                <text:p>0.28259</text:p>
              </table:table-cell>
              <table:table-cell office:value-type="float" office:value="0.311541">
                <text:p>0.311541</text:p>
              </table:table-cell>
              <table:table-cell office:value-type="float" office:value="0.413982">
                <text:p>0.413982</text:p>
              </table:table-cell>
              <table:table-cell office:value-type="float" office:value="0.311541">
                <text:p>0.3115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01">
                <text:p>6801</text:p>
              </table:table-cell>
              <table:table-cell office:value-type="float" office:value="0.494113">
                <text:p>0.494113</text:p>
              </table:table-cell>
              <table:table-cell office:value-type="float" office:value="0.0149396">
                <text:p>0.0149396</text:p>
              </table:table-cell>
              <table:table-cell office:value-type="float" office:value="0.494113">
                <text:p>0.494113</text:p>
              </table:table-cell>
              <table:table-cell office:value-type="float" office:value="0.488992">
                <text:p>0.488992</text:p>
              </table:table-cell>
              <table:table-cell office:value-type="float" office:value="0.494113">
                <text:p>0.494113</text:p>
              </table:table-cell>
              <table:table-cell office:value-type="float" office:value="0.47554">
                <text:p>0.47554</text:p>
              </table:table-cell>
              <table:table-cell office:value-type="float" office:value="0.494113">
                <text:p>0.494113</text:p>
              </table:table-cell>
              <table:table-cell office:value-type="float" office:value="0.00273877">
                <text:p>0.00273877</text:p>
              </table:table-cell>
              <table:table-cell office:value-type="float" office:value="0.494113">
                <text:p>0.494113</text:p>
              </table:table-cell>
              <table:table-cell office:value-type="float" office:value="0.442985">
                <text:p>0.442985</text:p>
              </table:table-cell>
              <table:table-cell office:value-type="float" office:value="0.494113">
                <text:p>0.494113</text:p>
              </table:table-cell>
              <table:table-cell office:value-type="float" office:value="0.475372">
                <text:p>0.475372</text:p>
              </table:table-cell>
              <table:table-cell office:value-type="float" office:value="0.494113">
                <text:p>0.494113</text:p>
              </table:table-cell>
              <table:table-cell office:value-type="float" office:value="0.382055">
                <text:p>0.382055</text:p>
              </table:table-cell>
              <table:table-cell office:value-type="float" office:value="0.494113">
                <text:p>0.494113</text:p>
              </table:table-cell>
              <table:table-cell office:value-type="float" office:value="0.486584">
                <text:p>0.486584</text:p>
              </table:table-cell>
              <table:table-cell office:value-type="float" office:value="0.494113">
                <text:p>0.494113</text:p>
              </table:table-cell>
              <table:table-cell office:value-type="float" office:value="0.507318">
                <text:p>0.507318</text:p>
              </table:table-cell>
              <table:table-cell office:value-type="float" office:value="0.494113">
                <text:p>0.494113</text:p>
              </table:table-cell>
              <table:table-cell office:value-type="float" office:value="0.195354">
                <text:p>0.195354</text:p>
              </table:table-cell>
              <table:table-cell office:value-type="float" office:value="0.494113">
                <text:p>0.494113</text:p>
              </table:table-cell>
              <table:table-cell office:value-type="float" office:value="0.443845">
                <text:p>0.443845</text:p>
              </table:table-cell>
              <table:table-cell office:value-type="float" office:value="0.494113">
                <text:p>0.494113</text:p>
              </table:table-cell>
              <table:table-cell office:value-type="float" office:value="0.48974">
                <text:p>0.48974</text:p>
              </table:table-cell>
              <table:table-cell office:value-type="float" office:value="0.494113">
                <text:p>0.494113</text:p>
              </table:table-cell>
              <table:table-cell office:value-type="float" office:value="0.444261">
                <text:p>0.444261</text:p>
              </table:table-cell>
              <table:table-cell office:value-type="float" office:value="0.494113">
                <text:p>0.494113</text:p>
              </table:table-cell>
              <table:table-cell office:value-type="float" office:value="0.441204">
                <text:p>0.441204</text:p>
              </table:table-cell>
              <table:table-cell office:value-type="float" office:value="0.494113">
                <text:p>0.494113</text:p>
              </table:table-cell>
              <table:table-cell office:value-type="float" office:value="0.496897">
                <text:p>0.496897</text:p>
              </table:table-cell>
              <table:table-cell office:value-type="float" office:value="0.494113">
                <text:p>0.494113</text:p>
              </table:table-cell>
              <table:table-cell office:value-type="float" office:value="0.563442">
                <text:p>0.563442</text:p>
              </table:table-cell>
              <table:table-cell office:value-type="float" office:value="0.494113">
                <text:p>0.494113</text:p>
              </table:table-cell>
              <table:table-cell office:value-type="float" office:value="0.395604">
                <text:p>0.395604</text:p>
              </table:table-cell>
              <table:table-cell office:value-type="float" office:value="0.494113">
                <text:p>0.494113</text:p>
              </table:table-cell>
              <table:table-cell office:value-type="float" office:value="0.487982">
                <text:p>0.487982</text:p>
              </table:table-cell>
              <table:table-cell office:value-type="float" office:value="0.494113">
                <text:p>0.494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1">
                <text:p>7001</text:p>
              </table:table-cell>
              <table:table-cell office:value-type="float" office:value="0.656987">
                <text:p>0.656987</text:p>
              </table:table-cell>
              <table:table-cell office:value-type="float" office:value="0.005351">
                <text:p>0.005351</text:p>
              </table:table-cell>
              <table:table-cell office:value-type="float" office:value="0.656987">
                <text:p>0.656987</text:p>
              </table:table-cell>
              <table:table-cell office:value-type="float" office:value="0.697418">
                <text:p>0.697418</text:p>
              </table:table-cell>
              <table:table-cell office:value-type="float" office:value="0.656987">
                <text:p>0.656987</text:p>
              </table:table-cell>
              <table:table-cell office:value-type="float" office:value="0.566769">
                <text:p>0.566769</text:p>
              </table:table-cell>
              <table:table-cell office:value-type="float" office:value="0.656987">
                <text:p>0.656987</text:p>
              </table:table-cell>
              <table:table-cell office:value-type="float" office:value="0.00913982">
                <text:p>0.00913982</text:p>
              </table:table-cell>
              <table:table-cell office:value-type="float" office:value="0.656987">
                <text:p>0.656987</text:p>
              </table:table-cell>
              <table:table-cell office:value-type="float" office:value="0.62965">
                <text:p>0.62965</text:p>
              </table:table-cell>
              <table:table-cell office:value-type="float" office:value="0.656987">
                <text:p>0.656987</text:p>
              </table:table-cell>
              <table:table-cell office:value-type="float" office:value="0.605906">
                <text:p>0.605906</text:p>
              </table:table-cell>
              <table:table-cell office:value-type="float" office:value="0.656987">
                <text:p>0.656987</text:p>
              </table:table-cell>
              <table:table-cell office:value-type="float" office:value="0.44015">
                <text:p>0.44015</text:p>
              </table:table-cell>
              <table:table-cell office:value-type="float" office:value="0.656987">
                <text:p>0.656987</text:p>
              </table:table-cell>
              <table:table-cell office:value-type="float" office:value="0.665691">
                <text:p>0.665691</text:p>
              </table:table-cell>
              <table:table-cell office:value-type="float" office:value="0.656987">
                <text:p>0.656987</text:p>
              </table:table-cell>
              <table:table-cell office:value-type="float" office:value="0.621336">
                <text:p>0.621336</text:p>
              </table:table-cell>
              <table:table-cell office:value-type="float" office:value="0.656987">
                <text:p>0.656987</text:p>
              </table:table-cell>
              <table:table-cell office:value-type="float" office:value="0.434043">
                <text:p>0.434043</text:p>
              </table:table-cell>
              <table:table-cell office:value-type="float" office:value="0.656987">
                <text:p>0.656987</text:p>
              </table:table-cell>
              <table:table-cell office:value-type="float" office:value="0.590099">
                <text:p>0.590099</text:p>
              </table:table-cell>
              <table:table-cell office:value-type="float" office:value="0.656987">
                <text:p>0.656987</text:p>
              </table:table-cell>
              <table:table-cell office:value-type="float" office:value="0.621629">
                <text:p>0.621629</text:p>
              </table:table-cell>
              <table:table-cell office:value-type="float" office:value="0.656987">
                <text:p>0.656987</text:p>
              </table:table-cell>
              <table:table-cell office:value-type="float" office:value="0.767266">
                <text:p>0.767266</text:p>
              </table:table-cell>
              <table:table-cell office:value-type="float" office:value="0.656987">
                <text:p>0.656987</text:p>
              </table:table-cell>
              <table:table-cell office:value-type="float" office:value="0.653831">
                <text:p>0.653831</text:p>
              </table:table-cell>
              <table:table-cell office:value-type="float" office:value="0.656987">
                <text:p>0.656987</text:p>
              </table:table-cell>
              <table:table-cell office:value-type="float" office:value="0.616408">
                <text:p>0.616408</text:p>
              </table:table-cell>
              <table:table-cell office:value-type="float" office:value="0.656987">
                <text:p>0.656987</text:p>
              </table:table-cell>
              <table:table-cell office:value-type="float" office:value="0.678983">
                <text:p>0.678983</text:p>
              </table:table-cell>
              <table:table-cell office:value-type="float" office:value="0.656987">
                <text:p>0.656987</text:p>
              </table:table-cell>
              <table:table-cell office:value-type="float" office:value="0.626456">
                <text:p>0.626456</text:p>
              </table:table-cell>
              <table:table-cell office:value-type="float" office:value="0.656987">
                <text:p>0.656987</text:p>
              </table:table-cell>
              <table:table-cell office:value-type="float" office:value="0.629494">
                <text:p>0.629494</text:p>
              </table:table-cell>
              <table:table-cell office:value-type="float" office:value="0.656987">
                <text:p>0.656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01">
                <text:p>7201</text:p>
              </table:table-cell>
              <table:table-cell office:value-type="float" office:value="0.793668">
                <text:p>0.793668</text:p>
              </table:table-cell>
              <table:table-cell office:value-type="float" office:value="0.00640468">
                <text:p>0.00640468</text:p>
              </table:table-cell>
              <table:table-cell office:value-type="float" office:value="0.793668">
                <text:p>0.793668</text:p>
              </table:table-cell>
              <table:table-cell office:value-type="float" office:value="0.798557">
                <text:p>0.798557</text:p>
              </table:table-cell>
              <table:table-cell office:value-type="float" office:value="0.793668">
                <text:p>0.793668</text:p>
              </table:table-cell>
              <table:table-cell office:value-type="float" office:value="0.715321">
                <text:p>0.715321</text:p>
              </table:table-cell>
              <table:table-cell office:value-type="float" office:value="0.793668">
                <text:p>0.793668</text:p>
              </table:table-cell>
              <table:table-cell office:value-type="float" office:value="0.00135126">
                <text:p>0.00135126</text:p>
              </table:table-cell>
              <table:table-cell office:value-type="float" office:value="0.793668">
                <text:p>0.793668</text:p>
              </table:table-cell>
              <table:table-cell office:value-type="float" office:value="0.885514">
                <text:p>0.885514</text:p>
              </table:table-cell>
              <table:table-cell office:value-type="float" office:value="0.793668">
                <text:p>0.793668</text:p>
              </table:table-cell>
              <table:table-cell office:value-type="float" office:value="0.940002">
                <text:p>0.940002</text:p>
              </table:table-cell>
              <table:table-cell office:value-type="float" office:value="0.793668">
                <text:p>0.793668</text:p>
              </table:table-cell>
              <table:table-cell office:value-type="float" office:value="0.527901">
                <text:p>0.527901</text:p>
              </table:table-cell>
              <table:table-cell office:value-type="float" office:value="0.793668">
                <text:p>0.793668</text:p>
              </table:table-cell>
              <table:table-cell office:value-type="float" office:value="0.976814">
                <text:p>0.976814</text:p>
              </table:table-cell>
              <table:table-cell office:value-type="float" office:value="0.793668">
                <text:p>0.793668</text:p>
              </table:table-cell>
              <table:table-cell office:value-type="float" office:value="0.583534">
                <text:p>0.583534</text:p>
              </table:table-cell>
              <table:table-cell office:value-type="float" office:value="0.793668">
                <text:p>0.793668</text:p>
              </table:table-cell>
              <table:table-cell office:value-type="float" office:value="0.521762">
                <text:p>0.521762</text:p>
              </table:table-cell>
              <table:table-cell office:value-type="float" office:value="0.793668">
                <text:p>0.793668</text:p>
              </table:table-cell>
              <table:table-cell office:value-type="float" office:value="0.771333">
                <text:p>0.771333</text:p>
              </table:table-cell>
              <table:table-cell office:value-type="float" office:value="0.793668">
                <text:p>0.793668</text:p>
              </table:table-cell>
              <table:table-cell office:value-type="float" office:value="0.752048">
                <text:p>0.752048</text:p>
              </table:table-cell>
              <table:table-cell office:value-type="float" office:value="0.793668">
                <text:p>0.793668</text:p>
              </table:table-cell>
              <table:table-cell office:value-type="float" office:value="0.963295">
                <text:p>0.963295</text:p>
              </table:table-cell>
              <table:table-cell office:value-type="float" office:value="0.793668">
                <text:p>0.793668</text:p>
              </table:table-cell>
              <table:table-cell office:value-type="float" office:value="0.796113">
                <text:p>0.796113</text:p>
              </table:table-cell>
              <table:table-cell office:value-type="float" office:value="0.793668">
                <text:p>0.793668</text:p>
              </table:table-cell>
              <table:table-cell office:value-type="float" office:value="0.748152">
                <text:p>0.748152</text:p>
              </table:table-cell>
              <table:table-cell office:value-type="float" office:value="0.793668">
                <text:p>0.793668</text:p>
              </table:table-cell>
              <table:table-cell office:value-type="float" office:value="0.553774">
                <text:p>0.553774</text:p>
              </table:table-cell>
              <table:table-cell office:value-type="float" office:value="0.793668">
                <text:p>0.793668</text:p>
              </table:table-cell>
              <table:table-cell office:value-type="float" office:value="0.757578">
                <text:p>0.757578</text:p>
              </table:table-cell>
              <table:table-cell office:value-type="float" office:value="0.793668">
                <text:p>0.793668</text:p>
              </table:table-cell>
              <table:table-cell office:value-type="float" office:value="0.762608">
                <text:p>0.762608</text:p>
              </table:table-cell>
              <table:table-cell office:value-type="float" office:value="0.793668">
                <text:p>0.793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00">
                <text:p>7400</text:p>
              </table:table-cell>
              <table:table-cell office:value-type="float" office:value="0.898708">
                <text:p>0.898708</text:p>
              </table:table-cell>
              <table:table-cell office:value-type="float" office:value="0.0049537">
                <text:p>0.0049537</text:p>
              </table:table-cell>
              <table:table-cell office:value-type="float" office:value="0.898708">
                <text:p>0.898708</text:p>
              </table:table-cell>
              <table:table-cell office:value-type="float" office:value="0.687989">
                <text:p>0.687989</text:p>
              </table:table-cell>
              <table:table-cell office:value-type="float" office:value="0.898708">
                <text:p>0.898708</text:p>
              </table:table-cell>
              <table:table-cell office:value-type="float" office:value="0.864545">
                <text:p>0.864545</text:p>
              </table:table-cell>
              <table:table-cell office:value-type="float" office:value="0.898708">
                <text:p>0.898708</text:p>
              </table:table-cell>
              <table:table-cell office:value-type="float" office:value="0.00413322">
                <text:p>0.00413322</text:p>
              </table:table-cell>
              <table:table-cell office:value-type="float" office:value="0.898708">
                <text:p>0.898708</text:p>
              </table:table-cell>
              <table:table-cell office:value-type="float" office:value="0.713223">
                <text:p>0.713223</text:p>
              </table:table-cell>
              <table:table-cell office:value-type="float" office:value="0.898708">
                <text:p>0.898708</text:p>
              </table:table-cell>
              <table:table-cell office:value-type="float" office:value="1.0002">
                <text:p>1.0002</text:p>
              </table:table-cell>
              <table:table-cell office:value-type="float" office:value="0.898708">
                <text:p>0.898708</text:p>
              </table:table-cell>
              <table:table-cell office:value-type="float" office:value="0.546098">
                <text:p>0.546098</text:p>
              </table:table-cell>
              <table:table-cell office:value-type="float" office:value="0.898708">
                <text:p>0.898708</text:p>
              </table:table-cell>
              <table:table-cell office:value-type="float" office:value="0.838777">
                <text:p>0.838777</text:p>
              </table:table-cell>
              <table:table-cell office:value-type="float" office:value="0.898708">
                <text:p>0.898708</text:p>
              </table:table-cell>
              <table:table-cell office:value-type="float" office:value="0.858779">
                <text:p>0.858779</text:p>
              </table:table-cell>
              <table:table-cell office:value-type="float" office:value="0.898708">
                <text:p>0.898708</text:p>
              </table:table-cell>
              <table:table-cell office:value-type="float" office:value="0.546006">
                <text:p>0.546006</text:p>
              </table:table-cell>
              <table:table-cell office:value-type="float" office:value="0.898708">
                <text:p>0.898708</text:p>
              </table:table-cell>
              <table:table-cell office:value-type="float" office:value="0.783834">
                <text:p>0.783834</text:p>
              </table:table-cell>
              <table:table-cell office:value-type="float" office:value="0.898708">
                <text:p>0.898708</text:p>
              </table:table-cell>
              <table:table-cell office:value-type="float" office:value="0.910566">
                <text:p>0.910566</text:p>
              </table:table-cell>
              <table:table-cell office:value-type="float" office:value="0.898708">
                <text:p>0.898708</text:p>
              </table:table-cell>
              <table:table-cell office:value-type="float" office:value="0.914119">
                <text:p>0.914119</text:p>
              </table:table-cell>
              <table:table-cell office:value-type="float" office:value="0.898708">
                <text:p>0.898708</text:p>
              </table:table-cell>
              <table:table-cell office:value-type="float" office:value="0.769391">
                <text:p>0.769391</text:p>
              </table:table-cell>
              <table:table-cell office:value-type="float" office:value="0.898708">
                <text:p>0.898708</text:p>
              </table:table-cell>
              <table:table-cell office:value-type="float" office:value="0.999458">
                <text:p>0.999458</text:p>
              </table:table-cell>
              <table:table-cell office:value-type="float" office:value="0.898708">
                <text:p>0.898708</text:p>
              </table:table-cell>
              <table:table-cell office:value-type="float" office:value="0.808995">
                <text:p>0.808995</text:p>
              </table:table-cell>
              <table:table-cell office:value-type="float" office:value="0.898708">
                <text:p>0.898708</text:p>
              </table:table-cell>
              <table:table-cell office:value-type="float" office:value="0.900644">
                <text:p>0.900644</text:p>
              </table:table-cell>
              <table:table-cell office:value-type="float" office:value="0.898708">
                <text:p>0.898708</text:p>
              </table:table-cell>
              <table:table-cell office:value-type="float" office:value="1.00175">
                <text:p>1.00175</text:p>
              </table:table-cell>
              <table:table-cell office:value-type="float" office:value="0.898708">
                <text:p>0.898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0">
                <text:p>7600</text:p>
              </table:table-cell>
              <table:table-cell office:value-type="float" office:value="0.96792">
                <text:p>0.96792</text:p>
              </table:table-cell>
              <table:table-cell office:value-type="float" office:value="0.00674587">
                <text:p>0.00674587</text:p>
              </table:table-cell>
              <table:table-cell office:value-type="float" office:value="0.96792">
                <text:p>0.96792</text:p>
              </table:table-cell>
              <table:table-cell office:value-type="float" office:value="0.843725">
                <text:p>0.843725</text:p>
              </table:table-cell>
              <table:table-cell office:value-type="float" office:value="0.96792">
                <text:p>0.96792</text:p>
              </table:table-cell>
              <table:table-cell office:value-type="float" office:value="0.842747">
                <text:p>0.842747</text:p>
              </table:table-cell>
              <table:table-cell office:value-type="float" office:value="0.96792">
                <text:p>0.96792</text:p>
              </table:table-cell>
              <table:table-cell office:value-type="float" office:value="0.0174048">
                <text:p>0.0174048</text:p>
              </table:table-cell>
              <table:table-cell office:value-type="float" office:value="0.96792">
                <text:p>0.96792</text:p>
              </table:table-cell>
              <table:table-cell office:value-type="float" office:value="1.00062">
                <text:p>1.00062</text:p>
              </table:table-cell>
              <table:table-cell office:value-type="float" office:value="0.96792">
                <text:p>0.96792</text:p>
              </table:table-cell>
              <table:table-cell office:value-type="float" office:value="0.972846">
                <text:p>0.972846</text:p>
              </table:table-cell>
              <table:table-cell office:value-type="float" office:value="0.96792">
                <text:p>0.96792</text:p>
              </table:table-cell>
              <table:table-cell office:value-type="float" office:value="0.545836">
                <text:p>0.545836</text:p>
              </table:table-cell>
              <table:table-cell office:value-type="float" office:value="0.96792">
                <text:p>0.96792</text:p>
              </table:table-cell>
              <table:table-cell office:value-type="float" office:value="0.988095">
                <text:p>0.988095</text:p>
              </table:table-cell>
              <table:table-cell office:value-type="float" office:value="0.96792">
                <text:p>0.96792</text:p>
              </table:table-cell>
              <table:table-cell office:value-type="float" office:value="0.954848">
                <text:p>0.954848</text:p>
              </table:table-cell>
              <table:table-cell office:value-type="float" office:value="0.96792">
                <text:p>0.96792</text:p>
              </table:table-cell>
              <table:table-cell office:value-type="float" office:value="0.545764">
                <text:p>0.545764</text:p>
              </table:table-cell>
              <table:table-cell office:value-type="float" office:value="0.96792">
                <text:p>0.96792</text:p>
              </table:table-cell>
              <table:table-cell office:value-type="float" office:value="0.960173">
                <text:p>0.960173</text:p>
              </table:table-cell>
              <table:table-cell office:value-type="float" office:value="0.96792">
                <text:p>0.96792</text:p>
              </table:table-cell>
              <table:table-cell office:value-type="float" office:value="0.942204">
                <text:p>0.942204</text:p>
              </table:table-cell>
              <table:table-cell office:value-type="float" office:value="0.96792">
                <text:p>0.96792</text:p>
              </table:table-cell>
              <table:table-cell office:value-type="float" office:value="0.946729">
                <text:p>0.946729</text:p>
              </table:table-cell>
              <table:table-cell office:value-type="float" office:value="0.96792">
                <text:p>0.96792</text:p>
              </table:table-cell>
              <table:table-cell office:value-type="float" office:value="0.955245">
                <text:p>0.955245</text:p>
              </table:table-cell>
              <table:table-cell office:value-type="float" office:value="0.96792">
                <text:p>0.96792</text:p>
              </table:table-cell>
              <table:table-cell office:value-type="float" office:value="0.999439">
                <text:p>0.999439</text:p>
              </table:table-cell>
              <table:table-cell office:value-type="float" office:value="0.96792">
                <text:p>0.96792</text:p>
              </table:table-cell>
              <table:table-cell office:value-type="float" office:value="0.94467">
                <text:p>0.94467</text:p>
              </table:table-cell>
              <table:table-cell office:value-type="float" office:value="0.96792">
                <text:p>0.96792</text:p>
              </table:table-cell>
              <table:table-cell office:value-type="float" office:value="0.955115">
                <text:p>0.955115</text:p>
              </table:table-cell>
              <table:table-cell office:value-type="float" office:value="0.96792">
                <text:p>0.96792</text:p>
              </table:table-cell>
              <table:table-cell office:value-type="float" office:value="0.984325">
                <text:p>0.984325</text:p>
              </table:table-cell>
              <table:table-cell office:value-type="float" office:value="0.96792">
                <text:p>0.96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00">
                <text:p>7800</text:p>
              </table:table-cell>
              <table:table-cell office:value-type="float" office:value="0.998543">
                <text:p>0.998543</text:p>
              </table:table-cell>
              <table:table-cell office:value-type="float" office:value="0.00166848">
                <text:p>0.00166848</text:p>
              </table:table-cell>
              <table:table-cell office:value-type="float" office:value="0.998543">
                <text:p>0.998543</text:p>
              </table:table-cell>
              <table:table-cell office:value-type="float" office:value="0.815896">
                <text:p>0.815896</text:p>
              </table:table-cell>
              <table:table-cell office:value-type="float" office:value="0.998543">
                <text:p>0.998543</text:p>
              </table:table-cell>
              <table:table-cell office:value-type="float" office:value="0.820883">
                <text:p>0.820883</text:p>
              </table:table-cell>
              <table:table-cell office:value-type="float" office:value="0.998543">
                <text:p>0.998543</text:p>
              </table:table-cell>
              <table:table-cell office:value-type="float" office:value="0.0017116">
                <text:p>0.0017116</text:p>
              </table:table-cell>
              <table:table-cell office:value-type="float" office:value="0.998543">
                <text:p>0.998543</text:p>
              </table:table-cell>
              <table:table-cell office:value-type="float" office:value="0.979699">
                <text:p>0.979699</text:p>
              </table:table-cell>
              <table:table-cell office:value-type="float" office:value="0.998543">
                <text:p>0.998543</text:p>
              </table:table-cell>
              <table:table-cell office:value-type="float" office:value="0.953526">
                <text:p>0.953526</text:p>
              </table:table-cell>
              <table:table-cell office:value-type="float" office:value="0.998543">
                <text:p>0.998543</text:p>
              </table:table-cell>
              <table:table-cell office:value-type="float" office:value="0.541992">
                <text:p>0.541992</text:p>
              </table:table-cell>
              <table:table-cell office:value-type="float" office:value="0.998543">
                <text:p>0.998543</text:p>
              </table:table-cell>
              <table:table-cell office:value-type="float" office:value="0.993212">
                <text:p>0.993212</text:p>
              </table:table-cell>
              <table:table-cell office:value-type="float" office:value="0.998543">
                <text:p>0.998543</text:p>
              </table:table-cell>
              <table:table-cell office:value-type="float" office:value="0.967743">
                <text:p>0.967743</text:p>
              </table:table-cell>
              <table:table-cell office:value-type="float" office:value="0.998543">
                <text:p>0.998543</text:p>
              </table:table-cell>
              <table:table-cell office:value-type="float" office:value="0.543063">
                <text:p>0.543063</text:p>
              </table:table-cell>
              <table:table-cell office:value-type="float" office:value="0.998543">
                <text:p>0.998543</text:p>
              </table:table-cell>
              <table:table-cell office:value-type="float" office:value="0.977258">
                <text:p>0.977258</text:p>
              </table:table-cell>
              <table:table-cell office:value-type="float" office:value="0.998543">
                <text:p>0.998543</text:p>
              </table:table-cell>
              <table:table-cell office:value-type="float" office:value="0.96611">
                <text:p>0.96611</text:p>
              </table:table-cell>
              <table:table-cell office:value-type="float" office:value="0.998543">
                <text:p>0.998543</text:p>
              </table:table-cell>
              <table:table-cell office:value-type="float" office:value="0.995036">
                <text:p>0.995036</text:p>
              </table:table-cell>
              <table:table-cell office:value-type="float" office:value="0.998543">
                <text:p>0.998543</text:p>
              </table:table-cell>
              <table:table-cell office:value-type="float" office:value="1">
                <text:p>1</text:p>
              </table:table-cell>
              <table:table-cell office:value-type="float" office:value="0.998543">
                <text:p>0.998543</text:p>
              </table:table-cell>
              <table:table-cell office:value-type="float" office:value="0.993336">
                <text:p>0.993336</text:p>
              </table:table-cell>
              <table:table-cell office:value-type="float" office:value="0.998543">
                <text:p>0.998543</text:p>
              </table:table-cell>
              <table:table-cell office:value-type="float" office:value="1.0001">
                <text:p>1.0001</text:p>
              </table:table-cell>
              <table:table-cell office:value-type="float" office:value="0.998543">
                <text:p>0.998543</text:p>
              </table:table-cell>
              <table:table-cell office:value-type="float" office:value="1.00005">
                <text:p>1.00005</text:p>
              </table:table-cell>
              <table:table-cell office:value-type="float" office:value="0.998543">
                <text:p>0.998543</text:p>
              </table:table-cell>
              <table:table-cell office:value-type="float" office:value="0.995909">
                <text:p>0.995909</text:p>
              </table:table-cell>
              <table:table-cell office:value-type="float" office:value="0.998543">
                <text:p>0.9985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1">
                <text:p>8001</text:p>
              </table:table-cell>
              <table:table-cell office:value-type="float" office:value="0.989358">
                <text:p>0.989358</text:p>
              </table:table-cell>
              <table:table-cell office:value-type="float" office:value="0.0013406">
                <text:p>0.0013406</text:p>
              </table:table-cell>
              <table:table-cell office:value-type="float" office:value="0.989358">
                <text:p>0.989358</text:p>
              </table:table-cell>
              <table:table-cell office:value-type="float" office:value="0.821853">
                <text:p>0.821853</text:p>
              </table:table-cell>
              <table:table-cell office:value-type="float" office:value="0.989358">
                <text:p>0.989358</text:p>
              </table:table-cell>
              <table:table-cell office:value-type="float" office:value="0.863883">
                <text:p>0.863883</text:p>
              </table:table-cell>
              <table:table-cell office:value-type="float" office:value="0.989358">
                <text:p>0.989358</text:p>
              </table:table-cell>
              <table:table-cell office:value-type="float" office:value="0.00115035">
                <text:p>0.00115035</text:p>
              </table:table-cell>
              <table:table-cell office:value-type="float" office:value="0.989358">
                <text:p>0.989358</text:p>
              </table:table-cell>
              <table:table-cell office:value-type="float" office:value="0.988428">
                <text:p>0.988428</text:p>
              </table:table-cell>
              <table:table-cell office:value-type="float" office:value="0.989358">
                <text:p>0.989358</text:p>
              </table:table-cell>
              <table:table-cell office:value-type="float" office:value="0.999918">
                <text:p>0.999918</text:p>
              </table:table-cell>
              <table:table-cell office:value-type="float" office:value="0.989358">
                <text:p>0.989358</text:p>
              </table:table-cell>
              <table:table-cell office:value-type="float" office:value="0.542641">
                <text:p>0.542641</text:p>
              </table:table-cell>
              <table:table-cell office:value-type="float" office:value="0.989358">
                <text:p>0.989358</text:p>
              </table:table-cell>
              <table:table-cell office:value-type="float" office:value="0.998054">
                <text:p>0.998054</text:p>
              </table:table-cell>
              <table:table-cell office:value-type="float" office:value="0.989358">
                <text:p>0.989358</text:p>
              </table:table-cell>
              <table:table-cell office:value-type="float" office:value="0.999799">
                <text:p>0.999799</text:p>
              </table:table-cell>
              <table:table-cell office:value-type="float" office:value="0.989358">
                <text:p>0.989358</text:p>
              </table:table-cell>
              <table:table-cell office:value-type="float" office:value="0.542898">
                <text:p>0.542898</text:p>
              </table:table-cell>
              <table:table-cell office:value-type="float" office:value="0.989358">
                <text:p>0.989358</text:p>
              </table:table-cell>
              <table:table-cell office:value-type="float" office:value="0.979454">
                <text:p>0.979454</text:p>
              </table:table-cell>
              <table:table-cell office:value-type="float" office:value="0.989358">
                <text:p>0.989358</text:p>
              </table:table-cell>
              <table:table-cell office:value-type="float" office:value="0.977639">
                <text:p>0.977639</text:p>
              </table:table-cell>
              <table:table-cell office:value-type="float" office:value="0.989358">
                <text:p>0.989358</text:p>
              </table:table-cell>
              <table:table-cell office:value-type="float" office:value="0.993946">
                <text:p>0.993946</text:p>
              </table:table-cell>
              <table:table-cell office:value-type="float" office:value="0.989358">
                <text:p>0.989358</text:p>
              </table:table-cell>
              <table:table-cell office:value-type="float" office:value="1.00001">
                <text:p>1.00001</text:p>
              </table:table-cell>
              <table:table-cell office:value-type="float" office:value="0.989358">
                <text:p>0.989358</text:p>
              </table:table-cell>
              <table:table-cell office:value-type="float" office:value="0.992403">
                <text:p>0.992403</text:p>
              </table:table-cell>
              <table:table-cell office:value-type="float" office:value="0.989358">
                <text:p>0.989358</text:p>
              </table:table-cell>
              <table:table-cell office:value-type="float" office:value="0.990736">
                <text:p>0.990736</text:p>
              </table:table-cell>
              <table:table-cell office:value-type="float" office:value="0.989358">
                <text:p>0.989358</text:p>
              </table:table-cell>
              <table:table-cell office:value-type="float" office:value="0.98982">
                <text:p>0.98982</text:p>
              </table:table-cell>
              <table:table-cell office:value-type="float" office:value="0.989358">
                <text:p>0.989358</text:p>
              </table:table-cell>
              <table:table-cell office:value-type="float" office:value="0.989901">
                <text:p>0.989901</text:p>
              </table:table-cell>
              <table:table-cell office:value-type="float" office:value="0.989358">
                <text:p>0.989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00">
                <text:p>8200</text:p>
              </table:table-cell>
              <table:table-cell office:value-type="float" office:value="0.940731">
                <text:p>0.940731</text:p>
              </table:table-cell>
              <table:table-cell office:value-type="float" office:value="0.00207137">
                <text:p>0.00207137</text:p>
              </table:table-cell>
              <table:table-cell office:value-type="float" office:value="0.940731">
                <text:p>0.940731</text:p>
              </table:table-cell>
              <table:table-cell office:value-type="float" office:value="0.831354">
                <text:p>0.831354</text:p>
              </table:table-cell>
              <table:table-cell office:value-type="float" office:value="0.940731">
                <text:p>0.940731</text:p>
              </table:table-cell>
              <table:table-cell office:value-type="float" office:value="0.852229">
                <text:p>0.852229</text:p>
              </table:table-cell>
              <table:table-cell office:value-type="float" office:value="0.940731">
                <text:p>0.940731</text:p>
              </table:table-cell>
              <table:table-cell office:value-type="float" office:value="0.00180159">
                <text:p>0.00180159</text:p>
              </table:table-cell>
              <table:table-cell office:value-type="float" office:value="0.940731">
                <text:p>0.940731</text:p>
              </table:table-cell>
              <table:table-cell office:value-type="float" office:value="0.991849">
                <text:p>0.991849</text:p>
              </table:table-cell>
              <table:table-cell office:value-type="float" office:value="0.940731">
                <text:p>0.940731</text:p>
              </table:table-cell>
              <table:table-cell office:value-type="float" office:value="0.987127">
                <text:p>0.987127</text:p>
              </table:table-cell>
              <table:table-cell office:value-type="float" office:value="0.940731">
                <text:p>0.940731</text:p>
              </table:table-cell>
              <table:table-cell office:value-type="float" office:value="0.545015">
                <text:p>0.545015</text:p>
              </table:table-cell>
              <table:table-cell office:value-type="float" office:value="0.940731">
                <text:p>0.940731</text:p>
              </table:table-cell>
              <table:table-cell office:value-type="float" office:value="0.991537">
                <text:p>0.991537</text:p>
              </table:table-cell>
              <table:table-cell office:value-type="float" office:value="0.940731">
                <text:p>0.940731</text:p>
              </table:table-cell>
              <table:table-cell office:value-type="float" office:value="0.993541">
                <text:p>0.993541</text:p>
              </table:table-cell>
              <table:table-cell office:value-type="float" office:value="0.940731">
                <text:p>0.940731</text:p>
              </table:table-cell>
              <table:table-cell office:value-type="float" office:value="0.545058">
                <text:p>0.545058</text:p>
              </table:table-cell>
              <table:table-cell office:value-type="float" office:value="0.940731">
                <text:p>0.940731</text:p>
              </table:table-cell>
              <table:table-cell office:value-type="float" office:value="0.98171">
                <text:p>0.98171</text:p>
              </table:table-cell>
              <table:table-cell office:value-type="float" office:value="0.940731">
                <text:p>0.940731</text:p>
              </table:table-cell>
              <table:table-cell office:value-type="float" office:value="0.988637">
                <text:p>0.988637</text:p>
              </table:table-cell>
              <table:table-cell office:value-type="float" office:value="0.940731">
                <text:p>0.940731</text:p>
              </table:table-cell>
              <table:table-cell office:value-type="float" office:value="0.943366">
                <text:p>0.943366</text:p>
              </table:table-cell>
              <table:table-cell office:value-type="float" office:value="0.940731">
                <text:p>0.940731</text:p>
              </table:table-cell>
              <table:table-cell office:value-type="float" office:value="0.943124">
                <text:p>0.943124</text:p>
              </table:table-cell>
              <table:table-cell office:value-type="float" office:value="0.940731">
                <text:p>0.940731</text:p>
              </table:table-cell>
              <table:table-cell office:value-type="float" office:value="0.934621">
                <text:p>0.934621</text:p>
              </table:table-cell>
              <table:table-cell office:value-type="float" office:value="0.940731">
                <text:p>0.940731</text:p>
              </table:table-cell>
              <table:table-cell office:value-type="float" office:value="0.936015">
                <text:p>0.936015</text:p>
              </table:table-cell>
              <table:table-cell office:value-type="float" office:value="0.940731">
                <text:p>0.940731</text:p>
              </table:table-cell>
              <table:table-cell office:value-type="float" office:value="0.932405">
                <text:p>0.932405</text:p>
              </table:table-cell>
              <table:table-cell office:value-type="float" office:value="0.940731">
                <text:p>0.940731</text:p>
              </table:table-cell>
              <table:table-cell office:value-type="float" office:value="0.936994">
                <text:p>0.936994</text:p>
              </table:table-cell>
              <table:table-cell office:value-type="float" office:value="0.940731">
                <text:p>0.9407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00">
                <text:p>8400</text:p>
              </table:table-cell>
              <table:table-cell office:value-type="float" office:value="0.854599">
                <text:p>0.854599</text:p>
              </table:table-cell>
              <table:table-cell office:value-type="float" office:value="0.00376802">
                <text:p>0.00376802</text:p>
              </table:table-cell>
              <table:table-cell office:value-type="float" office:value="0.854599">
                <text:p>0.854599</text:p>
              </table:table-cell>
              <table:table-cell office:value-type="float" office:value="0.853688">
                <text:p>0.853688</text:p>
              </table:table-cell>
              <table:table-cell office:value-type="float" office:value="0.854599">
                <text:p>0.854599</text:p>
              </table:table-cell>
              <table:table-cell office:value-type="float" office:value="0.80306">
                <text:p>0.80306</text:p>
              </table:table-cell>
              <table:table-cell office:value-type="float" office:value="0.854599">
                <text:p>0.854599</text:p>
              </table:table-cell>
              <table:table-cell office:value-type="float" office:value="0.017343">
                <text:p>0.017343</text:p>
              </table:table-cell>
              <table:table-cell office:value-type="float" office:value="0.854599">
                <text:p>0.854599</text:p>
              </table:table-cell>
              <table:table-cell office:value-type="float" office:value="0.964645">
                <text:p>0.964645</text:p>
              </table:table-cell>
              <table:table-cell office:value-type="float" office:value="0.854599">
                <text:p>0.854599</text:p>
              </table:table-cell>
              <table:table-cell office:value-type="float" office:value="0.911027">
                <text:p>0.911027</text:p>
              </table:table-cell>
              <table:table-cell office:value-type="float" office:value="0.854599">
                <text:p>0.854599</text:p>
              </table:table-cell>
              <table:table-cell office:value-type="float" office:value="0.550394">
                <text:p>0.550394</text:p>
              </table:table-cell>
              <table:table-cell office:value-type="float" office:value="0.854599">
                <text:p>0.854599</text:p>
              </table:table-cell>
              <table:table-cell office:value-type="float" office:value="0.822303">
                <text:p>0.822303</text:p>
              </table:table-cell>
              <table:table-cell office:value-type="float" office:value="0.854599">
                <text:p>0.854599</text:p>
              </table:table-cell>
              <table:table-cell office:value-type="float" office:value="0.848826">
                <text:p>0.848826</text:p>
              </table:table-cell>
              <table:table-cell office:value-type="float" office:value="0.854599">
                <text:p>0.854599</text:p>
              </table:table-cell>
              <table:table-cell office:value-type="float" office:value="0.548731">
                <text:p>0.548731</text:p>
              </table:table-cell>
              <table:table-cell office:value-type="float" office:value="0.854599">
                <text:p>0.854599</text:p>
              </table:table-cell>
              <table:table-cell office:value-type="float" office:value="0.845641">
                <text:p>0.845641</text:p>
              </table:table-cell>
              <table:table-cell office:value-type="float" office:value="0.854599">
                <text:p>0.854599</text:p>
              </table:table-cell>
              <table:table-cell office:value-type="float" office:value="0.857346">
                <text:p>0.857346</text:p>
              </table:table-cell>
              <table:table-cell office:value-type="float" office:value="0.854599">
                <text:p>0.854599</text:p>
              </table:table-cell>
              <table:table-cell office:value-type="float" office:value="0.8608">
                <text:p>0.8608</text:p>
              </table:table-cell>
              <table:table-cell office:value-type="float" office:value="0.854599">
                <text:p>0.854599</text:p>
              </table:table-cell>
              <table:table-cell office:value-type="float" office:value="0.862383">
                <text:p>0.862383</text:p>
              </table:table-cell>
              <table:table-cell office:value-type="float" office:value="0.854599">
                <text:p>0.854599</text:p>
              </table:table-cell>
              <table:table-cell office:value-type="float" office:value="0.86581">
                <text:p>0.86581</text:p>
              </table:table-cell>
              <table:table-cell office:value-type="float" office:value="0.854599">
                <text:p>0.854599</text:p>
              </table:table-cell>
              <table:table-cell office:value-type="float" office:value="0.845053">
                <text:p>0.845053</text:p>
              </table:table-cell>
              <table:table-cell office:value-type="float" office:value="0.854599">
                <text:p>0.854599</text:p>
              </table:table-cell>
              <table:table-cell office:value-type="float" office:value="0.920764">
                <text:p>0.920764</text:p>
              </table:table-cell>
              <table:table-cell office:value-type="float" office:value="0.854599">
                <text:p>0.854599</text:p>
              </table:table-cell>
              <table:table-cell office:value-type="float" office:value="0.896473">
                <text:p>0.896473</text:p>
              </table:table-cell>
              <table:table-cell office:value-type="float" office:value="0.854599">
                <text:p>0.854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00">
                <text:p>8800</text:p>
              </table:table-cell>
              <table:table-cell office:value-type="float" office:value="0.584917">
                <text:p>0.584917</text:p>
              </table:table-cell>
              <table:table-cell office:value-type="float" office:value="0.00846302">
                <text:p>0.00846302</text:p>
              </table:table-cell>
              <table:table-cell office:value-type="float" office:value="0.584917">
                <text:p>0.584917</text:p>
              </table:table-cell>
              <table:table-cell office:value-type="float" office:value="0.606508">
                <text:p>0.606508</text:p>
              </table:table-cell>
              <table:table-cell office:value-type="float" office:value="0.584917">
                <text:p>0.584917</text:p>
              </table:table-cell>
              <table:table-cell office:value-type="float" office:value="0.667375">
                <text:p>0.667375</text:p>
              </table:table-cell>
              <table:table-cell office:value-type="float" office:value="0.584917">
                <text:p>0.584917</text:p>
              </table:table-cell>
              <table:table-cell office:value-type="float" office:value="-0.00039906">
                <text:p>-0.00039906</text:p>
              </table:table-cell>
              <table:table-cell office:value-type="float" office:value="0.584917">
                <text:p>0.584917</text:p>
              </table:table-cell>
              <table:table-cell office:value-type="float" office:value="0.744256">
                <text:p>0.744256</text:p>
              </table:table-cell>
              <table:table-cell office:value-type="float" office:value="0.584917">
                <text:p>0.584917</text:p>
              </table:table-cell>
              <table:table-cell office:value-type="float" office:value="0.7005">
                <text:p>0.7005</text:p>
              </table:table-cell>
              <table:table-cell office:value-type="float" office:value="0.584917">
                <text:p>0.584917</text:p>
              </table:table-cell>
              <table:table-cell office:value-type="float" office:value="0.562562">
                <text:p>0.562562</text:p>
              </table:table-cell>
              <table:table-cell office:value-type="float" office:value="0.584917">
                <text:p>0.584917</text:p>
              </table:table-cell>
              <table:table-cell office:value-type="float" office:value="0.837395">
                <text:p>0.837395</text:p>
              </table:table-cell>
              <table:table-cell office:value-type="float" office:value="0.584917">
                <text:p>0.584917</text:p>
              </table:table-cell>
              <table:table-cell office:value-type="float" office:value="0.762292">
                <text:p>0.762292</text:p>
              </table:table-cell>
              <table:table-cell office:value-type="float" office:value="0.584917">
                <text:p>0.584917</text:p>
              </table:table-cell>
              <table:table-cell office:value-type="float" office:value="0.564771">
                <text:p>0.564771</text:p>
              </table:table-cell>
              <table:table-cell office:value-type="float" office:value="0.584917">
                <text:p>0.584917</text:p>
              </table:table-cell>
              <table:table-cell office:value-type="float" office:value="0.959128">
                <text:p>0.959128</text:p>
              </table:table-cell>
              <table:table-cell office:value-type="float" office:value="0.584917">
                <text:p>0.584917</text:p>
              </table:table-cell>
              <table:table-cell office:value-type="float" office:value="0.620859">
                <text:p>0.620859</text:p>
              </table:table-cell>
              <table:table-cell office:value-type="float" office:value="0.584917">
                <text:p>0.584917</text:p>
              </table:table-cell>
              <table:table-cell office:value-type="float" office:value="0.58928">
                <text:p>0.58928</text:p>
              </table:table-cell>
              <table:table-cell office:value-type="float" office:value="0.584917">
                <text:p>0.584917</text:p>
              </table:table-cell>
              <table:table-cell office:value-type="float" office:value="0.639146">
                <text:p>0.639146</text:p>
              </table:table-cell>
              <table:table-cell office:value-type="float" office:value="0.584917">
                <text:p>0.584917</text:p>
              </table:table-cell>
              <table:table-cell office:value-type="float" office:value="0.567816">
                <text:p>0.567816</text:p>
              </table:table-cell>
              <table:table-cell office:value-type="float" office:value="0.584917">
                <text:p>0.584917</text:p>
              </table:table-cell>
              <table:table-cell office:value-type="float" office:value="0.615675">
                <text:p>0.615675</text:p>
              </table:table-cell>
              <table:table-cell office:value-type="float" office:value="0.584917">
                <text:p>0.584917</text:p>
              </table:table-cell>
              <table:table-cell office:value-type="float" office:value="0.551185">
                <text:p>0.551185</text:p>
              </table:table-cell>
              <table:table-cell office:value-type="float" office:value="0.584917">
                <text:p>0.584917</text:p>
              </table:table-cell>
              <table:table-cell office:value-type="float" office:value="0.598069">
                <text:p>0.598069</text:p>
              </table:table-cell>
              <table:table-cell office:value-type="float" office:value="0.584917">
                <text:p>0.584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01">
                <text:p>9201</text:p>
              </table:table-cell>
              <table:table-cell office:value-type="float" office:value="0.22289">
                <text:p>0.22289</text:p>
              </table:table-cell>
              <table:table-cell office:value-type="float" office:value="-0.0231133">
                <text:p>-0.0231133</text:p>
              </table:table-cell>
              <table:table-cell office:value-type="float" office:value="0.22289">
                <text:p>0.22289</text:p>
              </table:table-cell>
              <table:table-cell office:value-type="float" office:value="0.484668">
                <text:p>0.484668</text:p>
              </table:table-cell>
              <table:table-cell office:value-type="float" office:value="0.22289">
                <text:p>0.22289</text:p>
              </table:table-cell>
              <table:table-cell office:value-type="float" office:value="0.410314">
                <text:p>0.410314</text:p>
              </table:table-cell>
              <table:table-cell office:value-type="float" office:value="0.22289">
                <text:p>0.22289</text:p>
              </table:table-cell>
              <table:table-cell office:value-type="float" office:value="-0.801615">
                <text:p>-0.801615</text:p>
              </table:table-cell>
              <table:table-cell office:value-type="float" office:value="0.22289">
                <text:p>0.22289</text:p>
              </table:table-cell>
              <table:table-cell office:value-type="float" office:value="0.416937">
                <text:p>0.416937</text:p>
              </table:table-cell>
              <table:table-cell office:value-type="float" office:value="0.22289">
                <text:p>0.22289</text:p>
              </table:table-cell>
              <table:table-cell office:value-type="float" office:value="0.425626">
                <text:p>0.425626</text:p>
              </table:table-cell>
              <table:table-cell office:value-type="float" office:value="0.22289">
                <text:p>0.22289</text:p>
              </table:table-cell>
              <table:table-cell office:value-type="float" office:value="0.143454">
                <text:p>0.143454</text:p>
              </table:table-cell>
              <table:table-cell office:value-type="float" office:value="0.22289">
                <text:p>0.22289</text:p>
              </table:table-cell>
              <table:table-cell office:value-type="float" office:value="0.673674">
                <text:p>0.673674</text:p>
              </table:table-cell>
              <table:table-cell office:value-type="float" office:value="0.22289">
                <text:p>0.22289</text:p>
              </table:table-cell>
              <table:table-cell office:value-type="float" office:value="0.563268">
                <text:p>0.563268</text:p>
              </table:table-cell>
              <table:table-cell office:value-type="float" office:value="0.22289">
                <text:p>0.22289</text:p>
              </table:table-cell>
              <table:table-cell office:value-type="float" office:value="-0.294273">
                <text:p>-0.294273</text:p>
              </table:table-cell>
              <table:table-cell office:value-type="float" office:value="0.22289">
                <text:p>0.22289</text:p>
              </table:table-cell>
              <table:table-cell office:value-type="float" office:value="0.721263">
                <text:p>0.721263</text:p>
              </table:table-cell>
              <table:table-cell office:value-type="float" office:value="0.22289">
                <text:p>0.22289</text:p>
              </table:table-cell>
              <table:table-cell office:value-type="float" office:value="0.55364">
                <text:p>0.55364</text:p>
              </table:table-cell>
              <table:table-cell office:value-type="float" office:value="0.22289">
                <text:p>0.22289</text:p>
              </table:table-cell>
              <table:table-cell office:value-type="float" office:value="-0.507357">
                <text:p>-0.507357</text:p>
              </table:table-cell>
              <table:table-cell office:value-type="float" office:value="0.22289">
                <text:p>0.22289</text:p>
              </table:table-cell>
              <table:table-cell office:value-type="float" office:value="0.42489">
                <text:p>0.42489</text:p>
              </table:table-cell>
              <table:table-cell office:value-type="float" office:value="0.22289">
                <text:p>0.22289</text:p>
              </table:table-cell>
              <table:table-cell office:value-type="float" office:value="0.378431">
                <text:p>0.378431</text:p>
              </table:table-cell>
              <table:table-cell office:value-type="float" office:value="0.22289">
                <text:p>0.22289</text:p>
              </table:table-cell>
              <table:table-cell office:value-type="float" office:value="0.943274">
                <text:p>0.943274</text:p>
              </table:table-cell>
              <table:table-cell office:value-type="float" office:value="0.22289">
                <text:p>0.22289</text:p>
              </table:table-cell>
              <table:table-cell office:value-type="float" office:value="0.334264">
                <text:p>0.334264</text:p>
              </table:table-cell>
              <table:table-cell office:value-type="float" office:value="0.22289">
                <text:p>0.22289</text:p>
              </table:table-cell>
              <table:table-cell office:value-type="float" office:value="0.406048">
                <text:p>0.406048</text:p>
              </table:table-cell>
              <table:table-cell office:value-type="float" office:value="0.22289">
                <text:p>0.22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00">
                <text:p>9400</text:p>
              </table:table-cell>
              <table:table-cell office:value-type="float" office:value="0.0257751">
                <text:p>0.0257751</text:p>
              </table:table-cell>
              <table:table-cell office:value-type="float" office:value="0.0596691">
                <text:p>0.0596691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04393">
                <text:p>0.304393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283616">
                <text:p>0.0283616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0418137">
                <text:p>0.00418137</text:p>
              </table:table-cell>
              <table:table-cell office:value-type="float" office:value="0.0247754">
                <text:p>0.0247754</text:p>
              </table:table-cell>
              <table:table-cell office:value-type="float" office:value="0.212562">
                <text:p>0.212562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699126">
                <text:p>0.0699126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07428">
                <text:p>0.307428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988887">
                <text:p>0.0988887</text:p>
              </table:table-cell>
              <table:table-cell office:value-type="float" office:value="0.0247754">
                <text:p>0.0247754</text:p>
              </table:table-cell>
              <table:table-cell office:value-type="float" office:value="0.128482">
                <text:p>0.128482</text:p>
              </table:table-cell>
              <table:table-cell office:value-type="float" office:value="0.0247754">
                <text:p>0.0247754</text:p>
              </table:table-cell>
              <table:table-cell office:value-type="float" office:value="0.154311">
                <text:p>0.154311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365452">
                <text:p>0.0365452</text:p>
              </table:table-cell>
              <table:table-cell office:value-type="float" office:value="0.0247754">
                <text:p>0.0247754</text:p>
              </table:table-cell>
              <table:table-cell office:value-type="float" office:value="0.143292">
                <text:p>0.143292</text:p>
              </table:table-cell>
              <table:table-cell office:value-type="float" office:value="0.0247754">
                <text:p>0.0247754</text:p>
              </table:table-cell>
              <table:table-cell office:value-type="float" office:value="-0.495743">
                <text:p>-0.495743</text:p>
              </table:table-cell>
              <table:table-cell office:value-type="float" office:value="0.0247754">
                <text:p>0.0247754</text:p>
              </table:table-cell>
              <table:table-cell office:value-type="float" office:value="0.218523">
                <text:p>0.218523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09297">
                <text:p>0.309297</text:p>
              </table:table-cell>
              <table:table-cell office:value-type="float" office:value="0.0247754">
                <text:p>0.0247754</text:p>
              </table:table-cell>
              <table:table-cell office:value-type="float" office:value="-0.32914">
                <text:p>-0.32914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41674">
                <text:p>0.341674</text:p>
              </table:table-cell>
              <table:table-cell office:value-type="float" office:value="0.0247754">
                <text:p>0.0247754</text:p>
              </table:table-cell>
              <table:table-cell office:value-type="float" office:value="0.289279">
                <text:p>0.289279</text:p>
              </table:table-cell>
              <table:table-cell office:value-type="float" office:value="0.0247754">
                <text:p>0.02477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00">
                <text:p>9400</text:p>
              </table:table-cell>
              <table:table-cell office:value-type="float" office:value="0.0257751">
                <text:p>0.0257751</text:p>
              </table:table-cell>
              <table:table-cell office:value-type="float" office:value="0.0596691">
                <text:p>0.0596691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04393">
                <text:p>0.304393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283616">
                <text:p>0.0283616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0418137">
                <text:p>0.00418137</text:p>
              </table:table-cell>
              <table:table-cell office:value-type="float" office:value="0.0247754">
                <text:p>0.0247754</text:p>
              </table:table-cell>
              <table:table-cell office:value-type="float" office:value="0.212562">
                <text:p>0.212562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699126">
                <text:p>0.0699126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07428">
                <text:p>0.307428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988887">
                <text:p>0.0988887</text:p>
              </table:table-cell>
              <table:table-cell office:value-type="float" office:value="0.0247754">
                <text:p>0.0247754</text:p>
              </table:table-cell>
              <table:table-cell office:value-type="float" office:value="0.128482">
                <text:p>0.128482</text:p>
              </table:table-cell>
              <table:table-cell office:value-type="float" office:value="0.0247754">
                <text:p>0.0247754</text:p>
              </table:table-cell>
              <table:table-cell office:value-type="float" office:value="0.154311">
                <text:p>0.154311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365452">
                <text:p>0.0365452</text:p>
              </table:table-cell>
              <table:table-cell office:value-type="float" office:value="0.0247754">
                <text:p>0.0247754</text:p>
              </table:table-cell>
              <table:table-cell office:value-type="float" office:value="0.143292">
                <text:p>0.143292</text:p>
              </table:table-cell>
              <table:table-cell office:value-type="float" office:value="0.0247754">
                <text:p>0.0247754</text:p>
              </table:table-cell>
              <table:table-cell office:value-type="float" office:value="-0.495743">
                <text:p>-0.495743</text:p>
              </table:table-cell>
              <table:table-cell office:value-type="float" office:value="0.0247754">
                <text:p>0.0247754</text:p>
              </table:table-cell>
              <table:table-cell office:value-type="float" office:value="0.218523">
                <text:p>0.218523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09297">
                <text:p>0.309297</text:p>
              </table:table-cell>
              <table:table-cell office:value-type="float" office:value="0.0247754">
                <text:p>0.0247754</text:p>
              </table:table-cell>
              <table:table-cell office:value-type="float" office:value="-0.32914">
                <text:p>-0.32914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41674">
                <text:p>0.341674</text:p>
              </table:table-cell>
              <table:table-cell office:value-type="float" office:value="0.0247754">
                <text:p>0.0247754</text:p>
              </table:table-cell>
              <table:table-cell office:value-type="float" office:value="0.289279">
                <text:p>0.289279</text:p>
              </table:table-cell>
              <table:table-cell office:value-type="float" office:value="0.0247754">
                <text:p>0.02477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00">
                <text:p>9400</text:p>
              </table:table-cell>
              <table:table-cell office:value-type="float" office:value="0.0257751">
                <text:p>0.0257751</text:p>
              </table:table-cell>
              <table:table-cell office:value-type="float" office:value="0.0596691">
                <text:p>0.0596691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04393">
                <text:p>0.304393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283616">
                <text:p>0.0283616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0418137">
                <text:p>0.00418137</text:p>
              </table:table-cell>
              <table:table-cell office:value-type="float" office:value="0.0247754">
                <text:p>0.0247754</text:p>
              </table:table-cell>
              <table:table-cell office:value-type="float" office:value="0.212562">
                <text:p>0.212562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699126">
                <text:p>0.0699126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07428">
                <text:p>0.307428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988887">
                <text:p>0.0988887</text:p>
              </table:table-cell>
              <table:table-cell office:value-type="float" office:value="0.0247754">
                <text:p>0.0247754</text:p>
              </table:table-cell>
              <table:table-cell office:value-type="float" office:value="0.128482">
                <text:p>0.128482</text:p>
              </table:table-cell>
              <table:table-cell office:value-type="float" office:value="0.0247754">
                <text:p>0.0247754</text:p>
              </table:table-cell>
              <table:table-cell office:value-type="float" office:value="0.154311">
                <text:p>0.154311</text:p>
              </table:table-cell>
              <table:table-cell office:value-type="float" office:value="0.0247754">
                <text:p>0.0247754</text:p>
              </table:table-cell>
              <table:table-cell office:value-type="float" office:value="0.0365452">
                <text:p>0.0365452</text:p>
              </table:table-cell>
              <table:table-cell office:value-type="float" office:value="0.0247754">
                <text:p>0.0247754</text:p>
              </table:table-cell>
              <table:table-cell office:value-type="float" office:value="0.143292">
                <text:p>0.143292</text:p>
              </table:table-cell>
              <table:table-cell office:value-type="float" office:value="0.0247754">
                <text:p>0.0247754</text:p>
              </table:table-cell>
              <table:table-cell office:value-type="float" office:value="-0.495743">
                <text:p>-0.495743</text:p>
              </table:table-cell>
              <table:table-cell office:value-type="float" office:value="0.0247754">
                <text:p>0.0247754</text:p>
              </table:table-cell>
              <table:table-cell office:value-type="float" office:value="0.218523">
                <text:p>0.218523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09297">
                <text:p>0.309297</text:p>
              </table:table-cell>
              <table:table-cell office:value-type="float" office:value="0.0247754">
                <text:p>0.0247754</text:p>
              </table:table-cell>
              <table:table-cell office:value-type="float" office:value="-0.32914">
                <text:p>-0.32914</text:p>
              </table:table-cell>
              <table:table-cell office:value-type="float" office:value="0.0247754">
                <text:p>0.0247754</text:p>
              </table:table-cell>
              <table:table-cell office:value-type="float" office:value="0.341674">
                <text:p>0.341674</text:p>
              </table:table-cell>
              <table:table-cell office:value-type="float" office:value="0.0247754">
                <text:p>0.0247754</text:p>
              </table:table-cell>
              <table:table-cell office:value-type="float" office:value="0.289279">
                <text:p>0.289279</text:p>
              </table:table-cell>
              <table:table-cell office:value-type="float" office:value="0.0247754">
                <text:p>0.02477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00">
                <text:p>9600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470109">
                <text:p>-0.470109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0108109">
                <text:p>-0.0108109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0823838">
                <text:p>-0.0823838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214966">
                <text:p>-0.214966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0783818">
                <text:p>-0.0783818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00218455">
                <text:p>-0.00218455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0685289">
                <text:p>-0.0685289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0215872">
                <text:p>-0.0215872</text:p>
              </table:table-cell>
              <table:table-cell office:value-type="float" office:value="-0.174327">
                <text:p>-0.174327</text:p>
              </table:table-cell>
              <table:table-cell office:value-type="float" office:value="0.0705509">
                <text:p>0.0705509</text:p>
              </table:table-cell>
              <table:table-cell office:value-type="float" office:value="-0.174327">
                <text:p>-0.174327</text:p>
              </table:table-cell>
              <table:table-cell office:value-type="float" office:value="0.273781">
                <text:p>0.273781</text:p>
              </table:table-cell>
              <table:table-cell office:value-type="float" office:value="-0.174327">
                <text:p>-0.174327</text:p>
              </table:table-cell>
              <table:table-cell office:value-type="float" office:value="0.0633194">
                <text:p>0.0633194</text:p>
              </table:table-cell>
              <table:table-cell office:value-type="float" office:value="-0.174327">
                <text:p>-0.174327</text:p>
              </table:table-cell>
              <table:table-cell office:value-type="float" office:value="0.269719">
                <text:p>0.269719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490258">
                <text:p>-0.490258</text:p>
              </table:table-cell>
              <table:table-cell office:value-type="float" office:value="-0.174327">
                <text:p>-0.174327</text:p>
              </table:table-cell>
              <table:table-cell office:value-type="float" office:value="0.232195">
                <text:p>0.232195</text:p>
              </table:table-cell>
              <table:table-cell office:value-type="float" office:value="-0.174327">
                <text:p>-0.174327</text:p>
              </table:table-cell>
              <table:table-cell office:value-type="float" office:value="0.334713">
                <text:p>0.334713</text:p>
              </table:table-cell>
              <table:table-cell office:value-type="float" office:value="-0.174327">
                <text:p>-0.174327</text:p>
              </table:table-cell>
              <table:table-cell office:value-type="float" office:value="-0.639336">
                <text:p>-0.639336</text:p>
              </table:table-cell>
              <table:table-cell office:value-type="float" office:value="-0.174327">
                <text:p>-0.174327</text:p>
              </table:table-cell>
              <table:table-cell office:value-type="float" office:value="0.234337">
                <text:p>0.234337</text:p>
              </table:table-cell>
              <table:table-cell office:value-type="float" office:value="-0.174327">
                <text:p>-0.174327</text:p>
              </table:table-cell>
              <table:table-cell office:value-type="float" office:value="0.230923">
                <text:p>0.230923</text:p>
              </table:table-cell>
              <table:table-cell office:value-type="float" office:value="-0.174327">
                <text:p>-0.174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01">
                <text:p>9801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614775">
                <text:p>-0.614775</text:p>
              </table:table-cell>
              <table:table-cell office:value-type="float" office:value="-0.366479">
                <text:p>-0.366479</text:p>
              </table:table-cell>
              <table:table-cell office:value-type="float" office:value="0.0851157">
                <text:p>0.0851157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0233312">
                <text:p>-0.0233312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709769">
                <text:p>-0.709769</text:p>
              </table:table-cell>
              <table:table-cell office:value-type="float" office:value="-0.366479">
                <text:p>-0.366479</text:p>
              </table:table-cell>
              <table:table-cell office:value-type="float" office:value="0.0529352">
                <text:p>0.0529352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0084589">
                <text:p>-0.0084589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492041">
                <text:p>-0.492041</text:p>
              </table:table-cell>
              <table:table-cell office:value-type="float" office:value="-0.366479">
                <text:p>-0.366479</text:p>
              </table:table-cell>
              <table:table-cell office:value-type="float" office:value="0.0162138">
                <text:p>0.0162138</text:p>
              </table:table-cell>
              <table:table-cell office:value-type="float" office:value="-0.366479">
                <text:p>-0.366479</text:p>
              </table:table-cell>
              <table:table-cell office:value-type="float" office:value="0.145897">
                <text:p>0.145897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151283">
                <text:p>-0.151283</text:p>
              </table:table-cell>
              <table:table-cell office:value-type="float" office:value="-0.366479">
                <text:p>-0.366479</text:p>
              </table:table-cell>
              <table:table-cell office:value-type="float" office:value="0.024975">
                <text:p>0.024975</text:p>
              </table:table-cell>
              <table:table-cell office:value-type="float" office:value="-0.366479">
                <text:p>-0.366479</text:p>
              </table:table-cell>
              <table:table-cell office:value-type="float" office:value="0.203882">
                <text:p>0.203882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382887">
                <text:p>-0.382887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482595">
                <text:p>-0.482595</text:p>
              </table:table-cell>
              <table:table-cell office:value-type="float" office:value="-0.366479">
                <text:p>-0.366479</text:p>
              </table:table-cell>
              <table:table-cell office:value-type="float" office:value="0.235724">
                <text:p>0.235724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29748">
                <text:p>-0.29748</text:p>
              </table:table-cell>
              <table:table-cell office:value-type="float" office:value="-0.366479">
                <text:p>-0.366479</text:p>
              </table:table-cell>
              <table:table-cell office:value-type="float" office:value="-0.37019">
                <text:p>-0.37019</text:p>
              </table:table-cell>
              <table:table-cell office:value-type="float" office:value="-0.366479">
                <text:p>-0.366479</text:p>
              </table:table-cell>
              <table:table-cell office:value-type="float" office:value="0.0519751">
                <text:p>0.0519751</text:p>
              </table:table-cell>
              <table:table-cell office:value-type="float" office:value="-0.366479">
                <text:p>-0.366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0">
                <text:p>10000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566531">
                <text:p>-0.566531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0903861">
                <text:p>-0.0903861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0685787">
                <text:p>-0.0685787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690657">
                <text:p>-0.690657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0428269">
                <text:p>-0.0428269</text:p>
              </table:table-cell>
              <table:table-cell office:value-type="float" office:value="-0.544021">
                <text:p>-0.544021</text:p>
              </table:table-cell>
              <table:table-cell office:value-type="float" office:value="0.095308">
                <text:p>0.095308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903419">
                <text:p>-0.903419</text:p>
              </table:table-cell>
              <table:table-cell office:value-type="float" office:value="-0.544021">
                <text:p>-0.544021</text:p>
              </table:table-cell>
              <table:table-cell office:value-type="float" office:value="0.0478929">
                <text:p>0.0478929</text:p>
              </table:table-cell>
              <table:table-cell office:value-type="float" office:value="-0.544021">
                <text:p>-0.544021</text:p>
              </table:table-cell>
              <table:table-cell office:value-type="float" office:value="0.0895786">
                <text:p>0.0895786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531342">
                <text:p>-0.531342</text:p>
              </table:table-cell>
              <table:table-cell office:value-type="float" office:value="-0.544021">
                <text:p>-0.544021</text:p>
              </table:table-cell>
              <table:table-cell office:value-type="float" office:value="0.0398266">
                <text:p>0.0398266</text:p>
              </table:table-cell>
              <table:table-cell office:value-type="float" office:value="-0.544021">
                <text:p>-0.544021</text:p>
              </table:table-cell>
              <table:table-cell office:value-type="float" office:value="0.254386">
                <text:p>0.254386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480583">
                <text:p>-0.480583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567997">
                <text:p>-0.567997</text:p>
              </table:table-cell>
              <table:table-cell office:value-type="float" office:value="-0.544021">
                <text:p>-0.544021</text:p>
              </table:table-cell>
              <table:table-cell office:value-type="float" office:value="0.129376">
                <text:p>0.129376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510026">
                <text:p>-0.510026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637624">
                <text:p>-0.637624</text:p>
              </table:table-cell>
              <table:table-cell office:value-type="float" office:value="-0.544021">
                <text:p>-0.544021</text:p>
              </table:table-cell>
              <table:table-cell office:value-type="float" office:value="-0.173793">
                <text:p>-0.173793</text:p>
              </table:table-cell>
              <table:table-cell office:value-type="float" office:value="-0.544021">
                <text:p>-0.544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00">
                <text:p>10600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771591">
                <text:p>-0.771591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00525101">
                <text:p>-0.00525101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242094">
                <text:p>-0.242094</text:p>
              </table:table-cell>
              <table:table-cell office:value-type="float" office:value="-0.922775">
                <text:p>-0.922775</text:p>
              </table:table-cell>
              <table:table-cell office:value-type="float" office:value="-1.0124">
                <text:p>-1.0124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0458893">
                <text:p>-0.0458893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271702">
                <text:p>-0.271702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810777">
                <text:p>-0.810777</text:p>
              </table:table-cell>
              <table:table-cell office:value-type="float" office:value="-0.922775">
                <text:p>-0.922775</text:p>
              </table:table-cell>
              <table:table-cell office:value-type="float" office:value="0.00245273">
                <text:p>0.00245273</text:p>
              </table:table-cell>
              <table:table-cell office:value-type="float" office:value="-0.922775">
                <text:p>-0.922775</text:p>
              </table:table-cell>
              <table:table-cell office:value-type="float" office:value="0.239956">
                <text:p>0.239956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756231">
                <text:p>-0.756231</text:p>
              </table:table-cell>
              <table:table-cell office:value-type="float" office:value="-0.922775">
                <text:p>-0.922775</text:p>
              </table:table-cell>
              <table:table-cell office:value-type="float" office:value="0.0398019">
                <text:p>0.0398019</text:p>
              </table:table-cell>
              <table:table-cell office:value-type="float" office:value="-0.922775">
                <text:p>-0.922775</text:p>
              </table:table-cell>
              <table:table-cell office:value-type="float" office:value="0.273014">
                <text:p>0.273014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811248">
                <text:p>-0.811248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935061">
                <text:p>-0.935061</text:p>
              </table:table-cell>
              <table:table-cell office:value-type="float" office:value="-0.922775">
                <text:p>-0.922775</text:p>
              </table:table-cell>
              <table:table-cell office:value-type="float" office:value="-1.00128">
                <text:p>-1.00128</text:p>
              </table:table-cell>
              <table:table-cell office:value-type="float" office:value="-0.922775">
                <text:p>-0.922775</text:p>
              </table:table-cell>
              <table:table-cell office:value-type="float" office:value="-1.04374">
                <text:p>-1.04374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988551">
                <text:p>-0.988551</text:p>
              </table:table-cell>
              <table:table-cell office:value-type="float" office:value="-0.922775">
                <text:p>-0.922775</text:p>
              </table:table-cell>
              <table:table-cell office:value-type="float" office:value="-0.996496">
                <text:p>-0.996496</text:p>
              </table:table-cell>
              <table:table-cell office:value-type="float" office:value="-0.922775">
                <text:p>-0.922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01">
                <text:p>11001</text:p>
              </table:table-cell>
              <table:table-cell office:value-type="float" office:value="-0.99999">
                <text:p>-0.99999</text:p>
              </table:table-cell>
              <table:table-cell office:value-type="float" office:value="-1">
                <text:p>-1</text:p>
              </table:table-cell>
              <table:table-cell office:value-type="float" office:value="-0.99999">
                <text:p>-0.99999</text:p>
              </table:table-cell>
              <table:table-cell office:value-type="float" office:value="-0.215451">
                <text:p>-0.215451</text:p>
              </table:table-cell>
              <table:table-cell office:value-type="float" office:value="-0.99999">
                <text:p>-0.99999</text:p>
              </table:table-cell>
              <table:table-cell office:value-type="float" office:value="-0.319633">
                <text:p>-0.319633</text:p>
              </table:table-cell>
              <table:table-cell office:value-type="float" office:value="-0.99999">
                <text:p>-0.99999</text:p>
              </table:table-cell>
              <table:table-cell office:value-type="float" office:value="-1">
                <text:p>-1</text:p>
              </table:table-cell>
              <table:table-cell office:value-type="float" office:value="-0.99999">
                <text:p>-0.99999</text:p>
              </table:table-cell>
              <table:table-cell office:value-type="float" office:value="-0.192083">
                <text:p>-0.192083</text:p>
              </table:table-cell>
              <table:table-cell office:value-type="float" office:value="-0.99999">
                <text:p>-0.99999</text:p>
              </table:table-cell>
              <table:table-cell office:value-type="float" office:value="-0.305515">
                <text:p>-0.305515</text:p>
              </table:table-cell>
              <table:table-cell office:value-type="float" office:value="-0.99999">
                <text:p>-0.99999</text:p>
              </table:table-cell>
              <table:table-cell office:value-type="float" office:value="-0.880398">
                <text:p>-0.880398</text:p>
              </table:table-cell>
              <table:table-cell office:value-type="float" office:value="-0.99999">
                <text:p>-0.99999</text:p>
              </table:table-cell>
              <table:table-cell office:value-type="float" office:value="0.478037">
                <text:p>0.478037</text:p>
              </table:table-cell>
              <table:table-cell office:value-type="float" office:value="-0.99999">
                <text:p>-0.99999</text:p>
              </table:table-cell>
              <table:table-cell office:value-type="float" office:value="0.331019">
                <text:p>0.331019</text:p>
              </table:table-cell>
              <table:table-cell office:value-type="float" office:value="-0.99999">
                <text:p>-0.99999</text:p>
              </table:table-cell>
              <table:table-cell office:value-type="float" office:value="-1">
                <text:p>-1</text:p>
              </table:table-cell>
              <table:table-cell office:value-type="float" office:value="-0.99999">
                <text:p>-0.99999</text:p>
              </table:table-cell>
              <table:table-cell office:value-type="float" office:value="0.417823">
                <text:p>0.417823</text:p>
              </table:table-cell>
              <table:table-cell office:value-type="float" office:value="-0.99999">
                <text:p>-0.99999</text:p>
              </table:table-cell>
              <table:table-cell office:value-type="float" office:value="0.306577">
                <text:p>0.306577</text:p>
              </table:table-cell>
              <table:table-cell office:value-type="float" office:value="-0.99999">
                <text:p>-0.99999</text:p>
              </table:table-cell>
              <table:table-cell office:value-type="float" office:value="-1">
                <text:p>-1</text:p>
              </table:table-cell>
              <table:table-cell office:value-type="float" office:value="-0.99999">
                <text:p>-0.99999</text:p>
              </table:table-cell>
              <table:table-cell office:value-type="float" office:value="-0.903384">
                <text:p>-0.903384</text:p>
              </table:table-cell>
              <table:table-cell office:value-type="float" office:value="-0.99999">
                <text:p>-0.99999</text:p>
              </table:table-cell>
              <table:table-cell office:value-type="float" office:value="-1.00217">
                <text:p>-1.00217</text:p>
              </table:table-cell>
              <table:table-cell office:value-type="float" office:value="-0.99999">
                <text:p>-0.99999</text:p>
              </table:table-cell>
              <table:table-cell office:value-type="float" office:value="-1">
                <text:p>-1</text:p>
              </table:table-cell>
              <table:table-cell office:value-type="float" office:value="-0.99999">
                <text:p>-0.99999</text:p>
              </table:table-cell>
              <table:table-cell office:value-type="float" office:value="-1.00142">
                <text:p>-1.00142</text:p>
              </table:table-cell>
              <table:table-cell office:value-type="float" office:value="-0.99999">
                <text:p>-0.99999</text:p>
              </table:table-cell>
              <table:table-cell office:value-type="float" office:value="-0.998215">
                <text:p>-0.998215</text:p>
              </table:table-cell>
              <table:table-cell office:value-type="float" office:value="-0.99999">
                <text:p>-0.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00">
                <text:p>11200</text:p>
              </table:table-cell>
              <table:table-cell office:value-type="float" office:value="-0.979178">
                <text:p>-0.979178</text:p>
              </table:table-cell>
              <table:table-cell office:value-type="float" office:value="-1">
                <text:p>-1</text:p>
              </table:table-cell>
              <table:table-cell office:value-type="float" office:value="-0.979178">
                <text:p>-0.979178</text:p>
              </table:table-cell>
              <table:table-cell office:value-type="float" office:value="-0.0736843">
                <text:p>-0.0736843</text:p>
              </table:table-cell>
              <table:table-cell office:value-type="float" office:value="-0.979178">
                <text:p>-0.979178</text:p>
              </table:table-cell>
              <table:table-cell office:value-type="float" office:value="-0.256906">
                <text:p>-0.256906</text:p>
              </table:table-cell>
              <table:table-cell office:value-type="float" office:value="-0.979178">
                <text:p>-0.979178</text:p>
              </table:table-cell>
              <table:table-cell office:value-type="float" office:value="-0.998255">
                <text:p>-0.998255</text:p>
              </table:table-cell>
              <table:table-cell office:value-type="float" office:value="-0.979178">
                <text:p>-0.979178</text:p>
              </table:table-cell>
              <table:table-cell office:value-type="float" office:value="-0.0455965">
                <text:p>-0.0455965</text:p>
              </table:table-cell>
              <table:table-cell office:value-type="float" office:value="-0.979178">
                <text:p>-0.979178</text:p>
              </table:table-cell>
              <table:table-cell office:value-type="float" office:value="-0.209755">
                <text:p>-0.209755</text:p>
              </table:table-cell>
              <table:table-cell office:value-type="float" office:value="-0.979178">
                <text:p>-0.979178</text:p>
              </table:table-cell>
              <table:table-cell office:value-type="float" office:value="-0.882486">
                <text:p>-0.882486</text:p>
              </table:table-cell>
              <table:table-cell office:value-type="float" office:value="-0.979178">
                <text:p>-0.979178</text:p>
              </table:table-cell>
              <table:table-cell office:value-type="float" office:value="0.265484">
                <text:p>0.265484</text:p>
              </table:table-cell>
              <table:table-cell office:value-type="float" office:value="-0.979178">
                <text:p>-0.979178</text:p>
              </table:table-cell>
              <table:table-cell office:value-type="float" office:value="0.255397">
                <text:p>0.255397</text:p>
              </table:table-cell>
              <table:table-cell office:value-type="float" office:value="-0.979178">
                <text:p>-0.979178</text:p>
              </table:table-cell>
              <table:table-cell office:value-type="float" office:value="-1">
                <text:p>-1</text:p>
              </table:table-cell>
              <table:table-cell office:value-type="float" office:value="-0.979178">
                <text:p>-0.979178</text:p>
              </table:table-cell>
              <table:table-cell office:value-type="float" office:value="0.0410731">
                <text:p>0.0410731</text:p>
              </table:table-cell>
              <table:table-cell office:value-type="float" office:value="-0.979178">
                <text:p>-0.979178</text:p>
              </table:table-cell>
              <table:table-cell office:value-type="float" office:value="0.200247">
                <text:p>0.200247</text:p>
              </table:table-cell>
              <table:table-cell office:value-type="float" office:value="-0.979178">
                <text:p>-0.979178</text:p>
              </table:table-cell>
              <table:table-cell office:value-type="float" office:value="-1">
                <text:p>-1</text:p>
              </table:table-cell>
              <table:table-cell office:value-type="float" office:value="-0.979178">
                <text:p>-0.979178</text:p>
              </table:table-cell>
              <table:table-cell office:value-type="float" office:value="-1.00153">
                <text:p>-1.00153</text:p>
              </table:table-cell>
              <table:table-cell office:value-type="float" office:value="-0.979178">
                <text:p>-0.979178</text:p>
              </table:table-cell>
              <table:table-cell office:value-type="float" office:value="-0.997853">
                <text:p>-0.997853</text:p>
              </table:table-cell>
              <table:table-cell office:value-type="float" office:value="-0.979178">
                <text:p>-0.979178</text:p>
              </table:table-cell>
              <table:table-cell office:value-type="float" office:value="-1">
                <text:p>-1</text:p>
              </table:table-cell>
              <table:table-cell office:value-type="float" office:value="-0.979178">
                <text:p>-0.979178</text:p>
              </table:table-cell>
              <table:table-cell office:value-type="float" office:value="-0.997865">
                <text:p>-0.997865</text:p>
              </table:table-cell>
              <table:table-cell office:value-type="float" office:value="-0.979178">
                <text:p>-0.979178</text:p>
              </table:table-cell>
              <table:table-cell office:value-type="float" office:value="-0.976305">
                <text:p>-0.976305</text:p>
              </table:table-cell>
              <table:table-cell office:value-type="float" office:value="-0.979178">
                <text:p>-0.979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601">
                <text:p>11601</text:p>
              </table:table-cell>
              <table:table-cell office:value-type="float" office:value="-0.822829">
                <text:p>-0.822829</text:p>
              </table:table-cell>
              <table:table-cell office:value-type="float" office:value="-1.00099">
                <text:p>-1.00099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0271678">
                <text:p>-0.0271678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218875">
                <text:p>-0.218875</text:p>
              </table:table-cell>
              <table:table-cell office:value-type="float" office:value="-0.822829">
                <text:p>-0.822829</text:p>
              </table:table-cell>
              <table:table-cell office:value-type="float" office:value="-1.00006">
                <text:p>-1.00006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0432051">
                <text:p>-0.0432051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201054">
                <text:p>-0.201054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802679">
                <text:p>-0.802679</text:p>
              </table:table-cell>
              <table:table-cell office:value-type="float" office:value="-0.822829">
                <text:p>-0.822829</text:p>
              </table:table-cell>
              <table:table-cell office:value-type="float" office:value="0.0185275">
                <text:p>0.0185275</text:p>
              </table:table-cell>
              <table:table-cell office:value-type="float" office:value="-0.822829">
                <text:p>-0.822829</text:p>
              </table:table-cell>
              <table:table-cell office:value-type="float" office:value="0.216542">
                <text:p>0.216542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876729">
                <text:p>-0.876729</text:p>
              </table:table-cell>
              <table:table-cell office:value-type="float" office:value="-0.822829">
                <text:p>-0.822829</text:p>
              </table:table-cell>
              <table:table-cell office:value-type="float" office:value="0.0398268">
                <text:p>0.0398268</text:p>
              </table:table-cell>
              <table:table-cell office:value-type="float" office:value="-0.822829">
                <text:p>-0.822829</text:p>
              </table:table-cell>
              <table:table-cell office:value-type="float" office:value="0.182628">
                <text:p>0.182628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909949">
                <text:p>-0.909949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854215">
                <text:p>-0.854215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874638">
                <text:p>-0.874638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883529">
                <text:p>-0.883529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899129">
                <text:p>-0.899129</text:p>
              </table:table-cell>
              <table:table-cell office:value-type="float" office:value="-0.822829">
                <text:p>-0.822829</text:p>
              </table:table-cell>
              <table:table-cell office:value-type="float" office:value="-0.722898">
                <text:p>-0.722898</text:p>
              </table:table-cell>
              <table:table-cell office:value-type="float" office:value="-0.822829">
                <text:p>-0.8228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801">
                <text:p>11801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998216">
                <text:p>-0.998216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502639">
                <text:p>-0.502639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304044">
                <text:p>-0.304044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897003">
                <text:p>-0.897003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0347931">
                <text:p>-0.0347931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181317">
                <text:p>-0.181317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772055">
                <text:p>-0.772055</text:p>
              </table:table-cell>
              <table:table-cell office:value-type="float" office:value="-0.693525">
                <text:p>-0.693525</text:p>
              </table:table-cell>
              <table:table-cell office:value-type="float" office:value="0.497499">
                <text:p>0.497499</text:p>
              </table:table-cell>
              <table:table-cell office:value-type="float" office:value="-0.693525">
                <text:p>-0.693525</text:p>
              </table:table-cell>
              <table:table-cell office:value-type="float" office:value="0.314524">
                <text:p>0.314524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591188">
                <text:p>-0.591188</text:p>
              </table:table-cell>
              <table:table-cell office:value-type="float" office:value="-0.693525">
                <text:p>-0.693525</text:p>
              </table:table-cell>
              <table:table-cell office:value-type="float" office:value="0.0313311">
                <text:p>0.0313311</text:p>
              </table:table-cell>
              <table:table-cell office:value-type="float" office:value="-0.693525">
                <text:p>-0.693525</text:p>
              </table:table-cell>
              <table:table-cell office:value-type="float" office:value="0.170816">
                <text:p>0.170816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769141">
                <text:p>-0.769141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602255">
                <text:p>-0.602255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721498">
                <text:p>-0.721498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609281">
                <text:p>-0.609281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56968">
                <text:p>-0.56968</text:p>
              </table:table-cell>
              <table:table-cell office:value-type="float" office:value="-0.693525">
                <text:p>-0.693525</text:p>
              </table:table-cell>
              <table:table-cell office:value-type="float" office:value="-0.566137">
                <text:p>-0.566137</text:p>
              </table:table-cell>
              <table:table-cell office:value-type="float" office:value="-0.693525">
                <text:p>-0.693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00">
                <text:p>12000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774899">
                <text:p>-0.774899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196647">
                <text:p>-0.196647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124666">
                <text:p>-0.124666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911903">
                <text:p>-0.911903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0506779">
                <text:p>-0.0506779</text:p>
              </table:table-cell>
              <table:table-cell office:value-type="float" office:value="-0.536573">
                <text:p>-0.536573</text:p>
              </table:table-cell>
              <table:table-cell office:value-type="float" office:value="0.256725">
                <text:p>0.256725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757523">
                <text:p>-0.757523</text:p>
              </table:table-cell>
              <table:table-cell office:value-type="float" office:value="-0.536573">
                <text:p>-0.536573</text:p>
              </table:table-cell>
              <table:table-cell office:value-type="float" office:value="0.143481">
                <text:p>0.143481</text:p>
              </table:table-cell>
              <table:table-cell office:value-type="float" office:value="-0.536573">
                <text:p>-0.536573</text:p>
              </table:table-cell>
              <table:table-cell office:value-type="float" office:value="0.0886027">
                <text:p>0.0886027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534782">
                <text:p>-0.534782</text:p>
              </table:table-cell>
              <table:table-cell office:value-type="float" office:value="-0.536573">
                <text:p>-0.536573</text:p>
              </table:table-cell>
              <table:table-cell office:value-type="float" office:value="0.0248837">
                <text:p>0.0248837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129845">
                <text:p>-0.129845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603495">
                <text:p>-0.603495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541582">
                <text:p>-0.541582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538709">
                <text:p>-0.538709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507833">
                <text:p>-0.507833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539884">
                <text:p>-0.539884</text:p>
              </table:table-cell>
              <table:table-cell office:value-type="float" office:value="-0.536573">
                <text:p>-0.536573</text:p>
              </table:table-cell>
              <table:table-cell office:value-type="float" office:value="-0.28725">
                <text:p>-0.28725</text:p>
              </table:table-cell>
              <table:table-cell office:value-type="float" office:value="-0.536573">
                <text:p>-0.536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200">
                <text:p>12200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532053">
                <text:p>-0.532053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073267">
                <text:p>-0.073267</text:p>
              </table:table-cell>
              <table:table-cell office:value-type="float" office:value="-0.358229">
                <text:p>-0.358229</text:p>
              </table:table-cell>
              <table:table-cell office:value-type="float" office:value="0.0929009">
                <text:p>0.0929009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686135">
                <text:p>-0.686135</text:p>
              </table:table-cell>
              <table:table-cell office:value-type="float" office:value="-0.358229">
                <text:p>-0.358229</text:p>
              </table:table-cell>
              <table:table-cell office:value-type="float" office:value="0.0257814">
                <text:p>0.0257814</text:p>
              </table:table-cell>
              <table:table-cell office:value-type="float" office:value="-0.358229">
                <text:p>-0.358229</text:p>
              </table:table-cell>
              <table:table-cell office:value-type="float" office:value="0.0774672">
                <text:p>0.0774672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799716">
                <text:p>-0.799716</text:p>
              </table:table-cell>
              <table:table-cell office:value-type="float" office:value="-0.358229">
                <text:p>-0.358229</text:p>
              </table:table-cell>
              <table:table-cell office:value-type="float" office:value="0.0372518">
                <text:p>0.0372518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061338">
                <text:p>-0.061338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570456">
                <text:p>-0.570456</text:p>
              </table:table-cell>
              <table:table-cell office:value-type="float" office:value="-0.358229">
                <text:p>-0.358229</text:p>
              </table:table-cell>
              <table:table-cell office:value-type="float" office:value="0.0574901">
                <text:p>0.0574901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0813897">
                <text:p>-0.0813897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545505">
                <text:p>-0.545505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347758">
                <text:p>-0.347758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194505">
                <text:p>-0.194505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369218">
                <text:p>-0.369218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440939">
                <text:p>-0.440939</text:p>
              </table:table-cell>
              <table:table-cell office:value-type="float" office:value="-0.358229">
                <text:p>-0.358229</text:p>
              </table:table-cell>
              <table:table-cell office:value-type="float" office:value="-0.231304">
                <text:p>-0.231304</text:p>
              </table:table-cell>
              <table:table-cell office:value-type="float" office:value="-0.358229">
                <text:p>-0.3582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400">
                <text:p>12400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562076">
                <text:p>-0.562076</text:p>
              </table:table-cell>
              <table:table-cell office:value-type="float" office:value="-0.165604">
                <text:p>-0.165604</text:p>
              </table:table-cell>
              <table:table-cell office:value-type="float" office:value="0.565681">
                <text:p>0.565681</text:p>
              </table:table-cell>
              <table:table-cell office:value-type="float" office:value="-0.165604">
                <text:p>-0.165604</text:p>
              </table:table-cell>
              <table:table-cell office:value-type="float" office:value="0.179429">
                <text:p>0.179429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479171">
                <text:p>-0.479171</text:p>
              </table:table-cell>
              <table:table-cell office:value-type="float" office:value="-0.165604">
                <text:p>-0.165604</text:p>
              </table:table-cell>
              <table:table-cell office:value-type="float" office:value="0.403192">
                <text:p>0.403192</text:p>
              </table:table-cell>
              <table:table-cell office:value-type="float" office:value="-0.165604">
                <text:p>-0.165604</text:p>
              </table:table-cell>
              <table:table-cell office:value-type="float" office:value="0.270163">
                <text:p>0.270163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505923">
                <text:p>-0.505923</text:p>
              </table:table-cell>
              <table:table-cell office:value-type="float" office:value="-0.165604">
                <text:p>-0.165604</text:p>
              </table:table-cell>
              <table:table-cell office:value-type="float" office:value="0.109192">
                <text:p>0.109192</text:p>
              </table:table-cell>
              <table:table-cell office:value-type="float" office:value="-0.165604">
                <text:p>-0.165604</text:p>
              </table:table-cell>
              <table:table-cell office:value-type="float" office:value="0.116555">
                <text:p>0.116555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744452">
                <text:p>-0.744452</text:p>
              </table:table-cell>
              <table:table-cell office:value-type="float" office:value="-0.165604">
                <text:p>-0.165604</text:p>
              </table:table-cell>
              <table:table-cell office:value-type="float" office:value="0.0901882">
                <text:p>0.0901882</text:p>
              </table:table-cell>
              <table:table-cell office:value-type="float" office:value="-0.165604">
                <text:p>-0.165604</text:p>
              </table:table-cell>
              <table:table-cell office:value-type="float" office:value="0.264806">
                <text:p>0.264806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313519">
                <text:p>-0.313519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512803">
                <text:p>-0.512803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149688">
                <text:p>-0.149688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527905">
                <text:p>-0.527905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160879">
                <text:p>-0.160879</text:p>
              </table:table-cell>
              <table:table-cell office:value-type="float" office:value="-0.165604">
                <text:p>-0.165604</text:p>
              </table:table-cell>
              <table:table-cell office:value-type="float" office:value="-0.297651">
                <text:p>-0.297651</text:p>
              </table:table-cell>
              <table:table-cell office:value-type="float" office:value="-0.165604">
                <text:p>-0.165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01">
                <text:p>12801</text:p>
              </table:table-cell>
              <table:table-cell office:value-type="float" office:value="0.23151">
                <text:p>0.23151</text:p>
              </table:table-cell>
              <table:table-cell office:value-type="float" office:value="-0.394483">
                <text:p>-0.394483</text:p>
              </table:table-cell>
              <table:table-cell office:value-type="float" office:value="0.23151">
                <text:p>0.23151</text:p>
              </table:table-cell>
              <table:table-cell office:value-type="float" office:value="0.498115">
                <text:p>0.498115</text:p>
              </table:table-cell>
              <table:table-cell office:value-type="float" office:value="0.23151">
                <text:p>0.23151</text:p>
              </table:table-cell>
              <table:table-cell office:value-type="float" office:value="0.27174">
                <text:p>0.27174</text:p>
              </table:table-cell>
              <table:table-cell office:value-type="float" office:value="0.23151">
                <text:p>0.23151</text:p>
              </table:table-cell>
              <table:table-cell office:value-type="float" office:value="-0.0861405">
                <text:p>-0.0861405</text:p>
              </table:table-cell>
              <table:table-cell office:value-type="float" office:value="0.23151">
                <text:p>0.23151</text:p>
              </table:table-cell>
              <table:table-cell office:value-type="float" office:value="0.475602">
                <text:p>0.475602</text:p>
              </table:table-cell>
              <table:table-cell office:value-type="float" office:value="0.23151">
                <text:p>0.23151</text:p>
              </table:table-cell>
              <table:table-cell office:value-type="float" office:value="0.307955">
                <text:p>0.307955</text:p>
              </table:table-cell>
              <table:table-cell office:value-type="float" office:value="0.23151">
                <text:p>0.23151</text:p>
              </table:table-cell>
              <table:table-cell office:value-type="float" office:value="0.535713">
                <text:p>0.535713</text:p>
              </table:table-cell>
              <table:table-cell office:value-type="float" office:value="0.23151">
                <text:p>0.23151</text:p>
              </table:table-cell>
              <table:table-cell office:value-type="float" office:value="0.288174">
                <text:p>0.288174</text:p>
              </table:table-cell>
              <table:table-cell office:value-type="float" office:value="0.23151">
                <text:p>0.23151</text:p>
              </table:table-cell>
              <table:table-cell office:value-type="float" office:value="0.329522">
                <text:p>0.329522</text:p>
              </table:table-cell>
              <table:table-cell office:value-type="float" office:value="0.23151">
                <text:p>0.23151</text:p>
              </table:table-cell>
              <table:table-cell office:value-type="float" office:value="0.483002">
                <text:p>0.483002</text:p>
              </table:table-cell>
              <table:table-cell office:value-type="float" office:value="0.23151">
                <text:p>0.23151</text:p>
              </table:table-cell>
              <table:table-cell office:value-type="float" office:value="0.263171">
                <text:p>0.263171</text:p>
              </table:table-cell>
              <table:table-cell office:value-type="float" office:value="0.23151">
                <text:p>0.23151</text:p>
              </table:table-cell>
              <table:table-cell office:value-type="float" office:value="0.347363">
                <text:p>0.347363</text:p>
              </table:table-cell>
              <table:table-cell office:value-type="float" office:value="0.23151">
                <text:p>0.23151</text:p>
              </table:table-cell>
              <table:table-cell office:value-type="float" office:value="-0.407182">
                <text:p>-0.407182</text:p>
              </table:table-cell>
              <table:table-cell office:value-type="float" office:value="0.23151">
                <text:p>0.23151</text:p>
              </table:table-cell>
              <table:table-cell office:value-type="float" office:value="0.387957">
                <text:p>0.387957</text:p>
              </table:table-cell>
              <table:table-cell office:value-type="float" office:value="0.23151">
                <text:p>0.23151</text:p>
              </table:table-cell>
              <table:table-cell office:value-type="float" office:value="0.426449">
                <text:p>0.426449</text:p>
              </table:table-cell>
              <table:table-cell office:value-type="float" office:value="0.23151">
                <text:p>0.23151</text:p>
              </table:table-cell>
              <table:table-cell office:value-type="float" office:value="-0.281965">
                <text:p>-0.281965</text:p>
              </table:table-cell>
              <table:table-cell office:value-type="float" office:value="0.23151">
                <text:p>0.23151</text:p>
              </table:table-cell>
              <table:table-cell office:value-type="float" office:value="0.380846">
                <text:p>0.380846</text:p>
              </table:table-cell>
              <table:table-cell office:value-type="float" office:value="0.23151">
                <text:p>0.23151</text:p>
              </table:table-cell>
              <table:table-cell office:value-type="float" office:value="0.382092">
                <text:p>0.382092</text:p>
              </table:table-cell>
              <table:table-cell office:value-type="float" office:value="0.23151">
                <text:p>0.23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000">
                <text:p>13000</text:p>
              </table:table-cell>
              <table:table-cell office:value-type="float" office:value="0.420167">
                <text:p>0.420167</text:p>
              </table:table-cell>
              <table:table-cell office:value-type="float" office:value="-0.249291">
                <text:p>-0.249291</text:p>
              </table:table-cell>
              <table:table-cell office:value-type="float" office:value="0.420167">
                <text:p>0.420167</text:p>
              </table:table-cell>
              <table:table-cell office:value-type="float" office:value="0.495046">
                <text:p>0.495046</text:p>
              </table:table-cell>
              <table:table-cell office:value-type="float" office:value="0.420167">
                <text:p>0.420167</text:p>
              </table:table-cell>
              <table:table-cell office:value-type="float" office:value="0.404054">
                <text:p>0.404054</text:p>
              </table:table-cell>
              <table:table-cell office:value-type="float" office:value="0.420167">
                <text:p>0.420167</text:p>
              </table:table-cell>
              <table:table-cell office:value-type="float" office:value="-0.19442">
                <text:p>-0.19442</text:p>
              </table:table-cell>
              <table:table-cell office:value-type="float" office:value="0.420167">
                <text:p>0.420167</text:p>
              </table:table-cell>
              <table:table-cell office:value-type="float" office:value="0.442015">
                <text:p>0.442015</text:p>
              </table:table-cell>
              <table:table-cell office:value-type="float" office:value="0.420167">
                <text:p>0.420167</text:p>
              </table:table-cell>
              <table:table-cell office:value-type="float" office:value="0.376509">
                <text:p>0.376509</text:p>
              </table:table-cell>
              <table:table-cell office:value-type="float" office:value="0.420167">
                <text:p>0.420167</text:p>
              </table:table-cell>
              <table:table-cell office:value-type="float" office:value="-0.38432">
                <text:p>-0.38432</text:p>
              </table:table-cell>
              <table:table-cell office:value-type="float" office:value="0.420167">
                <text:p>0.420167</text:p>
              </table:table-cell>
              <table:table-cell office:value-type="float" office:value="0.355387">
                <text:p>0.355387</text:p>
              </table:table-cell>
              <table:table-cell office:value-type="float" office:value="0.420167">
                <text:p>0.420167</text:p>
              </table:table-cell>
              <table:table-cell office:value-type="float" office:value="0.369288">
                <text:p>0.369288</text:p>
              </table:table-cell>
              <table:table-cell office:value-type="float" office:value="0.420167">
                <text:p>0.420167</text:p>
              </table:table-cell>
              <table:table-cell office:value-type="float" office:value="0.092086">
                <text:p>0.092086</text:p>
              </table:table-cell>
              <table:table-cell office:value-type="float" office:value="0.420167">
                <text:p>0.420167</text:p>
              </table:table-cell>
              <table:table-cell office:value-type="float" office:value="0.427784">
                <text:p>0.427784</text:p>
              </table:table-cell>
              <table:table-cell office:value-type="float" office:value="0.420167">
                <text:p>0.420167</text:p>
              </table:table-cell>
              <table:table-cell office:value-type="float" office:value="0.377014">
                <text:p>0.377014</text:p>
              </table:table-cell>
              <table:table-cell office:value-type="float" office:value="0.420167">
                <text:p>0.420167</text:p>
              </table:table-cell>
              <table:table-cell office:value-type="float" office:value="0.494315">
                <text:p>0.494315</text:p>
              </table:table-cell>
              <table:table-cell office:value-type="float" office:value="0.420167">
                <text:p>0.420167</text:p>
              </table:table-cell>
              <table:table-cell office:value-type="float" office:value="0.371646">
                <text:p>0.371646</text:p>
              </table:table-cell>
              <table:table-cell office:value-type="float" office:value="0.420167">
                <text:p>0.420167</text:p>
              </table:table-cell>
              <table:table-cell office:value-type="float" office:value="0.427151">
                <text:p>0.427151</text:p>
              </table:table-cell>
              <table:table-cell office:value-type="float" office:value="0.420167">
                <text:p>0.420167</text:p>
              </table:table-cell>
              <table:table-cell office:value-type="float" office:value="-0.229108">
                <text:p>-0.229108</text:p>
              </table:table-cell>
              <table:table-cell office:value-type="float" office:value="0.420167">
                <text:p>0.420167</text:p>
              </table:table-cell>
              <table:table-cell office:value-type="float" office:value="0.368747">
                <text:p>0.368747</text:p>
              </table:table-cell>
              <table:table-cell office:value-type="float" office:value="0.420167">
                <text:p>0.420167</text:p>
              </table:table-cell>
              <table:table-cell office:value-type="float" office:value="0.420682">
                <text:p>0.420682</text:p>
              </table:table-cell>
              <table:table-cell office:value-type="float" office:value="0.420167">
                <text:p>0.4201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201">
                <text:p>13201</text:p>
              </table:table-cell>
              <table:table-cell office:value-type="float" office:value="0.592074">
                <text:p>0.592074</text:p>
              </table:table-cell>
              <table:table-cell office:value-type="float" office:value="0.00235545">
                <text:p>0.00235545</text:p>
              </table:table-cell>
              <table:table-cell office:value-type="float" office:value="0.592074">
                <text:p>0.592074</text:p>
              </table:table-cell>
              <table:table-cell office:value-type="float" office:value="0.553135">
                <text:p>0.553135</text:p>
              </table:table-cell>
              <table:table-cell office:value-type="float" office:value="0.592074">
                <text:p>0.592074</text:p>
              </table:table-cell>
              <table:table-cell office:value-type="float" office:value="0.523397">
                <text:p>0.523397</text:p>
              </table:table-cell>
              <table:table-cell office:value-type="float" office:value="0.592074">
                <text:p>0.592074</text:p>
              </table:table-cell>
              <table:table-cell office:value-type="float" office:value="0.0199691">
                <text:p>0.0199691</text:p>
              </table:table-cell>
              <table:table-cell office:value-type="float" office:value="0.592074">
                <text:p>0.592074</text:p>
              </table:table-cell>
              <table:table-cell office:value-type="float" office:value="0.551603">
                <text:p>0.551603</text:p>
              </table:table-cell>
              <table:table-cell office:value-type="float" office:value="0.592074">
                <text:p>0.592074</text:p>
              </table:table-cell>
              <table:table-cell office:value-type="float" office:value="0.523883">
                <text:p>0.523883</text:p>
              </table:table-cell>
              <table:table-cell office:value-type="float" office:value="0.592074">
                <text:p>0.592074</text:p>
              </table:table-cell>
              <table:table-cell office:value-type="float" office:value="0.428348">
                <text:p>0.428348</text:p>
              </table:table-cell>
              <table:table-cell office:value-type="float" office:value="0.592074">
                <text:p>0.592074</text:p>
              </table:table-cell>
              <table:table-cell office:value-type="float" office:value="0.591703">
                <text:p>0.591703</text:p>
              </table:table-cell>
              <table:table-cell office:value-type="float" office:value="0.592074">
                <text:p>0.592074</text:p>
              </table:table-cell>
              <table:table-cell office:value-type="float" office:value="0.50814">
                <text:p>0.50814</text:p>
              </table:table-cell>
              <table:table-cell office:value-type="float" office:value="0.592074">
                <text:p>0.592074</text:p>
              </table:table-cell>
              <table:table-cell office:value-type="float" office:value="0.416479">
                <text:p>0.416479</text:p>
              </table:table-cell>
              <table:table-cell office:value-type="float" office:value="0.592074">
                <text:p>0.592074</text:p>
              </table:table-cell>
              <table:table-cell office:value-type="float" office:value="0.656988">
                <text:p>0.656988</text:p>
              </table:table-cell>
              <table:table-cell office:value-type="float" office:value="0.592074">
                <text:p>0.592074</text:p>
              </table:table-cell>
              <table:table-cell office:value-type="float" office:value="0.549847">
                <text:p>0.549847</text:p>
              </table:table-cell>
              <table:table-cell office:value-type="float" office:value="0.592074">
                <text:p>0.592074</text:p>
              </table:table-cell>
              <table:table-cell office:value-type="float" office:value="0.211046">
                <text:p>0.211046</text:p>
              </table:table-cell>
              <table:table-cell office:value-type="float" office:value="0.592074">
                <text:p>0.592074</text:p>
              </table:table-cell>
              <table:table-cell office:value-type="float" office:value="0.542267">
                <text:p>0.542267</text:p>
              </table:table-cell>
              <table:table-cell office:value-type="float" office:value="0.592074">
                <text:p>0.592074</text:p>
              </table:table-cell>
              <table:table-cell office:value-type="float" office:value="0.52748">
                <text:p>0.52748</text:p>
              </table:table-cell>
              <table:table-cell office:value-type="float" office:value="0.592074">
                <text:p>0.592074</text:p>
              </table:table-cell>
              <table:table-cell office:value-type="float" office:value="0.346091">
                <text:p>0.346091</text:p>
              </table:table-cell>
              <table:table-cell office:value-type="float" office:value="0.592074">
                <text:p>0.592074</text:p>
              </table:table-cell>
              <table:table-cell office:value-type="float" office:value="0.55343">
                <text:p>0.55343</text:p>
              </table:table-cell>
              <table:table-cell office:value-type="float" office:value="0.592074">
                <text:p>0.592074</text:p>
              </table:table-cell>
              <table:table-cell office:value-type="float" office:value="0.54789">
                <text:p>0.54789</text:p>
              </table:table-cell>
              <table:table-cell office:value-type="float" office:value="0.592074">
                <text:p>0.5920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600">
                <text:p>13600</text:p>
              </table:table-cell>
              <table:table-cell office:value-type="float" office:value="0.859162">
                <text:p>0.859162</text:p>
              </table:table-cell>
              <table:table-cell office:value-type="float" office:value="0.00313876">
                <text:p>0.00313876</text:p>
              </table:table-cell>
              <table:table-cell office:value-type="float" office:value="0.859162">
                <text:p>0.859162</text:p>
              </table:table-cell>
              <table:table-cell office:value-type="float" office:value="0.820662">
                <text:p>0.820662</text:p>
              </table:table-cell>
              <table:table-cell office:value-type="float" office:value="0.859162">
                <text:p>0.859162</text:p>
              </table:table-cell>
              <table:table-cell office:value-type="float" office:value="0.672246">
                <text:p>0.672246</text:p>
              </table:table-cell>
              <table:table-cell office:value-type="float" office:value="0.859162">
                <text:p>0.859162</text:p>
              </table:table-cell>
              <table:table-cell office:value-type="float" office:value="0.00191352">
                <text:p>0.00191352</text:p>
              </table:table-cell>
              <table:table-cell office:value-type="float" office:value="0.859162">
                <text:p>0.859162</text:p>
              </table:table-cell>
              <table:table-cell office:value-type="float" office:value="0.898833">
                <text:p>0.898833</text:p>
              </table:table-cell>
              <table:table-cell office:value-type="float" office:value="0.859162">
                <text:p>0.859162</text:p>
              </table:table-cell>
              <table:table-cell office:value-type="float" office:value="0.625729">
                <text:p>0.625729</text:p>
              </table:table-cell>
              <table:table-cell office:value-type="float" office:value="0.859162">
                <text:p>0.859162</text:p>
              </table:table-cell>
              <table:table-cell office:value-type="float" office:value="0.544804">
                <text:p>0.544804</text:p>
              </table:table-cell>
              <table:table-cell office:value-type="float" office:value="0.859162">
                <text:p>0.859162</text:p>
              </table:table-cell>
              <table:table-cell office:value-type="float" office:value="0.745819">
                <text:p>0.745819</text:p>
              </table:table-cell>
              <table:table-cell office:value-type="float" office:value="0.859162">
                <text:p>0.859162</text:p>
              </table:table-cell>
              <table:table-cell office:value-type="float" office:value="0.741379">
                <text:p>0.741379</text:p>
              </table:table-cell>
              <table:table-cell office:value-type="float" office:value="0.859162">
                <text:p>0.859162</text:p>
              </table:table-cell>
              <table:table-cell office:value-type="float" office:value="0.546907">
                <text:p>0.546907</text:p>
              </table:table-cell>
              <table:table-cell office:value-type="float" office:value="0.859162">
                <text:p>0.859162</text:p>
              </table:table-cell>
              <table:table-cell office:value-type="float" office:value="0.796896">
                <text:p>0.796896</text:p>
              </table:table-cell>
              <table:table-cell office:value-type="float" office:value="0.859162">
                <text:p>0.859162</text:p>
              </table:table-cell>
              <table:table-cell office:value-type="float" office:value="0.795134">
                <text:p>0.795134</text:p>
              </table:table-cell>
              <table:table-cell office:value-type="float" office:value="0.859162">
                <text:p>0.859162</text:p>
              </table:table-cell>
              <table:table-cell office:value-type="float" office:value="0.995177">
                <text:p>0.995177</text:p>
              </table:table-cell>
              <table:table-cell office:value-type="float" office:value="0.859162">
                <text:p>0.859162</text:p>
              </table:table-cell>
              <table:table-cell office:value-type="float" office:value="0.814562">
                <text:p>0.814562</text:p>
              </table:table-cell>
              <table:table-cell office:value-type="float" office:value="0.859162">
                <text:p>0.859162</text:p>
              </table:table-cell>
              <table:table-cell office:value-type="float" office:value="0.841178">
                <text:p>0.841178</text:p>
              </table:table-cell>
              <table:table-cell office:value-type="float" office:value="0.859162">
                <text:p>0.859162</text:p>
              </table:table-cell>
              <table:table-cell office:value-type="float" office:value="0.901773">
                <text:p>0.901773</text:p>
              </table:table-cell>
              <table:table-cell office:value-type="float" office:value="0.859162">
                <text:p>0.859162</text:p>
              </table:table-cell>
              <table:table-cell office:value-type="float" office:value="0.91678">
                <text:p>0.91678</text:p>
              </table:table-cell>
              <table:table-cell office:value-type="float" office:value="0.859162">
                <text:p>0.859162</text:p>
              </table:table-cell>
              <table:table-cell office:value-type="float" office:value="0.766985">
                <text:p>0.766985</text:p>
              </table:table-cell>
              <table:table-cell office:value-type="float" office:value="0.859162">
                <text:p>0.8591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01">
                <text:p>13801</text:p>
              </table:table-cell>
              <table:table-cell office:value-type="float" office:value="0.943696">
                <text:p>0.943696</text:p>
              </table:table-cell>
              <table:table-cell office:value-type="float" office:value="0.00707711">
                <text:p>0.00707711</text:p>
              </table:table-cell>
              <table:table-cell office:value-type="float" office:value="0.943696">
                <text:p>0.943696</text:p>
              </table:table-cell>
              <table:table-cell office:value-type="float" office:value="0.857144">
                <text:p>0.857144</text:p>
              </table:table-cell>
              <table:table-cell office:value-type="float" office:value="0.943696">
                <text:p>0.943696</text:p>
              </table:table-cell>
              <table:table-cell office:value-type="float" office:value="0.911791">
                <text:p>0.911791</text:p>
              </table:table-cell>
              <table:table-cell office:value-type="float" office:value="0.943696">
                <text:p>0.943696</text:p>
              </table:table-cell>
              <table:table-cell office:value-type="float" office:value="0.00743938">
                <text:p>0.00743938</text:p>
              </table:table-cell>
              <table:table-cell office:value-type="float" office:value="0.943696">
                <text:p>0.943696</text:p>
              </table:table-cell>
              <table:table-cell office:value-type="float" office:value="1.00064">
                <text:p>1.00064</text:p>
              </table:table-cell>
              <table:table-cell office:value-type="float" office:value="0.943696">
                <text:p>0.943696</text:p>
              </table:table-cell>
              <table:table-cell office:value-type="float" office:value="0.792786">
                <text:p>0.792786</text:p>
              </table:table-cell>
              <table:table-cell office:value-type="float" office:value="0.943696">
                <text:p>0.943696</text:p>
              </table:table-cell>
              <table:table-cell office:value-type="float" office:value="0.548087">
                <text:p>0.548087</text:p>
              </table:table-cell>
              <table:table-cell office:value-type="float" office:value="0.943696">
                <text:p>0.943696</text:p>
              </table:table-cell>
              <table:table-cell office:value-type="float" office:value="0.999378">
                <text:p>0.999378</text:p>
              </table:table-cell>
              <table:table-cell office:value-type="float" office:value="0.943696">
                <text:p>0.943696</text:p>
              </table:table-cell>
              <table:table-cell office:value-type="float" office:value="0.883632">
                <text:p>0.883632</text:p>
              </table:table-cell>
              <table:table-cell office:value-type="float" office:value="0.943696">
                <text:p>0.943696</text:p>
              </table:table-cell>
              <table:table-cell office:value-type="float" office:value="0.550484">
                <text:p>0.550484</text:p>
              </table:table-cell>
              <table:table-cell office:value-type="float" office:value="0.943696">
                <text:p>0.943696</text:p>
              </table:table-cell>
              <table:table-cell office:value-type="float" office:value="0.902957">
                <text:p>0.902957</text:p>
              </table:table-cell>
              <table:table-cell office:value-type="float" office:value="0.943696">
                <text:p>0.943696</text:p>
              </table:table-cell>
              <table:table-cell office:value-type="float" office:value="0.858106">
                <text:p>0.858106</text:p>
              </table:table-cell>
              <table:table-cell office:value-type="float" office:value="0.943696">
                <text:p>0.943696</text:p>
              </table:table-cell>
              <table:table-cell office:value-type="float" office:value="0.901308">
                <text:p>0.901308</text:p>
              </table:table-cell>
              <table:table-cell office:value-type="float" office:value="0.943696">
                <text:p>0.943696</text:p>
              </table:table-cell>
              <table:table-cell office:value-type="float" office:value="0.970652">
                <text:p>0.970652</text:p>
              </table:table-cell>
              <table:table-cell office:value-type="float" office:value="0.943696">
                <text:p>0.943696</text:p>
              </table:table-cell>
              <table:table-cell office:value-type="float" office:value="1.00014">
                <text:p>1.00014</text:p>
              </table:table-cell>
              <table:table-cell office:value-type="float" office:value="0.943696">
                <text:p>0.943696</text:p>
              </table:table-cell>
              <table:table-cell office:value-type="float" office:value="0.898855">
                <text:p>0.898855</text:p>
              </table:table-cell>
              <table:table-cell office:value-type="float" office:value="0.943696">
                <text:p>0.943696</text:p>
              </table:table-cell>
              <table:table-cell office:value-type="float" office:value="1.00344">
                <text:p>1.00344</text:p>
              </table:table-cell>
              <table:table-cell office:value-type="float" office:value="0.943696">
                <text:p>0.943696</text:p>
              </table:table-cell>
              <table:table-cell office:value-type="float" office:value="0.974029">
                <text:p>0.974029</text:p>
              </table:table-cell>
              <table:table-cell office:value-type="float" office:value="0.943696">
                <text:p>0.943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00">
                <text:p>14000</text:p>
              </table:table-cell>
              <table:table-cell office:value-type="float" office:value="0.990607">
                <text:p>0.990607</text:p>
              </table:table-cell>
              <table:table-cell office:value-type="float" office:value="0.00207991">
                <text:p>0.00207991</text:p>
              </table:table-cell>
              <table:table-cell office:value-type="float" office:value="0.990607">
                <text:p>0.990607</text:p>
              </table:table-cell>
              <table:table-cell office:value-type="float" office:value="0.787589">
                <text:p>0.787589</text:p>
              </table:table-cell>
              <table:table-cell office:value-type="float" office:value="0.990607">
                <text:p>0.990607</text:p>
              </table:table-cell>
              <table:table-cell office:value-type="float" office:value="1">
                <text:p>1</text:p>
              </table:table-cell>
              <table:table-cell office:value-type="float" office:value="0.990607">
                <text:p>0.990607</text:p>
              </table:table-cell>
              <table:table-cell office:value-type="float" office:value="0.00125775">
                <text:p>0.00125775</text:p>
              </table:table-cell>
              <table:table-cell office:value-type="float" office:value="0.990607">
                <text:p>0.990607</text:p>
              </table:table-cell>
              <table:table-cell office:value-type="float" office:value="0.954042">
                <text:p>0.954042</text:p>
              </table:table-cell>
              <table:table-cell office:value-type="float" office:value="0.990607">
                <text:p>0.990607</text:p>
              </table:table-cell>
              <table:table-cell office:value-type="float" office:value="0.875956">
                <text:p>0.875956</text:p>
              </table:table-cell>
              <table:table-cell office:value-type="float" office:value="0.990607">
                <text:p>0.990607</text:p>
              </table:table-cell>
              <table:table-cell office:value-type="float" office:value="0.54352">
                <text:p>0.54352</text:p>
              </table:table-cell>
              <table:table-cell office:value-type="float" office:value="0.990607">
                <text:p>0.990607</text:p>
              </table:table-cell>
              <table:table-cell office:value-type="float" office:value="1.00003">
                <text:p>1.00003</text:p>
              </table:table-cell>
              <table:table-cell office:value-type="float" office:value="0.990607">
                <text:p>0.990607</text:p>
              </table:table-cell>
              <table:table-cell office:value-type="float" office:value="0.917628">
                <text:p>0.917628</text:p>
              </table:table-cell>
              <table:table-cell office:value-type="float" office:value="0.990607">
                <text:p>0.990607</text:p>
              </table:table-cell>
              <table:table-cell office:value-type="float" office:value="0.545754">
                <text:p>0.545754</text:p>
              </table:table-cell>
              <table:table-cell office:value-type="float" office:value="0.990607">
                <text:p>0.990607</text:p>
              </table:table-cell>
              <table:table-cell office:value-type="float" office:value="0.998777">
                <text:p>0.998777</text:p>
              </table:table-cell>
              <table:table-cell office:value-type="float" office:value="0.990607">
                <text:p>0.990607</text:p>
              </table:table-cell>
              <table:table-cell office:value-type="float" office:value="0.992616">
                <text:p>0.992616</text:p>
              </table:table-cell>
              <table:table-cell office:value-type="float" office:value="0.990607">
                <text:p>0.990607</text:p>
              </table:table-cell>
              <table:table-cell office:value-type="float" office:value="0.998999">
                <text:p>0.998999</text:p>
              </table:table-cell>
              <table:table-cell office:value-type="float" office:value="0.990607">
                <text:p>0.990607</text:p>
              </table:table-cell>
              <table:table-cell office:value-type="float" office:value="0.994054">
                <text:p>0.994054</text:p>
              </table:table-cell>
              <table:table-cell office:value-type="float" office:value="0.990607">
                <text:p>0.990607</text:p>
              </table:table-cell>
              <table:table-cell office:value-type="float" office:value="1.00014">
                <text:p>1.00014</text:p>
              </table:table-cell>
              <table:table-cell office:value-type="float" office:value="0.990607">
                <text:p>0.990607</text:p>
              </table:table-cell>
              <table:table-cell office:value-type="float" office:value="0.982955">
                <text:p>0.982955</text:p>
              </table:table-cell>
              <table:table-cell office:value-type="float" office:value="0.990607">
                <text:p>0.990607</text:p>
              </table:table-cell>
              <table:table-cell office:value-type="float" office:value="0.960813">
                <text:p>0.960813</text:p>
              </table:table-cell>
              <table:table-cell office:value-type="float" office:value="0.990607">
                <text:p>0.990607</text:p>
              </table:table-cell>
              <table:table-cell office:value-type="float" office:value="0.994635">
                <text:p>0.994635</text:p>
              </table:table-cell>
              <table:table-cell office:value-type="float" office:value="0.990607">
                <text:p>0.990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00">
                <text:p>14000</text:p>
              </table:table-cell>
              <table:table-cell office:value-type="float" office:value="0.990607">
                <text:p>0.990607</text:p>
              </table:table-cell>
              <table:table-cell office:value-type="float" office:value="0.00207991">
                <text:p>0.00207991</text:p>
              </table:table-cell>
              <table:table-cell office:value-type="float" office:value="0.990607">
                <text:p>0.990607</text:p>
              </table:table-cell>
              <table:table-cell office:value-type="float" office:value="0.787589">
                <text:p>0.787589</text:p>
              </table:table-cell>
              <table:table-cell office:value-type="float" office:value="0.990607">
                <text:p>0.990607</text:p>
              </table:table-cell>
              <table:table-cell office:value-type="float" office:value="1">
                <text:p>1</text:p>
              </table:table-cell>
              <table:table-cell office:value-type="float" office:value="0.990607">
                <text:p>0.990607</text:p>
              </table:table-cell>
              <table:table-cell office:value-type="float" office:value="0.00125775">
                <text:p>0.00125775</text:p>
              </table:table-cell>
              <table:table-cell office:value-type="float" office:value="0.990607">
                <text:p>0.990607</text:p>
              </table:table-cell>
              <table:table-cell office:value-type="float" office:value="0.954042">
                <text:p>0.954042</text:p>
              </table:table-cell>
              <table:table-cell office:value-type="float" office:value="0.990607">
                <text:p>0.990607</text:p>
              </table:table-cell>
              <table:table-cell office:value-type="float" office:value="0.875956">
                <text:p>0.875956</text:p>
              </table:table-cell>
              <table:table-cell office:value-type="float" office:value="0.990607">
                <text:p>0.990607</text:p>
              </table:table-cell>
              <table:table-cell office:value-type="float" office:value="0.54352">
                <text:p>0.54352</text:p>
              </table:table-cell>
              <table:table-cell office:value-type="float" office:value="0.990607">
                <text:p>0.990607</text:p>
              </table:table-cell>
              <table:table-cell office:value-type="float" office:value="1.00003">
                <text:p>1.00003</text:p>
              </table:table-cell>
              <table:table-cell office:value-type="float" office:value="0.990607">
                <text:p>0.990607</text:p>
              </table:table-cell>
              <table:table-cell office:value-type="float" office:value="0.917628">
                <text:p>0.917628</text:p>
              </table:table-cell>
              <table:table-cell office:value-type="float" office:value="0.990607">
                <text:p>0.990607</text:p>
              </table:table-cell>
              <table:table-cell office:value-type="float" office:value="0.545754">
                <text:p>0.545754</text:p>
              </table:table-cell>
              <table:table-cell office:value-type="float" office:value="0.990607">
                <text:p>0.990607</text:p>
              </table:table-cell>
              <table:table-cell office:value-type="float" office:value="0.998777">
                <text:p>0.998777</text:p>
              </table:table-cell>
              <table:table-cell office:value-type="float" office:value="0.990607">
                <text:p>0.990607</text:p>
              </table:table-cell>
              <table:table-cell office:value-type="float" office:value="0.992616">
                <text:p>0.992616</text:p>
              </table:table-cell>
              <table:table-cell office:value-type="float" office:value="0.990607">
                <text:p>0.990607</text:p>
              </table:table-cell>
              <table:table-cell office:value-type="float" office:value="0.998999">
                <text:p>0.998999</text:p>
              </table:table-cell>
              <table:table-cell office:value-type="float" office:value="0.990607">
                <text:p>0.990607</text:p>
              </table:table-cell>
              <table:table-cell office:value-type="float" office:value="0.994054">
                <text:p>0.994054</text:p>
              </table:table-cell>
              <table:table-cell office:value-type="float" office:value="0.990607">
                <text:p>0.990607</text:p>
              </table:table-cell>
              <table:table-cell office:value-type="float" office:value="1.00014">
                <text:p>1.00014</text:p>
              </table:table-cell>
              <table:table-cell office:value-type="float" office:value="0.990607">
                <text:p>0.990607</text:p>
              </table:table-cell>
              <table:table-cell office:value-type="float" office:value="0.982955">
                <text:p>0.982955</text:p>
              </table:table-cell>
              <table:table-cell office:value-type="float" office:value="0.990607">
                <text:p>0.990607</text:p>
              </table:table-cell>
              <table:table-cell office:value-type="float" office:value="0.960813">
                <text:p>0.960813</text:p>
              </table:table-cell>
              <table:table-cell office:value-type="float" office:value="0.990607">
                <text:p>0.990607</text:p>
              </table:table-cell>
              <table:table-cell office:value-type="float" office:value="0.994635">
                <text:p>0.994635</text:p>
              </table:table-cell>
              <table:table-cell office:value-type="float" office:value="0.990607">
                <text:p>0.990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00">
                <text:p>14000</text:p>
              </table:table-cell>
              <table:table-cell office:value-type="float" office:value="0.990607">
                <text:p>0.990607</text:p>
              </table:table-cell>
              <table:table-cell office:value-type="float" office:value="0.00207991">
                <text:p>0.00207991</text:p>
              </table:table-cell>
              <table:table-cell office:value-type="float" office:value="0.990607">
                <text:p>0.990607</text:p>
              </table:table-cell>
              <table:table-cell office:value-type="float" office:value="0.787589">
                <text:p>0.787589</text:p>
              </table:table-cell>
              <table:table-cell office:value-type="float" office:value="0.990607">
                <text:p>0.990607</text:p>
              </table:table-cell>
              <table:table-cell office:value-type="float" office:value="1">
                <text:p>1</text:p>
              </table:table-cell>
              <table:table-cell office:value-type="float" office:value="0.990607">
                <text:p>0.990607</text:p>
              </table:table-cell>
              <table:table-cell office:value-type="float" office:value="0.00125775">
                <text:p>0.00125775</text:p>
              </table:table-cell>
              <table:table-cell office:value-type="float" office:value="0.990607">
                <text:p>0.990607</text:p>
              </table:table-cell>
              <table:table-cell office:value-type="float" office:value="0.954042">
                <text:p>0.954042</text:p>
              </table:table-cell>
              <table:table-cell office:value-type="float" office:value="0.990607">
                <text:p>0.990607</text:p>
              </table:table-cell>
              <table:table-cell office:value-type="float" office:value="0.875956">
                <text:p>0.875956</text:p>
              </table:table-cell>
              <table:table-cell office:value-type="float" office:value="0.990607">
                <text:p>0.990607</text:p>
              </table:table-cell>
              <table:table-cell office:value-type="float" office:value="0.54352">
                <text:p>0.54352</text:p>
              </table:table-cell>
              <table:table-cell office:value-type="float" office:value="0.990607">
                <text:p>0.990607</text:p>
              </table:table-cell>
              <table:table-cell office:value-type="float" office:value="1.00003">
                <text:p>1.00003</text:p>
              </table:table-cell>
              <table:table-cell office:value-type="float" office:value="0.990607">
                <text:p>0.990607</text:p>
              </table:table-cell>
              <table:table-cell office:value-type="float" office:value="0.917628">
                <text:p>0.917628</text:p>
              </table:table-cell>
              <table:table-cell office:value-type="float" office:value="0.990607">
                <text:p>0.990607</text:p>
              </table:table-cell>
              <table:table-cell office:value-type="float" office:value="0.545754">
                <text:p>0.545754</text:p>
              </table:table-cell>
              <table:table-cell office:value-type="float" office:value="0.990607">
                <text:p>0.990607</text:p>
              </table:table-cell>
              <table:table-cell office:value-type="float" office:value="0.998777">
                <text:p>0.998777</text:p>
              </table:table-cell>
              <table:table-cell office:value-type="float" office:value="0.990607">
                <text:p>0.990607</text:p>
              </table:table-cell>
              <table:table-cell office:value-type="float" office:value="0.992616">
                <text:p>0.992616</text:p>
              </table:table-cell>
              <table:table-cell office:value-type="float" office:value="0.990607">
                <text:p>0.990607</text:p>
              </table:table-cell>
              <table:table-cell office:value-type="float" office:value="0.998999">
                <text:p>0.998999</text:p>
              </table:table-cell>
              <table:table-cell office:value-type="float" office:value="0.990607">
                <text:p>0.990607</text:p>
              </table:table-cell>
              <table:table-cell office:value-type="float" office:value="0.994054">
                <text:p>0.994054</text:p>
              </table:table-cell>
              <table:table-cell office:value-type="float" office:value="0.990607">
                <text:p>0.990607</text:p>
              </table:table-cell>
              <table:table-cell office:value-type="float" office:value="1.00014">
                <text:p>1.00014</text:p>
              </table:table-cell>
              <table:table-cell office:value-type="float" office:value="0.990607">
                <text:p>0.990607</text:p>
              </table:table-cell>
              <table:table-cell office:value-type="float" office:value="0.982955">
                <text:p>0.982955</text:p>
              </table:table-cell>
              <table:table-cell office:value-type="float" office:value="0.990607">
                <text:p>0.990607</text:p>
              </table:table-cell>
              <table:table-cell office:value-type="float" office:value="0.960813">
                <text:p>0.960813</text:p>
              </table:table-cell>
              <table:table-cell office:value-type="float" office:value="0.990607">
                <text:p>0.990607</text:p>
              </table:table-cell>
              <table:table-cell office:value-type="float" office:value="0.994635">
                <text:p>0.994635</text:p>
              </table:table-cell>
              <table:table-cell office:value-type="float" office:value="0.990607">
                <text:p>0.990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201">
                <text:p>14201</text:p>
              </table:table-cell>
              <table:table-cell office:value-type="float" office:value="0.998027">
                <text:p>0.998027</text:p>
              </table:table-cell>
              <table:table-cell office:value-type="float" office:value="0.00179063">
                <text:p>0.00179063</text:p>
              </table:table-cell>
              <table:table-cell office:value-type="float" office:value="0.998027">
                <text:p>0.998027</text:p>
              </table:table-cell>
              <table:table-cell office:value-type="float" office:value="0.824377">
                <text:p>0.824377</text:p>
              </table:table-cell>
              <table:table-cell office:value-type="float" office:value="0.998027">
                <text:p>0.998027</text:p>
              </table:table-cell>
              <table:table-cell office:value-type="float" office:value="1">
                <text:p>1</text:p>
              </table:table-cell>
              <table:table-cell office:value-type="float" office:value="0.998027">
                <text:p>0.998027</text:p>
              </table:table-cell>
              <table:table-cell office:value-type="float" office:value="0.00172585">
                <text:p>0.00172585</text:p>
              </table:table-cell>
              <table:table-cell office:value-type="float" office:value="0.998027">
                <text:p>0.998027</text:p>
              </table:table-cell>
              <table:table-cell office:value-type="float" office:value="0.994575">
                <text:p>0.994575</text:p>
              </table:table-cell>
              <table:table-cell office:value-type="float" office:value="0.998027">
                <text:p>0.998027</text:p>
              </table:table-cell>
              <table:table-cell office:value-type="float" office:value="0.867025">
                <text:p>0.867025</text:p>
              </table:table-cell>
              <table:table-cell office:value-type="float" office:value="0.998027">
                <text:p>0.998027</text:p>
              </table:table-cell>
              <table:table-cell office:value-type="float" office:value="0.541813">
                <text:p>0.541813</text:p>
              </table:table-cell>
              <table:table-cell office:value-type="float" office:value="0.998027">
                <text:p>0.998027</text:p>
              </table:table-cell>
              <table:table-cell office:value-type="float" office:value="0.996315">
                <text:p>0.996315</text:p>
              </table:table-cell>
              <table:table-cell office:value-type="float" office:value="0.998027">
                <text:p>0.998027</text:p>
              </table:table-cell>
              <table:table-cell office:value-type="float" office:value="0.963932">
                <text:p>0.963932</text:p>
              </table:table-cell>
              <table:table-cell office:value-type="float" office:value="0.998027">
                <text:p>0.998027</text:p>
              </table:table-cell>
              <table:table-cell office:value-type="float" office:value="0.541915">
                <text:p>0.541915</text:p>
              </table:table-cell>
              <table:table-cell office:value-type="float" office:value="0.998027">
                <text:p>0.998027</text:p>
              </table:table-cell>
              <table:table-cell office:value-type="float" office:value="0.989369">
                <text:p>0.989369</text:p>
              </table:table-cell>
              <table:table-cell office:value-type="float" office:value="0.998027">
                <text:p>0.998027</text:p>
              </table:table-cell>
              <table:table-cell office:value-type="float" office:value="1">
                <text:p>1</text:p>
              </table:table-cell>
              <table:table-cell office:value-type="float" office:value="0.998027">
                <text:p>0.998027</text:p>
              </table:table-cell>
              <table:table-cell office:value-type="float" office:value="1">
                <text:p>1</text:p>
              </table:table-cell>
              <table:table-cell office:value-type="float" office:value="0.998027">
                <text:p>0.998027</text:p>
              </table:table-cell>
              <table:table-cell office:value-type="float" office:value="1">
                <text:p>1</text:p>
              </table:table-cell>
              <table:table-cell office:value-type="float" office:value="0.998027">
                <text:p>0.998027</text:p>
              </table:table-cell>
              <table:table-cell office:value-type="float" office:value="0.995028">
                <text:p>0.995028</text:p>
              </table:table-cell>
              <table:table-cell office:value-type="float" office:value="0.998027">
                <text:p>0.998027</text:p>
              </table:table-cell>
              <table:table-cell office:value-type="float" office:value="1">
                <text:p>1</text:p>
              </table:table-cell>
              <table:table-cell office:value-type="float" office:value="0.998027">
                <text:p>0.998027</text:p>
              </table:table-cell>
              <table:table-cell office:value-type="float" office:value="0.994955">
                <text:p>0.994955</text:p>
              </table:table-cell>
              <table:table-cell office:value-type="float" office:value="0.998027">
                <text:p>0.998027</text:p>
              </table:table-cell>
              <table:table-cell office:value-type="float" office:value="0.996521">
                <text:p>0.996521</text:p>
              </table:table-cell>
              <table:table-cell office:value-type="float" office:value="0.998027">
                <text:p>0.9980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00">
                <text:p>14400</text:p>
              </table:table-cell>
              <table:table-cell office:value-type="float" office:value="0.965658">
                <text:p>0.965658</text:p>
              </table:table-cell>
              <table:table-cell office:value-type="float" office:value="0.00113195">
                <text:p>0.00113195</text:p>
              </table:table-cell>
              <table:table-cell office:value-type="float" office:value="0.965658">
                <text:p>0.965658</text:p>
              </table:table-cell>
              <table:table-cell office:value-type="float" office:value="0.826443">
                <text:p>0.826443</text:p>
              </table:table-cell>
              <table:table-cell office:value-type="float" office:value="0.965658">
                <text:p>0.965658</text:p>
              </table:table-cell>
              <table:table-cell office:value-type="float" office:value="0.988835">
                <text:p>0.988835</text:p>
              </table:table-cell>
              <table:table-cell office:value-type="float" office:value="0.965658">
                <text:p>0.965658</text:p>
              </table:table-cell>
              <table:table-cell office:value-type="float" office:value="0.000840784">
                <text:p>0.000840784</text:p>
              </table:table-cell>
              <table:table-cell office:value-type="float" office:value="0.965658">
                <text:p>0.965658</text:p>
              </table:table-cell>
              <table:table-cell office:value-type="float" office:value="0.994137">
                <text:p>0.994137</text:p>
              </table:table-cell>
              <table:table-cell office:value-type="float" office:value="0.965658">
                <text:p>0.965658</text:p>
              </table:table-cell>
              <table:table-cell office:value-type="float" office:value="0.849884">
                <text:p>0.849884</text:p>
              </table:table-cell>
              <table:table-cell office:value-type="float" office:value="0.965658">
                <text:p>0.965658</text:p>
              </table:table-cell>
              <table:table-cell office:value-type="float" office:value="0.54331">
                <text:p>0.54331</text:p>
              </table:table-cell>
              <table:table-cell office:value-type="float" office:value="0.965658">
                <text:p>0.965658</text:p>
              </table:table-cell>
              <table:table-cell office:value-type="float" office:value="0.999005">
                <text:p>0.999005</text:p>
              </table:table-cell>
              <table:table-cell office:value-type="float" office:value="0.965658">
                <text:p>0.965658</text:p>
              </table:table-cell>
              <table:table-cell office:value-type="float" office:value="0.998217">
                <text:p>0.998217</text:p>
              </table:table-cell>
              <table:table-cell office:value-type="float" office:value="0.965658">
                <text:p>0.965658</text:p>
              </table:table-cell>
              <table:table-cell office:value-type="float" office:value="0.545292">
                <text:p>0.545292</text:p>
              </table:table-cell>
              <table:table-cell office:value-type="float" office:value="0.965658">
                <text:p>0.965658</text:p>
              </table:table-cell>
              <table:table-cell office:value-type="float" office:value="0.999788">
                <text:p>0.999788</text:p>
              </table:table-cell>
              <table:table-cell office:value-type="float" office:value="0.965658">
                <text:p>0.965658</text:p>
              </table:table-cell>
              <table:table-cell office:value-type="float" office:value="0.98841">
                <text:p>0.98841</text:p>
              </table:table-cell>
              <table:table-cell office:value-type="float" office:value="0.965658">
                <text:p>0.965658</text:p>
              </table:table-cell>
              <table:table-cell office:value-type="float" office:value="0.960334">
                <text:p>0.960334</text:p>
              </table:table-cell>
              <table:table-cell office:value-type="float" office:value="0.965658">
                <text:p>0.965658</text:p>
              </table:table-cell>
              <table:table-cell office:value-type="float" office:value="0.955451">
                <text:p>0.955451</text:p>
              </table:table-cell>
              <table:table-cell office:value-type="float" office:value="0.965658">
                <text:p>0.965658</text:p>
              </table:table-cell>
              <table:table-cell office:value-type="float" office:value="0.935027">
                <text:p>0.935027</text:p>
              </table:table-cell>
              <table:table-cell office:value-type="float" office:value="0.965658">
                <text:p>0.965658</text:p>
              </table:table-cell>
              <table:table-cell office:value-type="float" office:value="0.961562">
                <text:p>0.961562</text:p>
              </table:table-cell>
              <table:table-cell office:value-type="float" office:value="0.965658">
                <text:p>0.965658</text:p>
              </table:table-cell>
              <table:table-cell office:value-type="float" office:value="0.959074">
                <text:p>0.959074</text:p>
              </table:table-cell>
              <table:table-cell office:value-type="float" office:value="0.965658">
                <text:p>0.965658</text:p>
              </table:table-cell>
              <table:table-cell office:value-type="float" office:value="0.940264">
                <text:p>0.940264</text:p>
              </table:table-cell>
              <table:table-cell office:value-type="float" office:value="0.965658">
                <text:p>0.9656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00">
                <text:p>14600</text:p>
              </table:table-cell>
              <table:table-cell office:value-type="float" office:value="0.894791">
                <text:p>0.894791</text:p>
              </table:table-cell>
              <table:table-cell office:value-type="float" office:value="0.00103384">
                <text:p>0.00103384</text:p>
              </table:table-cell>
              <table:table-cell office:value-type="float" office:value="0.894791">
                <text:p>0.894791</text:p>
              </table:table-cell>
              <table:table-cell office:value-type="float" office:value="0.846629">
                <text:p>0.846629</text:p>
              </table:table-cell>
              <table:table-cell office:value-type="float" office:value="0.894791">
                <text:p>0.894791</text:p>
              </table:table-cell>
              <table:table-cell office:value-type="float" office:value="0.960788">
                <text:p>0.960788</text:p>
              </table:table-cell>
              <table:table-cell office:value-type="float" office:value="0.894791">
                <text:p>0.894791</text:p>
              </table:table-cell>
              <table:table-cell office:value-type="float" office:value="0.00117773">
                <text:p>0.00117773</text:p>
              </table:table-cell>
              <table:table-cell office:value-type="float" office:value="0.894791">
                <text:p>0.894791</text:p>
              </table:table-cell>
              <table:table-cell office:value-type="float" office:value="1.00017">
                <text:p>1.00017</text:p>
              </table:table-cell>
              <table:table-cell office:value-type="float" office:value="0.894791">
                <text:p>0.894791</text:p>
              </table:table-cell>
              <table:table-cell office:value-type="float" office:value="0.836892">
                <text:p>0.836892</text:p>
              </table:table-cell>
              <table:table-cell office:value-type="float" office:value="0.894791">
                <text:p>0.894791</text:p>
              </table:table-cell>
              <table:table-cell office:value-type="float" office:value="0.547848">
                <text:p>0.547848</text:p>
              </table:table-cell>
              <table:table-cell office:value-type="float" office:value="0.894791">
                <text:p>0.894791</text:p>
              </table:table-cell>
              <table:table-cell office:value-type="float" office:value="0.964434">
                <text:p>0.964434</text:p>
              </table:table-cell>
              <table:table-cell office:value-type="float" office:value="0.894791">
                <text:p>0.894791</text:p>
              </table:table-cell>
              <table:table-cell office:value-type="float" office:value="0.930109">
                <text:p>0.930109</text:p>
              </table:table-cell>
              <table:table-cell office:value-type="float" office:value="0.894791">
                <text:p>0.894791</text:p>
              </table:table-cell>
              <table:table-cell office:value-type="float" office:value="0.548058">
                <text:p>0.548058</text:p>
              </table:table-cell>
              <table:table-cell office:value-type="float" office:value="0.894791">
                <text:p>0.894791</text:p>
              </table:table-cell>
              <table:table-cell office:value-type="float" office:value="0.959743">
                <text:p>0.959743</text:p>
              </table:table-cell>
              <table:table-cell office:value-type="float" office:value="0.894791">
                <text:p>0.894791</text:p>
              </table:table-cell>
              <table:table-cell office:value-type="float" office:value="0.944331">
                <text:p>0.944331</text:p>
              </table:table-cell>
              <table:table-cell office:value-type="float" office:value="0.894791">
                <text:p>0.894791</text:p>
              </table:table-cell>
              <table:table-cell office:value-type="float" office:value="0.889673">
                <text:p>0.889673</text:p>
              </table:table-cell>
              <table:table-cell office:value-type="float" office:value="0.894791">
                <text:p>0.894791</text:p>
              </table:table-cell>
              <table:table-cell office:value-type="float" office:value="0.920754">
                <text:p>0.920754</text:p>
              </table:table-cell>
              <table:table-cell office:value-type="float" office:value="0.894791">
                <text:p>0.894791</text:p>
              </table:table-cell>
              <table:table-cell office:value-type="float" office:value="0.923826">
                <text:p>0.923826</text:p>
              </table:table-cell>
              <table:table-cell office:value-type="float" office:value="0.894791">
                <text:p>0.894791</text:p>
              </table:table-cell>
              <table:table-cell office:value-type="float" office:value="0.899709">
                <text:p>0.899709</text:p>
              </table:table-cell>
              <table:table-cell office:value-type="float" office:value="0.894791">
                <text:p>0.894791</text:p>
              </table:table-cell>
              <table:table-cell office:value-type="float" office:value="0.918676">
                <text:p>0.918676</text:p>
              </table:table-cell>
              <table:table-cell office:value-type="float" office:value="0.894791">
                <text:p>0.894791</text:p>
              </table:table-cell>
              <table:table-cell office:value-type="float" office:value="0.923893">
                <text:p>0.923893</text:p>
              </table:table-cell>
              <table:table-cell office:value-type="float" office:value="0.894791">
                <text:p>0.8947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00">
                <text:p>14800</text:p>
              </table:table-cell>
              <table:table-cell office:value-type="float" office:value="0.788252">
                <text:p>0.788252</text:p>
              </table:table-cell>
              <table:table-cell office:value-type="float" office:value="0.00157483">
                <text:p>0.00157483</text:p>
              </table:table-cell>
              <table:table-cell office:value-type="float" office:value="0.788252">
                <text:p>0.788252</text:p>
              </table:table-cell>
              <table:table-cell office:value-type="float" office:value="0.722015">
                <text:p>0.722015</text:p>
              </table:table-cell>
              <table:table-cell office:value-type="float" office:value="0.788252">
                <text:p>0.788252</text:p>
              </table:table-cell>
              <table:table-cell office:value-type="float" office:value="0.896523">
                <text:p>0.896523</text:p>
              </table:table-cell>
              <table:table-cell office:value-type="float" office:value="0.788252">
                <text:p>0.788252</text:p>
              </table:table-cell>
              <table:table-cell office:value-type="float" office:value="0.00093811">
                <text:p>0.00093811</text:p>
              </table:table-cell>
              <table:table-cell office:value-type="float" office:value="0.788252">
                <text:p>0.788252</text:p>
              </table:table-cell>
              <table:table-cell office:value-type="float" office:value="0.841083">
                <text:p>0.841083</text:p>
              </table:table-cell>
              <table:table-cell office:value-type="float" office:value="0.788252">
                <text:p>0.788252</text:p>
              </table:table-cell>
              <table:table-cell office:value-type="float" office:value="0.801175">
                <text:p>0.801175</text:p>
              </table:table-cell>
              <table:table-cell office:value-type="float" office:value="0.788252">
                <text:p>0.788252</text:p>
              </table:table-cell>
              <table:table-cell office:value-type="float" office:value="0.553771">
                <text:p>0.553771</text:p>
              </table:table-cell>
              <table:table-cell office:value-type="float" office:value="0.788252">
                <text:p>0.788252</text:p>
              </table:table-cell>
              <table:table-cell office:value-type="float" office:value="0.82203">
                <text:p>0.82203</text:p>
              </table:table-cell>
              <table:table-cell office:value-type="float" office:value="0.788252">
                <text:p>0.788252</text:p>
              </table:table-cell>
              <table:table-cell office:value-type="float" office:value="0.794588">
                <text:p>0.794588</text:p>
              </table:table-cell>
              <table:table-cell office:value-type="float" office:value="0.788252">
                <text:p>0.788252</text:p>
              </table:table-cell>
              <table:table-cell office:value-type="float" office:value="0.562972">
                <text:p>0.562972</text:p>
              </table:table-cell>
              <table:table-cell office:value-type="float" office:value="0.788252">
                <text:p>0.788252</text:p>
              </table:table-cell>
              <table:table-cell office:value-type="float" office:value="0.813352">
                <text:p>0.813352</text:p>
              </table:table-cell>
              <table:table-cell office:value-type="float" office:value="0.788252">
                <text:p>0.788252</text:p>
              </table:table-cell>
              <table:table-cell office:value-type="float" office:value="0.801206">
                <text:p>0.801206</text:p>
              </table:table-cell>
              <table:table-cell office:value-type="float" office:value="0.788252">
                <text:p>0.788252</text:p>
              </table:table-cell>
              <table:table-cell office:value-type="float" office:value="0.794355">
                <text:p>0.794355</text:p>
              </table:table-cell>
              <table:table-cell office:value-type="float" office:value="0.788252">
                <text:p>0.788252</text:p>
              </table:table-cell>
              <table:table-cell office:value-type="float" office:value="0.836774">
                <text:p>0.836774</text:p>
              </table:table-cell>
              <table:table-cell office:value-type="float" office:value="0.788252">
                <text:p>0.788252</text:p>
              </table:table-cell>
              <table:table-cell office:value-type="float" office:value="0.794072">
                <text:p>0.794072</text:p>
              </table:table-cell>
              <table:table-cell office:value-type="float" office:value="0.788252">
                <text:p>0.788252</text:p>
              </table:table-cell>
              <table:table-cell office:value-type="float" office:value="0.769086">
                <text:p>0.769086</text:p>
              </table:table-cell>
              <table:table-cell office:value-type="float" office:value="0.788252">
                <text:p>0.788252</text:p>
              </table:table-cell>
              <table:table-cell office:value-type="float" office:value="0.767381">
                <text:p>0.767381</text:p>
              </table:table-cell>
              <table:table-cell office:value-type="float" office:value="0.788252">
                <text:p>0.788252</text:p>
              </table:table-cell>
              <table:table-cell office:value-type="float" office:value="0.795225">
                <text:p>0.795225</text:p>
              </table:table-cell>
              <table:table-cell office:value-type="float" office:value="0.788252">
                <text:p>0.788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00">
                <text:p>14800</text:p>
              </table:table-cell>
              <table:table-cell office:value-type="float" office:value="0.788252">
                <text:p>0.788252</text:p>
              </table:table-cell>
              <table:table-cell office:value-type="float" office:value="0.00157483">
                <text:p>0.00157483</text:p>
              </table:table-cell>
              <table:table-cell office:value-type="float" office:value="0.788252">
                <text:p>0.788252</text:p>
              </table:table-cell>
              <table:table-cell office:value-type="float" office:value="0.722015">
                <text:p>0.722015</text:p>
              </table:table-cell>
              <table:table-cell office:value-type="float" office:value="0.788252">
                <text:p>0.788252</text:p>
              </table:table-cell>
              <table:table-cell office:value-type="float" office:value="0.896523">
                <text:p>0.896523</text:p>
              </table:table-cell>
              <table:table-cell office:value-type="float" office:value="0.788252">
                <text:p>0.788252</text:p>
              </table:table-cell>
              <table:table-cell office:value-type="float" office:value="0.00093811">
                <text:p>0.00093811</text:p>
              </table:table-cell>
              <table:table-cell office:value-type="float" office:value="0.788252">
                <text:p>0.788252</text:p>
              </table:table-cell>
              <table:table-cell office:value-type="float" office:value="0.841083">
                <text:p>0.841083</text:p>
              </table:table-cell>
              <table:table-cell office:value-type="float" office:value="0.788252">
                <text:p>0.788252</text:p>
              </table:table-cell>
              <table:table-cell office:value-type="float" office:value="0.801175">
                <text:p>0.801175</text:p>
              </table:table-cell>
              <table:table-cell office:value-type="float" office:value="0.788252">
                <text:p>0.788252</text:p>
              </table:table-cell>
              <table:table-cell office:value-type="float" office:value="0.553771">
                <text:p>0.553771</text:p>
              </table:table-cell>
              <table:table-cell office:value-type="float" office:value="0.788252">
                <text:p>0.788252</text:p>
              </table:table-cell>
              <table:table-cell office:value-type="float" office:value="0.82203">
                <text:p>0.82203</text:p>
              </table:table-cell>
              <table:table-cell office:value-type="float" office:value="0.788252">
                <text:p>0.788252</text:p>
              </table:table-cell>
              <table:table-cell office:value-type="float" office:value="0.794588">
                <text:p>0.794588</text:p>
              </table:table-cell>
              <table:table-cell office:value-type="float" office:value="0.788252">
                <text:p>0.788252</text:p>
              </table:table-cell>
              <table:table-cell office:value-type="float" office:value="0.562972">
                <text:p>0.562972</text:p>
              </table:table-cell>
              <table:table-cell office:value-type="float" office:value="0.788252">
                <text:p>0.788252</text:p>
              </table:table-cell>
              <table:table-cell office:value-type="float" office:value="0.813352">
                <text:p>0.813352</text:p>
              </table:table-cell>
              <table:table-cell office:value-type="float" office:value="0.788252">
                <text:p>0.788252</text:p>
              </table:table-cell>
              <table:table-cell office:value-type="float" office:value="0.801206">
                <text:p>0.801206</text:p>
              </table:table-cell>
              <table:table-cell office:value-type="float" office:value="0.788252">
                <text:p>0.788252</text:p>
              </table:table-cell>
              <table:table-cell office:value-type="float" office:value="0.794355">
                <text:p>0.794355</text:p>
              </table:table-cell>
              <table:table-cell office:value-type="float" office:value="0.788252">
                <text:p>0.788252</text:p>
              </table:table-cell>
              <table:table-cell office:value-type="float" office:value="0.836774">
                <text:p>0.836774</text:p>
              </table:table-cell>
              <table:table-cell office:value-type="float" office:value="0.788252">
                <text:p>0.788252</text:p>
              </table:table-cell>
              <table:table-cell office:value-type="float" office:value="0.794072">
                <text:p>0.794072</text:p>
              </table:table-cell>
              <table:table-cell office:value-type="float" office:value="0.788252">
                <text:p>0.788252</text:p>
              </table:table-cell>
              <table:table-cell office:value-type="float" office:value="0.769086">
                <text:p>0.769086</text:p>
              </table:table-cell>
              <table:table-cell office:value-type="float" office:value="0.788252">
                <text:p>0.788252</text:p>
              </table:table-cell>
              <table:table-cell office:value-type="float" office:value="0.767381">
                <text:p>0.767381</text:p>
              </table:table-cell>
              <table:table-cell office:value-type="float" office:value="0.788252">
                <text:p>0.788252</text:p>
              </table:table-cell>
              <table:table-cell office:value-type="float" office:value="0.795225">
                <text:p>0.795225</text:p>
              </table:table-cell>
              <table:table-cell office:value-type="float" office:value="0.788252">
                <text:p>0.7882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01">
                <text:p>15201</text:p>
              </table:table-cell>
              <table:table-cell office:value-type="float" office:value="0.486399">
                <text:p>0.486399</text:p>
              </table:table-cell>
              <table:table-cell office:value-type="float" office:value="0.00842936">
                <text:p>0.00842936</text:p>
              </table:table-cell>
              <table:table-cell office:value-type="float" office:value="0.486399">
                <text:p>0.486399</text:p>
              </table:table-cell>
              <table:table-cell office:value-type="float" office:value="0.285803">
                <text:p>0.285803</text:p>
              </table:table-cell>
              <table:table-cell office:value-type="float" office:value="0.486399">
                <text:p>0.486399</text:p>
              </table:table-cell>
              <table:table-cell office:value-type="float" office:value="0.485928">
                <text:p>0.485928</text:p>
              </table:table-cell>
              <table:table-cell office:value-type="float" office:value="0.486399">
                <text:p>0.486399</text:p>
              </table:table-cell>
              <table:table-cell office:value-type="float" office:value="0.00895279">
                <text:p>0.00895279</text:p>
              </table:table-cell>
              <table:table-cell office:value-type="float" office:value="0.486399">
                <text:p>0.486399</text:p>
              </table:table-cell>
              <table:table-cell office:value-type="float" office:value="0.231733">
                <text:p>0.231733</text:p>
              </table:table-cell>
              <table:table-cell office:value-type="float" office:value="0.486399">
                <text:p>0.486399</text:p>
              </table:table-cell>
              <table:table-cell office:value-type="float" office:value="0.454255">
                <text:p>0.454255</text:p>
              </table:table-cell>
              <table:table-cell office:value-type="float" office:value="0.486399">
                <text:p>0.486399</text:p>
              </table:table-cell>
              <table:table-cell office:value-type="float" office:value="0.565599">
                <text:p>0.565599</text:p>
              </table:table-cell>
              <table:table-cell office:value-type="float" office:value="0.486399">
                <text:p>0.486399</text:p>
              </table:table-cell>
              <table:table-cell office:value-type="float" office:value="0.356651">
                <text:p>0.356651</text:p>
              </table:table-cell>
              <table:table-cell office:value-type="float" office:value="0.486399">
                <text:p>0.486399</text:p>
              </table:table-cell>
              <table:table-cell office:value-type="float" office:value="0.292393">
                <text:p>0.292393</text:p>
              </table:table-cell>
              <table:table-cell office:value-type="float" office:value="0.486399">
                <text:p>0.486399</text:p>
              </table:table-cell>
              <table:table-cell office:value-type="float" office:value="0.564963">
                <text:p>0.564963</text:p>
              </table:table-cell>
              <table:table-cell office:value-type="float" office:value="0.486399">
                <text:p>0.486399</text:p>
              </table:table-cell>
              <table:table-cell office:value-type="float" office:value="0.353546">
                <text:p>0.353546</text:p>
              </table:table-cell>
              <table:table-cell office:value-type="float" office:value="0.486399">
                <text:p>0.486399</text:p>
              </table:table-cell>
              <table:table-cell office:value-type="float" office:value="0.372961">
                <text:p>0.372961</text:p>
              </table:table-cell>
              <table:table-cell office:value-type="float" office:value="0.486399">
                <text:p>0.486399</text:p>
              </table:table-cell>
              <table:table-cell office:value-type="float" office:value="0.48974">
                <text:p>0.48974</text:p>
              </table:table-cell>
              <table:table-cell office:value-type="float" office:value="0.486399">
                <text:p>0.486399</text:p>
              </table:table-cell>
              <table:table-cell office:value-type="float" office:value="0.410191">
                <text:p>0.410191</text:p>
              </table:table-cell>
              <table:table-cell office:value-type="float" office:value="0.486399">
                <text:p>0.486399</text:p>
              </table:table-cell>
              <table:table-cell office:value-type="float" office:value="0.446048">
                <text:p>0.446048</text:p>
              </table:table-cell>
              <table:table-cell office:value-type="float" office:value="0.486399">
                <text:p>0.486399</text:p>
              </table:table-cell>
              <table:table-cell office:value-type="float" office:value="0.521968">
                <text:p>0.521968</text:p>
              </table:table-cell>
              <table:table-cell office:value-type="float" office:value="0.486399">
                <text:p>0.486399</text:p>
              </table:table-cell>
              <table:table-cell office:value-type="float" office:value="0.442223">
                <text:p>0.442223</text:p>
              </table:table-cell>
              <table:table-cell office:value-type="float" office:value="0.486399">
                <text:p>0.486399</text:p>
              </table:table-cell>
              <table:table-cell office:value-type="float" office:value="0.470741">
                <text:p>0.470741</text:p>
              </table:table-cell>
              <table:table-cell office:value-type="float" office:value="0.486399">
                <text:p>0.486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01">
                <text:p>15401</text:p>
              </table:table-cell>
              <table:table-cell office:value-type="float" office:value="0.303118">
                <text:p>0.303118</text:p>
              </table:table-cell>
              <table:table-cell office:value-type="float" office:value="-0.852959">
                <text:p>-0.852959</text:p>
              </table:table-cell>
              <table:table-cell office:value-type="float" office:value="0.303118">
                <text:p>0.303118</text:p>
              </table:table-cell>
              <table:table-cell office:value-type="float" office:value="0.355142">
                <text:p>0.355142</text:p>
              </table:table-cell>
              <table:table-cell office:value-type="float" office:value="0.303118">
                <text:p>0.303118</text:p>
              </table:table-cell>
              <table:table-cell office:value-type="float" office:value="0.193119">
                <text:p>0.193119</text:p>
              </table:table-cell>
              <table:table-cell office:value-type="float" office:value="0.303118">
                <text:p>0.303118</text:p>
              </table:table-cell>
              <table:table-cell office:value-type="float" office:value="0.0078269">
                <text:p>0.0078269</text:p>
              </table:table-cell>
              <table:table-cell office:value-type="float" office:value="0.303118">
                <text:p>0.303118</text:p>
              </table:table-cell>
              <table:table-cell office:value-type="float" office:value="0.296989">
                <text:p>0.296989</text:p>
              </table:table-cell>
              <table:table-cell office:value-type="float" office:value="0.303118">
                <text:p>0.303118</text:p>
              </table:table-cell>
              <table:table-cell office:value-type="float" office:value="0.181547">
                <text:p>0.181547</text:p>
              </table:table-cell>
              <table:table-cell office:value-type="float" office:value="0.303118">
                <text:p>0.303118</text:p>
              </table:table-cell>
              <table:table-cell office:value-type="float" office:value="0.312202">
                <text:p>0.312202</text:p>
              </table:table-cell>
              <table:table-cell office:value-type="float" office:value="0.303118">
                <text:p>0.303118</text:p>
              </table:table-cell>
              <table:table-cell office:value-type="float" office:value="0.366276">
                <text:p>0.366276</text:p>
              </table:table-cell>
              <table:table-cell office:value-type="float" office:value="0.303118">
                <text:p>0.303118</text:p>
              </table:table-cell>
              <table:table-cell office:value-type="float" office:value="0.280246">
                <text:p>0.280246</text:p>
              </table:table-cell>
              <table:table-cell office:value-type="float" office:value="0.303118">
                <text:p>0.303118</text:p>
              </table:table-cell>
              <table:table-cell office:value-type="float" office:value="0.454241">
                <text:p>0.454241</text:p>
              </table:table-cell>
              <table:table-cell office:value-type="float" office:value="0.303118">
                <text:p>0.303118</text:p>
              </table:table-cell>
              <table:table-cell office:value-type="float" office:value="0.394494">
                <text:p>0.394494</text:p>
              </table:table-cell>
              <table:table-cell office:value-type="float" office:value="0.303118">
                <text:p>0.303118</text:p>
              </table:table-cell>
              <table:table-cell office:value-type="float" office:value="0.277497">
                <text:p>0.277497</text:p>
              </table:table-cell>
              <table:table-cell office:value-type="float" office:value="0.303118">
                <text:p>0.303118</text:p>
              </table:table-cell>
              <table:table-cell office:value-type="float" office:value="0.877011">
                <text:p>0.877011</text:p>
              </table:table-cell>
              <table:table-cell office:value-type="float" office:value="0.303118">
                <text:p>0.303118</text:p>
              </table:table-cell>
              <table:table-cell office:value-type="float" office:value="0.241695">
                <text:p>0.241695</text:p>
              </table:table-cell>
              <table:table-cell office:value-type="float" office:value="0.303118">
                <text:p>0.303118</text:p>
              </table:table-cell>
              <table:table-cell office:value-type="float" office:value="0.236608">
                <text:p>0.236608</text:p>
              </table:table-cell>
              <table:table-cell office:value-type="float" office:value="0.303118">
                <text:p>0.303118</text:p>
              </table:table-cell>
              <table:table-cell office:value-type="float" office:value="0.335558">
                <text:p>0.335558</text:p>
              </table:table-cell>
              <table:table-cell office:value-type="float" office:value="0.303118">
                <text:p>0.303118</text:p>
              </table:table-cell>
              <table:table-cell office:value-type="float" office:value="0.221717">
                <text:p>0.221717</text:p>
              </table:table-cell>
              <table:table-cell office:value-type="float" office:value="0.303118">
                <text:p>0.303118</text:p>
              </table:table-cell>
              <table:table-cell office:value-type="float" office:value="0.357346">
                <text:p>0.357346</text:p>
              </table:table-cell>
              <table:table-cell office:value-type="float" office:value="0.303118">
                <text:p>0.303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600">
                <text:p>15600</text:p>
              </table:table-cell>
              <table:table-cell office:value-type="float" office:value="0.107754">
                <text:p>0.107754</text:p>
              </table:table-cell>
              <table:table-cell office:value-type="float" office:value="-0.472163">
                <text:p>-0.472163</text:p>
              </table:table-cell>
              <table:table-cell office:value-type="float" office:value="0.107754">
                <text:p>0.107754</text:p>
              </table:table-cell>
              <table:table-cell office:value-type="float" office:value="0.367754">
                <text:p>0.367754</text:p>
              </table:table-cell>
              <table:table-cell office:value-type="float" office:value="0.107754">
                <text:p>0.107754</text:p>
              </table:table-cell>
              <table:table-cell office:value-type="float" office:value="0.259112">
                <text:p>0.259112</text:p>
              </table:table-cell>
              <table:table-cell office:value-type="float" office:value="0.107754">
                <text:p>0.107754</text:p>
              </table:table-cell>
              <table:table-cell office:value-type="float" office:value="-0.465284">
                <text:p>-0.465284</text:p>
              </table:table-cell>
              <table:table-cell office:value-type="float" office:value="0.107754">
                <text:p>0.107754</text:p>
              </table:table-cell>
              <table:table-cell office:value-type="float" office:value="0.45922">
                <text:p>0.45922</text:p>
              </table:table-cell>
              <table:table-cell office:value-type="float" office:value="0.107754">
                <text:p>0.107754</text:p>
              </table:table-cell>
              <table:table-cell office:value-type="float" office:value="0.215308">
                <text:p>0.215308</text:p>
              </table:table-cell>
              <table:table-cell office:value-type="float" office:value="0.107754">
                <text:p>0.107754</text:p>
              </table:table-cell>
              <table:table-cell office:value-type="float" office:value="0.417284">
                <text:p>0.417284</text:p>
              </table:table-cell>
              <table:table-cell office:value-type="float" office:value="0.107754">
                <text:p>0.107754</text:p>
              </table:table-cell>
              <table:table-cell office:value-type="float" office:value="0.273113">
                <text:p>0.273113</text:p>
              </table:table-cell>
              <table:table-cell office:value-type="float" office:value="0.107754">
                <text:p>0.107754</text:p>
              </table:table-cell>
              <table:table-cell office:value-type="float" office:value="0.428967">
                <text:p>0.428967</text:p>
              </table:table-cell>
              <table:table-cell office:value-type="float" office:value="0.107754">
                <text:p>0.107754</text:p>
              </table:table-cell>
              <table:table-cell office:value-type="float" office:value="0.179311">
                <text:p>0.179311</text:p>
              </table:table-cell>
              <table:table-cell office:value-type="float" office:value="0.107754">
                <text:p>0.107754</text:p>
              </table:table-cell>
              <table:table-cell office:value-type="float" office:value="0.344297">
                <text:p>0.344297</text:p>
              </table:table-cell>
              <table:table-cell office:value-type="float" office:value="0.107754">
                <text:p>0.107754</text:p>
              </table:table-cell>
              <table:table-cell office:value-type="float" office:value="0.368254">
                <text:p>0.368254</text:p>
              </table:table-cell>
              <table:table-cell office:value-type="float" office:value="0.107754">
                <text:p>0.107754</text:p>
              </table:table-cell>
              <table:table-cell office:value-type="float" office:value="-0.486475">
                <text:p>-0.486475</text:p>
              </table:table-cell>
              <table:table-cell office:value-type="float" office:value="0.107754">
                <text:p>0.107754</text:p>
              </table:table-cell>
              <table:table-cell office:value-type="float" office:value="0.407733">
                <text:p>0.407733</text:p>
              </table:table-cell>
              <table:table-cell office:value-type="float" office:value="0.107754">
                <text:p>0.107754</text:p>
              </table:table-cell>
              <table:table-cell office:value-type="float" office:value="0.366942">
                <text:p>0.366942</text:p>
              </table:table-cell>
              <table:table-cell office:value-type="float" office:value="0.107754">
                <text:p>0.107754</text:p>
              </table:table-cell>
              <table:table-cell office:value-type="float" office:value="-0.440725">
                <text:p>-0.440725</text:p>
              </table:table-cell>
              <table:table-cell office:value-type="float" office:value="0.107754">
                <text:p>0.107754</text:p>
              </table:table-cell>
              <table:table-cell office:value-type="float" office:value="0.215912">
                <text:p>0.215912</text:p>
              </table:table-cell>
              <table:table-cell office:value-type="float" office:value="0.107754">
                <text:p>0.107754</text:p>
              </table:table-cell>
              <table:table-cell office:value-type="float" office:value="0.373731">
                <text:p>0.373731</text:p>
              </table:table-cell>
              <table:table-cell office:value-type="float" office:value="0.107754">
                <text:p>0.1077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00">
                <text:p>15800</text:p>
              </table:table-cell>
              <table:table-cell office:value-type="float" office:value="-0.0919069">
                <text:p>-0.0919069</text:p>
              </table:table-cell>
              <table:table-cell office:value-type="float" office:value="-0.582651">
                <text:p>-0.582651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20641">
                <text:p>0.20641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103584">
                <text:p>0.103584</text:p>
              </table:table-cell>
              <table:table-cell office:value-type="float" office:value="-0.0919069">
                <text:p>-0.0919069</text:p>
              </table:table-cell>
              <table:table-cell office:value-type="float" office:value="-0.384858">
                <text:p>-0.384858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0905548">
                <text:p>0.0905548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0556145">
                <text:p>0.0556145</text:p>
              </table:table-cell>
              <table:table-cell office:value-type="float" office:value="-0.0919069">
                <text:p>-0.0919069</text:p>
              </table:table-cell>
              <table:table-cell office:value-type="float" office:value="-0.123415">
                <text:p>-0.123415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0735044">
                <text:p>0.0735044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186949">
                <text:p>0.186949</text:p>
              </table:table-cell>
              <table:table-cell office:value-type="float" office:value="-0.0919069">
                <text:p>-0.0919069</text:p>
              </table:table-cell>
              <table:table-cell office:value-type="float" office:value="-0.449033">
                <text:p>-0.449033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0438359">
                <text:p>0.0438359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254846">
                <text:p>0.254846</text:p>
              </table:table-cell>
              <table:table-cell office:value-type="float" office:value="-0.0919069">
                <text:p>-0.0919069</text:p>
              </table:table-cell>
              <table:table-cell office:value-type="float" office:value="-0.259483">
                <text:p>-0.259483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13011">
                <text:p>0.13011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312007">
                <text:p>0.312007</text:p>
              </table:table-cell>
              <table:table-cell office:value-type="float" office:value="-0.0919069">
                <text:p>-0.0919069</text:p>
              </table:table-cell>
              <table:table-cell office:value-type="float" office:value="-0.473867">
                <text:p>-0.473867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303517">
                <text:p>0.303517</text:p>
              </table:table-cell>
              <table:table-cell office:value-type="float" office:value="-0.0919069">
                <text:p>-0.0919069</text:p>
              </table:table-cell>
              <table:table-cell office:value-type="float" office:value="0.249877">
                <text:p>0.249877</text:p>
              </table:table-cell>
              <table:table-cell office:value-type="float" office:value="-0.0919069">
                <text:p>-0.09190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00">
                <text:p>16000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639536">
                <text:p>-0.639536</text:p>
              </table:table-cell>
              <table:table-cell office:value-type="float" office:value="-0.287903">
                <text:p>-0.287903</text:p>
              </table:table-cell>
              <table:table-cell office:value-type="float" office:value="0.0390309">
                <text:p>0.0390309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0264197">
                <text:p>-0.0264197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471625">
                <text:p>-0.471625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0510013">
                <text:p>-0.0510013</text:p>
              </table:table-cell>
              <table:table-cell office:value-type="float" office:value="-0.287903">
                <text:p>-0.287903</text:p>
              </table:table-cell>
              <table:table-cell office:value-type="float" office:value="0.0412139">
                <text:p>0.0412139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102104">
                <text:p>-0.102104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0366914">
                <text:p>-0.0366914</text:p>
              </table:table-cell>
              <table:table-cell office:value-type="float" office:value="-0.287903">
                <text:p>-0.287903</text:p>
              </table:table-cell>
              <table:table-cell office:value-type="float" office:value="0.14277">
                <text:p>0.14277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641538">
                <text:p>-0.641538</text:p>
              </table:table-cell>
              <table:table-cell office:value-type="float" office:value="-0.287903">
                <text:p>-0.287903</text:p>
              </table:table-cell>
              <table:table-cell office:value-type="float" office:value="0.0469529">
                <text:p>0.0469529</text:p>
              </table:table-cell>
              <table:table-cell office:value-type="float" office:value="-0.287903">
                <text:p>-0.287903</text:p>
              </table:table-cell>
              <table:table-cell office:value-type="float" office:value="0.255028">
                <text:p>0.255028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511513">
                <text:p>-0.511513</text:p>
              </table:table-cell>
              <table:table-cell office:value-type="float" office:value="-0.287903">
                <text:p>-0.287903</text:p>
              </table:table-cell>
              <table:table-cell office:value-type="float" office:value="0.113225">
                <text:p>0.113225</text:p>
              </table:table-cell>
              <table:table-cell office:value-type="float" office:value="-0.287903">
                <text:p>-0.287903</text:p>
              </table:table-cell>
              <table:table-cell office:value-type="float" office:value="0.247197">
                <text:p>0.247197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591101">
                <text:p>-0.591101</text:p>
              </table:table-cell>
              <table:table-cell office:value-type="float" office:value="-0.287903">
                <text:p>-0.287903</text:p>
              </table:table-cell>
              <table:table-cell office:value-type="float" office:value="-0.107943">
                <text:p>-0.107943</text:p>
              </table:table-cell>
              <table:table-cell office:value-type="float" office:value="-0.287903">
                <text:p>-0.287903</text:p>
              </table:table-cell>
              <table:table-cell office:value-type="float" office:value="0.033854">
                <text:p>0.033854</text:p>
              </table:table-cell>
              <table:table-cell office:value-type="float" office:value="-0.287903">
                <text:p>-0.287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00">
                <text:p>16200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631683">
                <text:p>-0.631683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052304">
                <text:p>-0.052304</text:p>
              </table:table-cell>
              <table:table-cell office:value-type="float" office:value="-0.472422">
                <text:p>-0.472422</text:p>
              </table:table-cell>
              <table:table-cell office:value-type="float" office:value="0.0324233">
                <text:p>0.0324233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549069">
                <text:p>-0.549069</text:p>
              </table:table-cell>
              <table:table-cell office:value-type="float" office:value="-0.472422">
                <text:p>-0.472422</text:p>
              </table:table-cell>
              <table:table-cell office:value-type="float" office:value="0.0864378">
                <text:p>0.0864378</text:p>
              </table:table-cell>
              <table:table-cell office:value-type="float" office:value="-0.472422">
                <text:p>-0.472422</text:p>
              </table:table-cell>
              <table:table-cell office:value-type="float" office:value="0.00465657">
                <text:p>0.00465657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328448">
                <text:p>-0.328448</text:p>
              </table:table-cell>
              <table:table-cell office:value-type="float" office:value="-0.472422">
                <text:p>-0.472422</text:p>
              </table:table-cell>
              <table:table-cell office:value-type="float" office:value="0.045591">
                <text:p>0.045591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0275517">
                <text:p>-0.0275517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0414818">
                <text:p>-0.0414818</text:p>
              </table:table-cell>
              <table:table-cell office:value-type="float" office:value="-0.472422">
                <text:p>-0.472422</text:p>
              </table:table-cell>
              <table:table-cell office:value-type="float" office:value="0.0151581">
                <text:p>0.0151581</text:p>
              </table:table-cell>
              <table:table-cell office:value-type="float" office:value="-0.472422">
                <text:p>-0.472422</text:p>
              </table:table-cell>
              <table:table-cell office:value-type="float" office:value="0.443214">
                <text:p>0.443214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496428">
                <text:p>-0.496428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44333">
                <text:p>-0.44333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484434">
                <text:p>-0.484434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56112">
                <text:p>-0.56112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546495">
                <text:p>-0.546495</text:p>
              </table:table-cell>
              <table:table-cell office:value-type="float" office:value="-0.472422">
                <text:p>-0.472422</text:p>
              </table:table-cell>
              <table:table-cell office:value-type="float" office:value="-0.205618">
                <text:p>-0.205618</text:p>
              </table:table-cell>
              <table:table-cell office:value-type="float" office:value="-0.472422">
                <text:p>-0.472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00">
                <text:p>16400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662276">
                <text:p>-0.662276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0334203">
                <text:p>-0.0334203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134158">
                <text:p>-0.134158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738631">
                <text:p>-0.738631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102209">
                <text:p>-0.102209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0685277">
                <text:p>-0.0685277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984639">
                <text:p>-0.984639</text:p>
              </table:table-cell>
              <table:table-cell office:value-type="float" office:value="-0.638107">
                <text:p>-0.638107</text:p>
              </table:table-cell>
              <table:table-cell office:value-type="float" office:value="0.0239148">
                <text:p>0.0239148</text:p>
              </table:table-cell>
              <table:table-cell office:value-type="float" office:value="-0.638107">
                <text:p>-0.638107</text:p>
              </table:table-cell>
              <table:table-cell office:value-type="float" office:value="0.141319">
                <text:p>0.141319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708332">
                <text:p>-0.708332</text:p>
              </table:table-cell>
              <table:table-cell office:value-type="float" office:value="-0.638107">
                <text:p>-0.638107</text:p>
              </table:table-cell>
              <table:table-cell office:value-type="float" office:value="0.302545">
                <text:p>0.302545</text:p>
              </table:table-cell>
              <table:table-cell office:value-type="float" office:value="-0.638107">
                <text:p>-0.638107</text:p>
              </table:table-cell>
              <table:table-cell office:value-type="float" office:value="0.0584265">
                <text:p>0.0584265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7473">
                <text:p>-0.7473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531387">
                <text:p>-0.531387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543084">
                <text:p>-0.543084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64697">
                <text:p>-0.64697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616026">
                <text:p>-0.616026</text:p>
              </table:table-cell>
              <table:table-cell office:value-type="float" office:value="-0.638107">
                <text:p>-0.638107</text:p>
              </table:table-cell>
              <table:table-cell office:value-type="float" office:value="-0.50473">
                <text:p>-0.50473</text:p>
              </table:table-cell>
              <table:table-cell office:value-type="float" office:value="-0.638107">
                <text:p>-0.638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00">
                <text:p>16600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821759">
                <text:p>-0.821759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00579753">
                <text:p>-0.00579753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198066">
                <text:p>-0.198066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73018">
                <text:p>-0.73018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043204">
                <text:p>-0.043204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109043">
                <text:p>-0.109043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856624">
                <text:p>-0.856624</text:p>
              </table:table-cell>
              <table:table-cell office:value-type="float" office:value="-0.778352">
                <text:p>-0.778352</text:p>
              </table:table-cell>
              <table:table-cell office:value-type="float" office:value="0.00533428">
                <text:p>0.00533428</text:p>
              </table:table-cell>
              <table:table-cell office:value-type="float" office:value="-0.778352">
                <text:p>-0.778352</text:p>
              </table:table-cell>
              <table:table-cell office:value-type="float" office:value="0.187079">
                <text:p>0.187079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991411">
                <text:p>-0.991411</text:p>
              </table:table-cell>
              <table:table-cell office:value-type="float" office:value="-0.778352">
                <text:p>-0.778352</text:p>
              </table:table-cell>
              <table:table-cell office:value-type="float" office:value="0.0391977">
                <text:p>0.0391977</text:p>
              </table:table-cell>
              <table:table-cell office:value-type="float" office:value="-0.778352">
                <text:p>-0.778352</text:p>
              </table:table-cell>
              <table:table-cell office:value-type="float" office:value="0.0772688">
                <text:p>0.0772688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817942">
                <text:p>-0.817942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928368">
                <text:p>-0.928368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739386">
                <text:p>-0.739386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883774">
                <text:p>-0.883774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672222">
                <text:p>-0.672222</text:p>
              </table:table-cell>
              <table:table-cell office:value-type="float" office:value="-0.778352">
                <text:p>-0.778352</text:p>
              </table:table-cell>
              <table:table-cell office:value-type="float" office:value="-0.785011">
                <text:p>-0.785011</text:p>
              </table:table-cell>
              <table:table-cell office:value-type="float" office:value="-0.778352">
                <text:p>-0.778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01">
                <text:p>16801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929697">
                <text:p>-0.929697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0442223">
                <text:p>-0.0442223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244302">
                <text:p>-0.244302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999082">
                <text:p>-0.999082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0451417">
                <text:p>-0.0451417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262221">
                <text:p>-0.262221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997962">
                <text:p>-0.997962</text:p>
              </table:table-cell>
              <table:table-cell office:value-type="float" office:value="-0.887567">
                <text:p>-0.887567</text:p>
              </table:table-cell>
              <table:table-cell office:value-type="float" office:value="0.0398664">
                <text:p>0.0398664</text:p>
              </table:table-cell>
              <table:table-cell office:value-type="float" office:value="-0.887567">
                <text:p>-0.887567</text:p>
              </table:table-cell>
              <table:table-cell office:value-type="float" office:value="0.240949">
                <text:p>0.240949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977522">
                <text:p>-0.977522</text:p>
              </table:table-cell>
              <table:table-cell office:value-type="float" office:value="-0.887567">
                <text:p>-0.887567</text:p>
              </table:table-cell>
              <table:table-cell office:value-type="float" office:value="0.0398311">
                <text:p>0.0398311</text:p>
              </table:table-cell>
              <table:table-cell office:value-type="float" office:value="-0.887567">
                <text:p>-0.887567</text:p>
              </table:table-cell>
              <table:table-cell office:value-type="float" office:value="0.258817">
                <text:p>0.258817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867311">
                <text:p>-0.867311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94264">
                <text:p>-0.94264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939466">
                <text:p>-0.939466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876011">
                <text:p>-0.876011</text:p>
              </table:table-cell>
              <table:table-cell office:value-type="float" office:value="-0.887567">
                <text:p>-0.887567</text:p>
              </table:table-cell>
              <table:table-cell office:value-type="float" office:value="-0.900152">
                <text:p>-0.900152</text:p>
              </table:table-cell>
              <table:table-cell office:value-type="float" office:value="-0.887567">
                <text:p>-0.887567</text:p>
              </table:table-cell>
              <table:table-cell office:value-type="float" office:value="-1.00441">
                <text:p>-1.00441</text:p>
              </table:table-cell>
              <table:table-cell office:value-type="float" office:value="-0.887567">
                <text:p>-0.887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01">
                <text:p>17001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876998">
                <text:p>-0.876998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0435001">
                <text:p>-0.0435001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263654">
                <text:p>-0.263654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906183">
                <text:p>-0.906183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0430434">
                <text:p>-0.0430434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255395">
                <text:p>-0.255395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947788">
                <text:p>-0.947788</text:p>
              </table:table-cell>
              <table:table-cell office:value-type="float" office:value="-0.961397">
                <text:p>-0.961397</text:p>
              </table:table-cell>
              <table:table-cell office:value-type="float" office:value="0.0396376">
                <text:p>0.0396376</text:p>
              </table:table-cell>
              <table:table-cell office:value-type="float" office:value="-0.961397">
                <text:p>-0.961397</text:p>
              </table:table-cell>
              <table:table-cell office:value-type="float" office:value="0.266078">
                <text:p>0.266078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914185">
                <text:p>-0.914185</text:p>
              </table:table-cell>
              <table:table-cell office:value-type="float" office:value="-0.961397">
                <text:p>-0.961397</text:p>
              </table:table-cell>
              <table:table-cell office:value-type="float" office:value="0.0391984">
                <text:p>0.0391984</text:p>
              </table:table-cell>
              <table:table-cell office:value-type="float" office:value="-0.961397">
                <text:p>-0.961397</text:p>
              </table:table-cell>
              <table:table-cell office:value-type="float" office:value="0.256791">
                <text:p>0.256791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909909">
                <text:p>-0.909909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949304">
                <text:p>-0.949304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967695">
                <text:p>-0.967695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950598">
                <text:p>-0.950598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995124">
                <text:p>-0.995124</text:p>
              </table:table-cell>
              <table:table-cell office:value-type="float" office:value="-0.961397">
                <text:p>-0.961397</text:p>
              </table:table-cell>
              <table:table-cell office:value-type="float" office:value="-0.998358">
                <text:p>-0.998358</text:p>
              </table:table-cell>
              <table:table-cell office:value-type="float" office:value="-0.961397">
                <text:p>-0.9613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200">
                <text:p>17200</text:p>
              </table:table-cell>
              <table:table-cell office:value-type="float" office:value="-0.9969">
                <text:p>-0.9969</text:p>
              </table:table-cell>
              <table:table-cell office:value-type="float" office:value="-0.989067">
                <text:p>-0.989067</text:p>
              </table:table-cell>
              <table:table-cell office:value-type="float" office:value="-0.9969">
                <text:p>-0.9969</text:p>
              </table:table-cell>
              <table:table-cell office:value-type="float" office:value="-0.0478708">
                <text:p>-0.0478708</text:p>
              </table:table-cell>
              <table:table-cell office:value-type="float" office:value="-0.9969">
                <text:p>-0.9969</text:p>
              </table:table-cell>
              <table:table-cell office:value-type="float" office:value="-0.290242">
                <text:p>-0.290242</text:p>
              </table:table-cell>
              <table:table-cell office:value-type="float" office:value="-0.9969">
                <text:p>-0.9969</text:p>
              </table:table-cell>
              <table:table-cell office:value-type="float" office:value="-0.987787">
                <text:p>-0.987787</text:p>
              </table:table-cell>
              <table:table-cell office:value-type="float" office:value="-0.9969">
                <text:p>-0.9969</text:p>
              </table:table-cell>
              <table:table-cell office:value-type="float" office:value="-0.0443548">
                <text:p>-0.0443548</text:p>
              </table:table-cell>
              <table:table-cell office:value-type="float" office:value="-0.9969">
                <text:p>-0.9969</text:p>
              </table:table-cell>
              <table:table-cell office:value-type="float" office:value="-0.288512">
                <text:p>-0.288512</text:p>
              </table:table-cell>
              <table:table-cell office:value-type="float" office:value="-0.9969">
                <text:p>-0.9969</text:p>
              </table:table-cell>
              <table:table-cell office:value-type="float" office:value="-1">
                <text:p>-1</text:p>
              </table:table-cell>
              <table:table-cell office:value-type="float" office:value="-0.9969">
                <text:p>-0.9969</text:p>
              </table:table-cell>
              <table:table-cell office:value-type="float" office:value="0.0413414">
                <text:p>0.0413414</text:p>
              </table:table-cell>
              <table:table-cell office:value-type="float" office:value="-0.9969">
                <text:p>-0.9969</text:p>
              </table:table-cell>
              <table:table-cell office:value-type="float" office:value="0.293878">
                <text:p>0.293878</text:p>
              </table:table-cell>
              <table:table-cell office:value-type="float" office:value="-0.9969">
                <text:p>-0.9969</text:p>
              </table:table-cell>
              <table:table-cell office:value-type="float" office:value="-0.862959">
                <text:p>-0.862959</text:p>
              </table:table-cell>
              <table:table-cell office:value-type="float" office:value="-0.9969">
                <text:p>-0.9969</text:p>
              </table:table-cell>
              <table:table-cell office:value-type="float" office:value="0.0397315">
                <text:p>0.0397315</text:p>
              </table:table-cell>
              <table:table-cell office:value-type="float" office:value="-0.9969">
                <text:p>-0.9969</text:p>
              </table:table-cell>
              <table:table-cell office:value-type="float" office:value="0.291782">
                <text:p>0.291782</text:p>
              </table:table-cell>
              <table:table-cell office:value-type="float" office:value="-0.9969">
                <text:p>-0.9969</text:p>
              </table:table-cell>
              <table:table-cell office:value-type="float" office:value="-1">
                <text:p>-1</text:p>
              </table:table-cell>
              <table:table-cell office:value-type="float" office:value="-0.9969">
                <text:p>-0.9969</text:p>
              </table:table-cell>
              <table:table-cell office:value-type="float" office:value="-0.994763">
                <text:p>-0.994763</text:p>
              </table:table-cell>
              <table:table-cell office:value-type="float" office:value="-0.9969">
                <text:p>-0.9969</text:p>
              </table:table-cell>
              <table:table-cell office:value-type="float" office:value="-1.00111">
                <text:p>-1.00111</text:p>
              </table:table-cell>
              <table:table-cell office:value-type="float" office:value="-0.9969">
                <text:p>-0.9969</text:p>
              </table:table-cell>
              <table:table-cell office:value-type="float" office:value="-0.965118">
                <text:p>-0.965118</text:p>
              </table:table-cell>
              <table:table-cell office:value-type="float" office:value="-0.9969">
                <text:p>-0.9969</text:p>
              </table:table-cell>
              <table:table-cell office:value-type="float" office:value="-0.994349">
                <text:p>-0.994349</text:p>
              </table:table-cell>
              <table:table-cell office:value-type="float" office:value="-0.9969">
                <text:p>-0.9969</text:p>
              </table:table-cell>
              <table:table-cell office:value-type="float" office:value="-0.98913">
                <text:p>-0.98913</text:p>
              </table:table-cell>
              <table:table-cell office:value-type="float" office:value="-0.9969">
                <text:p>-0.99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400">
                <text:p>17400</text:p>
              </table:table-cell>
              <table:table-cell office:value-type="float" office:value="-0.992659">
                <text:p>-0.992659</text:p>
              </table:table-cell>
              <table:table-cell office:value-type="float" office:value="-0.991176">
                <text:p>-0.991176</text:p>
              </table:table-cell>
              <table:table-cell office:value-type="float" office:value="-0.992659">
                <text:p>-0.992659</text:p>
              </table:table-cell>
              <table:table-cell office:value-type="float" office:value="-0.0527451">
                <text:p>-0.0527451</text:p>
              </table:table-cell>
              <table:table-cell office:value-type="float" office:value="-0.992659">
                <text:p>-0.992659</text:p>
              </table:table-cell>
              <table:table-cell office:value-type="float" office:value="-0.164772">
                <text:p>-0.164772</text:p>
              </table:table-cell>
              <table:table-cell office:value-type="float" office:value="-0.992659">
                <text:p>-0.992659</text:p>
              </table:table-cell>
              <table:table-cell office:value-type="float" office:value="-1">
                <text:p>-1</text:p>
              </table:table-cell>
              <table:table-cell office:value-type="float" office:value="-0.992659">
                <text:p>-0.992659</text:p>
              </table:table-cell>
              <table:table-cell office:value-type="float" office:value="0.0126562">
                <text:p>0.0126562</text:p>
              </table:table-cell>
              <table:table-cell office:value-type="float" office:value="-0.992659">
                <text:p>-0.992659</text:p>
              </table:table-cell>
              <table:table-cell office:value-type="float" office:value="-0.301931">
                <text:p>-0.301931</text:p>
              </table:table-cell>
              <table:table-cell office:value-type="float" office:value="-0.992659">
                <text:p>-0.992659</text:p>
              </table:table-cell>
              <table:table-cell office:value-type="float" office:value="-1">
                <text:p>-1</text:p>
              </table:table-cell>
              <table:table-cell office:value-type="float" office:value="-0.992659">
                <text:p>-0.992659</text:p>
              </table:table-cell>
              <table:table-cell office:value-type="float" office:value="0.0469545">
                <text:p>0.0469545</text:p>
              </table:table-cell>
              <table:table-cell office:value-type="float" office:value="-0.992659">
                <text:p>-0.992659</text:p>
              </table:table-cell>
              <table:table-cell office:value-type="float" office:value="0.143698">
                <text:p>0.143698</text:p>
              </table:table-cell>
              <table:table-cell office:value-type="float" office:value="-0.992659">
                <text:p>-0.992659</text:p>
              </table:table-cell>
              <table:table-cell office:value-type="float" office:value="-0.890684">
                <text:p>-0.890684</text:p>
              </table:table-cell>
              <table:table-cell office:value-type="float" office:value="-0.992659">
                <text:p>-0.992659</text:p>
              </table:table-cell>
              <table:table-cell office:value-type="float" office:value="0.0967986">
                <text:p>0.0967986</text:p>
              </table:table-cell>
              <table:table-cell office:value-type="float" office:value="-0.992659">
                <text:p>-0.992659</text:p>
              </table:table-cell>
              <table:table-cell office:value-type="float" office:value="0.30854">
                <text:p>0.30854</text:p>
              </table:table-cell>
              <table:table-cell office:value-type="float" office:value="-0.992659">
                <text:p>-0.992659</text:p>
              </table:table-cell>
              <table:table-cell office:value-type="float" office:value="-1.00005">
                <text:p>-1.00005</text:p>
              </table:table-cell>
              <table:table-cell office:value-type="float" office:value="-0.992659">
                <text:p>-0.992659</text:p>
              </table:table-cell>
              <table:table-cell office:value-type="float" office:value="-0.999891">
                <text:p>-0.999891</text:p>
              </table:table-cell>
              <table:table-cell office:value-type="float" office:value="-0.992659">
                <text:p>-0.992659</text:p>
              </table:table-cell>
              <table:table-cell office:value-type="float" office:value="-0.986944">
                <text:p>-0.986944</text:p>
              </table:table-cell>
              <table:table-cell office:value-type="float" office:value="-0.992659">
                <text:p>-0.992659</text:p>
              </table:table-cell>
              <table:table-cell office:value-type="float" office:value="-1">
                <text:p>-1</text:p>
              </table:table-cell>
              <table:table-cell office:value-type="float" office:value="-0.992659">
                <text:p>-0.992659</text:p>
              </table:table-cell>
              <table:table-cell office:value-type="float" office:value="-0.89493">
                <text:p>-0.89493</text:p>
              </table:table-cell>
              <table:table-cell office:value-type="float" office:value="-0.992659">
                <text:p>-0.992659</text:p>
              </table:table-cell>
              <table:table-cell office:value-type="float" office:value="-1.00433">
                <text:p>-1.00433</text:p>
              </table:table-cell>
              <table:table-cell office:value-type="float" office:value="-0.992659">
                <text:p>-0.9926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600">
                <text:p>17600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966353">
                <text:p>-0.966353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0432757">
                <text:p>-0.0432757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275474">
                <text:p>-0.275474</text:p>
              </table:table-cell>
              <table:table-cell office:value-type="float" office:value="-0.948844">
                <text:p>-0.948844</text:p>
              </table:table-cell>
              <table:table-cell office:value-type="float" office:value="-1.00005">
                <text:p>-1.00005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0324481">
                <text:p>-0.0324481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241327">
                <text:p>-0.241327</text:p>
              </table:table-cell>
              <table:table-cell office:value-type="float" office:value="-0.948844">
                <text:p>-0.948844</text:p>
              </table:table-cell>
              <table:table-cell office:value-type="float" office:value="-1.00014">
                <text:p>-1.00014</text:p>
              </table:table-cell>
              <table:table-cell office:value-type="float" office:value="-0.948844">
                <text:p>-0.948844</text:p>
              </table:table-cell>
              <table:table-cell office:value-type="float" office:value="0.0402878">
                <text:p>0.0402878</text:p>
              </table:table-cell>
              <table:table-cell office:value-type="float" office:value="-0.948844">
                <text:p>-0.948844</text:p>
              </table:table-cell>
              <table:table-cell office:value-type="float" office:value="0.263761">
                <text:p>0.263761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925417">
                <text:p>-0.925417</text:p>
              </table:table-cell>
              <table:table-cell office:value-type="float" office:value="-0.948844">
                <text:p>-0.948844</text:p>
              </table:table-cell>
              <table:table-cell office:value-type="float" office:value="0.0296639">
                <text:p>0.0296639</text:p>
              </table:table-cell>
              <table:table-cell office:value-type="float" office:value="-0.948844">
                <text:p>-0.948844</text:p>
              </table:table-cell>
              <table:table-cell office:value-type="float" office:value="0.239583">
                <text:p>0.239583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966226">
                <text:p>-0.966226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966866">
                <text:p>-0.966866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935034">
                <text:p>-0.935034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968254">
                <text:p>-0.968254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972905">
                <text:p>-0.972905</text:p>
              </table:table-cell>
              <table:table-cell office:value-type="float" office:value="-0.948844">
                <text:p>-0.948844</text:p>
              </table:table-cell>
              <table:table-cell office:value-type="float" office:value="-0.984356">
                <text:p>-0.984356</text:p>
              </table:table-cell>
              <table:table-cell office:value-type="float" office:value="-0.948844">
                <text:p>-0.948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800">
                <text:p>17800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926499">
                <text:p>-0.926499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0524306">
                <text:p>-0.0524306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264568">
                <text:p>-0.264568</text:p>
              </table:table-cell>
              <table:table-cell office:value-type="float" office:value="-0.867202">
                <text:p>-0.867202</text:p>
              </table:table-cell>
              <table:table-cell office:value-type="float" office:value="-1.00453">
                <text:p>-1.00453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0448175">
                <text:p>-0.0448175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274052">
                <text:p>-0.274052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913033">
                <text:p>-0.913033</text:p>
              </table:table-cell>
              <table:table-cell office:value-type="float" office:value="-0.867202">
                <text:p>-0.867202</text:p>
              </table:table-cell>
              <table:table-cell office:value-type="float" office:value="0.0467187">
                <text:p>0.0467187</text:p>
              </table:table-cell>
              <table:table-cell office:value-type="float" office:value="-0.867202">
                <text:p>-0.867202</text:p>
              </table:table-cell>
              <table:table-cell office:value-type="float" office:value="0.238079">
                <text:p>0.238079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889429">
                <text:p>-0.889429</text:p>
              </table:table-cell>
              <table:table-cell office:value-type="float" office:value="-0.867202">
                <text:p>-0.867202</text:p>
              </table:table-cell>
              <table:table-cell office:value-type="float" office:value="0.0415935">
                <text:p>0.0415935</text:p>
              </table:table-cell>
              <table:table-cell office:value-type="float" office:value="-0.867202">
                <text:p>-0.867202</text:p>
              </table:table-cell>
              <table:table-cell office:value-type="float" office:value="0.258002">
                <text:p>0.258002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894888">
                <text:p>-0.894888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843682">
                <text:p>-0.843682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833195">
                <text:p>-0.833195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844546">
                <text:p>-0.844546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889532">
                <text:p>-0.889532</text:p>
              </table:table-cell>
              <table:table-cell office:value-type="float" office:value="-0.867202">
                <text:p>-0.867202</text:p>
              </table:table-cell>
              <table:table-cell office:value-type="float" office:value="-0.957266">
                <text:p>-0.957266</text:p>
              </table:table-cell>
              <table:table-cell office:value-type="float" office:value="-0.867202">
                <text:p>-0.867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00">
                <text:p>18000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977079">
                <text:p>-0.977079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0482315">
                <text:p>-0.0482315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201416">
                <text:p>-0.201416</text:p>
              </table:table-cell>
              <table:table-cell office:value-type="float" office:value="-0.750987">
                <text:p>-0.750987</text:p>
              </table:table-cell>
              <table:table-cell office:value-type="float" office:value="-1.00305">
                <text:p>-1.00305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0116523">
                <text:p>-0.0116523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213547">
                <text:p>-0.213547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796289">
                <text:p>-0.796289</text:p>
              </table:table-cell>
              <table:table-cell office:value-type="float" office:value="-0.750987">
                <text:p>-0.750987</text:p>
              </table:table-cell>
              <table:table-cell office:value-type="float" office:value="0.0409517">
                <text:p>0.0409517</text:p>
              </table:table-cell>
              <table:table-cell office:value-type="float" office:value="-0.750987">
                <text:p>-0.750987</text:p>
              </table:table-cell>
              <table:table-cell office:value-type="float" office:value="0.190082">
                <text:p>0.190082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786049">
                <text:p>-0.786049</text:p>
              </table:table-cell>
              <table:table-cell office:value-type="float" office:value="-0.750987">
                <text:p>-0.750987</text:p>
              </table:table-cell>
              <table:table-cell office:value-type="float" office:value="0.0117196">
                <text:p>0.0117196</text:p>
              </table:table-cell>
              <table:table-cell office:value-type="float" office:value="-0.750987">
                <text:p>-0.750987</text:p>
              </table:table-cell>
              <table:table-cell office:value-type="float" office:value="0.206709">
                <text:p>0.206709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71285">
                <text:p>-0.71285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746532">
                <text:p>-0.746532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796392">
                <text:p>-0.796392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893672">
                <text:p>-0.893672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735697">
                <text:p>-0.735697</text:p>
              </table:table-cell>
              <table:table-cell office:value-type="float" office:value="-0.750987">
                <text:p>-0.750987</text:p>
              </table:table-cell>
              <table:table-cell office:value-type="float" office:value="-0.831622">
                <text:p>-0.831622</text:p>
              </table:table-cell>
              <table:table-cell office:value-type="float" office:value="-0.750987">
                <text:p>-0.7509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200">
                <text:p>18200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893963">
                <text:p>-0.893963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0053981">
                <text:p>-0.0053981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0995001">
                <text:p>-0.0995001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994842">
                <text:p>-0.994842</text:p>
              </table:table-cell>
              <table:table-cell office:value-type="float" office:value="-0.604833">
                <text:p>-0.604833</text:p>
              </table:table-cell>
              <table:table-cell office:value-type="float" office:value="0.0178884">
                <text:p>0.0178884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117993">
                <text:p>-0.117993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785781">
                <text:p>-0.785781</text:p>
              </table:table-cell>
              <table:table-cell office:value-type="float" office:value="-0.604833">
                <text:p>-0.604833</text:p>
              </table:table-cell>
              <table:table-cell office:value-type="float" office:value="0.0509253">
                <text:p>0.0509253</text:p>
              </table:table-cell>
              <table:table-cell office:value-type="float" office:value="-0.604833">
                <text:p>-0.604833</text:p>
              </table:table-cell>
              <table:table-cell office:value-type="float" office:value="0.0817596">
                <text:p>0.0817596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616776">
                <text:p>-0.616776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00681821">
                <text:p>-0.00681821</text:p>
              </table:table-cell>
              <table:table-cell office:value-type="float" office:value="-0.604833">
                <text:p>-0.604833</text:p>
              </table:table-cell>
              <table:table-cell office:value-type="float" office:value="0.106014">
                <text:p>0.106014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58357">
                <text:p>-0.58357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615762">
                <text:p>-0.615762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722375">
                <text:p>-0.722375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972589">
                <text:p>-0.972589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597404">
                <text:p>-0.597404</text:p>
              </table:table-cell>
              <table:table-cell office:value-type="float" office:value="-0.604833">
                <text:p>-0.604833</text:p>
              </table:table-cell>
              <table:table-cell office:value-type="float" office:value="-0.475352">
                <text:p>-0.475352</text:p>
              </table:table-cell>
              <table:table-cell office:value-type="float" office:value="-0.604833">
                <text:p>-0.6048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600">
                <text:p>18600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48169">
                <text:p>-0.48169</text:p>
              </table:table-cell>
              <table:table-cell office:value-type="float" office:value="-0.246974">
                <text:p>-0.246974</text:p>
              </table:table-cell>
              <table:table-cell office:value-type="float" office:value="0.153503">
                <text:p>0.153503</text:p>
              </table:table-cell>
              <table:table-cell office:value-type="float" office:value="-0.246974">
                <text:p>-0.246974</text:p>
              </table:table-cell>
              <table:table-cell office:value-type="float" office:value="0.120034">
                <text:p>0.120034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355294">
                <text:p>-0.355294</text:p>
              </table:table-cell>
              <table:table-cell office:value-type="float" office:value="-0.246974">
                <text:p>-0.246974</text:p>
              </table:table-cell>
              <table:table-cell office:value-type="float" office:value="0.183064">
                <text:p>0.183064</text:p>
              </table:table-cell>
              <table:table-cell office:value-type="float" office:value="-0.246974">
                <text:p>-0.246974</text:p>
              </table:table-cell>
              <table:table-cell office:value-type="float" office:value="0.120308">
                <text:p>0.120308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756591">
                <text:p>-0.756591</text:p>
              </table:table-cell>
              <table:table-cell office:value-type="float" office:value="-0.246974">
                <text:p>-0.246974</text:p>
              </table:table-cell>
              <table:table-cell office:value-type="float" office:value="0.0884085">
                <text:p>0.0884085</text:p>
              </table:table-cell>
              <table:table-cell office:value-type="float" office:value="-0.246974">
                <text:p>-0.246974</text:p>
              </table:table-cell>
              <table:table-cell office:value-type="float" office:value="0.115751">
                <text:p>0.115751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712552">
                <text:p>-0.712552</text:p>
              </table:table-cell>
              <table:table-cell office:value-type="float" office:value="-0.246974">
                <text:p>-0.246974</text:p>
              </table:table-cell>
              <table:table-cell office:value-type="float" office:value="0.135617">
                <text:p>0.135617</text:p>
              </table:table-cell>
              <table:table-cell office:value-type="float" office:value="-0.246974">
                <text:p>-0.246974</text:p>
              </table:table-cell>
              <table:table-cell office:value-type="float" office:value="0.0811137">
                <text:p>0.0811137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49012">
                <text:p>-0.49012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238368">
                <text:p>-0.238368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321276">
                <text:p>-0.321276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549294">
                <text:p>-0.549294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513459">
                <text:p>-0.513459</text:p>
              </table:table-cell>
              <table:table-cell office:value-type="float" office:value="-0.246974">
                <text:p>-0.246974</text:p>
              </table:table-cell>
              <table:table-cell office:value-type="float" office:value="-0.0949836">
                <text:p>-0.0949836</text:p>
              </table:table-cell>
              <table:table-cell office:value-type="float" office:value="-0.246974">
                <text:p>-0.246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1">
                <text:p>201</text:p>
              </table:table-cell>
              <table:table-cell office:value-type="float" office:value="0.198669">
                <text:p>0.198669</text:p>
              </table:table-cell>
              <table:table-cell office:value-type="float" office:value="-0.0293491">
                <text:p>-0.0293491</text:p>
              </table:table-cell>
              <table:table-cell office:value-type="float" office:value="0.198669">
                <text:p>0.198669</text:p>
              </table:table-cell>
              <table:table-cell office:value-type="float" office:value="0.351972">
                <text:p>0.351972</text:p>
              </table:table-cell>
              <table:table-cell office:value-type="float" office:value="0.198669">
                <text:p>0.198669</text:p>
              </table:table-cell>
              <table:table-cell office:value-type="float" office:value="0.234077">
                <text:p>0.234077</text:p>
              </table:table-cell>
              <table:table-cell office:value-type="float" office:value="0.198669">
                <text:p>0.198669</text:p>
              </table:table-cell>
              <table:table-cell office:value-type="float" office:value="0.0414285">
                <text:p>0.0414285</text:p>
              </table:table-cell>
              <table:table-cell office:value-type="float" office:value="0.198669">
                <text:p>0.198669</text:p>
              </table:table-cell>
              <table:table-cell office:value-type="float" office:value="0.124529">
                <text:p>0.124529</text:p>
              </table:table-cell>
              <table:table-cell office:value-type="float" office:value="0.198669">
                <text:p>0.198669</text:p>
              </table:table-cell>
              <table:table-cell office:value-type="float" office:value="0.221572">
                <text:p>0.221572</text:p>
              </table:table-cell>
              <table:table-cell office:value-type="float" office:value="0.198669">
                <text:p>0.198669</text:p>
              </table:table-cell>
              <table:table-cell office:value-type="float" office:value="0.254214">
                <text:p>0.254214</text:p>
              </table:table-cell>
              <table:table-cell office:value-type="float" office:value="0.198669">
                <text:p>0.198669</text:p>
              </table:table-cell>
              <table:table-cell office:value-type="float" office:value="0.666966">
                <text:p>0.666966</text:p>
              </table:table-cell>
              <table:table-cell office:value-type="float" office:value="0.198669">
                <text:p>0.198669</text:p>
              </table:table-cell>
              <table:table-cell office:value-type="float" office:value="0.464681">
                <text:p>0.464681</text:p>
              </table:table-cell>
              <table:table-cell office:value-type="float" office:value="0.198669">
                <text:p>0.198669</text:p>
              </table:table-cell>
              <table:table-cell office:value-type="float" office:value="0.265174">
                <text:p>0.265174</text:p>
              </table:table-cell>
              <table:table-cell office:value-type="float" office:value="0.198669">
                <text:p>0.198669</text:p>
              </table:table-cell>
              <table:table-cell office:value-type="float" office:value="0.671845">
                <text:p>0.671845</text:p>
              </table:table-cell>
              <table:table-cell office:value-type="float" office:value="0.198669">
                <text:p>0.198669</text:p>
              </table:table-cell>
              <table:table-cell office:value-type="float" office:value="0.485979">
                <text:p>0.485979</text:p>
              </table:table-cell>
              <table:table-cell office:value-type="float" office:value="0.198669">
                <text:p>0.198669</text:p>
              </table:table-cell>
              <table:table-cell office:value-type="float" office:value="-0.316402">
                <text:p>-0.316402</text:p>
              </table:table-cell>
              <table:table-cell office:value-type="float" office:value="0.198669">
                <text:p>0.198669</text:p>
              </table:table-cell>
              <table:table-cell office:value-type="float" office:value="0.417949">
                <text:p>0.417949</text:p>
              </table:table-cell>
              <table:table-cell office:value-type="float" office:value="0.198669">
                <text:p>0.198669</text:p>
              </table:table-cell>
              <table:table-cell office:value-type="float" office:value="0.274819">
                <text:p>0.274819</text:p>
              </table:table-cell>
              <table:table-cell office:value-type="float" office:value="0.198669">
                <text:p>0.198669</text:p>
              </table:table-cell>
              <table:table-cell office:value-type="float" office:value="-0.317248">
                <text:p>-0.317248</text:p>
              </table:table-cell>
              <table:table-cell office:value-type="float" office:value="0.198669">
                <text:p>0.198669</text:p>
              </table:table-cell>
              <table:table-cell office:value-type="float" office:value="0.443978">
                <text:p>0.443978</text:p>
              </table:table-cell>
              <table:table-cell office:value-type="float" office:value="0.198669">
                <text:p>0.198669</text:p>
              </table:table-cell>
              <table:table-cell office:value-type="float" office:value="0.327796">
                <text:p>0.327796</text:p>
              </table:table-cell>
              <table:table-cell office:value-type="float" office:value="0.198669">
                <text:p>0.1986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0">
                <text:p>600</text:p>
              </table:table-cell>
              <table:table-cell office:value-type="float" office:value="0.564642">
                <text:p>0.564642</text:p>
              </table:table-cell>
              <table:table-cell office:value-type="float" office:value="-0.209632">
                <text:p>-0.209632</text:p>
              </table:table-cell>
              <table:table-cell office:value-type="float" office:value="0.564642">
                <text:p>0.564642</text:p>
              </table:table-cell>
              <table:table-cell office:value-type="float" office:value="0.587786">
                <text:p>0.587786</text:p>
              </table:table-cell>
              <table:table-cell office:value-type="float" office:value="0.564642">
                <text:p>0.564642</text:p>
              </table:table-cell>
              <table:table-cell office:value-type="float" office:value="0.62662">
                <text:p>0.62662</text:p>
              </table:table-cell>
              <table:table-cell office:value-type="float" office:value="0.564642">
                <text:p>0.564642</text:p>
              </table:table-cell>
              <table:table-cell office:value-type="float" office:value="0.0154563">
                <text:p>0.0154563</text:p>
              </table:table-cell>
              <table:table-cell office:value-type="float" office:value="0.564642">
                <text:p>0.564642</text:p>
              </table:table-cell>
              <table:table-cell office:value-type="float" office:value="0.616929">
                <text:p>0.616929</text:p>
              </table:table-cell>
              <table:table-cell office:value-type="float" office:value="0.564642">
                <text:p>0.564642</text:p>
              </table:table-cell>
              <table:table-cell office:value-type="float" office:value="0.62182">
                <text:p>0.62182</text:p>
              </table:table-cell>
              <table:table-cell office:value-type="float" office:value="0.564642">
                <text:p>0.564642</text:p>
              </table:table-cell>
              <table:table-cell office:value-type="float" office:value="0.307215">
                <text:p>0.307215</text:p>
              </table:table-cell>
              <table:table-cell office:value-type="float" office:value="0.564642">
                <text:p>0.564642</text:p>
              </table:table-cell>
              <table:table-cell office:value-type="float" office:value="0.711662">
                <text:p>0.711662</text:p>
              </table:table-cell>
              <table:table-cell office:value-type="float" office:value="0.564642">
                <text:p>0.564642</text:p>
              </table:table-cell>
              <table:table-cell office:value-type="float" office:value="0.679076">
                <text:p>0.679076</text:p>
              </table:table-cell>
              <table:table-cell office:value-type="float" office:value="0.564642">
                <text:p>0.564642</text:p>
              </table:table-cell>
              <table:table-cell office:value-type="float" office:value="0.300728">
                <text:p>0.300728</text:p>
              </table:table-cell>
              <table:table-cell office:value-type="float" office:value="0.564642">
                <text:p>0.564642</text:p>
              </table:table-cell>
              <table:table-cell office:value-type="float" office:value="0.608537">
                <text:p>0.608537</text:p>
              </table:table-cell>
              <table:table-cell office:value-type="float" office:value="0.564642">
                <text:p>0.564642</text:p>
              </table:table-cell>
              <table:table-cell office:value-type="float" office:value="0.716025">
                <text:p>0.716025</text:p>
              </table:table-cell>
              <table:table-cell office:value-type="float" office:value="0.564642">
                <text:p>0.564642</text:p>
              </table:table-cell>
              <table:table-cell office:value-type="float" office:value="0.339884">
                <text:p>0.339884</text:p>
              </table:table-cell>
              <table:table-cell office:value-type="float" office:value="0.564642">
                <text:p>0.564642</text:p>
              </table:table-cell>
              <table:table-cell office:value-type="float" office:value="0.531441">
                <text:p>0.531441</text:p>
              </table:table-cell>
              <table:table-cell office:value-type="float" office:value="0.564642">
                <text:p>0.564642</text:p>
              </table:table-cell>
              <table:table-cell office:value-type="float" office:value="0.55901">
                <text:p>0.55901</text:p>
              </table:table-cell>
              <table:table-cell office:value-type="float" office:value="0.564642">
                <text:p>0.564642</text:p>
              </table:table-cell>
              <table:table-cell office:value-type="float" office:value="0.43544">
                <text:p>0.43544</text:p>
              </table:table-cell>
              <table:table-cell office:value-type="float" office:value="0.564642">
                <text:p>0.564642</text:p>
              </table:table-cell>
              <table:table-cell office:value-type="float" office:value="0.519473">
                <text:p>0.519473</text:p>
              </table:table-cell>
              <table:table-cell office:value-type="float" office:value="0.564642">
                <text:p>0.564642</text:p>
              </table:table-cell>
              <table:table-cell office:value-type="float" office:value="0.587243">
                <text:p>0.587243</text:p>
              </table:table-cell>
              <table:table-cell office:value-type="float" office:value="0.564642">
                <text:p>0.56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1">
                <text:p>801</text:p>
              </table:table-cell>
              <table:table-cell office:value-type="float" office:value="0.717356">
                <text:p>0.717356</text:p>
              </table:table-cell>
              <table:table-cell office:value-type="float" office:value="0.00935694">
                <text:p>0.00935694</text:p>
              </table:table-cell>
              <table:table-cell office:value-type="float" office:value="0.717356">
                <text:p>0.717356</text:p>
              </table:table-cell>
              <table:table-cell office:value-type="float" office:value="0.822047">
                <text:p>0.822047</text:p>
              </table:table-cell>
              <table:table-cell office:value-type="float" office:value="0.717356">
                <text:p>0.717356</text:p>
              </table:table-cell>
              <table:table-cell office:value-type="float" office:value="0.654583">
                <text:p>0.654583</text:p>
              </table:table-cell>
              <table:table-cell office:value-type="float" office:value="0.717356">
                <text:p>0.717356</text:p>
              </table:table-cell>
              <table:table-cell office:value-type="float" office:value="0.00584485">
                <text:p>0.00584485</text:p>
              </table:table-cell>
              <table:table-cell office:value-type="float" office:value="0.717356">
                <text:p>0.717356</text:p>
              </table:table-cell>
              <table:table-cell office:value-type="float" office:value="0.755672">
                <text:p>0.755672</text:p>
              </table:table-cell>
              <table:table-cell office:value-type="float" office:value="0.717356">
                <text:p>0.717356</text:p>
              </table:table-cell>
              <table:table-cell office:value-type="float" office:value="0.813755">
                <text:p>0.813755</text:p>
              </table:table-cell>
              <table:table-cell office:value-type="float" office:value="0.717356">
                <text:p>0.717356</text:p>
              </table:table-cell>
              <table:table-cell office:value-type="float" office:value="0.507246">
                <text:p>0.507246</text:p>
              </table:table-cell>
              <table:table-cell office:value-type="float" office:value="0.717356">
                <text:p>0.717356</text:p>
              </table:table-cell>
              <table:table-cell office:value-type="float" office:value="0.727689">
                <text:p>0.727689</text:p>
              </table:table-cell>
              <table:table-cell office:value-type="float" office:value="0.717356">
                <text:p>0.717356</text:p>
              </table:table-cell>
              <table:table-cell office:value-type="float" office:value="0.721302">
                <text:p>0.721302</text:p>
              </table:table-cell>
              <table:table-cell office:value-type="float" office:value="0.717356">
                <text:p>0.717356</text:p>
              </table:table-cell>
              <table:table-cell office:value-type="float" office:value="0.435821">
                <text:p>0.435821</text:p>
              </table:table-cell>
              <table:table-cell office:value-type="float" office:value="0.717356">
                <text:p>0.717356</text:p>
              </table:table-cell>
              <table:table-cell office:value-type="float" office:value="0.749083">
                <text:p>0.749083</text:p>
              </table:table-cell>
              <table:table-cell office:value-type="float" office:value="0.717356">
                <text:p>0.717356</text:p>
              </table:table-cell>
              <table:table-cell office:value-type="float" office:value="0.808209">
                <text:p>0.808209</text:p>
              </table:table-cell>
              <table:table-cell office:value-type="float" office:value="0.717356">
                <text:p>0.717356</text:p>
              </table:table-cell>
              <table:table-cell office:value-type="float" office:value="0.944512">
                <text:p>0.944512</text:p>
              </table:table-cell>
              <table:table-cell office:value-type="float" office:value="0.717356">
                <text:p>0.717356</text:p>
              </table:table-cell>
              <table:table-cell office:value-type="float" office:value="0.775113">
                <text:p>0.775113</text:p>
              </table:table-cell>
              <table:table-cell office:value-type="float" office:value="0.717356">
                <text:p>0.717356</text:p>
              </table:table-cell>
              <table:table-cell office:value-type="float" office:value="0.699841">
                <text:p>0.699841</text:p>
              </table:table-cell>
              <table:table-cell office:value-type="float" office:value="0.717356">
                <text:p>0.717356</text:p>
              </table:table-cell>
              <table:table-cell office:value-type="float" office:value="0.576548">
                <text:p>0.576548</text:p>
              </table:table-cell>
              <table:table-cell office:value-type="float" office:value="0.717356">
                <text:p>0.717356</text:p>
              </table:table-cell>
              <table:table-cell office:value-type="float" office:value="0.705748">
                <text:p>0.705748</text:p>
              </table:table-cell>
              <table:table-cell office:value-type="float" office:value="0.717356">
                <text:p>0.717356</text:p>
              </table:table-cell>
              <table:table-cell office:value-type="float" office:value="0.724444">
                <text:p>0.724444</text:p>
              </table:table-cell>
              <table:table-cell office:value-type="float" office:value="0.717356">
                <text:p>0.717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1">
                <text:p>1001</text:p>
              </table:table-cell>
              <table:table-cell office:value-type="float" office:value="0.841471">
                <text:p>0.841471</text:p>
              </table:table-cell>
              <table:table-cell office:value-type="float" office:value="0.019446">
                <text:p>0.019446</text:p>
              </table:table-cell>
              <table:table-cell office:value-type="float" office:value="0.841471">
                <text:p>0.841471</text:p>
              </table:table-cell>
              <table:table-cell office:value-type="float" office:value="0.847059">
                <text:p>0.847059</text:p>
              </table:table-cell>
              <table:table-cell office:value-type="float" office:value="0.841471">
                <text:p>0.841471</text:p>
              </table:table-cell>
              <table:table-cell office:value-type="float" office:value="0.756442">
                <text:p>0.756442</text:p>
              </table:table-cell>
              <table:table-cell office:value-type="float" office:value="0.841471">
                <text:p>0.841471</text:p>
              </table:table-cell>
              <table:table-cell office:value-type="float" office:value="0.0131961">
                <text:p>0.0131961</text:p>
              </table:table-cell>
              <table:table-cell office:value-type="float" office:value="0.841471">
                <text:p>0.841471</text:p>
              </table:table-cell>
              <table:table-cell office:value-type="float" office:value="0.747627">
                <text:p>0.747627</text:p>
              </table:table-cell>
              <table:table-cell office:value-type="float" office:value="0.841471">
                <text:p>0.841471</text:p>
              </table:table-cell>
              <table:table-cell office:value-type="float" office:value="0.527225">
                <text:p>0.527225</text:p>
              </table:table-cell>
              <table:table-cell office:value-type="float" office:value="0.841471">
                <text:p>0.841471</text:p>
              </table:table-cell>
              <table:table-cell office:value-type="float" office:value="0.42933">
                <text:p>0.42933</text:p>
              </table:table-cell>
              <table:table-cell office:value-type="float" office:value="0.841471">
                <text:p>0.841471</text:p>
              </table:table-cell>
              <table:table-cell office:value-type="float" office:value="0.769309">
                <text:p>0.769309</text:p>
              </table:table-cell>
              <table:table-cell office:value-type="float" office:value="0.841471">
                <text:p>0.841471</text:p>
              </table:table-cell>
              <table:table-cell office:value-type="float" office:value="0.558003">
                <text:p>0.558003</text:p>
              </table:table-cell>
              <table:table-cell office:value-type="float" office:value="0.841471">
                <text:p>0.841471</text:p>
              </table:table-cell>
              <table:table-cell office:value-type="float" office:value="0.531448">
                <text:p>0.531448</text:p>
              </table:table-cell>
              <table:table-cell office:value-type="float" office:value="0.841471">
                <text:p>0.841471</text:p>
              </table:table-cell>
              <table:table-cell office:value-type="float" office:value="0.679691">
                <text:p>0.679691</text:p>
              </table:table-cell>
              <table:table-cell office:value-type="float" office:value="0.841471">
                <text:p>0.841471</text:p>
              </table:table-cell>
              <table:table-cell office:value-type="float" office:value="0.688396">
                <text:p>0.688396</text:p>
              </table:table-cell>
              <table:table-cell office:value-type="float" office:value="0.841471">
                <text:p>0.841471</text:p>
              </table:table-cell>
              <table:table-cell office:value-type="float" office:value="0.983716">
                <text:p>0.983716</text:p>
              </table:table-cell>
              <table:table-cell office:value-type="float" office:value="0.841471">
                <text:p>0.841471</text:p>
              </table:table-cell>
              <table:table-cell office:value-type="float" office:value="0.817961">
                <text:p>0.817961</text:p>
              </table:table-cell>
              <table:table-cell office:value-type="float" office:value="0.841471">
                <text:p>0.841471</text:p>
              </table:table-cell>
              <table:table-cell office:value-type="float" office:value="0.757094">
                <text:p>0.757094</text:p>
              </table:table-cell>
              <table:table-cell office:value-type="float" office:value="0.841471">
                <text:p>0.841471</text:p>
              </table:table-cell>
              <table:table-cell office:value-type="float" office:value="1.00041">
                <text:p>1.00041</text:p>
              </table:table-cell>
              <table:table-cell office:value-type="float" office:value="0.841471">
                <text:p>0.841471</text:p>
              </table:table-cell>
              <table:table-cell office:value-type="float" office:value="0.813196">
                <text:p>0.813196</text:p>
              </table:table-cell>
              <table:table-cell office:value-type="float" office:value="0.841471">
                <text:p>0.841471</text:p>
              </table:table-cell>
              <table:table-cell office:value-type="float" office:value="0.753803">
                <text:p>0.753803</text:p>
              </table:table-cell>
              <table:table-cell office:value-type="float" office:value="0.841471">
                <text:p>0.8414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0">
                <text:p>1200</text:p>
              </table:table-cell>
              <table:table-cell office:value-type="float" office:value="0.931676">
                <text:p>0.931676</text:p>
              </table:table-cell>
              <table:table-cell office:value-type="float" office:value="0.00258752">
                <text:p>0.00258752</text:p>
              </table:table-cell>
              <table:table-cell office:value-type="float" office:value="0.931676">
                <text:p>0.931676</text:p>
              </table:table-cell>
              <table:table-cell office:value-type="float" office:value="1.00005">
                <text:p>1.00005</text:p>
              </table:table-cell>
              <table:table-cell office:value-type="float" office:value="0.931676">
                <text:p>0.931676</text:p>
              </table:table-cell>
              <table:table-cell office:value-type="float" office:value="0.935694">
                <text:p>0.935694</text:p>
              </table:table-cell>
              <table:table-cell office:value-type="float" office:value="0.932039">
                <text:p>0.932039</text:p>
              </table:table-cell>
              <table:table-cell office:value-type="float" office:value="0.0011437">
                <text:p>0.0011437</text:p>
              </table:table-cell>
              <table:table-cell office:value-type="float" office:value="0.932039">
                <text:p>0.932039</text:p>
              </table:table-cell>
              <table:table-cell office:value-type="float" office:value="0.827373">
                <text:p>0.827373</text:p>
              </table:table-cell>
              <table:table-cell office:value-type="float" office:value="0.932039">
                <text:p>0.932039</text:p>
              </table:table-cell>
              <table:table-cell office:value-type="float" office:value="0.827848">
                <text:p>0.827848</text:p>
              </table:table-cell>
              <table:table-cell office:value-type="float" office:value="0.932039">
                <text:p>0.932039</text:p>
              </table:table-cell>
              <table:table-cell office:value-type="float" office:value="0.538725">
                <text:p>0.538725</text:p>
              </table:table-cell>
              <table:table-cell office:value-type="float" office:value="0.932039">
                <text:p>0.932039</text:p>
              </table:table-cell>
              <table:table-cell office:value-type="float" office:value="1.00095">
                <text:p>1.00095</text:p>
              </table:table-cell>
              <table:table-cell office:value-type="float" office:value="0.932039">
                <text:p>0.932039</text:p>
              </table:table-cell>
              <table:table-cell office:value-type="float" office:value="0.867903">
                <text:p>0.867903</text:p>
              </table:table-cell>
              <table:table-cell office:value-type="float" office:value="0.932039">
                <text:p>0.932039</text:p>
              </table:table-cell>
              <table:table-cell office:value-type="float" office:value="0.545554">
                <text:p>0.545554</text:p>
              </table:table-cell>
              <table:table-cell office:value-type="float" office:value="0.932039">
                <text:p>0.932039</text:p>
              </table:table-cell>
              <table:table-cell office:value-type="float" office:value="0.975705">
                <text:p>0.975705</text:p>
              </table:table-cell>
              <table:table-cell office:value-type="float" office:value="0.932039">
                <text:p>0.932039</text:p>
              </table:table-cell>
              <table:table-cell office:value-type="float" office:value="0.926419">
                <text:p>0.926419</text:p>
              </table:table-cell>
              <table:table-cell office:value-type="float" office:value="0.932039">
                <text:p>0.932039</text:p>
              </table:table-cell>
              <table:table-cell office:value-type="float" office:value="0.975185">
                <text:p>0.975185</text:p>
              </table:table-cell>
              <table:table-cell office:value-type="float" office:value="0.932039">
                <text:p>0.932039</text:p>
              </table:table-cell>
              <table:table-cell office:value-type="float" office:value="0.99994">
                <text:p>0.99994</text:p>
              </table:table-cell>
              <table:table-cell office:value-type="float" office:value="0.932039">
                <text:p>0.932039</text:p>
              </table:table-cell>
              <table:table-cell office:value-type="float" office:value="0.946504">
                <text:p>0.946504</text:p>
              </table:table-cell>
              <table:table-cell office:value-type="float" office:value="0.932039">
                <text:p>0.932039</text:p>
              </table:table-cell>
              <table:table-cell office:value-type="float" office:value="0.985716">
                <text:p>0.985716</text:p>
              </table:table-cell>
              <table:table-cell office:value-type="float" office:value="0.932039">
                <text:p>0.932039</text:p>
              </table:table-cell>
              <table:table-cell office:value-type="float" office:value="0.989855">
                <text:p>0.989855</text:p>
              </table:table-cell>
              <table:table-cell office:value-type="float" office:value="0.932039">
                <text:p>0.932039</text:p>
              </table:table-cell>
              <table:table-cell office:value-type="float" office:value="0.924554">
                <text:p>0.924554</text:p>
              </table:table-cell>
              <table:table-cell office:value-type="float" office:value="0.932039">
                <text:p>0.932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